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c1bf" officeooo:paragraph-rsid="001ac1bf"/>
    </style:style>
    <style:style style:name="P2" style:family="paragraph" style:parent-style-name="Standard">
      <style:paragraph-properties fo:text-align="start" style:justify-single-word="false"/>
      <style:text-properties officeooo:rsid="001ac1bf" officeooo:paragraph-rsid="001ac1bf"/>
    </style:style>
    <style:style style:name="P3" style:family="paragraph" style:parent-style-name="Standard">
      <style:paragraph-properties fo:text-align="center" style:justify-single-word="false"/>
      <style:text-properties fo:color="#800080" fo:font-size="15pt" style:text-underline-style="solid" style:text-underline-width="auto" style:text-underline-color="font-color" officeooo:rsid="001ac1bf" officeooo:paragraph-rsid="001ac1bf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24fe22" officeooo:paragraph-rsid="001d2e27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24fe22" officeooo:paragraph-rsid="001d2e27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4fe22" officeooo:paragraph-rsid="001d2e27" fo:background-color="#ffff0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55308d" fo:font-size="15pt" style:text-underline-style="solid" style:text-underline-width="auto" style:text-underline-color="font-color" officeooo:rsid="001fa4d9" officeooo:paragraph-rsid="001fa4d9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2pt" style:text-underline-style="none" officeooo:rsid="001fa4d9" officeooo:paragraph-rsid="001fa4d9" style:font-size-asian="10.5pt" style:font-size-complex="12pt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a3edc"/>
    </style:style>
    <style:style style:name="T5" style:family="text">
      <style:text-properties fo:color="#00a9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annel</text:p>
      <text:p text:style-name="P1"/>
      <text:p text:style-name="P2"/>
      <text:p text:style-name="P2">root@AlexanderCoretchi:/usr/local/src/gateway-1.4.5# </text:p>
      <text:p text:style-name="P2">root@AlexanderCoretchi:/usr/local/src/gateway-1.4.5# <text:span text:style-name="T3">groupadd kannel</text:span>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text:span text:style-name="T3">useradd -d /bin/null -s /sbin/nologin -c "kannel user" -g kannel kannel</text:span>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text:span text:style-name="T3">mkdir /etc/kannel_ivr_1/</text:span></text:p>
      <text:p text:style-name="P2">root@AlexanderCoretchi:/usr/local/src/gateway-1.4.5# <text:span text:style-name="T3">nano /etc/kannel_ivr_1/kannel.conf</text:span>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text:span text:style-name="T3">mkdir /etc/kannel_vm_3/</text:span></text:p>
      <text:p text:style-name="P2">root@AlexanderCoretchi:/usr/local/src/gateway-1.4.5# <text:span text:style-name="T3">nano /etc/kannel_vm_3/kannel.conf</text:span>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text:span text:style-name="T3">nano /etc/kannel_vm_3/kannel.conf</text:span>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text:span text:style-name="T3">chown -R kannel:kannel /opt/kannel_ivr_1/include/kannel/</text:span></text:p>
      <text:p text:style-name="P2">root@AlexanderCoretchi:/usr/local/src/gateway-1.4.5# </text:p>
      <text:p text:style-name="P2">root@AlexanderCoretchi:/usr/local/src/gateway-1.4.5# <text:span text:style-name="T3">chown -R root:kannel /etc/kannel_ivr_1/</text:span></text:p>
      <text:p text:style-name="P2">root@AlexanderCoretchi:/usr/local/src/gateway-1.4.5# </text:p>
      <text:p text:style-name="P2">root@AlexanderCoretchi:/usr/local/src/gateway-1.4.5# <text:span text:style-name="T3">mkdir /var/log/kannel_ivr_1/</text:span></text:p>
      <text:p text:style-name="P2">root@AlexanderCoretchi:/usr/local/src/gateway-1.4.5# </text:p>
      <text:p text:style-name="P2">root@AlexanderCoretchi:/usr/local/src/gateway-1.4.5# <text:span text:style-name="T3">chown -R kannel:kannel /var/log/kannel_ivr_1/</text:span></text:p>
      <text:p text:style-name="P2">root@AlexanderCoretchi:/usr/local/src/gateway-1.4.5# </text:p>
      <text:p text:style-name="P2">root@AlexanderCoretchi:/usr/local/src/gateway-1.4.5# <text:span text:style-name="T3">chmod 770 /var/log/kannel_ivr_1/</text:span></text:p>
      <text:p text:style-name="P2">root@AlexanderCoretchi:/usr/local/src/gateway-1.4.5# </text:p>
      <text:p text:style-name="P2">root@AlexanderCoretchi:/usr/local/src/gateway-1.4.5# <text:span text:style-name="T3">chmod 755 /etc/kannel_ivr_1/</text:span></text:p>
      <text:p text:style-name="P2">root@AlexanderCoretchi:/usr/local/src/gateway-1.4.5# </text:p>
      <text:p text:style-name="P2">root@AlexanderCoretchi:/usr/local/src/gateway-1.4.5# <text:span text:style-name="T3">chmod 664 /etc/kannel_ivr_1/kannel.conf</text:span></text:p>
      <text:p text:style-name="P2">root@AlexanderCoretchi:/usr/local/src/gateway-1.4.5# </text:p>
      <text:p text:style-name="P2">root@AlexanderCoretchi:/usr/local/src/gateway-1.4.5# <text:span text:style-name="T3">mkdir /var/run/kannel_ivr_1/</text:span></text:p>
      <text:p text:style-name="P2">root@AlexanderCoretchi:/usr/local/src/gateway-1.4.5# </text:p>
      <text:p text:style-name="P2">root@AlexanderCoretchi:/usr/local/src/gateway-1.4.5# <text:span text:style-name="T3">chmod 755 /var/run/kannel_ivr_1/</text:span></text:p>
      <text:p text:style-name="P2">root@AlexanderCoretchi:/usr/local/src/gateway-1.4.5# </text:p>
      <text:p text:style-name="P2">root@AlexanderCoretchi:/usr/local/src/gateway-1.4.5# <text:span text:style-name="T3">chown -R kannel:kannel /var/run/kannel_ivr_1/</text:span>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/text:p>
      <text:p text:style-name="P2"><text:soft-page-break/>root@AlexanderCoretchi:/usr/local/src/gateway-1.4.5# <text:span text:style-name="T3">chown -R kannel:kannel /opt/kannel_ussd_2/include/kannel/</text:span>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text:span text:style-name="T3">mkdir /var/run/kannel_ussd_2/</text:span></text:p>
      <text:p text:style-name="P2">root@AlexanderCoretchi:/usr/local/src/gateway-1.4.5# </text:p>
      <text:p text:style-name="P2">root@AlexanderCoretchi:/usr/local/src/gateway-1.4.5# chown -R root:kannel /etc/kannel_ussd_2/</text:p>
      <text:p text:style-name="P2">chown: cannot access '/etc/kannel_ussd_2/': No such file or directory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ls -l</text:p>
      <text:p text:style-name="P2">total 16096</text:p>
      <text:p text:style-name="P2">-rw-r--r-- 1 alexander alexander <text:s text:c="3"/>5175 Feb 23 <text:s/>2012 acinclude.m4</text:p>
      <text:p text:style-name="P2">-rw-r--r-- 1 alexander alexander <text:s/>405350 Jun 19 <text:s/>2018 aclocal.m4</text:p>
      <text:p text:style-name="P2">drwxr-xr-x 4 alexander alexander <text:s text:c="3"/>4096 Jun 19 <text:s/>2018 addons</text:p>
      <text:p text:style-name="P2">-rw-r--r-- 1 alexander alexander <text:s text:c="5"/>81 Jan 26 <text:s/>2001 AUTHORS</text:p>
      <text:p text:style-name="P2">drwxr-xr-x 2 alexander alexander <text:s text:c="3"/>4096 Jun 19 <text:s/>2018 benchmarks</text:p>
      <text:p text:style-name="P2">-rwxr-xr-x 1 alexander alexander <text:s text:c="4"/>323 Jun 19 <text:s/>2018 bootstrap.sh</text:p>
      <text:p text:style-name="P2">-rw-r--r-- 1 alexander alexander <text:s text:c="4"/>663 Jun 19 <text:s/>2018 ChangeLog</text:p>
      <text:p text:style-name="P2">drwxr-xr-x 2 alexander alexander <text:s text:c="3"/>4096 Jul 27 10:42 checks</text:p>
      <text:p text:style-name="P2">-rwxr-xr-x 1 alexander alexander <text:s text:c="3"/>7333 Jun 19 <text:s/>2018 compile</text:p>
      <text:p text:style-name="P2">-rwxr-xr-x 1 alexander alexander <text:s text:c="2"/>43423 Mar 18 <text:s/>2015 config.guess</text:p>
      <text:p text:style-name="P2">-rw-r--r-- 1 root <text:s text:c="5"/>root <text:s text:c="7"/>93279 Jul 27 10:41 config.log</text:p>
      <text:p text:style-name="P2">-rwxr-xr-x 1 root <text:s text:c="5"/>root <text:s text:c="9"/>215 Jul 27 10:41 config.nice</text:p>
      <text:p text:style-name="P2">-rw-r--r-- 1 alexander alexander <text:s text:c="6"/>0 Mar 14 <text:s/>2009 config.rpath</text:p>
      <text:p text:style-name="P2">-rwxr-xr-x 1 root <text:s text:c="5"/>root <text:s text:c="7"/>65124 Jul 27 10:41 config.status</text:p>
      <text:p text:style-name="P2">-rwxr-xr-x 1 alexander alexander <text:s text:c="2"/>30012 May 30 <text:s/>2003 config.sub</text:p>
      <text:p text:style-name="P2">-rwxr-xr-x 1 alexander alexander <text:s/>632524 Jun 19 <text:s/>2018 configure</text:p>
      <text:p text:style-name="P2">-rw-r--r-- 1 alexander alexander <text:s text:c="2"/>48407 Jun 19 <text:s/>2018 configure.in</text:p>
      <text:p text:style-name="P2">drwxr-xr-x 7 alexander alexander <text:s text:c="3"/>4096 Jun 19 <text:s/>2018 contrib</text:p>
      <text:p text:style-name="P2">-rw-r--r-- 1 alexander alexander <text:s text:c="4"/>124 Nov 15 <text:s/>2003 COPYING</text:p>
      <text:p text:style-name="P2">drwxr-xr-x 2 alexander alexander <text:s text:c="3"/>4096 Jun 19 <text:s/>2018 debian</text:p>
      <text:p text:style-name="P2">-rwxr-xr-x 1 alexander alexander <text:s text:c="2"/>23566 Jun 19 <text:s/>2018 depcomp</text:p>
      <text:p text:style-name="P2">drwxr-xr-x 8 alexander alexander <text:s text:c="3"/>4096 Jun 19 <text:s/>2018 doc</text:p>
      <text:p text:style-name="P2">drwxr-xr-x 3 alexander alexander <text:s text:c="3"/>4096 Jul 27 10:42 gw</text:p>
      <text:p text:style-name="P2">-rwxr-xr-x 1 root <text:s text:c="5"/>root <text:s text:c="9"/>875 Jul 27 10:42 gw-config</text:p>
      <text:p text:style-name="P2">-rw-r--r-- 1 root <text:s text:c="5"/>root <text:s text:c="8"/>9871 Jul 26 16:53 gw-config.h</text:p>
      <text:p text:style-name="P2">-rw-r--r-- 1 alexander alexander <text:s text:c="3"/>9465 Jan 17 <text:s/>2018 gw-config.h.in</text:p>
      <text:p text:style-name="P2">drwxr-xr-x 2 alexander alexander <text:s text:c="3"/>4096 Jul 27 10:42 gwlib</text:p>
      <text:p text:style-name="P2">-rw-r--r-- 1 alexander alexander <text:s text:c="3"/>7919 Nov 30 <text:s/>2000 INSTALL</text:p>
      <text:p text:style-name="P2">-rwxr-xr-x 1 alexander alexander <text:s text:c="2"/>13620 Mar <text:s/>8 <text:s/>2009 install-sh</text:p>
      <text:p text:style-name="P2">-rw-r--r-- 1 root <text:s text:c="5"/>root <text:s text:c="5"/>7990006 Jul 26 17:33 libgw.a</text:p>
      <text:p text:style-name="P2">-rw-r--r-- 1 root <text:s text:c="5"/>root <text:s text:c="5"/>3237408 Jul 27 10:42 libgwlib.a</text:p>
      <text:p text:style-name="P2">-rwxr-xr-x 1 root <text:s text:c="5"/>root <text:s text:c="6"/>293461 Jul 27 10:41 libtool</text:p>
      <text:p text:style-name="P2">-rw-r--r-- 1 root <text:s text:c="5"/>root <text:s text:c="5"/>2225194 Jul 26 17:34 libwap.a</text:p>
      <text:p text:style-name="P2">-rw-r--r-- 1 root <text:s text:c="5"/>root <text:s text:c="6"/>808028 Jul 26 17:33 libwmlscript.a</text:p>
      <text:p text:style-name="P2">-rw-r--r-- 1 alexander alexander <text:s text:c="3"/>2767 Jan 17 <text:s/>2018 LICENSE</text:p>
      <text:p text:style-name="P2">-rw-r--r-- 1 alexander alexander <text:s/>283672 Jun 19 <text:s/>2018 ltmain.sh</text:p>
      <text:p text:style-name="P2">-rw-r--r-- 1 root <text:s text:c="5"/>root <text:s text:c="7"/>12323 Jul 27 10:41 Makefile</text:p>
      <text:p text:style-name="P2"><text:soft-page-break/>-rw-r--r-- 1 alexander alexander <text:s text:c="2"/>11789 Jun 19 <text:s/>2018 Makefile.in</text:p>
      <text:p text:style-name="P2">-rwxr-xr-x 1 alexander alexander <text:s text:c="3"/>6872 Jun 19 <text:s/>2018 missing</text:p>
      <text:p text:style-name="P2">-rw-r--r-- 1 alexander alexander <text:s text:c="4"/>721 Dec 30 <text:s/>1999 mkinstalldirs</text:p>
      <text:p text:style-name="P2">-rw-r--r-- 1 alexander alexander <text:s text:c="2"/>56533 Jun 15 <text:s/>2018 NEWS</text:p>
      <text:p text:style-name="P2">drwxr-xr-x 2 alexander alexander <text:s text:c="3"/>4096 Jul 26 17:34 radius</text:p>
      <text:p text:style-name="P2">-rw-r--r-- 1 alexander alexander <text:s text:c="3"/>9985 Jun 19 <text:s/>2018 README</text:p>
      <text:p text:style-name="P2">drwxr-xr-x 4 alexander alexander <text:s text:c="3"/>4096 Jul 27 10:41 soap</text:p>
      <text:p text:style-name="P2">drwxr-xr-x 3 alexander alexander <text:s text:c="3"/>4096 Jun 19 <text:s/>2018 solaris</text:p>
      <text:p text:style-name="P2">-rw-r--r-- 1 root <text:s text:c="5"/>root <text:s text:c="10"/>26 Jul 27 10:41 stamp-h1</text:p>
      <text:p text:style-name="P2">-rw-r--r-- 1 alexander alexander <text:s text:c="3"/>1565 Aug <text:s/>1 <text:s/>2014 STATUS</text:p>
      <text:p text:style-name="P2">drwxr-xr-x 2 alexander alexander <text:s text:c="3"/>4096 Jul 27 10:42 test</text:p>
      <text:p text:style-name="P2">drwxr-xr-x 4 alexander alexander <text:s text:c="3"/>4096 Jul 27 10:42 utils</text:p>
      <text:p text:style-name="P2">-rw-r--r-- 1 alexander alexander <text:s text:c="4"/>558 Jun 19 <text:s/>2018 VERSION</text:p>
      <text:p text:style-name="P2">drwxr-xr-x 2 alexander alexander <text:s text:c="3"/>4096 Jul 26 17:34 wap</text:p>
      <text:p text:style-name="P2">drwxr-xr-x 2 alexander alexander <text:s text:c="3"/>4096 Jul 27 10:42 wmlscript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chown -R kannel:kannel /var/log/kannel_ussd_2/</text:p>
      <text:p text:style-name="P2">chown: cannot access '/var/log/kannel_ussd_2/': No such file or directory</text:p>
      <text:p text:style-name="P2">root@AlexanderCoretchi:/usr/local/src/gateway-1.4.5# </text:p>
      <text:p text:style-name="P2">root@AlexanderCoretchi:/usr/local/src/gateway-1.4.5# </text:p>
      <text:p text:style-name="P2">root@AlexanderCoretchi:/usr/local/src/gateway-1.4.5# cd /var/log</text:p>
      <text:p text:style-name="P2">root@AlexanderCoretchi:/var/log# ls</text:p>
      <text:p text:style-name="P2">alternatives.log <text:s/>bootstrap.log <text:s/>dpkg.log <text:s text:c="8"/>keydb <text:s text:c="13"/>syslog.1</text:p>
      <text:p text:style-name="P2">apache2 <text:s text:c="10"/>btmp <text:s text:c="10"/>faillog <text:s text:c="9"/>lastlog <text:s text:c="11"/>syslog.2.gz</text:p>
      <text:p text:style-name="P2">apport.log <text:s text:c="7"/>cups <text:s text:c="10"/>fontconfig.log <text:s text:c="2"/>mysql <text:s text:c="13"/>syslog.3.gz</text:p>
      <text:p text:style-name="P2">apport.log.1 <text:s text:c="5"/>dist-upgrade <text:s text:c="2"/>gdm3 <text:s text:c="12"/>nginx <text:s text:c="13"/>ubuntu-advantage.log</text:p>
      <text:p text:style-name="P2">apt <text:s text:c="14"/>dmesg <text:s text:c="9"/>gpu-manager.log <text:s/>openvpn <text:s text:c="11"/>ubuntu-advantage-timer.log</text:p>
      <text:p text:style-name="P2">auth.log <text:s text:c="9"/>dmesg.0 <text:s text:c="7"/>hp <text:s text:c="14"/>php7.4-fpm.log <text:s text:c="4"/>unattended-upgrades</text:p>
      <text:p text:style-name="P2">boot.log <text:s text:c="9"/>dmesg.1.gz <text:s text:c="4"/>installer <text:s text:c="7"/>private <text:s text:c="11"/>wtmp</text:p>
      <text:p text:style-name="P2">boot.log.1 <text:s text:c="7"/>dmesg.2.gz <text:s text:c="4"/>journal <text:s text:c="9"/>privoxy</text:p>
      <text:p text:style-name="P2">boot.log.2 <text:s text:c="7"/>dmesg.3.gz <text:s text:c="4"/>kannel_ivr_1 <text:s text:c="4"/>speech-dispatcher</text:p>
      <text:p text:style-name="P2">boot.log.3 <text:s text:c="7"/>dmesg.4.gz <text:s text:c="4"/>kern.log <text:s text:c="8"/>syslog</text:p>
      <text:p text:style-name="P2">root@AlexanderCoretchi:/var/log# cd /et</text:p>
      <text:p text:style-name="P2">bash: cd: /et: No such file or directory</text:p>
      <text:p text:style-name="P2">root@AlexanderCoretchi:/var/log# ls</text:p>
      <text:p text:style-name="P2">alternatives.log <text:s/>bootstrap.log <text:s/>dpkg.log <text:s text:c="8"/>keydb <text:s text:c="13"/>syslog.1</text:p>
      <text:p text:style-name="P2">apache2 <text:s text:c="10"/>btmp <text:s text:c="10"/>faillog <text:s text:c="9"/>lastlog <text:s text:c="11"/>syslog.2.gz</text:p>
      <text:p text:style-name="P2">apport.log <text:s text:c="7"/>cups <text:s text:c="10"/>fontconfig.log <text:s text:c="2"/>mysql <text:s text:c="13"/>syslog.3.gz</text:p>
      <text:p text:style-name="P2">apport.log.1 <text:s text:c="5"/>dist-upgrade <text:s text:c="2"/>gdm3 <text:s text:c="12"/>nginx <text:s text:c="13"/>ubuntu-advantage.log</text:p>
      <text:p text:style-name="P2">apt <text:s text:c="14"/>dmesg <text:s text:c="9"/>gpu-manager.log <text:s/>openvpn <text:s text:c="11"/>ubuntu-advantage-timer.log</text:p>
      <text:p text:style-name="P2">auth.log <text:s text:c="9"/>dmesg.0 <text:s text:c="7"/>hp <text:s text:c="14"/>php7.4-fpm.log <text:s text:c="4"/>unattended-upgrades</text:p>
      <text:p text:style-name="P2">boot.log <text:s text:c="9"/>dmesg.1.gz <text:s text:c="4"/>installer <text:s text:c="7"/>private <text:s text:c="11"/>wtmp</text:p>
      <text:p text:style-name="P2">boot.log.1 <text:s text:c="7"/>dmesg.2.gz <text:s text:c="4"/>journal <text:s text:c="9"/>privoxy</text:p>
      <text:p text:style-name="P2">boot.log.2 <text:s text:c="7"/>dmesg.3.gz <text:s text:c="4"/>kannel_ivr_1 <text:s text:c="4"/>speech-dispatcher</text:p>
      <text:p text:style-name="P2"><text:soft-page-break/>boot.log.3 <text:s text:c="7"/>dmesg.4.gz <text:s text:c="4"/>kern.log <text:s text:c="8"/>syslog</text:p>
      <text:p text:style-name="P2">root@AlexanderCoretchi:/var/log# </text:p>
      <text:p text:style-name="P2">root@AlexanderCoretchi:/var/log# </text:p>
      <text:p text:style-name="P2">root@AlexanderCoretchi:/var/log# </text:p>
      <text:p text:style-name="P2">root@AlexanderCoretchi:/var/log# </text:p>
      <text:p text:style-name="P2">root@AlexanderCoretchi:/var/log# <text:span text:style-name="T3">chown -R kannel:kannel /opt/kannel_vm_3/include/kannel/</text:span></text:p>
      <text:p text:style-name="P2">root@AlexanderCoretchi:/var/log# </text:p>
      <text:p text:style-name="P2">root@AlexanderCoretchi:/var/log# <text:span text:style-name="T3">chown -R root:kannel /etc/kannel_vm_3/</text:span></text:p>
      <text:p text:style-name="P2">root@AlexanderCoretchi:/var/log# </text:p>
      <text:p text:style-name="P2">root@AlexanderCoretchi:/var/log# <text:span text:style-name="T3">mkdir /var/log/kannel_vm_3/</text:span></text:p>
      <text:p text:style-name="P2">root@AlexanderCoretchi:/var/log# </text:p>
      <text:p text:style-name="P2">root@AlexanderCoretchi:/var/log# <text:span text:style-name="T3">chown -R kannel:kannel /var/log/kannel_vm_3/</text:span></text:p>
      <text:p text:style-name="P2">root@AlexanderCoretchi:/var/log# </text:p>
      <text:p text:style-name="P2">root@AlexanderCoretchi:/var/log# <text:span text:style-name="T3">chmod 770 /var/log/kannel_vm_3/</text:span></text:p>
      <text:p text:style-name="P2">root@AlexanderCoretchi:/var/log# </text:p>
      <text:p text:style-name="P2">root@AlexanderCoretchi:/var/log# <text:span text:style-name="T3">chmod 755 /etc/kannel_vm_3/</text:span></text:p>
      <text:p text:style-name="P2">root@AlexanderCoretchi:/var/log# </text:p>
      <text:p text:style-name="P2">root@AlexanderCoretchi:/var/log# <text:span text:style-name="T3">chmod 664 /etc/kannel_vm_3/kannel.conf</text:span></text:p>
      <text:p text:style-name="P2">root@AlexanderCoretchi:/var/log# </text:p>
      <text:p text:style-name="P2">root@AlexanderCoretchi:/var/log# <text:span text:style-name="T3">mkdir /var/run/kannel_vm_3/</text:span></text:p>
      <text:p text:style-name="P2">root@AlexanderCoretchi:/var/log# </text:p>
      <text:p text:style-name="P2">root@AlexanderCoretchi:/var/log# <text:span text:style-name="T3">chmod 755 /var/run/kannel_vm_3/</text:span></text:p>
      <text:p text:style-name="P2">root@AlexanderCoretchi:/var/log# </text:p>
      <text:p text:style-name="P2">root@AlexanderCoretchi:/var/log# <text:span text:style-name="T3">chown -R kannel:kannel /var/run/kannel_vm_3/</text:span></text:p>
      <text:p text:style-name="P2">root@AlexanderCoretchi:/var/log# </text:p>
      <text:p text:style-name="P2">root@AlexanderCoretchi:/var/log# </text:p>
      <text:p text:style-name="P2">root@AlexanderCoretchi:/var/log# </text:p>
      <text:p text:style-name="P2">root@AlexanderCoretchi:/var/log# </text:p>
      <text:p text:style-name="P2"/>
      <text:p text:style-name="P2"/>
      <text:p text:style-name="P2">root@AlexanderCoretchi:/etc/opt# </text:p>
      <text:p text:style-name="P2">root@AlexanderCoretchi:/etc/opt# cd /</text:p>
      <text:p text:style-name="P2">root@AlexanderCoretchi:/# </text:p>
      <text:p text:style-name="P2">root@AlexanderCoretchi:/# <text:span text:style-name="T3">ln -s /etc/kannel_ivr_1 KANNEL_CONF</text:span></text:p>
      <text:p text:style-name="P2">root@AlexanderCoretchi:/# <text:span text:style-name="T3">ln -s /var/log/kannel_ivr_1 KANNEL_LOGS</text:span></text:p>
      <text:p text:style-name="P2">root@AlexanderCoretchi:/# <text:span text:style-name="T3">ll</text:span></text:p>
      <text:p text:style-name="P2">total 2097244</text:p>
      <text:p text:style-name="P2">drwxr-xr-x <text:s/>20 root root <text:s text:c="6"/>4096 Jul 27 12:01 ./</text:p>
      <text:p text:style-name="P2">drwxr-xr-x <text:s/>20 root root <text:s text:c="6"/>4096 Jul 27 12:01 ../</text:p>
      <text:p text:style-name="P2">lrwxrwxrwx <text:s text:c="2"/>1 root root <text:s text:c="9"/>7 Jul 21 11:53 bin -&gt; usr/bin/</text:p>
      <text:p text:style-name="P2">drwxr-xr-x <text:s text:c="2"/>4 root root <text:s text:c="6"/>4096 Jul 21 12:30 boot/</text:p>
      <text:p text:style-name="P2">drwxrwxr-x <text:s text:c="2"/>2 root root <text:s text:c="6"/>4096 Jul 21 11:56 cdrom/</text:p>
      <text:p text:style-name="P2">drwxr-xr-x <text:s/>19 root root <text:s text:c="6"/>4280 Jul 27 08:56 dev/</text:p>
      <text:p text:style-name="P2">drwxr-xr-x 139 root root <text:s text:c="5"/>12288 Jul 27 10:52 etc/</text:p>
      <text:p text:style-name="P2">drwxr-xr-x <text:s text:c="2"/>3 root root <text:s text:c="6"/>4096 Jul 21 11:56 home/</text:p>
      <text:p text:style-name="P2">-rw-r--r-- <text:s text:c="2"/>1 root root <text:s text:c="8"/>43 Jul 25 18:17 html</text:p>
      <text:p text:style-name="P2">lrwxrwxrwx <text:s text:c="2"/>1 root root <text:s text:c="8"/>17 Jul 27 12:00 KANNEL_CONF -&gt; /etc/kannel_ivr_1/</text:p>
      <text:p text:style-name="P2">lrwxrwxrwx <text:s text:c="2"/>1 root root <text:s text:c="8"/>21 Jul 27 12:01 KANNEL_LOGS -&gt; /var/log/kannel_ivr_1/</text:p>
      <text:p text:style-name="P2">lrwxrwxrwx <text:s text:c="2"/>1 root root <text:s text:c="9"/>7 Jul 21 11:53 lib -&gt; usr/lib/</text:p>
      <text:p text:style-name="P2"><text:soft-page-break/>lrwxrwxrwx <text:s text:c="2"/>1 root root <text:s text:c="9"/>9 Jul 21 11:53 lib32 -&gt; usr/lib32/</text:p>
      <text:p text:style-name="P2">lrwxrwxrwx <text:s text:c="2"/>1 root root <text:s text:c="9"/>9 Jul 21 11:53 lib64 -&gt; usr/lib64/</text:p>
      <text:p text:style-name="P2">lrwxrwxrwx <text:s text:c="2"/>1 root root <text:s text:c="8"/>10 Jul 21 11:53 libx32 -&gt; usr/libx32/</text:p>
      <text:p text:style-name="P2">drwx------ <text:s text:c="2"/>2 root root <text:s text:c="5"/>16384 Jul 21 11:53 lost+found/</text:p>
      <text:p text:style-name="P2">drwxr-xr-x <text:s text:c="2"/>3 root root <text:s text:c="6"/>4096 Jul 21 12:03 media/</text:p>
      <text:p text:style-name="P2">drwxr-xr-x <text:s text:c="2"/>2 root root <text:s text:c="6"/>4096 Feb 23 10:47 mnt/</text:p>
      <text:p text:style-name="P2">drwxr-xr-x <text:s/>12 root root <text:s text:c="6"/>4096 Jul 27 10:42 opt/</text:p>
      <text:p text:style-name="P2">dr-xr-xr-x 307 root root <text:s text:c="9"/>0 Jul 27 08:55 proc/</text:p>
      <text:p text:style-name="P2">drwx------ <text:s text:c="2"/>7 root root <text:s text:c="6"/>4096 Jul 26 09:07 root/</text:p>
      <text:p text:style-name="P2">drwxr-xr-x <text:s/>39 root root <text:s text:c="6"/>1060 Jul 27 11:43 run/</text:p>
      <text:p text:style-name="P2">lrwxrwxrwx <text:s text:c="2"/>1 root root <text:s text:c="9"/>8 Jul 21 11:53 sbin -&gt; usr/sbin/</text:p>
      <text:p text:style-name="P2">drwxr-xr-x <text:s text:c="2"/>9 root root <text:s text:c="6"/>4096 Feb 23 10:54 snap/</text:p>
      <text:p text:style-name="P2">drwxr-xr-x <text:s text:c="2"/>2 root root <text:s text:c="6"/>4096 Feb 23 10:47 srv/</text:p>
      <text:p text:style-name="P2">-rw------- <text:s text:c="2"/>1 root root 2147483648 Jul 21 11:53 swapfile</text:p>
      <text:p text:style-name="P2">dr-xr-xr-x <text:s/>13 root root <text:s text:c="9"/>0 Jul 27 08:55 sys/</text:p>
      <text:p text:style-name="P2">drwxrwxrwt <text:s/>24 root root <text:s text:c="6"/>4096 Jul 27 11:39 tmp/</text:p>
      <text:p text:style-name="P2">drwxr-xr-x <text:s/>14 root root <text:s text:c="6"/>4096 Feb 23 10:48 usr/</text:p>
      <text:p text:style-name="P2">drwxr-xr-x <text:s/>15 root root <text:s text:c="6"/>4096 Jul 22 10:17 var/</text:p>
      <text:p text:style-name="P2">root@AlexanderCoretchi:/# </text:p>
      <text:p text:style-name="P2">root@AlexanderCoretchi:/# </text:p>
      <text:p text:style-name="P2">root@AlexanderCoretchi:/# </text:p>
      <text:p text:style-name="P2">root@AlexanderCoretchi:/# ls -l</text:p>
      <text:p text:style-name="P2">total 2097236</text:p>
      <text:p text:style-name="P2">lrwxrwxrwx <text:s text:c="2"/>1 root root <text:s text:c="9"/>7 Jul 21 11:53 bin -&gt; usr/bin</text:p>
      <text:p text:style-name="P2">drwxr-xr-x <text:s text:c="2"/>4 root root <text:s text:c="6"/>4096 Jul 21 12:30 boot</text:p>
      <text:p text:style-name="P2">drwxrwxr-x <text:s text:c="2"/>2 root root <text:s text:c="6"/>4096 Jul 21 11:56 cdrom</text:p>
      <text:p text:style-name="P2">drwxr-xr-x <text:s/>19 root root <text:s text:c="6"/>4280 Jul 27 08:56 dev</text:p>
      <text:p text:style-name="P2">drwxr-xr-x 139 root root <text:s text:c="5"/>12288 Jul 27 10:52 etc</text:p>
      <text:p text:style-name="P2">drwxr-xr-x <text:s text:c="2"/>3 root root <text:s text:c="6"/>4096 Jul 21 11:56 home</text:p>
      <text:p text:style-name="P2">-rw-r--r-- <text:s text:c="2"/>1 root root <text:s text:c="8"/>43 Jul 25 18:17 html</text:p>
      <text:p text:style-name="P2">lrwxrwxrwx <text:s text:c="2"/>1 root root <text:s text:c="8"/>17 Jul 27 12:00 KANNEL_CONF -&gt; /etc/kannel_ivr_1</text:p>
      <text:p text:style-name="P2">lrwxrwxrwx <text:s text:c="2"/>1 root root <text:s text:c="8"/>21 Jul 27 12:01 KANNEL_LOGS -&gt; /var/log/kannel_ivr_1</text:p>
      <text:p text:style-name="P2">lrwxrwxrwx <text:s text:c="2"/>1 root root <text:s text:c="9"/>7 Jul 21 11:53 lib -&gt; usr/lib</text:p>
      <text:p text:style-name="P2">lrwxrwxrwx <text:s text:c="2"/>1 root root <text:s text:c="9"/>9 Jul 21 11:53 lib32 -&gt; usr/lib32</text:p>
      <text:p text:style-name="P2">lrwxrwxrwx <text:s text:c="2"/>1 root root <text:s text:c="9"/>9 Jul 21 11:53 lib64 -&gt; usr/lib64</text:p>
      <text:p text:style-name="P2">lrwxrwxrwx <text:s text:c="2"/>1 root root <text:s text:c="8"/>10 Jul 21 11:53 libx32 -&gt; usr/libx32</text:p>
      <text:p text:style-name="P2">drwx------ <text:s text:c="2"/>2 root root <text:s text:c="5"/>16384 Jul 21 11:53 lost+found</text:p>
      <text:p text:style-name="P2">drwxr-xr-x <text:s text:c="2"/>3 root root <text:s text:c="6"/>4096 Jul 21 12:03 media</text:p>
      <text:p text:style-name="P2">drwxr-xr-x <text:s text:c="2"/>2 root root <text:s text:c="6"/>4096 Feb 23 10:47 mnt</text:p>
      <text:p text:style-name="P2">drwxr-xr-x <text:s/>12 root root <text:s text:c="6"/>4096 Jul 27 10:42 opt</text:p>
      <text:p text:style-name="P2">dr-xr-xr-x 316 root root <text:s text:c="9"/>0 Jul 27 08:55 proc</text:p>
      <text:p text:style-name="P2">drwx------ <text:s text:c="2"/>7 root root <text:s text:c="6"/>4096 Jul 26 09:07 root</text:p>
      <text:p text:style-name="P2">drwxr-xr-x <text:s/>39 root root <text:s text:c="6"/>1060 Jul 27 11:43 run</text:p>
      <text:p text:style-name="P2">lrwxrwxrwx <text:s text:c="2"/>1 root root <text:s text:c="9"/>8 Jul 21 11:53 sbin -&gt; usr/sbin</text:p>
      <text:p text:style-name="P2">drwxr-xr-x <text:s text:c="2"/>9 root root <text:s text:c="6"/>4096 Feb 23 10:54 snap</text:p>
      <text:p text:style-name="P2">drwxr-xr-x <text:s text:c="2"/>2 root root <text:s text:c="6"/>4096 Feb 23 10:47 srv</text:p>
      <text:p text:style-name="P2">-rw------- <text:s text:c="2"/>1 root root 2147483648 Jul 21 11:53 swapfile</text:p>
      <text:p text:style-name="P2">dr-xr-xr-x <text:s/>13 root root <text:s text:c="9"/>0 Jul 27 08:55 sys</text:p>
      <text:p text:style-name="P2">drwxrwxrwt <text:s/>24 root root <text:s text:c="6"/>4096 Jul 27 11:39 tmp</text:p>
      <text:p text:style-name="P2"><text:soft-page-break/>drwxr-xr-x <text:s/>14 root root <text:s text:c="6"/>4096 Feb 23 10:48 usr</text:p>
      <text:p text:style-name="P2">drwxr-xr-x <text:s/>15 root root <text:s text:c="6"/>4096 Jul 22 10:17 var</text:p>
      <text:p text:style-name="P2">root@AlexanderCoretchi:/# </text:p>
      <text:p text:style-name="P2">root@AlexanderCoretchi:/# </text:p>
      <text:p text:style-name="P2">root@AlexanderCoretchi:/# </text:p>
      <text:p text:style-name="P2">root@AlexanderCoretchi:/# <text:span text:style-name="T3">ln -s /etc/kannel_vm_3 KANNEL_CONF_2</text:span></text:p>
      <text:p text:style-name="P2">root@AlexanderCoretchi:/# <text:span text:style-name="T3">ln -s /var/log/kannel_vm_3 KANNEL_LOGS_2</text:span></text:p>
      <text:p text:style-name="P2">root@AlexanderCoretchi:/# </text:p>
      <text:p text:style-name="P2">root@AlexanderCoretchi:/# <text:span text:style-name="T3">ll</text:span></text:p>
      <text:p text:style-name="P2">total 2097244</text:p>
      <text:p text:style-name="P2">drwxr-xr-x <text:s/>20 root root <text:s text:c="6"/>4096 Jul 27 12:05 ./</text:p>
      <text:p text:style-name="P2">drwxr-xr-x <text:s/>20 root root <text:s text:c="6"/>4096 Jul 27 12:05 ../</text:p>
      <text:p text:style-name="P2">lrwxrwxrwx <text:s text:c="2"/>1 root root <text:s text:c="9"/>7 Jul 21 11:53 bin -&gt; usr/bin/</text:p>
      <text:p text:style-name="P2">drwxr-xr-x <text:s text:c="2"/>4 root root <text:s text:c="6"/>4096 Jul 21 12:30 boot/</text:p>
      <text:p text:style-name="P2">drwxrwxr-x <text:s text:c="2"/>2 root root <text:s text:c="6"/>4096 Jul 21 11:56 cdrom/</text:p>
      <text:p text:style-name="P2">drwxr-xr-x <text:s/>19 root root <text:s text:c="6"/>4280 Jul 27 08:56 dev/</text:p>
      <text:p text:style-name="P2">drwxr-xr-x 139 root root <text:s text:c="5"/>12288 Jul 27 10:52 etc/</text:p>
      <text:p text:style-name="P2">drwxr-xr-x <text:s text:c="2"/>3 root root <text:s text:c="6"/>4096 Jul 21 11:56 home/</text:p>
      <text:p text:style-name="P2">-rw-r--r-- <text:s text:c="2"/>1 root root <text:s text:c="8"/>43 Jul 25 18:17 html</text:p>
      <text:p text:style-name="P2">lrwxrwxrwx <text:s text:c="2"/>1 root root <text:s text:c="8"/>17 Jul 27 12:00 KANNEL_CONF -&gt; /etc/kannel_ivr_1/</text:p>
      <text:p text:style-name="P2">lrwxrwxrwx <text:s text:c="2"/>1 root root <text:s text:c="8"/>16 Jul 27 12:04 KANNEL_CONF_2 -&gt; /etc/kannel_vm_3/</text:p>
      <text:p text:style-name="P2">lrwxrwxrwx <text:s text:c="2"/>1 root root <text:s text:c="8"/>21 Jul 27 12:01 KANNEL_LOGS -&gt; /var/log/kannel_ivr_1/</text:p>
      <text:p text:style-name="P2">lrwxrwxrwx <text:s text:c="2"/>1 root root <text:s text:c="8"/>20 Jul 27 12:05 KANNEL_LOGS_2 -&gt; /var/log/kannel_vm_3/</text:p>
      <text:p text:style-name="P2">lrwxrwxrwx <text:s text:c="2"/>1 root root <text:s text:c="9"/>7 Jul 21 11:53 lib -&gt; usr/lib/</text:p>
      <text:p text:style-name="P2">lrwxrwxrwx <text:s text:c="2"/>1 root root <text:s text:c="9"/>9 Jul 21 11:53 lib32 -&gt; usr/lib32/</text:p>
      <text:p text:style-name="P2">lrwxrwxrwx <text:s text:c="2"/>1 root root <text:s text:c="9"/>9 Jul 21 11:53 lib64 -&gt; usr/lib64/</text:p>
      <text:p text:style-name="P2">lrwxrwxrwx <text:s text:c="2"/>1 root root <text:s text:c="8"/>10 Jul 21 11:53 libx32 -&gt; usr/libx32/</text:p>
      <text:p text:style-name="P2">drwx------ <text:s text:c="2"/>2 root root <text:s text:c="5"/>16384 Jul 21 11:53 lost+found/</text:p>
      <text:p text:style-name="P2">drwxr-xr-x <text:s text:c="2"/>3 root root <text:s text:c="6"/>4096 Jul 21 12:03 media/</text:p>
      <text:p text:style-name="P2">drwxr-xr-x <text:s text:c="2"/>2 root root <text:s text:c="6"/>4096 Feb 23 10:47 mnt/</text:p>
      <text:p text:style-name="P2">drwxr-xr-x <text:s/>12 root root <text:s text:c="6"/>4096 Jul 27 10:42 opt/</text:p>
      <text:p text:style-name="P2">dr-xr-xr-x 308 root root <text:s text:c="9"/>0 Jul 27 08:55 proc/</text:p>
      <text:p text:style-name="P2">drwx------ <text:s text:c="2"/>7 root root <text:s text:c="6"/>4096 Jul 26 09:07 root/</text:p>
      <text:p text:style-name="P2">drwxr-xr-x <text:s/>39 root root <text:s text:c="6"/>1060 Jul 27 11:43 run/</text:p>
      <text:p text:style-name="P2">lrwxrwxrwx <text:s text:c="2"/>1 root root <text:s text:c="9"/>8 Jul 21 11:53 sbin -&gt; usr/sbin/</text:p>
      <text:p text:style-name="P2">drwxr-xr-x <text:s text:c="2"/>9 root root <text:s text:c="6"/>4096 Feb 23 10:54 snap/</text:p>
      <text:p text:style-name="P2">drwxr-xr-x <text:s text:c="2"/>2 root root <text:s text:c="6"/>4096 Feb 23 10:47 srv/</text:p>
      <text:p text:style-name="P2">-rw------- <text:s text:c="2"/>1 root root 2147483648 Jul 21 11:53 swapfile</text:p>
      <text:p text:style-name="P2">dr-xr-xr-x <text:s/>13 root root <text:s text:c="9"/>0 Jul 27 08:55 sys/</text:p>
      <text:p text:style-name="P2">drwxrwxrwt <text:s/>24 root root <text:s text:c="6"/>4096 Jul 27 11:39 tmp/</text:p>
      <text:p text:style-name="P2">drwxr-xr-x <text:s/>14 root root <text:s text:c="6"/>4096 Feb 23 10:48 usr/</text:p>
      <text:p text:style-name="P2">drwxr-xr-x <text:s/>15 root root <text:s text:c="6"/>4096 Jul 22 10:17 var/</text:p>
      <text:p text:style-name="P2">root@AlexanderCoretchi:/# </text:p>
      <text:p text:style-name="P2">root@AlexanderCoretchi:/# </text:p>
      <text:p text:style-name="P2"/>
      <text:p text:style-name="P2">root@AlexanderCoretchi:/# </text:p>
      <text:p text:style-name="P2">root@AlexanderCoretchi:/# <text:span text:style-name="T3">mkdir /SCRIPTS/</text:span></text:p>
      <text:p text:style-name="P2">root@AlexanderCoretchi:/# ls</text:p>
      <text:p text:style-name="P2">bin <text:s text:c="3"/>dev <text:s text:c="2"/>html <text:s text:c="10"/>KANNEL_LOGS <text:s text:c="3"/>lib32 <text:s text:c="2"/>lost+found <text:s/>opt <text:s text:c="2"/>run <text:s text:c="5"/>snap <text:s text:c="5"/>sys <text:s/>var</text:p>
      <text:p text:style-name="P2"><text:soft-page-break/>boot <text:s text:c="2"/>etc <text:s text:c="2"/>KANNEL_CONF <text:s text:c="3"/>KANNEL_LOGS_2 <text:s/>lib64 <text:s text:c="2"/>media <text:s text:c="6"/>proc <text:s/>sbin <text:s text:c="4"/>srv <text:s text:c="6"/>tmp</text:p>
      <text:p text:style-name="P2">cdrom <text:s/>home <text:s/>KANNEL_CONF_2 <text:s/>lib <text:s text:c="11"/>libx32 <text:s/>mnt <text:s text:c="8"/>root <text:s/>SCRIPTS <text:s/>swapfile <text:s/>usr</text:p>
      <text:p text:style-name="P2">root@AlexanderCoretchi:/# </text:p>
      <text:p text:style-name="P2">root@AlexanderCoretchi:/# <text:span text:style-name="T3">touch /etc/init.d/smsserver_ivr_1</text:span></text:p>
      <text:p text:style-name="P2">root@AlexanderCoretchi:/# </text:p>
      <text:p text:style-name="P2">root@AlexanderCoretchi:/# <text:span text:style-name="T3">chmod +x /etc/init.d/smsserver_ivr_1</text:span></text:p>
      <text:p text:style-name="P2">root@AlexanderCoretchi:/# </text:p>
      <text:p text:style-name="P2">root@AlexanderCoretchi:/# <text:span text:style-name="T3">nano /etc/init.d/smsserver_ivr_1</text:span></text:p>
      <text:p text:style-name="P2">root@AlexanderCoretchi:/# <text:span text:style-name="T3">nano /etc/init.d/smsserver_ivr_1</text:span></text:p>
      <text:p text:style-name="P2">root@AlexanderCoretchi:/# </text:p>
      <text:p text:style-name="P2">root@AlexanderCoretchi:/# <text:span text:style-name="T3">nano /etc/init.d/smsserver_ivr_1</text:span></text:p>
      <text:p text:style-name="P2">root@AlexanderCoretchi:/# <text:span text:style-name="T3">nano /etc/init.d/smsserver_ivr_1</text:span></text:p>
      <text:p text:style-name="P2"/>
      <text:p text:style-name="P2"/>
      <text:p text:style-name="P2">Use "fg" to return to nano.</text:p>
      <text:p text:style-name="P2"/>
      <text:p text:style-name="P2">[2]+ <text:s/>Stopped <text:s text:c="16"/>nano /etc/init.d/smsserver_ivr_1</text:p>
      <text:p text:style-name="P2">root@AlexanderCoretchi:/# <text:span text:style-name="T3">nano /etc/init.d/smsserver_ivr_1</text:span></text:p>
      <text:p text:style-name="P2">root@AlexanderCoretchi:/# </text:p>
      <text:p text:style-name="P2">root@AlexanderCoretchi:/# </text:p>
      <text:p text:style-name="P2">root@AlexanderCoretchi:/# <text:span text:style-name="T3">nano /etc/hosts</text:span></text:p>
      <text:p text:style-name="P2">root@AlexanderCoretchi:/# </text:p>
      <text:p text:style-name="P2">root@AlexanderCoretchi:/# </text:p>
      <text:p text:style-name="P2">root@AlexanderCoretchi:/# nano /etc/hosts</text:p>
      <text:p text:style-name="P2"/>
      <text:p text:style-name="P5"/>
      <text:p text:style-name="P5">----------------------------------------------------------------------------------------------------------------------------</text:p>
      <text:p text:style-name="P6"><text:span text:style-name="T1"><text:tab/></text:span>/<text:span text:style-name="T4">etc/hosts</text:span></text:p>
      <text:p text:style-name="P5"/>
      <text:p text:style-name="P5"><text:s text:c="45"/></text:p>
      <text:p text:style-name="P5"><text:tab/><text:tab/>127.0.0.1 <text:s text:c="6"/>localhost</text:p>
      <text:p text:style-name="P5"><text:tab/><text:tab/>127.0.1.1 <text:s text:c="6"/>AlexanderCoretchi</text:p>
      <text:p text:style-name="P5"/>
      <text:p text:style-name="P5"><text:tab/><text:tab/># The following lines are desirable for IPv6 capable hosts</text:p>
      <text:p text:style-name="P5"><text:tab/><text:tab/>::1 <text:s text:c="4"/>ip6-localhost ip6-loopback</text:p>
      <text:p text:style-name="P5"><text:tab/><text:tab/>fe00::0 ip6-localnet</text:p>
      <text:p text:style-name="P5"><text:tab/><text:tab/>ff00::0 ip6-mcastprefix</text:p>
      <text:p text:style-name="P5"><text:tab/><text:tab/>ff02::1 ip6-allnodes</text:p>
      <text:p text:style-name="P5"><text:tab/><text:tab/>ff02::2 ip6-allrouters</text:p>
      <text:p text:style-name="P4"/>
      <text:p text:style-name="P2">----------------------------------------------------------------------------------------------------------------------------</text:p>
      <text:p text:style-name="P2"/>
      <text:p text:style-name="P2">Use "fg" to return to nano.</text:p>
      <text:p text:style-name="P2"/>
      <text:p text:style-name="P2">[3]+ <text:s/>Stopped <text:s text:c="16"/>nano /etc/hosts</text:p>
      <text:p text:style-name="P2">root@AlexanderCoretchi:/# nano /etc/hosts</text:p>
      <text:p text:style-name="P2">root@AlexanderCoretchi:/# nano /etc/hosts</text:p>
      <text:p text:style-name="P2">root@AlexanderCoretchi:/# </text:p>
      <text:p text:style-name="P2">root@AlexanderCoretchi:/# </text:p>
      <text:p text:style-name="P2"><text:soft-page-break/>root@AlexanderCoretchi:/# <text:span text:style-name="T3">service network-manager restart</text:span></text:p>
      <text:p text:style-name="P2">root@AlexanderCoretchi:/# </text:p>
      <text:p text:style-name="P2">root@AlexanderCoretchi:/# </text:p>
      <text:p text:style-name="P2">root@AlexanderCoretchi:/# nano /etc/hosts</text:p>
      <text:p text:style-name="P2">root@AlexanderCoretchi:/# </text:p>
      <text:p text:style-name="P2">root@AlexanderCoretchi:/# </text:p>
      <text:p text:style-name="P2">root@AlexanderCoretchi:/# <text:span text:style-name="T3">systemctl enable smsserver_ivr_1</text:span></text:p>
      <text:p text:style-name="P2">smsserver_ivr_1.service is not a native service, redirecting to systemd-sysv-install.</text:p>
      <text:p text:style-name="P2">Executing: /lib/systemd/systemd-sysv-install enable smsserver_ivr_1</text:p>
      <text:p text:style-name="P2">root@AlexanderCoretchi:/# </text:p>
      <text:p text:style-name="P2">root@AlexanderCoretchi:/# </text:p>
      <text:p text:style-name="P2">root@AlexanderCoretchi:/# <text:span text:style-name="T3">systemctl enable smsserver_ivr_1</text:span></text:p>
      <text:p text:style-name="P2">smsserver_ivr_1.service is not a native service, redirecting to systemd-sysv-install.</text:p>
      <text:p text:style-name="P2">Executing: /lib/systemd/systemd-sysv-install enable smsserver_ivr_1</text:p>
      <text:p text:style-name="P2">root@AlexanderCoretchi:/# </text:p>
      <text:p text:style-name="P2">root@AlexanderCoretchi:/# </text:p>
      <text:p text:style-name="P2">root@AlexanderCoretchi:/# <text:span text:style-name="T3">ps ax | grep box</text:span></text:p>
      <text:p text:style-name="P2"><text:s text:c="3"/>2272 ? <text:s text:c="7"/>S <text:s text:c="5"/>0:00 /usr/share/skypeforlinux/skypeforlinux --type=zygote --no-zygote-sandbox --enable-crashpad --enable-crashpad</text:p>
      <text:p text:style-name="P2"><text:s text:c="3"/>2341 ? <text:s text:c="7"/>Sl <text:s text:c="4"/>0:30 /usr/share/skypeforlinux/skypeforlinux --type=utility --utility-sub-type=network.mojom.NetworkService --lang=en-US --service-sandbox-type=none --enable-crashpad --crashpad-handler-pid=2288 --enable-crash-reporter=19bd4447-3f2f-4dbb-ae23-0402f32b99fc,no_channel --user-data-dir=/home/alexander/.config/skypeforlinux --shared-files=v8_context_snapshot_data:100 --field-trial-handle=0,i,14134312257687879548,2506945513987701999,131072 --disable-features=SpareRendererForSitePerProcess --enable-crashpad</text:p>
      <text:p text:style-name="P2"><text:s text:c="3"/>2352 ? <text:s text:c="7"/>Sl <text:s text:c="4"/>6:42 /usr/share/skypeforlinux/skypeforlinux --type=renderer --enable-crashpad --crashpad-handler-pid=2288 --enable-crash-reporter=19bd4447-3f2f-4dbb-ae23-0402f32b99fc,no_channel --user-data-dir=/home/alexander/.config/skypeforlinux --app-path=/usr/share/skypeforlinux/resources/app.asar --no-sandbox --no-zygote --autoplay-policy=no-user-gesture-required --disable-background-timer-throttling --ms-disable-indexeddb-transaction-timeout --lang=en-US --num-raster-threads=2 --enable-main-frame-before-activation --renderer-client-id=4 --launch-time-ticks=122708616 --shared-files=v8_context_snapshot_data:100 --field-trial-handle=0,i,14134312257687879548,2506945513987701999,131072 --disable-features=SpareRendererForSitePerProcess --skype-process-type=Main --skype-window-id=__MAIN_ROOT_VIEW_ID__ --enable-crashpad</text:p>
      <text:p text:style-name="P2"><text:s text:c="3"/>2387 ? <text:s text:c="7"/>Sl <text:s text:c="4"/>0:00 /usr/share/skypeforlinux/skypeforlinux --type=utility --utility-sub-type=audio.mojom.AudioService --lang=en-US --service-sandbox-type=none --enable-crashpad --crashpad-handler-pid=2288 --enable-crash-reporter=19bd4447-3f2f-4dbb-ae23-0402f32b99fc,no_channel --user-data-dir=/home/alexander/.config/skypeforlinux --shared-files=v8_context_snapshot_data:100 --field-trial-handle=0,i,14134312257687879548,2506945513987701999,131072 --disable-features=SpareRendererForSitePerProcess --enable-crashpad</text:p>
      <text:p text:style-name="P2"><text:s text:c="3"/>2999 ? <text:s text:c="7"/>Sl <text:s text:c="4"/>0:00 /usr/lib/firefox/firefox -contentproc -parentBuildID 20220623063721 -sandboxingKind 1 -prefsLen 36726 -prefMapSize 218447 -appDir /usr/lib/firefox/browser 2662 true utility</text:p>
      <text:p text:style-name="P2"><text:s text:c="2"/>36618 pts/0 <text:s text:c="3"/>S+ <text:s text:c="4"/>0:00 grep --color=auto box</text:p>
      <text:p text:style-name="P2">root@AlexanderCoretchi:/# </text:p>
      <text:p text:style-name="P2">root@AlexanderCoretchi:/# </text:p>
      <text:p text:style-name="P2"><text:soft-page-break/>root@AlexanderCoretchi:/# <text:span text:style-name="T3">/etc/init.d/smsserver_ivr_1 stop</text:span></text:p>
      <text:p text:style-name="P2">Stopping KANNEL gateway: Smsbox and Bearerbox.</text:p>
      <text:p text:style-name="P2">root@AlexanderCoretchi:/# </text:p>
      <text:p text:style-name="P2">root@AlexanderCoretchi:/# <text:span text:style-name="T3">ps ax | grep box</text:span></text:p>
      <text:p text:style-name="P2"><text:s text:c="3"/>2272 ? <text:s text:c="7"/>S <text:s text:c="5"/>0:00 /usr/share/skypeforlinux/skypeforlinux --type=zygote --no-zygote-sandbox --enable-crashpad --enable-crashpad</text:p>
      <text:p text:style-name="P2"><text:s text:c="3"/>2341 ? <text:s text:c="7"/>Sl <text:s text:c="4"/>0:30 /usr/share/skypeforlinux/skypeforlinux --type=utility --utility-sub-type=network.mojom.NetworkService --lang=en-US --service-sandbox-type=none --enable-crashpad --crashpad-handler-pid=2288 --enable-crash-reporter=19bd4447-3f2f-4dbb-ae23-0402f32b99fc,no_channel --user-data-dir=/home/alexander/.config/skypeforlinux --shared-files=v8_context_snapshot_data:100 --field-trial-handle=0,i,14134312257687879548,2506945513987701999,131072 --disable-features=SpareRendererForSitePerProcess --enable-crashpad</text:p>
      <text:p text:style-name="P2"><text:s text:c="3"/>2352 ? <text:s text:c="7"/>Sl <text:s text:c="4"/>6:43 /usr/share/skypeforlinux/skypeforlinux --type=renderer --enable-crashpad --crashpad-handler-pid=2288 --enable-crash-reporter=19bd4447-3f2f-4dbb-ae23-0402f32b99fc,no_channel --user-data-dir=/home/alexander/.config/skypeforlinux --app-path=/usr/share/skypeforlinux/resources/app.asar --no-sandbox --no-zygote --autoplay-policy=no-user-gesture-required --disable-background-timer-throttling --ms-disable-indexeddb-transaction-timeout --lang=en-US --num-raster-threads=2 --enable-main-frame-before-activation --renderer-client-id=4 --launch-time-ticks=122708616 --shared-files=v8_context_snapshot_data:100 --field-trial-handle=0,i,14134312257687879548,2506945513987701999,131072 --disable-features=SpareRendererForSitePerProcess --skype-process-type=Main --skype-window-id=__MAIN_ROOT_VIEW_ID__ --enable-crashpad</text:p>
      <text:p text:style-name="P2"><text:s text:c="3"/>2387 ? <text:s text:c="7"/>Sl <text:s text:c="4"/>0:00 /usr/share/skypeforlinux/skypeforlinux --type=utility --utility-sub-type=audio.mojom.AudioService --lang=en-US --service-sandbox-type=none --enable-crashpad --crashpad-handler-pid=2288 --enable-crash-reporter=19bd4447-3f2f-4dbb-ae23-0402f32b99fc,no_channel --user-data-dir=/home/alexander/.config/skypeforlinux --shared-files=v8_context_snapshot_data:100 --field-trial-handle=0,i,14134312257687879548,2506945513987701999,131072 --disable-features=SpareRendererForSitePerProcess --enable-crashpad</text:p>
      <text:p text:style-name="P2"><text:s text:c="3"/>2999 ? <text:s text:c="7"/>Sl <text:s text:c="4"/>0:00 /usr/lib/firefox/firefox -contentproc -parentBuildID 20220623063721 -sandboxingKind 1 -prefsLen 36726 -prefMapSize 218447 -appDir /usr/lib/firefox/browser 2662 true utility</text:p>
      <text:p text:style-name="P2"><text:s text:c="2"/>36629 pts/0 <text:s text:c="3"/>S+ <text:s text:c="4"/>0:00 grep --color=auto box</text:p>
      <text:p text:style-name="P2">root@AlexanderCoretchi:/# </text:p>
      <text:p text:style-name="P2">root@AlexanderCoretchi:/# </text:p>
      <text:p text:style-name="P2">root@AlexanderCoretchi:/# </text:p>
      <text:p text:style-name="P2">root@AlexanderCoretchi:/# </text:p>
      <text:p text:style-name="P2">root@AlexanderCoretchi:/# </text:p>
      <text:p text:style-name="P2">root@AlexanderCoretchi:/# </text:p>
      <text:p text:style-name="P2">root@AlexanderCoretchi:/# <text:span text:style-name="T3">systemctl status smsserver_ivr_1</text:span></text:p>
      <text:p text:style-name="P2">● smsserver_ivr_1.service - LSB: ...</text:p>
      <text:p text:style-name="P2"><text:s text:c="5"/>Loaded: loaded (/etc/init.d/smsserver_ivr_1; generated)</text:p>
      <text:p text:style-name="P2"><text:s text:c="5"/>Active: inactive (dead)</text:p>
      <text:p text:style-name="P2"><text:s text:c="7"/>Docs: man:systemd-sysv-generator(8)</text:p>
      <text:p text:style-name="P2">root@AlexanderCoretchi:/# </text:p>
      <text:p text:style-name="P2">root@AlexanderCoretchi:/# </text:p>
      <text:p text:style-name="P2">root@AlexanderCoretchi:/# </text:p>
      <text:p text:style-name="P2">root@AlexanderCoretchi:/# <text:span text:style-name="T3">systemctl start smsserver_ivr_1</text:span></text:p>
      <text:p text:style-name="P2"><text:soft-page-break/>root@AlexanderCoretchi:/# </text:p>
      <text:p text:style-name="P2">root@AlexanderCoretchi:/# </text:p>
      <text:p text:style-name="P2">root@AlexanderCoretchi:/# <text:span text:style-name="T3">systemctl status smsserver_ivr_1</text:span></text:p>
      <text:p text:style-name="P2">● smsserver_ivr_1.service - LSB: ...</text:p>
      <text:p text:style-name="P2"><text:s text:c="5"/>Loaded: loaded (/etc/init.d/smsserver_ivr_1; generated)</text:p>
      <text:p text:style-name="P2"><text:s text:c="5"/>Active: <text:span text:style-name="T5">active </text:span>(running) since Wed 2022-07-27 14:27:30 EEST; 9s ago</text:p>
      <text:p text:style-name="P2"><text:s text:c="7"/>Docs: man:systemd-sysv-generator(8)</text:p>
      <text:p text:style-name="P2"><text:s text:c="4"/>Process: 36903 ExecStart=/etc/init.d/smsserver_ivr_1 start (code=exited, status=0/SUCCESS)</text:p>
      <text:p text:style-name="P2"><text:s text:c="6"/>Tasks: 23 (limit: 9304)</text:p>
      <text:p text:style-name="P2"><text:s text:c="5"/>Memory: 7.7M</text:p>
      <text:p text:style-name="P2"><text:s text:c="5"/>CGroup: /system.slice/smsserver_ivr_1.service</text:p>
      <text:p text:style-name="P2"><text:s text:c="13"/>├─36905 /opt/kannel_ivr_1/sbin/run_kannel_box --pidfile /var/run/kannel_ivr_1/kannel_be&gt;</text:p>
      <text:p text:style-name="P2"><text:s text:c="13"/>├─36907 /opt/kannel_ivr_1/sbin/bearerbox -v 4 --user kannel --parachute /etc/kannel_ivr&gt;</text:p>
      <text:p text:style-name="P2"><text:s text:c="13"/>├─36908 /opt/kannel_ivr_1/sbin/bearerbox -v 4 --user kannel --parachute /etc/kannel_ivr&gt;</text:p>
      <text:p text:style-name="P2"><text:s text:c="13"/>├─36918 /opt/kannel_ivr_1/sbin/run_kannel_box --pidfile /var/run/kannel_ivr_1/kannel_sm&gt;</text:p>
      <text:p text:style-name="P2"><text:s text:c="13"/>├─36919 /opt/kannel_ivr_1/sbin/smsbox -v 4 --user kannel --parachute /etc/kannel_ivr_1/&gt;</text:p>
      <text:p text:style-name="P2"><text:s text:c="13"/>└─36920 /opt/kannel_ivr_1/sbin/smsbox -v 4 --user kannel --parachute /etc/kannel_ivr_1/&gt;</text:p>
      <text:p text:style-name="P2"/>
      <text:p text:style-name="P2">Jul 27 14:27:25 AlexanderCoretchi systemd[1]: Starting LSB: ......</text:p>
      <text:p text:style-name="P2">Jul 27 14:27:30 AlexanderCoretchi smsserver_ivr_1[36903]: Starting KANNEL gateway: bearerbox smsbox.</text:p>
      <text:p text:style-name="P2">Jul 27 14:27:30 AlexanderCoretchi systemd[1]: Started LSB: ....</text:p>
      <text:p text:style-name="P2">lines 1-18/18 (END)</text:p>
      <text:p text:style-name="P2"/>
      <text:p text:style-name="P2"/>
      <text:p text:style-name="P2">root@AlexanderCoretchi:/# </text:p>
      <text:p text:style-name="P2">root@AlexanderCoretchi:/# <text:span text:style-name="T3">ps ax | grep box</text:span></text:p>
      <text:p text:style-name="P2"><text:s text:c="3"/>2272 ? <text:s text:c="7"/>S <text:s text:c="5"/>0:00 /usr/share/skypeforlinux/skypeforlinux --type=zygote --no-zygote-sandbox --enable-crashpad --enable-crashpad</text:p>
      <text:p text:style-name="P2"><text:s text:c="3"/>2341 ? <text:s text:c="7"/>Sl <text:s text:c="4"/>0:30 /usr/share/skypeforlinux/skypeforlinux --type=utility --utility-sub-type=network.mojom.NetworkService --lang=en-US --service-sandbox-type=none --enable-crashpad --crashpad-handler-pid=2288 --enable-crash-reporter=19bd4447-3f2f-4dbb-ae23-0402f32b99fc,no_channel --user-data-dir=/home/alexander/.config/skypeforlinux --shared-files=v8_context_snapshot_data:100 --field-trial-handle=0,i,14134312257687879548,2506945513987701999,131072 --disable-features=SpareRendererForSitePerProcess --enable-crashpad</text:p>
      <text:p text:style-name="P2"><text:s text:c="3"/>2352 ? <text:s text:c="7"/>Sl <text:s text:c="4"/>6:51 /usr/share/skypeforlinux/skypeforlinux --type=renderer --enable-crashpad --crashpad-handler-pid=2288 --enable-crash-reporter=19bd4447-3f2f-4dbb-ae23-0402f32b99fc,no_channel --user-data-dir=/home/alexander/.config/skypeforlinux --app-path=/usr/share/skypeforlinux/resources/app.asar --no-sandbox --no-zygote --autoplay-policy=no-user-gesture-required --disable-background-timer-throttling --ms-disable-indexeddb-transaction-timeout --lang=en-US --num-raster-threads=2 --enable-main-frame-before-activation --renderer-client-id=4 --launch-time-ticks=122708616 --shared-files=v8_context_snapshot_data:100 --field-trial-handle=0,i,14134312257687879548,2506945513987701999,131072 --disable-features=SpareRendererForSitePerProcess --skype-process-type=Main --skype-window-id=__MAIN_ROOT_VIEW_ID__ --enable-crashpad</text:p>
      <text:p text:style-name="P2"><text:s text:c="3"/>2387 ? <text:s text:c="7"/>Sl <text:s text:c="4"/>0:00 /usr/share/skypeforlinux/skypeforlinux --type=utility --utility-sub-type=audio.mojom.AudioService --lang=en-US --service-sandbox-type=none --enable-crashpad --crashpad-handler-pid=2288 --enable-crash-reporter=19bd4447-3f2f-4dbb-ae23-<text:soft-page-break/>0402f32b99fc,no_channel --user-data-dir=/home/alexander/.config/skypeforlinux --shared-files=v8_context_snapshot_data:100 --field-trial-handle=0,i,14134312257687879548,2506945513987701999,131072 --disable-features=SpareRendererForSitePerProcess --enable-crashpad</text:p>
      <text:p text:style-name="P2"><text:s text:c="3"/>2999 ? <text:s text:c="7"/>Sl <text:s text:c="4"/>0:00 /usr/lib/firefox/firefox -contentproc -parentBuildID 20220623063721 -sandboxingKind 1 -prefsLen 36726 -prefMapSize 218447 -appDir /usr/lib/firefox/browser 2662 true utility</text:p>
      <text:p text:style-name="P2"><text:s text:c="2"/>36905 ? <text:s text:c="7"/>Ss <text:s text:c="4"/>0:00 /opt/kannel_ivr_1/sbin/run_kannel_box --pidfile /var/run/kannel_ivr_1/kannel_bearerbox.pid /opt/kannel_ivr_1/sbin/bearerbox --user kannel --parachute /etc/kannel_ivr_1/kannel.conf</text:p>
      <text:p text:style-name="P2"><text:s text:c="2"/>36907 ? <text:s text:c="7"/>S <text:s text:c="5"/>0:00 /opt/kannel_ivr_1/sbin/bearerbox -v 4 --user kannel --parachute /etc/kannel_ivr_1/kannel.conf</text:p>
      <text:p text:style-name="P2"><text:s text:c="2"/>36908 ? <text:s text:c="7"/>Sl <text:s text:c="4"/>0:00 /opt/kannel_ivr_1/sbin/bearerbox -v 4 --user kannel --parachute /etc/kannel_ivr_1/kannel.conf</text:p>
      <text:p text:style-name="P2"><text:s text:c="2"/>36918 ? <text:s text:c="7"/>Ss <text:s text:c="4"/>0:00 /opt/kannel_ivr_1/sbin/run_kannel_box --pidfile /var/run/kannel_ivr_1/kannel_smsbox.pid /opt/kannel_ivr_1/sbin/smsbox --user kannel --parachute /etc/kannel_ivr_1/kannel.conf</text:p>
      <text:p text:style-name="P2"><text:s text:c="2"/>36919 ? <text:s text:c="7"/>S <text:s text:c="5"/>0:00 /opt/kannel_ivr_1/sbin/smsbox -v 4 --user kannel --parachute /etc/kannel_ivr_1/kannel.conf</text:p>
      <text:p text:style-name="P2"><text:s text:c="2"/>36920 ? <text:s text:c="7"/>Sl <text:s text:c="4"/>0:00 /opt/kannel_ivr_1/sbin/smsbox -v 4 --user kannel --parachute /etc/kannel_ivr_1/kannel.conf</text:p>
      <text:p text:style-name="P2"><text:s text:c="2"/>36942 pts/0 <text:s text:c="3"/>S+ <text:s text:c="4"/>0:00 grep --color=auto box</text:p>
      <text:p text:style-name="P2">root@AlexanderCoretchi:/# </text:p>
      <text:p text:style-name="P2">root@AlexanderCoretchi:/# </text:p>
      <text:p text:style-name="P2">root@AlexanderCoretchi:/# service smsserver_ivr_1 status</text:p>
      <text:p text:style-name="P2">● smsserver_ivr_1.service - LSB: ...</text:p>
      <text:p text:style-name="P2"><text:s text:c="5"/>Loaded: loaded (/etc/init.d/smsserver_ivr_1; generated)</text:p>
      <text:p text:style-name="P2"><text:s text:c="5"/>Active: <text:span text:style-name="T5">active</text:span> (running) since Wed 2022-07-27 14:27:30 EEST; 2min 35s ago</text:p>
      <text:p text:style-name="P2"><text:s text:c="7"/>Docs: man:systemd-sysv-generator(8)</text:p>
      <text:p text:style-name="P2"><text:s text:c="4"/>Process: 36903 ExecStart=/etc/init.d/smsserver_ivr_1 start (code=exited, status=0/SUCCESS)</text:p>
      <text:p text:style-name="P2"><text:s text:c="6"/>Tasks: 23 (limit: 9304)</text:p>
      <text:p text:style-name="P2"><text:s text:c="5"/>Memory: 7.7M</text:p>
      <text:p text:style-name="P2"><text:s text:c="5"/>CGroup: /system.slice/smsserver_ivr_1.service</text:p>
      <text:p text:style-name="P2"><text:s text:c="13"/>├─36905 /opt/kannel_ivr_1/sbin/run_kannel_box --pidfile /var/run/kannel_ivr_1/kannel_be&gt;</text:p>
      <text:p text:style-name="P2"><text:s text:c="13"/>├─36907 /opt/kannel_ivr_1/sbin/bearerbox -v 4 --user kannel --parachute /etc/kannel_ivr&gt;</text:p>
      <text:p text:style-name="P2"><text:s text:c="13"/>├─36908 /opt/kannel_ivr_1/sbin/bearerbox -v 4 --user kannel --parachute /etc/kannel_ivr&gt;</text:p>
      <text:p text:style-name="P2"><text:s text:c="13"/>├─36918 /opt/kannel_ivr_1/sbin/run_kannel_box --pidfile /var/run/kannel_ivr_1/kannel_sm&gt;</text:p>
      <text:p text:style-name="P2"><text:s text:c="13"/>├─36919 /opt/kannel_ivr_1/sbin/smsbox -v 4 --user kannel --parachute /etc/kannel_ivr_1/&gt;</text:p>
      <text:p text:style-name="P2"><text:s text:c="13"/>└─36920 /opt/kannel_ivr_1/sbin/smsbox -v 4 --user kannel --parachute /etc/kannel_ivr_1/&gt;</text:p>
      <text:p text:style-name="P2"/>
      <text:p text:style-name="P2">Jul 27 14:27:25 AlexanderCoretchi systemd[1]: Starting LSB: ......</text:p>
      <text:p text:style-name="P2">Jul 27 14:27:30 AlexanderCoretchi smsserver_ivr_1[36903]: Starting KANNEL gateway: bearerbox smsbox.</text:p>
      <text:p text:style-name="P2">Jul 27 14:27:30 AlexanderCoretchi systemd[1]: Started LSB: ....</text:p>
      <text:p text:style-name="P2"/>
      <text:p text:style-name="P2">[5]+ <text:s/>Stopped <text:s text:c="16"/>service smsserver_ivr_1 status</text:p>
      <text:p text:style-name="P2">root@AlexanderCoretchi:/# </text:p>
      <text:p text:style-name="P2">root@AlexanderCoretchi:/# </text:p>
      <text:p text:style-name="P2"/>
      <text:p text:style-name="P2"><text:soft-page-break/>root@AlexanderCoretchi:/# </text:p>
      <text:p text:style-name="P2">root@AlexanderCoretchi:/# <text:span text:style-name="T3">curl -s "http://localhost:13000/status?password=kadmin"</text:span></text:p>
      <text:p text:style-name="P2">Kannel bearerbox version `1.4.5'.</text:p>
      <text:p text:style-name="P2">Build `Jul 26 2022 17:34:05', compiler `9.4.0'.</text:p>
      <text:p text:style-name="P2">System Linux, release 5.15.0-41-generic, version #44~20.04.1-Ubuntu SMP Fri Jun 24 13:27:29 UTC 2022, machine x86_64.</text:p>
      <text:p text:style-name="P2">Hostname AlexanderCoretchi, IP 127.0.1.1.</text:p>
      <text:p text:style-name="P2">Libxml version 2.9.14.</text:p>
      <text:p text:style-name="P2">Using OpenSSL 1.1.1f <text:s/>31 Mar 2020.</text:p>
      <text:p text:style-name="P2">Compiled with MySQL 8.0.29, using MySQL 8.0.29.</text:p>
      <text:p text:style-name="P2">Using native malloc.</text:p>
      <text:p text:style-name="P2"/>
      <text:p text:style-name="P2"/>
      <text:p text:style-name="P2">Status: running, uptime 0d 0h 8m 1s</text:p>
      <text:p text:style-name="P2"/>
      <text:p text:style-name="P2">WDP: received 0 (0 queued), sent 0 (0 queued)</text:p>
      <text:p text:style-name="P2"/>
      <text:p text:style-name="P2">SMS: received 0 (0 queued), sent 0 (0 queued), store size -1</text:p>
      <text:p text:style-name="P2">SMS: inbound (0.00,0.00,0.00) msg/sec, outbound (0.00,0.00,0.00) msg/sec</text:p>
      <text:p text:style-name="P2"/>
      <text:p text:style-name="P2">DLR: received 0, sent 0</text:p>
      <text:p text:style-name="P2">DLR: inbound (0.00,0.00,0.00) msg/sec, outbound (0.00,0.00,0.00) msg/sec</text:p>
      <text:p text:style-name="P2">DLR: 0 queued, using internal storage</text:p>
      <text:p text:style-name="P2"/>
      <text:p text:style-name="P2">Box connections:</text:p>
      <text:p text:style-name="P2"><text:s text:c="4"/>smsbox:Beep_SMSBOX, IP 127.0.0.1 (0 queued), (on-line 0d 0h 7m 56s) <text:s/></text:p>
      <text:p text:style-name="P2"/>
      <text:p text:style-name="P2"/>
      <text:p text:style-name="P2">SMSC connections:</text:p>
      <text:p text:style-name="P2"><text:s text:c="4"/>BeepCall[BeepCall] <text:s text:c="3"/>SMPP:127.0.0.1:5016/5016:beep: (re-connecting, rcvd: sms 0 (0.00,0.00,0.00) / dlr 0 (0.00,0.00,0.00), sent: sms 0 (0.00,0.00,0.00) / dlr 0 (0.00,0.00,0.00), failed 0, queued 0 msgs)</text:p>
      <text:p text:style-name="P2"/>
      <text:p text:style-name="P2"/>
      <text:p text:style-name="P2">root@AlexanderCoretchi:/# </text:p>
      <text:p text:style-name="P2">root@AlexanderCoretchi:/# </text:p>
      <text:p text:style-name="P2"/>
      <text:p text:style-name="P2"/>
      <text:p text:style-name="P2"/>
      <text:p text:style-name="P7">Asterisk</text:p>
      <text:p text:style-name="P7"/>
      <text:p text:style-name="P8">root@AlexanderCoretchi:~# </text:p>
      <text:p text:style-name="P8">root@AlexanderCoretchi:~# </text:p>
      <text:p text:style-name="P8">root@AlexanderCoretchi:~# <text:span text:style-name="T3">apt-get update</text:span></text:p>
      <text:p text:style-name="P8">Hit:1 http://md.archive.ubuntu.com/ubuntu focal InRelease</text:p>
      <text:p text:style-name="P8">Hit:2 http://md.archive.ubuntu.com/ubuntu focal-updates InRelease <text:s text:c="3"/></text:p>
      <text:p text:style-name="P8">Hit:3 http://md.archive.ubuntu.com/ubuntu focal-backports InRelease <text:s/></text:p>
      <text:p text:style-name="P8">Get:4 http://security.ubuntu.com/ubuntu focal-security InRelease [114 kB] <text:s text:c="26"/></text:p>
      <text:p text:style-name="P8">Hit:5 https://repo.skype.com/deb stable InRelease <text:s text:c="50"/></text:p>
      <text:p text:style-name="P8"><text:soft-page-break/>Hit:6 http://ppa.launchpad.net/ondrej/php/ubuntu focal InRelease <text:s text:c="35"/></text:p>
      <text:p text:style-name="P8">Hit:7 http://repo.percona.com/prel/apt focal InRelease <text:s text:c="45"/></text:p>
      <text:p text:style-name="P8">Hit:8 http://repo.percona.com/ps-80/apt focal InRelease <text:s text:c="20"/></text:p>
      <text:p text:style-name="P8">Hit:9 http://repo.percona.com/tools/apt focal InRelease <text:s text:c="20"/></text:p>
      <text:p text:style-name="P8">Get:10 http://security.ubuntu.com/ubuntu focal-security/main amd64 DEP-11 Metadata [40.7 kB]</text:p>
      <text:p text:style-name="P8">Get:11 http://security.ubuntu.com/ubuntu focal-security/universe amd64 DEP-11 Metadata [66.9 kB] <text:s text:c="3"/></text:p>
      <text:p text:style-name="P8">Get:12 http://security.ubuntu.com/ubuntu focal-security/multiverse amd64 DEP-11 Metadata [2,464 B]</text:p>
      <text:p text:style-name="P8">Hit:13 https://download.keydb.dev/open-source-dist focal InRelease <text:s text:c="29"/></text:p>
      <text:p text:style-name="P8">Fetched 224 kB in 1s (212 kB/s)</text:p>
      <text:p text:style-name="P8">Reading package lists... Done</text:p>
      <text:p text:style-name="P8">N: Skipping acquire of configured file 'main/binary-i386/Packages' as repository 'https://download.keydb.dev/open-source-dist focal InRelease' doesn't support architecture 'i386'</text:p>
      <text:p text:style-name="P8">root@AlexanderCoretchi:~# </text:p>
      <text:p text:style-name="P8">root@AlexanderCoretchi:~# </text:p>
      <text:p text:style-name="P8">root@AlexanderCoretchi:~# </text:p>
      <text:p text:style-name="P8">root@AlexanderCoretchi:~# <text:span text:style-name="T3">apt-get install dahdi dahdi-dkms dahdi-linux dahdi-source</text:span></text:p>
      <text:p text:style-name="P8">Reading package lists... Done</text:p>
      <text:p text:style-name="P8">Building dependency tree <text:s text:c="6"/></text:p>
      <text:p text:style-name="P8">Reading state information... Done</text:p>
      <text:p text:style-name="P8">The following package was automatically installed and is no longer required:</text:p>
      <text:p text:style-name="P8"><text:s text:c="2"/>libfwupdplugin1</text:p>
      <text:p text:style-name="P8">Use 'sudo apt autoremove' to remove it.</text:p>
      <text:p text:style-name="P8">The following additional packages will be installed:</text:p>
      <text:p text:style-name="P8"><text:s text:c="2"/>dctrl-tools dkms fxload gawk libtonezone2.0 module-assistant</text:p>
      <text:p text:style-name="P8">Suggested packages:</text:p>
      <text:p text:style-name="P8"><text:s text:c="2"/>debtags menu gawk-doc</text:p>
      <text:p text:style-name="P8">The following NEW packages will be installed:</text:p>
      <text:p text:style-name="P8"><text:s text:c="2"/>dahdi dahdi-dkms dahdi-linux dahdi-source dctrl-tools dkms fxload gawk libtonezone2.0</text:p>
      <text:p text:style-name="P8"><text:s text:c="2"/>module-assistant</text:p>
      <text:p text:style-name="P8">0 upgraded, 10 newly installed, 0 to remove and 3 not upgraded.</text:p>
      <text:p text:style-name="P8">Need to get 2,707 kB of archives.</text:p>
      <text:p text:style-name="P8">After this operation, 11.4 MB of additional disk space will be used.</text:p>
      <text:p text:style-name="P8">Do you want to continue? [Y/n] y</text:p>
      <text:p text:style-name="P8">Get:1 http://md.archive.ubuntu.com/ubuntu focal/main amd64 dctrl-tools amd64 2.24-3 [61.5 kB]</text:p>
      <text:p text:style-name="P8">Get:2 http://md.archive.ubuntu.com/ubuntu focal-updates/main amd64 dkms all 2.8.1-5ubuntu2 [66.8 kB]</text:p>
      <text:p text:style-name="P8">Get:3 http://md.archive.ubuntu.com/ubuntu focal/main amd64 gawk amd64 1:5.0.1+dfsg-1 [418 kB]</text:p>
      <text:p text:style-name="P8">Get:4 http://md.archive.ubuntu.com/ubuntu focal/universe amd64 libtonezone2.0 amd64 1:3.0.0-1 [13.7 kB]</text:p>
      <text:p text:style-name="P8">Get:5 http://md.archive.ubuntu.com/ubuntu focal/universe amd64 fxload amd64 0.0.20081013-1ubuntu2 [15.6 kB]</text:p>
      <text:p text:style-name="P8">Get:6 http://md.archive.ubuntu.com/ubuntu focal-updates/universe amd64 dahdi-dkms all 1:2.11.1~dfsg-1ubuntu6.3 [738 kB]</text:p>
      <text:p text:style-name="P8">Get:7 http://md.archive.ubuntu.com/ubuntu focal/universe amd64 module-assistant all 0.11.10 [90.3 kB]</text:p>
      <text:p text:style-name="P8">Get:8 http://md.archive.ubuntu.com/ubuntu focal-updates/universe amd64 dahdi-source all 1:2.11.1~dfsg-1ubuntu6.3 [905 kB]</text:p>
      <text:p text:style-name="P8">Get:9 http://md.archive.ubuntu.com/ubuntu focal-updates/universe amd64 dahdi-linux all 1:2.11.1~dfsg-1ubuntu6.3 [66.4 kB]</text:p>
      <text:p text:style-name="P8"><text:soft-page-break/>Get:10 http://md.archive.ubuntu.com/ubuntu focal/universe amd64 dahdi amd64 1:3.0.0-1 [332 kB]</text:p>
      <text:p text:style-name="P8">Fetched 2,707 kB in 2s (1,663 kB/s)</text:p>
      <text:p text:style-name="P8">Selecting previously unselected package dctrl-tools.</text:p>
      <text:p text:style-name="P8">(Reading database ... 198029 files and directories currently installed.)</text:p>
      <text:p text:style-name="P8">Preparing to unpack .../0-dctrl-tools_2.24-3_amd64.deb ...</text:p>
      <text:p text:style-name="P8">Unpacking dctrl-tools (2.24-3) ...</text:p>
      <text:p text:style-name="P8">Selecting previously unselected package dkms.</text:p>
      <text:p text:style-name="P8">Preparing to unpack .../1-dkms_2.8.1-5ubuntu2_all.deb ...</text:p>
      <text:p text:style-name="P8">Unpacking dkms (2.8.1-5ubuntu2) ...</text:p>
      <text:p text:style-name="P8">Selecting previously unselected package gawk.</text:p>
      <text:p text:style-name="P8">Preparing to unpack .../2-gawk_1%3a5.0.1+dfsg-1_amd64.deb ...</text:p>
      <text:p text:style-name="P8">Unpacking gawk (1:5.0.1+dfsg-1) ...</text:p>
      <text:p text:style-name="P8">Selecting previously unselected package libtonezone2.0:amd64.</text:p>
      <text:p text:style-name="P8">Preparing to unpack .../3-libtonezone2.0_1%3a3.0.0-1_amd64.deb ...</text:p>
      <text:p text:style-name="P8">Unpacking libtonezone2.0:amd64 (1:3.0.0-1) ...</text:p>
      <text:p text:style-name="P8">Selecting previously unselected package fxload.</text:p>
      <text:p text:style-name="P8">Preparing to unpack .../4-fxload_0.0.20081013-1ubuntu2_amd64.deb ...</text:p>
      <text:p text:style-name="P8">Unpacking fxload (0.0.20081013-1ubuntu2) ...</text:p>
      <text:p text:style-name="P8">Selecting previously unselected package dahdi-dkms.</text:p>
      <text:p text:style-name="P8">Preparing to unpack .../5-dahdi-dkms_1%3a2.11.1~dfsg-1ubuntu6.3_all.deb ...</text:p>
      <text:p text:style-name="P8">Unpacking dahdi-dkms (1:2.11.1~dfsg-1ubuntu6.3) ...</text:p>
      <text:p text:style-name="P8">Selecting previously unselected package module-assistant.</text:p>
      <text:p text:style-name="P8">Preparing to unpack .../6-module-assistant_0.11.10_all.deb ...</text:p>
      <text:p text:style-name="P8">Unpacking module-assistant (0.11.10) ...</text:p>
      <text:p text:style-name="P8">Selecting previously unselected package dahdi-source.</text:p>
      <text:p text:style-name="P8">Preparing to unpack .../7-dahdi-source_1%3a2.11.1~dfsg-1ubuntu6.3_all.deb ...</text:p>
      <text:p text:style-name="P8">Unpacking dahdi-source (1:2.11.1~dfsg-1ubuntu6.3) ...</text:p>
      <text:p text:style-name="P8">Selecting previously unselected package dahdi-linux.</text:p>
      <text:p text:style-name="P8">Preparing to unpack .../8-dahdi-linux_1%3a2.11.1~dfsg-1ubuntu6.3_all.deb ...</text:p>
      <text:p text:style-name="P8">Unpacking dahdi-linux (1:2.11.1~dfsg-1ubuntu6.3) ...</text:p>
      <text:p text:style-name="P8">Selecting previously unselected package dahdi.</text:p>
      <text:p text:style-name="P8">Preparing to unpack .../9-dahdi_1%3a3.0.0-1_amd64.deb ...</text:p>
      <text:p text:style-name="P8">Unpacking dahdi (1:3.0.0-1) ...</text:p>
      <text:p text:style-name="P8">Setting up gawk (1:5.0.1+dfsg-1) ...</text:p>
      <text:p text:style-name="P8">Setting up fxload (0.0.20081013-1ubuntu2) ...</text:p>
      <text:p text:style-name="P8">Setting up module-assistant (0.11.10) ...</text:p>
      <text:p text:style-name="P8">Setting up libtonezone2.0:amd64 (1:3.0.0-1) ...</text:p>
      <text:p text:style-name="P8">Setting up dctrl-tools (2.24-3) ...</text:p>
      <text:p text:style-name="P8">Setting up dahdi-source (1:2.11.1~dfsg-1ubuntu6.3) ...</text:p>
      <text:p text:style-name="P8">Setting up dkms (2.8.1-5ubuntu2) ...</text:p>
      <text:p text:style-name="P8">Setting up dahdi-linux (1:2.11.1~dfsg-1ubuntu6.3) ...</text:p>
      <text:p text:style-name="P8">Setting up dahdi (1:3.0.0-1) ...</text:p>
      <text:p text:style-name="P8">Setting up dahdi-dkms (1:2.11.1~dfsg-1ubuntu6.3) ...</text:p>
      <text:p text:style-name="P8">Loading new dahdi-2.11.1~dfsg-1ubuntu6.3 DKMS files...</text:p>
      <text:p text:style-name="P8">Building for 5.15.0-41-generic</text:p>
      <text:p text:style-name="P8">Building for architecture x86_64</text:p>
      <text:p text:style-name="P8">Building initial module for 5.15.0-41-generic</text:p>
      <text:p text:style-name="P8">Can't load /var/lib/shim-signed/mok/.rnd into RNG</text:p>
      <text:p text:style-name="P8"><text:soft-page-break/>140227148121408:error:2406F079:random number generator:RAND_load_file:Cannot open file:../crypto/rand/randfile.c:98:Filename=/var/lib/shim-signed/mok/.rnd</text:p>
      <text:p text:style-name="P8">Generating a RSA private key</text:p>
      <text:p text:style-name="P8">.+++++</text:p>
      <text:p text:style-name="P8">............................................+++++</text:p>
      <text:p text:style-name="P8">writing new private key to '/var/lib/shim-signed/mok/MOK.priv'</text:p>
      <text:p text:style-name="P8">-----</text:p>
      <text:p text:style-name="P8">Secure Boot not enabled on this system.</text:p>
      <text:p text:style-name="P8">Done.</text:p>
      <text:p text:style-name="P8"/>
      <text:p text:style-name="P8">dahdi_dummy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_dynamic_eth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_dynamic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_dynamic_loc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_echocan_jpah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_echocan_kb1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oft-page-break/><text:s/>- Installation</text:p>
      <text:p text:style-name="P8"><text:s text:c="3"/>- Installing to /lib/modules/5.15.0-41-generic/updates/dkms/</text:p>
      <text:p text:style-name="P8"/>
      <text:p text:style-name="P8">dahdi_echocan_mg2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_echocan_sec2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_echocan_sec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_transcode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pciradio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tor2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oft-page-break/><text:s/>- Installation</text:p>
      <text:p text:style-name="P8"><text:s text:c="3"/>- Installing to /lib/modules/5.15.0-41-generic/updates/dkms/</text:p>
      <text:p text:style-name="P8"/>
      <text:p text:style-name="P8">wcb4xxp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wcfxo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wct1xxp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wct4xxp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wctc4xxp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wctdm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wctdm24xxp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oft-page-break/><text:s/>- Installation</text:p>
      <text:p text:style-name="P8"><text:s text:c="3"/>- Installing to /lib/modules/5.15.0-41-generic/updates/dkms/</text:p>
      <text:p text:style-name="P8"/>
      <text:p text:style-name="P8">wcte11xp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wcte12xp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xpd_fxo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xpd_fxs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xpd_pri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xpp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xpp_usb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oft-page-break/><text:s/>- Installation</text:p>
      <text:p text:style-name="P8"><text:s text:c="3"/>- Installing to /lib/modules/5.15.0-41-generic/updates/dkms/</text:p>
      <text:p text:style-name="P8"/>
      <text:p text:style-name="P8">xpd_bri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_voicebus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opvxa1200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_echocan_oslec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ahdi_vpmadt032_loader.ko:</text:p>
      <text:p text:style-name="P8">Running module version sanity check.</text:p>
      <text:p text:style-name="P8"><text:s/>- Original module</text:p>
      <text:p text:style-name="P8"><text:s text:c="3"/>- No original module exists within this kernel</text:p>
      <text:p text:style-name="P8"><text:s/>- Installation</text:p>
      <text:p text:style-name="P8"><text:s text:c="3"/>- Installing to /lib/modules/5.15.0-41-generic/updates/dkms/</text:p>
      <text:p text:style-name="P8"/>
      <text:p text:style-name="P8">depmod...............</text:p>
      <text:p text:style-name="P8"/>
      <text:p text:style-name="P8">DKMS: install completed.</text:p>
      <text:p text:style-name="P8">Processing triggers for systemd (245.4-4ubuntu3.17) ...</text:p>
      <text:p text:style-name="P8">Processing triggers for man-db (2.9.1-1) ...</text:p>
      <text:p text:style-name="P8">Processing triggers for doc-base (0.10.9) ...</text:p>
      <text:p text:style-name="P8">Processing 3 added doc-base files...</text:p>
      <text:p text:style-name="P8">Processing triggers for libc-bin (2.31-0ubuntu9.9) ...</text:p>
      <text:p text:style-name="P8">root@AlexanderCoretchi:~# </text:p>
      <text:p text:style-name="P8">root@AlexanderCoretchi:~# </text:p>
      <text:p text:style-name="P8">root@AlexanderCoretchi:~# </text:p>
      <text:p text:style-name="P8"><text:soft-page-break/>root@AlexanderCoretchi:~# </text:p>
      <text:p text:style-name="P8">root@AlexanderCoretchi:~# </text:p>
      <text:p text:style-name="P8">root@AlexanderCoretchi:~# </text:p>
      <text:p text:style-name="P8">root@AlexanderCoretchi:~# <text:span text:style-name="T3">apt-get install libpri-dev libpri1.4</text:span></text:p>
      <text:p text:style-name="P8">Reading package lists... Done</text:p>
      <text:p text:style-name="P8">Building dependency tree <text:s text:c="6"/></text:p>
      <text:p text:style-name="P8">Reading state information... Done</text:p>
      <text:p text:style-name="P8">The following package was automatically installed and is no longer required:</text:p>
      <text:p text:style-name="P8"><text:s text:c="2"/>libfwupdplugin1</text:p>
      <text:p text:style-name="P8">Use 'sudo apt autoremove' to remove it.</text:p>
      <text:p text:style-name="P8">The following NEW packages will be installed:</text:p>
      <text:p text:style-name="P8"><text:s text:c="2"/>libpri-dev libpri1.4</text:p>
      <text:p text:style-name="P8">0 upgraded, 2 newly installed, 0 to remove and 3 not upgraded.</text:p>
      <text:p text:style-name="P8">Need to get 358 kB of archives.</text:p>
      <text:p text:style-name="P8">After this operation, 1,509 kB of additional disk space will be used.</text:p>
      <text:p text:style-name="P8">Get:1 http://md.archive.ubuntu.com/ubuntu focal/universe amd64 libpri1.4 amd64 1.6.0-1 [166 kB]</text:p>
      <text:p text:style-name="P8">Get:2 http://md.archive.ubuntu.com/ubuntu focal/universe amd64 libpri-dev amd64 1.6.0-1 [192 kB]</text:p>
      <text:p text:style-name="P8">Fetched 358 kB in 0s (1,562 kB/s) <text:s text:c="2"/></text:p>
      <text:p text:style-name="P8">Selecting previously unselected package libpri1.4.</text:p>
      <text:p text:style-name="P8">(Reading database ... 198770 files and directories currently installed.)</text:p>
      <text:p text:style-name="P8">Preparing to unpack .../libpri1.4_1.6.0-1_amd64.deb ...</text:p>
      <text:p text:style-name="P8">Unpacking libpri1.4 (1.6.0-1) ...</text:p>
      <text:p text:style-name="P8">Selecting previously unselected package libpri-dev.</text:p>
      <text:p text:style-name="P8">Preparing to unpack .../libpri-dev_1.6.0-1_amd64.deb ...</text:p>
      <text:p text:style-name="P8">Unpacking libpri-dev (1.6.0-1) ...</text:p>
      <text:p text:style-name="P8">Setting up libpri1.4 (1.6.0-1) ...</text:p>
      <text:p text:style-name="P8">Setting up libpri-dev (1.6.0-1) ...</text:p>
      <text:p text:style-name="P8">Processing triggers for libc-bin (2.31-0ubuntu9.9) ...</text:p>
      <text:p text:style-name="P8">root@AlexanderCoretchi:~# </text:p>
      <text:p text:style-name="P8">root@AlexanderCoretchi:~# </text:p>
      <text:p text:style-name="P8">root@AlexanderCoretchi:~# </text:p>
      <text:p text:style-name="P8">root@AlexanderCoretchi:~# </text:p>
      <text:p text:style-name="P8">root@AlexanderCoretchi:~# ll /dev/dahdi</text:p>
      <text:p text:style-name="P8">ls: cannot access '/dev/dahdi': No such file or directory</text:p>
      <text:p text:style-name="P8">root@AlexanderCoretchi:~# </text:p>
      <text:p text:style-name="P8">root@AlexanderCoretchi:~# </text:p>
      <text:p text:style-name="P8">root@AlexanderCoretchi:~# touch /etc/init.d/dahdi</text:p>
      <text:p text:style-name="P8">root@AlexanderCoretchi:~# touch /etc/init.d/dahdi</text:p>
      <text:p text:style-name="P8">root@AlexanderCoretchi:~# </text:p>
      <text:p text:style-name="P8">root@AlexanderCoretchi:~# </text:p>
      <text:p text:style-name="P8">root@AlexanderCoretchi:~# cd /etc/init.d/dahdi</text:p>
      <text:p text:style-name="P8">bash: cd: /etc/init.d/dahdi: Not a directory</text:p>
      <text:p text:style-name="P8">root@AlexanderCoretchi:~# cd /etc/init.d</text:p>
      <text:p text:style-name="P8">root@AlexanderCoretchi:/etc/init.d# ls</text:p>
      <text:p text:style-name="P8">acpid <text:s text:c="15"/>cups-browsed <text:s text:c="6"/>nginx <text:s text:c="23"/>smsserver_ivr_1</text:p>
      <text:p text:style-name="P8">alsa-utils <text:s text:c="10"/>dahdi <text:s text:c="13"/>openvpn <text:s text:c="21"/>speech-dispatcher</text:p>
      <text:p text:style-name="P8">anacron <text:s text:c="13"/>dbus <text:s text:c="14"/>php7.4-fpm <text:s text:c="18"/>spice-vdagent</text:p>
      <text:p text:style-name="P8">apache2 <text:s text:c="13"/>gdm3 <text:s text:c="14"/>plymouth <text:s text:c="20"/>udev</text:p>
      <text:p text:style-name="P8">apache-htcacheclean <text:s/>grub-common <text:s text:c="7"/>plymouth-log <text:s text:c="16"/>ufw</text:p>
      <text:p text:style-name="P8"><text:soft-page-break/>apparmor <text:s text:c="12"/>hwclock.sh <text:s text:c="8"/>pppd-dns <text:s text:c="20"/>unattended-upgrades</text:p>
      <text:p text:style-name="P8">apport <text:s text:c="14"/>irqbalance <text:s text:c="8"/>privoxy <text:s text:c="21"/>uuidd</text:p>
      <text:p text:style-name="P8">avahi-daemon <text:s text:c="8"/>kerneloops <text:s text:c="8"/>procps <text:s text:c="22"/>whoopsie</text:p>
      <text:p text:style-name="P8">bluetooth <text:s text:c="11"/>keyboard-setup.sh <text:s/>pulseaudio-enable-autospawn <text:s/>x11-common</text:p>
      <text:p text:style-name="P8">console-setup.sh <text:s text:c="4"/>kmod <text:s text:c="14"/>rsync</text:p>
      <text:p text:style-name="P8">cron <text:s text:c="16"/>mysql <text:s text:c="13"/>rsyslog</text:p>
      <text:p text:style-name="P8">cups <text:s text:c="16"/>network-manager <text:s text:c="3"/>saned</text:p>
      <text:p text:style-name="P8">root@AlexanderCoretchi:/etc/init.d# </text:p>
      <text:p text:style-name="P8">root@AlexanderCoretchi:/etc/init.d# </text:p>
      <text:p text:style-name="P8">root@AlexanderCoretchi:/etc/init.d# cd</text:p>
      <text:p text:style-name="P8">root@AlexanderCoretchi:~# </text:p>
      <text:p text:style-name="P8">root@AlexanderCoretchi:~# </text:p>
      <text:p text:style-name="P8">root@AlexanderCoretchi:~# chmod +x /etc/init.d/dahdi</text:p>
      <text:p text:style-name="P8">root@AlexanderCoretchi:~# </text:p>
      <text:p text:style-name="P8">root@AlexanderCoretchi:~# nano /etc/init.d/dahdi</text:p>
      <text:p text:style-name="P8">root@AlexanderCoretchi:~# </text:p>
      <text:p text:style-name="P8">root@AlexanderCoretchi:~# </text:p>
      <text:p text:style-name="P8">root@AlexanderCoretchi:~# /etc/init.d/dahdi start</text:p>
      <text:p text:style-name="P8">Loading DAHDI hardware modules:</text:p>
      <text:p text:style-name="P8"/>
      <text:p text:style-name="P8">/usr/sbin/dahdi_span_assignments: Missing '/etc/dahdi/assigned-spans.conf'</text:p>
      <text:p text:style-name="P8">Running dahdi_cfg: done.</text:p>
      <text:p text:style-name="P8">root@AlexanderCoretchi:~# <text:span text:style-name="T3">lsmod | grep dahdi</text:span></text:p>
      <text:p text:style-name="P8">dahdi <text:s text:c="16"/>258048 <text:s/>0</text:p>
      <text:p text:style-name="P8">root@AlexanderCoretchi:~# </text:p>
      <text:p text:style-name="P8">root@AlexanderCoretchi:~# </text:p>
      <text:p text:style-name="P8">root@AlexanderCoretchi:~# </text:p>
      <text:p text:style-name="P8">root@AlexanderCoretchi:~# <text:span text:style-name="T3">ll /dev/dahdi/</text:span></text:p>
      <text:p text:style-name="P8">total 0</text:p>
      <text:p text:style-name="P8">drwxr-xr-x <text:s/>2 root root <text:s text:c="5"/>120 Jul 27 16:00 ./</text:p>
      <text:p text:style-name="P8">drwxr-xr-x 20 root root <text:s text:c="4"/>4300 Jul 27 16:00 ../</text:p>
      <text:p text:style-name="P8">crw-rw---- <text:s/>1 root root 196, 254 Jul 27 16:00 channel</text:p>
      <text:p text:style-name="P8">crw-rw---- <text:s/>1 root root 196, <text:s text:c="2"/>0 Jul 27 16:00 ctl</text:p>
      <text:p text:style-name="P8">crw-rw---- <text:s/>1 root root 196, 255 Jul 27 16:00 pseudo</text:p>
      <text:p text:style-name="P8">crw-rw---- <text:s/>1 root root 196, 253 Jul 27 16:00 timer</text:p>
      <text:p text:style-name="P8">root@AlexanderCoretchi:~# </text:p>
      <text:p text:style-name="P8">root@AlexanderCoretchi:~# </text:p>
      <text:p text:style-name="P8">root@AlexanderCoretchi:~# <text:span text:style-name="T3">apt-get install sngrep git wget curl autoconf automake subversion build-essential uuid-dev</text:span></text:p>
      <text:p text:style-name="P8">Reading package lists... Done</text:p>
      <text:p text:style-name="P8">Building dependency tree <text:s text:c="6"/></text:p>
      <text:p text:style-name="P8">Reading state information... Done</text:p>
      <text:p text:style-name="P8">autoconf is already the newest version (2.69-11.1).</text:p>
      <text:p text:style-name="P8">autoconf set to manually installed.</text:p>
      <text:p text:style-name="P8">automake is already the newest version (1:1.16.1-4ubuntu6).</text:p>
      <text:p text:style-name="P8">automake set to manually installed.</text:p>
      <text:p text:style-name="P8">build-essential is already the newest version (12.8ubuntu1.1).</text:p>
      <text:p text:style-name="P8">curl is already the newest version (7.68.0-1ubuntu2.12).</text:p>
      <text:p text:style-name="P8">wget is already the newest version (1.20.3-1ubuntu2).</text:p>
      <text:p text:style-name="P8"><text:soft-page-break/>wget set to manually installed.</text:p>
      <text:p text:style-name="P8">The following package was automatically installed and is no longer required:</text:p>
      <text:p text:style-name="P8"><text:s text:c="2"/>libfwupdplugin1</text:p>
      <text:p text:style-name="P8">Use 'sudo apt autoremove' to remove it.</text:p>
      <text:p text:style-name="P8">Suggested packages:</text:p>
      <text:p text:style-name="P8"><text:s text:c="2"/>git-daemon-run | git-daemon-sysvinit git-doc git-el git-email git-gui gitk gitweb git-cvs</text:p>
      <text:p text:style-name="P8"><text:s text:c="2"/>git-mediawiki git-svn db5.3-util libapache2-mod-svn subversion-tools</text:p>
      <text:p text:style-name="P8">The following NEW packages will be installed:</text:p>
      <text:p text:style-name="P8"><text:s text:c="2"/>git git-man liberror-perl libserf-1-1 libsvn1 libutf8proc2 sngrep subversion uuid-dev</text:p>
      <text:p text:style-name="P8">0 upgraded, 9 newly installed, 0 to remove and 3 not upgraded.</text:p>
      <text:p text:style-name="P8">Need to get 7,760 kB of archives.</text:p>
      <text:p text:style-name="P8">After this operation, 48.7 MB of additional disk space will be used.</text:p>
      <text:p text:style-name="P8">Get:1 http://md.archive.ubuntu.com/ubuntu focal/main amd64 liberror-perl all 0.17029-1 [26.5 kB]</text:p>
      <text:p text:style-name="P8">Get:2 http://md.archive.ubuntu.com/ubuntu focal-updates/main amd64 git-man all 1:2.25.1-1ubuntu3.5 [886 kB]</text:p>
      <text:p text:style-name="P8">Get:3 http://md.archive.ubuntu.com/ubuntu focal-updates/main amd64 git amd64 1:2.25.1-1ubuntu3.5 [4,557 kB]</text:p>
      <text:p text:style-name="P8">Get:4 http://md.archive.ubuntu.com/ubuntu focal/universe amd64 libserf-1-1 amd64 1.3.9-8build1 [45.2 kB]</text:p>
      <text:p text:style-name="P8">Get:5 http://md.archive.ubuntu.com/ubuntu focal/universe amd64 libutf8proc2 amd64 2.5.0-1 [50.0 kB]</text:p>
      <text:p text:style-name="P8">Get:6 http://md.archive.ubuntu.com/ubuntu focal-updates/universe amd64 libsvn1 amd64 1.13.0-3ubuntu0.2 [1,260 kB]</text:p>
      <text:p text:style-name="P8">Get:7 http://md.archive.ubuntu.com/ubuntu focal/universe amd64 sngrep amd64 1.4.6-2 [78.1 kB]</text:p>
      <text:p text:style-name="P8">Get:8 http://md.archive.ubuntu.com/ubuntu focal-updates/universe amd64 subversion amd64 1.13.0-3ubuntu0.2 [824 kB]</text:p>
      <text:p text:style-name="P8">Get:9 http://md.archive.ubuntu.com/ubuntu focal-updates/main amd64 uuid-dev amd64 2.34-0.1ubuntu9.3 [33.6 kB]</text:p>
      <text:p text:style-name="P8">Fetched 7,760 kB in 2s (3,192 kB/s) </text:p>
      <text:p text:style-name="P8">Selecting previously unselected package liberror-perl.</text:p>
      <text:p text:style-name="P8">(Reading database ... 198781 files and directories currently installed.)</text:p>
      <text:p text:style-name="P8">Preparing to unpack .../0-liberror-perl_0.17029-1_all.deb ...</text:p>
      <text:p text:style-name="P8">Unpacking liberror-perl (0.17029-1) ...</text:p>
      <text:p text:style-name="P8">Selecting previously unselected package git-man.</text:p>
      <text:p text:style-name="P8">Preparing to unpack .../1-git-man_1%3a2.25.1-1ubuntu3.5_all.deb ...</text:p>
      <text:p text:style-name="P8">Unpacking git-man (1:2.25.1-1ubuntu3.5) ...</text:p>
      <text:p text:style-name="P8">Selecting previously unselected package git.</text:p>
      <text:p text:style-name="P8">Preparing to unpack .../2-git_1%3a2.25.1-1ubuntu3.5_amd64.deb ...</text:p>
      <text:p text:style-name="P8">Unpacking git (1:2.25.1-1ubuntu3.5) ...</text:p>
      <text:p text:style-name="P8">Selecting previously unselected package libserf-1-1:amd64.</text:p>
      <text:p text:style-name="P8">Preparing to unpack .../3-libserf-1-1_1.3.9-8build1_amd64.deb ...</text:p>
      <text:p text:style-name="P8">Unpacking libserf-1-1:amd64 (1.3.9-8build1) ...</text:p>
      <text:p text:style-name="P8">Selecting previously unselected package libutf8proc2:amd64.</text:p>
      <text:p text:style-name="P8">Preparing to unpack .../4-libutf8proc2_2.5.0-1_amd64.deb ...</text:p>
      <text:p text:style-name="P8">Unpacking libutf8proc2:amd64 (2.5.0-1) ...</text:p>
      <text:p text:style-name="P8">Selecting previously unselected package libsvn1:amd64.</text:p>
      <text:p text:style-name="P8">Preparing to unpack .../5-libsvn1_1.13.0-3ubuntu0.2_amd64.deb ...</text:p>
      <text:p text:style-name="P8">Unpacking libsvn1:amd64 (1.13.0-3ubuntu0.2) ...</text:p>
      <text:p text:style-name="P8">Selecting previously unselected package sngrep.</text:p>
      <text:p text:style-name="P8"><text:soft-page-break/>Preparing to unpack .../6-sngrep_1.4.6-2_amd64.deb ...</text:p>
      <text:p text:style-name="P8">Unpacking sngrep (1.4.6-2) ...</text:p>
      <text:p text:style-name="P8">Selecting previously unselected package subversion.</text:p>
      <text:p text:style-name="P8">Preparing to unpack .../7-subversion_1.13.0-3ubuntu0.2_amd64.deb ...</text:p>
      <text:p text:style-name="P8">Unpacking subversion (1.13.0-3ubuntu0.2) ...</text:p>
      <text:p text:style-name="P8">Selecting previously unselected package uuid-dev:amd64.</text:p>
      <text:p text:style-name="P8">Preparing to unpack .../8-uuid-dev_2.34-0.1ubuntu9.3_amd64.deb ...</text:p>
      <text:p text:style-name="P8">Unpacking uuid-dev:amd64 (2.34-0.1ubuntu9.3) ...</text:p>
      <text:p text:style-name="P8">Setting up libutf8proc2:amd64 (2.5.0-1) ...</text:p>
      <text:p text:style-name="P8">Setting up libserf-1-1:amd64 (1.3.9-8build1) ...</text:p>
      <text:p text:style-name="P8">Setting up liberror-perl (0.17029-1) ...</text:p>
      <text:p text:style-name="P8">Setting up uuid-dev:amd64 (2.34-0.1ubuntu9.3) ...</text:p>
      <text:p text:style-name="P8">Setting up git-man (1:2.25.1-1ubuntu3.5) ...</text:p>
      <text:p text:style-name="P8">Setting up sngrep (1.4.6-2) ...</text:p>
      <text:p text:style-name="P8">Setting up libsvn1:amd64 (1.13.0-3ubuntu0.2) ...</text:p>
      <text:p text:style-name="P8">Setting up subversion (1.13.0-3ubuntu0.2) ...</text:p>
      <text:p text:style-name="P8">Setting up git (1:2.25.1-1ubuntu3.5) ...</text:p>
      <text:p text:style-name="P8">Processing triggers for man-db (2.9.1-1) ...</text:p>
      <text:p text:style-name="P8">Processing triggers for libc-bin (2.31-0ubuntu9.9) ...</text:p>
      <text:p text:style-name="P8">root@AlexanderCoretchi:~# </text:p>
      <text:p text:style-name="P8">root@AlexanderCoretchi:~# </text:p>
      <text:p text:style-name="P8">root@AlexanderCoretchi:~# </text:p>
      <text:p text:style-name="P8">root@AlexanderCoretchi:~# <text:span text:style-name="T3">apt-get install libtonezone-dev libtonezone2.0 libedit-dev libedit2</text:span> libcurl4-openssl-dev</text:p>
      <text:p text:style-name="P8">Reading package lists... Done</text:p>
      <text:p text:style-name="P8">Building dependency tree <text:s text:c="6"/></text:p>
      <text:p text:style-name="P8">Reading state information... Done</text:p>
      <text:p text:style-name="P8">libedit2 is already the newest version (3.1-20191231-1).</text:p>
      <text:p text:style-name="P8">libedit2 set to manually installed.</text:p>
      <text:p text:style-name="P8">libtonezone2.0 is already the newest version (1:3.0.0-1).</text:p>
      <text:p text:style-name="P8">libtonezone2.0 set to manually installed.</text:p>
      <text:p text:style-name="P8">The following package was automatically installed and is no longer required:</text:p>
      <text:p text:style-name="P8"><text:s text:c="2"/>libfwupdplugin1</text:p>
      <text:p text:style-name="P8">Use 'sudo apt autoremove' to remove it.</text:p>
      <text:p text:style-name="P8">The following additional packages will be installed:</text:p>
      <text:p text:style-name="P8"><text:s text:c="2"/>libbsd-dev</text:p>
      <text:p text:style-name="P8">Suggested packages:</text:p>
      <text:p text:style-name="P8"><text:s text:c="2"/>libcurl4-doc libidn11-dev libkrb5-dev libldap2-dev librtmp-dev libssh2-1-dev</text:p>
      <text:p text:style-name="P8">The following NEW packages will be installed:</text:p>
      <text:p text:style-name="P8"><text:s text:c="2"/>libbsd-dev libcurl4-openssl-dev libedit-dev libtonezone-dev</text:p>
      <text:p text:style-name="P8">0 upgraded, 4 newly installed, 0 to remove and 3 not upgraded.</text:p>
      <text:p text:style-name="P8">Need to get 603 kB of archives.</text:p>
      <text:p text:style-name="P8">After this operation, 3,028 kB of additional disk space will be used.</text:p>
      <text:p text:style-name="P8">Do you want to continue? [Y/n] y</text:p>
      <text:p text:style-name="P8">Get:1 http://md.archive.ubuntu.com/ubuntu focal/main amd64 libbsd-dev amd64 0.10.0-1 [164 kB]</text:p>
      <text:p text:style-name="P8">Get:2 http://md.archive.ubuntu.com/ubuntu focal-updates/main amd64 libcurl4-openssl-dev amd64 7.68.0-1ubuntu2.12 [322 kB]</text:p>
      <text:p text:style-name="P8">Get:3 http://md.archive.ubuntu.com/ubuntu focal/main amd64 libedit-dev amd64 3.1-20191231-1 [106 kB]</text:p>
      <text:p text:style-name="P8"><text:soft-page-break/>Get:4 http://md.archive.ubuntu.com/ubuntu focal/universe amd64 libtonezone-dev amd64 1:3.0.0-1 [11.8 kB]</text:p>
      <text:p text:style-name="P8">Fetched 603 kB in 1s (729 kB/s) <text:s text:c="12"/></text:p>
      <text:p text:style-name="P8">Selecting previously unselected package libbsd-dev:amd64.</text:p>
      <text:p text:style-name="P8">(Reading database ... 199861 files and directories currently installed.)</text:p>
      <text:p text:style-name="P8">Preparing to unpack .../libbsd-dev_0.10.0-1_amd64.deb ...</text:p>
      <text:p text:style-name="P8">Unpacking libbsd-dev:amd64 (0.10.0-1) ...</text:p>
      <text:p text:style-name="P8">Selecting previously unselected package libcurl4-openssl-dev:amd64.</text:p>
      <text:p text:style-name="P8">Preparing to unpack .../libcurl4-openssl-dev_7.68.0-1ubuntu2.12_amd64.deb ...</text:p>
      <text:p text:style-name="P8">Unpacking libcurl4-openssl-dev:amd64 (7.68.0-1ubuntu2.12) ...</text:p>
      <text:p text:style-name="P8">Selecting previously unselected package libedit-dev:amd64.</text:p>
      <text:p text:style-name="P8">Preparing to unpack .../libedit-dev_3.1-20191231-1_amd64.deb ...</text:p>
      <text:p text:style-name="P8">Unpacking libedit-dev:amd64 (3.1-20191231-1) ...</text:p>
      <text:p text:style-name="P8">Selecting previously unselected package libtonezone-dev:amd64.</text:p>
      <text:p text:style-name="P8">Preparing to unpack .../libtonezone-dev_1%3a3.0.0-1_amd64.deb ...</text:p>
      <text:p text:style-name="P8">Unpacking libtonezone-dev:amd64 (1:3.0.0-1) ...</text:p>
      <text:p text:style-name="P8">Setting up libcurl4-openssl-dev:amd64 (7.68.0-1ubuntu2.12) ...</text:p>
      <text:p text:style-name="P8">Setting up libtonezone-dev:amd64 (1:3.0.0-1) ...</text:p>
      <text:p text:style-name="P8">Setting up libbsd-dev:amd64 (0.10.0-1) ...</text:p>
      <text:p text:style-name="P8">Setting up libedit-dev:amd64 (3.1-20191231-1) ...</text:p>
      <text:p text:style-name="P8">Processing triggers for man-db (2.9.1-1) ...</text:p>
      <text:p text:style-name="P8">root@AlexanderCoretchi:~# </text:p>
      <text:p text:style-name="P8">root@AlexanderCoretchi:~# </text:p>
      <text:p text:style-name="P8">root@AlexanderCoretchi:~# </text:p>
      <text:p text:style-name="P8">root@AlexanderCoretchi:~# </text:p>
      <text:p text:style-name="P8">root@AlexanderCoretchi:~# <text:span text:style-name="T3">apt-get install libnewt-dev libssl-dev libjansson-dev libncurses5-dev</text:span> libsqlite3-dev libxml2-dev libxml2-dev</text:p>
      <text:p text:style-name="P8">Reading package lists... Done</text:p>
      <text:p text:style-name="P8">Building dependency tree <text:s text:c="6"/></text:p>
      <text:p text:style-name="P8">Reading state information... Done</text:p>
      <text:p text:style-name="P8">libsqlite3-dev is already the newest version (3.31.1-4ubuntu0.3).</text:p>
      <text:p text:style-name="P8">libssl-dev is already the newest version (1.1.1f-1ubuntu2.16).</text:p>
      <text:p text:style-name="P8">libssl-dev set to manually installed.</text:p>
      <text:p text:style-name="P8">libxml2-dev is already the newest version (2.9.14+dfsg-0+ubuntu20.04.1+deb.sury.org+1).</text:p>
      <text:p text:style-name="P8">The following package was automatically installed and is no longer required:</text:p>
      <text:p text:style-name="P8"><text:s text:c="2"/>libfwupdplugin1</text:p>
      <text:p text:style-name="P8">Use 'sudo apt autoremove' to remove it.</text:p>
      <text:p text:style-name="P8">The following NEW packages will be installed:</text:p>
      <text:p text:style-name="P8"><text:s text:c="2"/>libjansson-dev libncurses5-dev libnewt-dev libpng-dev libpng-tools libslang2-dev</text:p>
      <text:p text:style-name="P8">0 upgraded, 6 newly installed, 0 to remove and 3 not upgraded.</text:p>
      <text:p text:style-name="P8">Need to get 693 kB of archives.</text:p>
      <text:p text:style-name="P8">After this operation, 3,672 kB of additional disk space will be used.</text:p>
      <text:p text:style-name="P8">Get:1 http://md.archive.ubuntu.com/ubuntu focal/main amd64 libjansson-dev amd64 2.12-1build1 [30.3 kB]</text:p>
      <text:p text:style-name="P8">Get:2 http://md.archive.ubuntu.com/ubuntu focal/main amd64 libncurses5-dev amd64 6.2-0ubuntu2 [976 B]</text:p>
      <text:p text:style-name="P8">Get:3 http://md.archive.ubuntu.com/ubuntu focal/main amd64 libpng-dev amd64 1.6.37-2 [175 kB]</text:p>
      <text:p text:style-name="P8">Get:4 http://md.archive.ubuntu.com/ubuntu focal/main amd64 libslang2-dev amd64 2.3.2-4 [396 kB]</text:p>
      <text:p text:style-name="P8"><text:soft-page-break/>Get:5 http://md.archive.ubuntu.com/ubuntu focal/main amd64 libnewt-dev amd64 0.52.21-4ubuntu2 [64.3 kB]</text:p>
      <text:p text:style-name="P8">Get:6 http://md.archive.ubuntu.com/ubuntu focal/main amd64 libpng-tools amd64 1.6.37-2 [26.1 kB]</text:p>
      <text:p text:style-name="P8">Fetched 693 kB in 1s (1,167 kB/s) <text:s text:c="6"/></text:p>
      <text:p text:style-name="P8">Selecting previously unselected package libjansson-dev:amd64.</text:p>
      <text:p text:style-name="P8">(Reading database ... 200203 files and directories currently installed.)</text:p>
      <text:p text:style-name="P8">Preparing to unpack .../0-libjansson-dev_2.12-1build1_amd64.deb ...</text:p>
      <text:p text:style-name="P8">Unpacking libjansson-dev:amd64 (2.12-1build1) ...</text:p>
      <text:p text:style-name="P8">Selecting previously unselected package libncurses5-dev:amd64.</text:p>
      <text:p text:style-name="P8">Preparing to unpack .../1-libncurses5-dev_6.2-0ubuntu2_amd64.deb ...</text:p>
      <text:p text:style-name="P8">Unpacking libncurses5-dev:amd64 (6.2-0ubuntu2) ...</text:p>
      <text:p text:style-name="P8">Selecting previously unselected package libpng-dev:amd64.</text:p>
      <text:p text:style-name="P8">Preparing to unpack .../2-libpng-dev_1.6.37-2_amd64.deb ...</text:p>
      <text:p text:style-name="P8">Unpacking libpng-dev:amd64 (1.6.37-2) ...</text:p>
      <text:p text:style-name="P8">Selecting previously unselected package libslang2-dev:amd64.</text:p>
      <text:p text:style-name="P8">Preparing to unpack .../3-libslang2-dev_2.3.2-4_amd64.deb ...</text:p>
      <text:p text:style-name="P8">Unpacking libslang2-dev:amd64 (2.3.2-4) ...</text:p>
      <text:p text:style-name="P8">Selecting previously unselected package libnewt-dev:amd64.</text:p>
      <text:p text:style-name="P8">Preparing to unpack .../4-libnewt-dev_0.52.21-4ubuntu2_amd64.deb ...</text:p>
      <text:p text:style-name="P8">Unpacking libnewt-dev:amd64 (0.52.21-4ubuntu2) ...</text:p>
      <text:p text:style-name="P8">Selecting previously unselected package libpng-tools.</text:p>
      <text:p text:style-name="P8">Preparing to unpack .../5-libpng-tools_1.6.37-2_amd64.deb ...</text:p>
      <text:p text:style-name="P8">Unpacking libpng-tools (1.6.37-2) ...</text:p>
      <text:p text:style-name="P8">Setting up libpng-tools (1.6.37-2) ...</text:p>
      <text:p text:style-name="P8">Setting up libpng-dev:amd64 (1.6.37-2) ...</text:p>
      <text:p text:style-name="P8">Setting up libncurses5-dev:amd64 (6.2-0ubuntu2) ...</text:p>
      <text:p text:style-name="P8">Setting up libjansson-dev:amd64 (2.12-1build1) ...</text:p>
      <text:p text:style-name="P8">Setting up libslang2-dev:amd64 (2.3.2-4) ...</text:p>
      <text:p text:style-name="P8">Setting up libnewt-dev:amd64 (0.52.21-4ubuntu2) ...</text:p>
      <text:p text:style-name="P8">Processing triggers for man-db (2.9.1-1) ...</text:p>
      <text:p text:style-name="P8">root@AlexanderCoretchi:~# </text:p>
      <text:p text:style-name="P8">root@AlexanderCoretchi:~# </text:p>
      <text:p text:style-name="P8"/>
      <text:p text:style-name="P8">root@AlexanderCoretchi:~# </text:p>
      <text:p text:style-name="P8">root@AlexanderCoretchi:~# </text:p>
      <text:p text:style-name="P8">root@AlexanderCoretchi:~# cd /usr/local/src/</text:p>
      <text:p text:style-name="P8">root@AlexanderCoretchi:/usr/local/src# </text:p>
      <text:p text:style-name="P8">root@AlexanderCoretchi:/usr/local/src# wget http://downloads.asterisk.org/pub/telephony/asterisk/asterisk-16-current.tar.gz</text:p>
      <text:p text:style-name="P8">--2022-07-27 16:18:55-- <text:s/>http://downloads.asterisk.org/pub/telephony/asterisk/asterisk-16-current.tar.gz</text:p>
      <text:p text:style-name="P8">Resolving downloads.asterisk.org (downloads.asterisk.org)... 170.249.154.172</text:p>
      <text:p text:style-name="P8">Connecting to downloads.asterisk.org (downloads.asterisk.org)|170.249.154.172|:80... connected.</text:p>
      <text:p text:style-name="P8">HTTP request sent, awaiting response... 200 OK</text:p>
      <text:p text:style-name="P8">Length: 28014649 (27M) [application/x-gzip]</text:p>
      <text:p text:style-name="P8">Saving to: ‘asterisk-16-current.tar.gz’</text:p>
      <text:p text:style-name="P8"/>
      <text:p text:style-name="P8">asterisk-16-current.tar.g 100%[==================================&gt;] <text:s/>26.72M <text:s text:c="2"/>906KB/s <text:s text:c="3"/>in 62s <text:s text:c="4"/></text:p>
      <text:p text:style-name="P8"/>
      <text:p text:style-name="P8"><text:soft-page-break/>2022-07-27 16:19:58 (440 KB/s) - ‘asterisk-16-current.tar.gz’ saved [28014649/28014649]</text:p>
      <text:p text:style-name="P8"/>
      <text:p text:style-name="P8">root@AlexanderCoretchi:/usr/local/src# </text:p>
      <text:p text:style-name="P8">root@AlexanderCoretchi:/usr/local/src# </text:p>
      <text:p text:style-name="P8">root@AlexanderCoretchi:/usr/local/src# tar -zxvf asterisk-16-current.tar.gz</text:p>
      <text:p text:style-name="P8">asterisk-16.27.0/</text:p>
      <text:p text:style-name="P8">asterisk-16.27.0/.cleancount</text:p>
      <text:p text:style-name="P8">asterisk-16.27.0/.gitignore</text:p>
      <text:p text:style-name="P8">asterisk-16.27.0/.gitreview</text:p>
      <text:p text:style-name="P8">asterisk-16.27.0/.lastclean</text:p>
      <text:p text:style-name="P8">asterisk-16.27.0/.version</text:p>
      <text:p text:style-name="P8">asterisk-16.27.0/BSDmakefile</text:p>
      <text:p text:style-name="P8">asterisk-16.27.0/BUGS</text:p>
      <text:p text:style-name="P8">asterisk-16.27.0/CHANGES</text:p>
      <text:p text:style-name="P8">asterisk-16.27.0/COPYING</text:p>
      <text:p text:style-name="P8">asterisk-16.27.0/CREDITS</text:p>
      <text:p text:style-name="P8">asterisk-16.27.0/ChangeLog</text:p>
      <text:p text:style-name="P8">asterisk-16.27.0/LICENSE</text:p>
      <text:p text:style-name="P8">asterisk-16.27.0/Makefile</text:p>
      <text:p text:style-name="P8">asterisk-16.27.0/Makefile.moddir_rules</text:p>
      <text:p text:style-name="P8">asterisk-16.27.0/Makefile.rules</text:p>
      <text:p text:style-name="P8">asterisk-16.27.0/README-SERIOUSLY.bestpractices.md</text:p>
      <text:p text:style-name="P8">asterisk-16.27.0/README-addons.txt</text:p>
      <text:p text:style-name="P8">asterisk-16.27.0/README.md</text:p>
      <text:p text:style-name="P8">asterisk-16.27.0/UPGRADE.txt</text:p>
      <text:p text:style-name="P8">asterisk-16.27.0/Zaptel-to-DAHDI.txt</text:p>
      <text:p text:style-name="P8">asterisk-16.27.0/addons/</text:p>
      <text:p text:style-name="P8">asterisk-16.27.0/addons/.gitignore</text:p>
      <text:p text:style-name="P8">asterisk-16.27.0/addons/Makefile</text:p>
      <text:p text:style-name="P8">asterisk-16.27.0/addons/app_mysql.c</text:p>
      <text:p text:style-name="P8">asterisk-16.27.0/addons/cdr_mysql.c</text:p>
      <text:p text:style-name="P8">asterisk-16.27.0/addons/chan_mobile.c</text:p>
      <text:p text:style-name="P8">asterisk-16.27.0/addons/chan_ooh323.c</text:p>
      <text:p text:style-name="P8">asterisk-16.27.0/addons/chan_ooh323.h</text:p>
      <text:p text:style-name="P8">asterisk-16.27.0/addons/format_mp3.c</text:p>
      <text:p text:style-name="P8">asterisk-16.27.0/addons/ooh323c/</text:p>
      <text:p text:style-name="P8">asterisk-16.27.0/addons/ooh323c/COPYING</text:p>
      <text:p text:style-name="P8">asterisk-16.27.0/addons/ooh323c/README</text:p>
      <text:p text:style-name="P8">asterisk-16.27.0/addons/ooh323c/src/</text:p>
      <text:p text:style-name="P8">asterisk-16.27.0/addons/ooh323c/src/Makefile.in</text:p>
      <text:p text:style-name="P8">asterisk-16.27.0/addons/ooh323c/src/context.c</text:p>
      <text:p text:style-name="P8">asterisk-16.27.0/addons/ooh323c/src/decode.c</text:p>
      <text:p text:style-name="P8">asterisk-16.27.0/addons/ooh323c/src/dlist.c</text:p>
      <text:p text:style-name="P8">asterisk-16.27.0/addons/ooh323c/src/dlist.h</text:p>
      <text:p text:style-name="P8">asterisk-16.27.0/addons/ooh323c/src/encode.c</text:p>
      <text:p text:style-name="P8">asterisk-16.27.0/addons/ooh323c/src/errmgmt.c</text:p>
      <text:p text:style-name="P8">asterisk-16.27.0/addons/ooh323c/src/eventHandler.c</text:p>
      <text:p text:style-name="P8">asterisk-16.27.0/addons/ooh323c/src/eventHandler.h</text:p>
      <text:p text:style-name="P8">asterisk-16.27.0/addons/ooh323c/src/h323/</text:p>
      <text:p text:style-name="P8"><text:soft-page-break/>asterisk-16.27.0/addons/ooh323c/src/h323/H235-SECURITY-MESSAGES.h</text:p>
      <text:p text:style-name="P8">asterisk-16.27.0/addons/ooh323c/src/h323/H235-SECURITY-MESSAGESDec.c</text:p>
      <text:p text:style-name="P8">asterisk-16.27.0/addons/ooh323c/src/h323/H235-SECURITY-MESSAGESEnc.c</text:p>
      <text:p text:style-name="P8">asterisk-16.27.0/addons/ooh323c/src/h323/H323-MESSAGES.c</text:p>
      <text:p text:style-name="P8">asterisk-16.27.0/addons/ooh323c/src/h323/H323-MESSAGES.h</text:p>
      <text:p text:style-name="P8">asterisk-16.27.0/addons/ooh323c/src/h323/H323-MESSAGESDec.c</text:p>
      <text:p text:style-name="P8">asterisk-16.27.0/addons/ooh323c/src/h323/H323-MESSAGESEnc.c</text:p>
      <text:p text:style-name="P8">asterisk-16.27.0/addons/ooh323c/src/h323/MULTIMEDIA-SYSTEM-CONTROL.c</text:p>
      <text:p text:style-name="P8">asterisk-16.27.0/addons/ooh323c/src/h323/MULTIMEDIA-SYSTEM-CONTROL.h</text:p>
      <text:p text:style-name="P8">asterisk-16.27.0/addons/ooh323c/src/h323/MULTIMEDIA-SYSTEM-CONTROLDec.c</text:p>
      <text:p text:style-name="P8">asterisk-16.27.0/addons/ooh323c/src/h323/MULTIMEDIA-SYSTEM-CONTROLEnc.c</text:p>
      <text:p text:style-name="P8">asterisk-16.27.0/addons/ooh323c/src/memheap.c</text:p>
      <text:p text:style-name="P8">asterisk-16.27.0/addons/ooh323c/src/memheap.h</text:p>
      <text:p text:style-name="P8">asterisk-16.27.0/addons/ooh323c/src/ooCalls.c</text:p>
      <text:p text:style-name="P8">asterisk-16.27.0/addons/ooh323c/src/ooCalls.h</text:p>
      <text:p text:style-name="P8">asterisk-16.27.0/addons/ooh323c/src/ooCapability.c</text:p>
      <text:p text:style-name="P8">asterisk-16.27.0/addons/ooh323c/src/ooCapability.h</text:p>
      <text:p text:style-name="P8">asterisk-16.27.0/addons/ooh323c/src/ooCmdChannel.c</text:p>
      <text:p text:style-name="P8">asterisk-16.27.0/addons/ooh323c/src/ooCmdChannel.h</text:p>
      <text:p text:style-name="P8">asterisk-16.27.0/addons/ooh323c/src/ooCommon.h</text:p>
      <text:p text:style-name="P8">asterisk-16.27.0/addons/ooh323c/src/ooDateTime.c</text:p>
      <text:p text:style-name="P8">asterisk-16.27.0/addons/ooh323c/src/ooDateTime.h</text:p>
      <text:p text:style-name="P8">asterisk-16.27.0/addons/ooh323c/src/ooGkClient.c</text:p>
      <text:p text:style-name="P8">asterisk-16.27.0/addons/ooh323c/src/ooGkClient.h</text:p>
      <text:p text:style-name="P8">asterisk-16.27.0/addons/ooh323c/src/ooLogChan.c</text:p>
      <text:p text:style-name="P8">asterisk-16.27.0/addons/ooh323c/src/ooLogChan.h</text:p>
      <text:p text:style-name="P8">asterisk-16.27.0/addons/ooh323c/src/ooSocket.c</text:p>
      <text:p text:style-name="P8">asterisk-16.27.0/addons/ooh323c/src/ooSocket.h</text:p>
      <text:p text:style-name="P8">asterisk-16.27.0/addons/ooh323c/src/ooStackCmds.c</text:p>
      <text:p text:style-name="P8">asterisk-16.27.0/addons/ooh323c/src/ooStackCmds.h</text:p>
      <text:p text:style-name="P8">asterisk-16.27.0/addons/ooh323c/src/ooTimer.c</text:p>
      <text:p text:style-name="P8">asterisk-16.27.0/addons/ooh323c/src/ooTimer.h</text:p>
      <text:p text:style-name="P8">asterisk-16.27.0/addons/ooh323c/src/ooUtils.c</text:p>
      <text:p text:style-name="P8">asterisk-16.27.0/addons/ooh323c/src/ooUtils.h</text:p>
      <text:p text:style-name="P8">asterisk-16.27.0/addons/ooh323c/src/ooasn1.h</text:p>
      <text:p text:style-name="P8">asterisk-16.27.0/addons/ooh323c/src/oochannels.c</text:p>
      <text:p text:style-name="P8">asterisk-16.27.0/addons/ooh323c/src/oochannels.h</text:p>
      <text:p text:style-name="P8">asterisk-16.27.0/addons/ooh323c/src/ooh245.c</text:p>
      <text:p text:style-name="P8">asterisk-16.27.0/addons/ooh323c/src/ooh245.h</text:p>
      <text:p text:style-name="P8">asterisk-16.27.0/addons/ooh323c/src/ooh323.c</text:p>
      <text:p text:style-name="P8">asterisk-16.27.0/addons/ooh323c/src/ooh323.h</text:p>
      <text:p text:style-name="P8">asterisk-16.27.0/addons/ooh323c/src/ooh323ep.c</text:p>
      <text:p text:style-name="P8">asterisk-16.27.0/addons/ooh323c/src/ooh323ep.h</text:p>
      <text:p text:style-name="P8">asterisk-16.27.0/addons/ooh323c/src/oohdr.h</text:p>
      <text:p text:style-name="P8">asterisk-16.27.0/addons/ooh323c/src/ooper.h</text:p>
      <text:p text:style-name="P8">asterisk-16.27.0/addons/ooh323c/src/ooports.c</text:p>
      <text:p text:style-name="P8">asterisk-16.27.0/addons/ooh323c/src/ooports.h</text:p>
      <text:p text:style-name="P8">asterisk-16.27.0/addons/ooh323c/src/ooq931.c</text:p>
      <text:p text:style-name="P8">asterisk-16.27.0/addons/ooh323c/src/ooq931.h</text:p>
      <text:p text:style-name="P8"><text:soft-page-break/>asterisk-16.27.0/addons/ooh323c/src/ootrace.c</text:p>
      <text:p text:style-name="P8">asterisk-16.27.0/addons/ooh323c/src/ootrace.h</text:p>
      <text:p text:style-name="P8">asterisk-16.27.0/addons/ooh323c/src/ootypes.h</text:p>
      <text:p text:style-name="P8">asterisk-16.27.0/addons/ooh323c/src/perutil.c</text:p>
      <text:p text:style-name="P8">asterisk-16.27.0/addons/ooh323c/src/printHandler.c</text:p>
      <text:p text:style-name="P8">asterisk-16.27.0/addons/ooh323c/src/printHandler.h</text:p>
      <text:p text:style-name="P8">asterisk-16.27.0/addons/ooh323c/src/rtctype.c</text:p>
      <text:p text:style-name="P8">asterisk-16.27.0/addons/ooh323c/src/rtctype.h</text:p>
      <text:p text:style-name="P8">asterisk-16.27.0/addons/ooh323cDriver.c</text:p>
      <text:p text:style-name="P8">asterisk-16.27.0/addons/ooh323cDriver.h</text:p>
      <text:p text:style-name="P8">asterisk-16.27.0/addons/res_config_mysql.c</text:p>
      <text:p text:style-name="P8">asterisk-16.27.0/agi/</text:p>
      <text:p text:style-name="P8">asterisk-16.27.0/agi/.gitignore</text:p>
      <text:p text:style-name="P8">asterisk-16.27.0/agi/DialAnMp3.agi</text:p>
      <text:p text:style-name="P8">asterisk-16.27.0/agi/Makefile</text:p>
      <text:p text:style-name="P8">asterisk-16.27.0/agi/agi-test.agi</text:p>
      <text:p text:style-name="P8">asterisk-16.27.0/agi/agi.xml</text:p>
      <text:p text:style-name="P8">asterisk-16.27.0/agi/eagi-sphinx-test.c</text:p>
      <text:p text:style-name="P8">asterisk-16.27.0/agi/eagi-test.c</text:p>
      <text:p text:style-name="P8">asterisk-16.27.0/agi/fastagi-test</text:p>
      <text:p text:style-name="P8">asterisk-16.27.0/agi/jukebox.agi</text:p>
      <text:p text:style-name="P8">asterisk-16.27.0/agi/numeralize</text:p>
      <text:p text:style-name="P8">asterisk-16.27.0/apps/</text:p>
      <text:p text:style-name="P8">asterisk-16.27.0/apps/Makefile</text:p>
      <text:p text:style-name="P8">asterisk-16.27.0/apps/app_adsiprog.c</text:p>
      <text:p text:style-name="P8">asterisk-16.27.0/apps/app_agent_pool.c</text:p>
      <text:p text:style-name="P8">asterisk-16.27.0/apps/app_alarmreceiver.c</text:p>
      <text:p text:style-name="P8">asterisk-16.27.0/apps/app_amd.c</text:p>
      <text:p text:style-name="P8">asterisk-16.27.0/apps/app_attended_transfer.c</text:p>
      <text:p text:style-name="P8">asterisk-16.27.0/apps/app_authenticate.c</text:p>
      <text:p text:style-name="P8">asterisk-16.27.0/apps/app_blind_transfer.c</text:p>
      <text:p text:style-name="P8">asterisk-16.27.0/apps/app_bridgeaddchan.c</text:p>
      <text:p text:style-name="P8">asterisk-16.27.0/apps/app_bridgewait.c</text:p>
      <text:p text:style-name="P8">asterisk-16.27.0/apps/app_cdr.c</text:p>
      <text:p text:style-name="P8">asterisk-16.27.0/apps/app_celgenuserevent.c</text:p>
      <text:p text:style-name="P8">asterisk-16.27.0/apps/app_chanisavail.c</text:p>
      <text:p text:style-name="P8">asterisk-16.27.0/apps/app_channelredirect.c</text:p>
      <text:p text:style-name="P8">asterisk-16.27.0/apps/app_chanspy.c</text:p>
      <text:p text:style-name="P8">asterisk-16.27.0/apps/app_confbridge.c</text:p>
      <text:p text:style-name="P8">asterisk-16.27.0/apps/app_controlplayback.c</text:p>
      <text:p text:style-name="P8">asterisk-16.27.0/apps/app_dahdiras.c</text:p>
      <text:p text:style-name="P8">asterisk-16.27.0/apps/app_db.c</text:p>
      <text:p text:style-name="P8">asterisk-16.27.0/apps/app_dial.c</text:p>
      <text:p text:style-name="P8">asterisk-16.27.0/apps/app_dictate.c</text:p>
      <text:p text:style-name="P8">asterisk-16.27.0/apps/app_directed_pickup.c</text:p>
      <text:p text:style-name="P8">asterisk-16.27.0/apps/app_directory.c</text:p>
      <text:p text:style-name="P8">asterisk-16.27.0/apps/app_disa.c</text:p>
      <text:p text:style-name="P8">asterisk-16.27.0/apps/app_dtmfstore.c</text:p>
      <text:p text:style-name="P8">asterisk-16.27.0/apps/app_dumpchan.c</text:p>
      <text:p text:style-name="P8"><text:soft-page-break/>asterisk-16.27.0/apps/app_echo.c</text:p>
      <text:p text:style-name="P8">asterisk-16.27.0/apps/app_exec.c</text:p>
      <text:p text:style-name="P8">asterisk-16.27.0/apps/app_externalivr.c</text:p>
      <text:p text:style-name="P8">asterisk-16.27.0/apps/app_fax.c</text:p>
      <text:p text:style-name="P8">asterisk-16.27.0/apps/app_festival.c</text:p>
      <text:p text:style-name="P8">asterisk-16.27.0/apps/app_flash.c</text:p>
      <text:p text:style-name="P8">asterisk-16.27.0/apps/app_followme.c</text:p>
      <text:p text:style-name="P8">asterisk-16.27.0/apps/app_forkcdr.c</text:p>
      <text:p text:style-name="P8">asterisk-16.27.0/apps/app_getcpeid.c</text:p>
      <text:p text:style-name="P8">asterisk-16.27.0/apps/app_ices.c</text:p>
      <text:p text:style-name="P8">asterisk-16.27.0/apps/app_image.c</text:p>
      <text:p text:style-name="P8">asterisk-16.27.0/apps/app_ivrdemo.c</text:p>
      <text:p text:style-name="P8">asterisk-16.27.0/apps/app_jack.c</text:p>
      <text:p text:style-name="P8">asterisk-16.27.0/apps/app_macro.c</text:p>
      <text:p text:style-name="P8">asterisk-16.27.0/apps/app_meetme.c</text:p>
      <text:p text:style-name="P8">asterisk-16.27.0/apps/app_mf.c</text:p>
      <text:p text:style-name="P8">asterisk-16.27.0/apps/app_milliwatt.c</text:p>
      <text:p text:style-name="P8">asterisk-16.27.0/apps/app_minivm.c</text:p>
      <text:p text:style-name="P8">asterisk-16.27.0/apps/app_mixmonitor.c</text:p>
      <text:p text:style-name="P8">asterisk-16.27.0/apps/app_morsecode.c</text:p>
      <text:p text:style-name="P8">asterisk-16.27.0/apps/app_mp3.c</text:p>
      <text:p text:style-name="P8">asterisk-16.27.0/apps/app_nbscat.c</text:p>
      <text:p text:style-name="P8">asterisk-16.27.0/apps/app_originate.c</text:p>
      <text:p text:style-name="P8">asterisk-16.27.0/apps/app_osplookup.c</text:p>
      <text:p text:style-name="P8">asterisk-16.27.0/apps/app_page.c</text:p>
      <text:p text:style-name="P8">asterisk-16.27.0/apps/app_playback.c</text:p>
      <text:p text:style-name="P8">asterisk-16.27.0/apps/app_playtones.c</text:p>
      <text:p text:style-name="P8">asterisk-16.27.0/apps/app_privacy.c</text:p>
      <text:p text:style-name="P8">asterisk-16.27.0/apps/app_queue.c</text:p>
      <text:p text:style-name="P8">asterisk-16.27.0/apps/app_read.c</text:p>
      <text:p text:style-name="P8">asterisk-16.27.0/apps/app_readexten.c</text:p>
      <text:p text:style-name="P8">asterisk-16.27.0/apps/app_record.c</text:p>
      <text:p text:style-name="P8">asterisk-16.27.0/apps/app_reload.c</text:p>
      <text:p text:style-name="P8">asterisk-16.27.0/apps/app_saycounted.c</text:p>
      <text:p text:style-name="P8">asterisk-16.27.0/apps/app_sayunixtime.c</text:p>
      <text:p text:style-name="P8">asterisk-16.27.0/apps/app_senddtmf.c</text:p>
      <text:p text:style-name="P8">asterisk-16.27.0/apps/app_sendtext.c</text:p>
      <text:p text:style-name="P8">asterisk-16.27.0/apps/app_sf.c</text:p>
      <text:p text:style-name="P8">asterisk-16.27.0/apps/app_skel.c</text:p>
      <text:p text:style-name="P8">asterisk-16.27.0/apps/app_sms.c</text:p>
      <text:p text:style-name="P8">asterisk-16.27.0/apps/app_softhangup.c</text:p>
      <text:p text:style-name="P8">asterisk-16.27.0/apps/app_speech_utils.c</text:p>
      <text:p text:style-name="P8">asterisk-16.27.0/apps/app_stack.c</text:p>
      <text:p text:style-name="P8">asterisk-16.27.0/apps/app_stasis.c</text:p>
      <text:p text:style-name="P8">asterisk-16.27.0/apps/app_statsd.c</text:p>
      <text:p text:style-name="P8">asterisk-16.27.0/apps/app_stream_echo.c</text:p>
      <text:p text:style-name="P8">asterisk-16.27.0/apps/app_system.c</text:p>
      <text:p text:style-name="P8">asterisk-16.27.0/apps/app_talkdetect.c</text:p>
      <text:p text:style-name="P8">asterisk-16.27.0/apps/app_test.c</text:p>
      <text:p text:style-name="P8"><text:soft-page-break/>asterisk-16.27.0/apps/app_transfer.c</text:p>
      <text:p text:style-name="P8">asterisk-16.27.0/apps/app_url.c</text:p>
      <text:p text:style-name="P8">asterisk-16.27.0/apps/app_userevent.c</text:p>
      <text:p text:style-name="P8">asterisk-16.27.0/apps/app_verbose.c</text:p>
      <text:p text:style-name="P8">asterisk-16.27.0/apps/app_voicemail.c</text:p>
      <text:p text:style-name="P8">asterisk-16.27.0/apps/app_voicemail.exports.in</text:p>
      <text:p text:style-name="P8">asterisk-16.27.0/apps/app_waitforcond.c</text:p>
      <text:p text:style-name="P8">asterisk-16.27.0/apps/app_waitforring.c</text:p>
      <text:p text:style-name="P8">asterisk-16.27.0/apps/app_waitforsilence.c</text:p>
      <text:p text:style-name="P8">asterisk-16.27.0/apps/app_waituntil.c</text:p>
      <text:p text:style-name="P8">asterisk-16.27.0/apps/app_while.c</text:p>
      <text:p text:style-name="P8">asterisk-16.27.0/apps/app_zapateller.c</text:p>
      <text:p text:style-name="P8">asterisk-16.27.0/apps/confbridge/</text:p>
      <text:p text:style-name="P8">asterisk-16.27.0/apps/confbridge/conf_chan_announce.c</text:p>
      <text:p text:style-name="P8">asterisk-16.27.0/apps/confbridge/conf_chan_record.c</text:p>
      <text:p text:style-name="P8">asterisk-16.27.0/apps/confbridge/conf_config_parser.c</text:p>
      <text:p text:style-name="P8">asterisk-16.27.0/apps/confbridge/conf_state.c</text:p>
      <text:p text:style-name="P8">asterisk-16.27.0/apps/confbridge/conf_state_empty.c</text:p>
      <text:p text:style-name="P8">asterisk-16.27.0/apps/confbridge/conf_state_inactive.c</text:p>
      <text:p text:style-name="P8">asterisk-16.27.0/apps/confbridge/conf_state_multi.c</text:p>
      <text:p text:style-name="P8">asterisk-16.27.0/apps/confbridge/conf_state_multi_marked.c</text:p>
      <text:p text:style-name="P8">asterisk-16.27.0/apps/confbridge/conf_state_single.c</text:p>
      <text:p text:style-name="P8">asterisk-16.27.0/apps/confbridge/conf_state_single_marked.c</text:p>
      <text:p text:style-name="P8">asterisk-16.27.0/apps/confbridge/confbridge_manager.c</text:p>
      <text:p text:style-name="P8">asterisk-16.27.0/apps/confbridge/include/</text:p>
      <text:p text:style-name="P8">asterisk-16.27.0/apps/confbridge/include/conf_state.h</text:p>
      <text:p text:style-name="P8">asterisk-16.27.0/apps/confbridge/include/confbridge.h</text:p>
      <text:p text:style-name="P8">asterisk-16.27.0/apps/enter.h</text:p>
      <text:p text:style-name="P8">asterisk-16.27.0/apps/leave.h</text:p>
      <text:p text:style-name="P8">asterisk-16.27.0/asterisk-16.27.0-summary.html</text:p>
      <text:p text:style-name="P8">asterisk-16.27.0/asterisk-16.27.0-summary.txt</text:p>
      <text:p text:style-name="P8">asterisk-16.27.0/autoconf/</text:p>
      <text:p text:style-name="P8">asterisk-16.27.0/autoconf/ast_c_compile_check.m4</text:p>
      <text:p text:style-name="P8">asterisk-16.27.0/autoconf/ast_c_declare_check.m4</text:p>
      <text:p text:style-name="P8">asterisk-16.27.0/autoconf/ast_c_define_check.m4</text:p>
      <text:p text:style-name="P8">asterisk-16.27.0/autoconf/ast_check_gnu_make.m4</text:p>
      <text:p text:style-name="P8">asterisk-16.27.0/autoconf/ast_check_mandatory.m4</text:p>
      <text:p text:style-name="P8">asterisk-16.27.0/autoconf/ast_check_osptk.m4</text:p>
      <text:p text:style-name="P8">asterisk-16.27.0/autoconf/ast_check_raii.m4</text:p>
      <text:p text:style-name="P8">asterisk-16.27.0/autoconf/ast_check_strsep_array_bounds.m4</text:p>
      <text:p text:style-name="P8">asterisk-16.27.0/autoconf/ast_ext_lib.m4</text:p>
      <text:p text:style-name="P8">asterisk-16.27.0/autoconf/ast_ext_tool_check.m4</text:p>
      <text:p text:style-name="P8">asterisk-16.27.0/autoconf/ast_func_fork.m4</text:p>
      <text:p text:style-name="P8">asterisk-16.27.0/autoconf/ast_gcc_attribute.m4</text:p>
      <text:p text:style-name="P8">asterisk-16.27.0/autoconf/ast_pkgconfig.m4</text:p>
      <text:p text:style-name="P8">asterisk-16.27.0/autoconf/ast_prog_egrep.m4</text:p>
      <text:p text:style-name="P8">asterisk-16.27.0/autoconf/ast_prog_ld.m4</text:p>
      <text:p text:style-name="P8">asterisk-16.27.0/autoconf/ast_prog_ld_gnu.m4</text:p>
      <text:p text:style-name="P8">asterisk-16.27.0/autoconf/ast_prog_sed.m4</text:p>
      <text:p text:style-name="P8"><text:soft-page-break/>asterisk-16.27.0/autoconf/ax_pthread.m4</text:p>
      <text:p text:style-name="P8">asterisk-16.27.0/autoconf/libcurl.m4</text:p>
      <text:p text:style-name="P8">asterisk-16.27.0/bootstrap.sh</text:p>
      <text:p text:style-name="P8">asterisk-16.27.0/bridges/</text:p>
      <text:p text:style-name="P8">asterisk-16.27.0/bridges/Makefile</text:p>
      <text:p text:style-name="P8">asterisk-16.27.0/bridges/bridge_builtin_features.c</text:p>
      <text:p text:style-name="P8">asterisk-16.27.0/bridges/bridge_builtin_interval_features.c</text:p>
      <text:p text:style-name="P8">asterisk-16.27.0/bridges/bridge_holding.c</text:p>
      <text:p text:style-name="P8">asterisk-16.27.0/bridges/bridge_native_rtp.c</text:p>
      <text:p text:style-name="P8">asterisk-16.27.0/bridges/bridge_simple.c</text:p>
      <text:p text:style-name="P8">asterisk-16.27.0/bridges/bridge_softmix.c</text:p>
      <text:p text:style-name="P8">asterisk-16.27.0/bridges/bridge_softmix/</text:p>
      <text:p text:style-name="P8">asterisk-16.27.0/bridges/bridge_softmix/bridge_softmix_binaural.c</text:p>
      <text:p text:style-name="P8">asterisk-16.27.0/bridges/bridge_softmix/include/</text:p>
      <text:p text:style-name="P8">asterisk-16.27.0/bridges/bridge_softmix/include/bridge_softmix_internal.h</text:p>
      <text:p text:style-name="P8">asterisk-16.27.0/bridges/bridge_softmix/include/hrirs.h</text:p>
      <text:p text:style-name="P8">asterisk-16.27.0/bridges/bridge_softmix/include/hrirs_configuration.h</text:p>
      <text:p text:style-name="P8">asterisk-16.27.0/bridges/bridges.xml</text:p>
      <text:p text:style-name="P8">asterisk-16.27.0/build_tools/</text:p>
      <text:p text:style-name="P8">asterisk-16.27.0/build_tools/.gitignore</text:p>
      <text:p text:style-name="P8">asterisk-16.27.0/build_tools/cflags-devmode.xml</text:p>
      <text:p text:style-name="P8">asterisk-16.27.0/build_tools/cflags.xml</text:p>
      <text:p text:style-name="P8">asterisk-16.27.0/build_tools/download_externals</text:p>
      <text:p text:style-name="P8">asterisk-16.27.0/build_tools/find_missing_support_level</text:p>
      <text:p text:style-name="P8">asterisk-16.27.0/build_tools/get_documentation</text:p>
      <text:p text:style-name="P8">asterisk-16.27.0/build_tools/get_documentation.py</text:p>
      <text:p text:style-name="P8">asterisk-16.27.0/build_tools/get_makeopts</text:p>
      <text:p text:style-name="P8">asterisk-16.27.0/build_tools/get_moduleinfo</text:p>
      <text:p text:style-name="P8">asterisk-16.27.0/build_tools/install_subst</text:p>
      <text:p text:style-name="P8">asterisk-16.27.0/build_tools/list_valid_installed_externals</text:p>
      <text:p text:style-name="P8">asterisk-16.27.0/build_tools/make_build_h</text:p>
      <text:p text:style-name="P8">asterisk-16.27.0/build_tools/make_buildopts_h</text:p>
      <text:p text:style-name="P8">asterisk-16.27.0/build_tools/make_check_alembic</text:p>
      <text:p text:style-name="P8">asterisk-16.27.0/build_tools/make_defaults_h</text:p>
      <text:p text:style-name="P8">asterisk-16.27.0/build_tools/make_linker_eo_script</text:p>
      <text:p text:style-name="P8">asterisk-16.27.0/build_tools/make_linker_version_script</text:p>
      <text:p text:style-name="P8">asterisk-16.27.0/build_tools/make_sample_voicemail</text:p>
      <text:p text:style-name="P8">asterisk-16.27.0/build_tools/make_version</text:p>
      <text:p text:style-name="P8">asterisk-16.27.0/build_tools/make_version_c</text:p>
      <text:p text:style-name="P8">asterisk-16.27.0/build_tools/make_xml_documentation</text:p>
      <text:p text:style-name="P8">asterisk-16.27.0/build_tools/menuselect-deps.in</text:p>
      <text:p text:style-name="P8">asterisk-16.27.0/build_tools/mkpkgconfig</text:p>
      <text:p text:style-name="P8">asterisk-16.27.0/build_tools/post_process_documentation.py</text:p>
      <text:p text:style-name="P8">asterisk-16.27.0/build_tools/prep_tarball</text:p>
      <text:p text:style-name="P8">asterisk-16.27.0/build_tools/sha1sum-sh</text:p>
      <text:p text:style-name="P8">asterisk-16.27.0/cdr/</text:p>
      <text:p text:style-name="P8">asterisk-16.27.0/cdr/Makefile</text:p>
      <text:p text:style-name="P8">asterisk-16.27.0/cdr/cdr_adaptive_odbc.c</text:p>
      <text:p text:style-name="P8">asterisk-16.27.0/cdr/cdr_beanstalkd.c</text:p>
      <text:p text:style-name="P8"><text:soft-page-break/>asterisk-16.27.0/cdr/cdr_csv.c</text:p>
      <text:p text:style-name="P8">asterisk-16.27.0/cdr/cdr_custom.c</text:p>
      <text:p text:style-name="P8">asterisk-16.27.0/cdr/cdr_manager.c</text:p>
      <text:p text:style-name="P8">asterisk-16.27.0/cdr/cdr_odbc.c</text:p>
      <text:p text:style-name="P8">asterisk-16.27.0/cdr/cdr_pgsql.c</text:p>
      <text:p text:style-name="P8">asterisk-16.27.0/cdr/cdr_radius.c</text:p>
      <text:p text:style-name="P8">asterisk-16.27.0/cdr/cdr_sqlite3_custom.c</text:p>
      <text:p text:style-name="P8">asterisk-16.27.0/cdr/cdr_syslog.c</text:p>
      <text:p text:style-name="P8">asterisk-16.27.0/cdr/cdr_tds.c</text:p>
      <text:p text:style-name="P8">asterisk-16.27.0/cel/</text:p>
      <text:p text:style-name="P8">asterisk-16.27.0/cel/Makefile</text:p>
      <text:p text:style-name="P8">asterisk-16.27.0/cel/cel_beanstalkd.c</text:p>
      <text:p text:style-name="P8">asterisk-16.27.0/cel/cel_custom.c</text:p>
      <text:p text:style-name="P8">asterisk-16.27.0/cel/cel_manager.c</text:p>
      <text:p text:style-name="P8">asterisk-16.27.0/cel/cel_odbc.c</text:p>
      <text:p text:style-name="P8">asterisk-16.27.0/cel/cel_pgsql.c</text:p>
      <text:p text:style-name="P8">asterisk-16.27.0/cel/cel_radius.c</text:p>
      <text:p text:style-name="P8">asterisk-16.27.0/cel/cel_sqlite3_custom.c</text:p>
      <text:p text:style-name="P8">asterisk-16.27.0/cel/cel_tds.c</text:p>
      <text:p text:style-name="P8">asterisk-16.27.0/channels/</text:p>
      <text:p text:style-name="P8">asterisk-16.27.0/channels/Makefile</text:p>
      <text:p text:style-name="P8">asterisk-16.27.0/channels/chan_alsa.c</text:p>
      <text:p text:style-name="P8">asterisk-16.27.0/channels/chan_bridge_media.c</text:p>
      <text:p text:style-name="P8">asterisk-16.27.0/channels/chan_console.c</text:p>
      <text:p text:style-name="P8">asterisk-16.27.0/channels/chan_dahdi.c</text:p>
      <text:p text:style-name="P8">asterisk-16.27.0/channels/chan_dahdi.h</text:p>
      <text:p text:style-name="P8">asterisk-16.27.0/channels/chan_iax2.c</text:p>
      <text:p text:style-name="P8">asterisk-16.27.0/channels/chan_mgcp.c</text:p>
      <text:p text:style-name="P8">asterisk-16.27.0/channels/chan_misdn.c</text:p>
      <text:p text:style-name="P8">asterisk-16.27.0/channels/chan_motif.c</text:p>
      <text:p text:style-name="P8">asterisk-16.27.0/channels/chan_nbs.c</text:p>
      <text:p text:style-name="P8">asterisk-16.27.0/channels/chan_oss.c</text:p>
      <text:p text:style-name="P8">asterisk-16.27.0/channels/chan_phone.c</text:p>
      <text:p text:style-name="P8">asterisk-16.27.0/channels/chan_phone.h</text:p>
      <text:p text:style-name="P8">asterisk-16.27.0/channels/chan_pjsip.c</text:p>
      <text:p text:style-name="P8">asterisk-16.27.0/channels/chan_rtp.c</text:p>
      <text:p text:style-name="P8">asterisk-16.27.0/channels/chan_sip.c</text:p>
      <text:p text:style-name="P8">asterisk-16.27.0/channels/chan_skinny.c</text:p>
      <text:p text:style-name="P8">asterisk-16.27.0/channels/chan_unistim.c</text:p>
      <text:p text:style-name="P8">asterisk-16.27.0/channels/chan_vpb.cc</text:p>
      <text:p text:style-name="P8">asterisk-16.27.0/channels/console_board.c</text:p>
      <text:p text:style-name="P8">asterisk-16.27.0/channels/console_gui.c</text:p>
      <text:p text:style-name="P8">asterisk-16.27.0/channels/console_video.c</text:p>
      <text:p text:style-name="P8">asterisk-16.27.0/channels/console_video.h</text:p>
      <text:p text:style-name="P8">asterisk-16.27.0/channels/dahdi/</text:p>
      <text:p text:style-name="P8">asterisk-16.27.0/channels/dahdi/bridge_native_dahdi.c</text:p>
      <text:p text:style-name="P8">asterisk-16.27.0/channels/dahdi/bridge_native_dahdi.h</text:p>
      <text:p text:style-name="P8">asterisk-16.27.0/channels/iax2/</text:p>
      <text:p text:style-name="P8">asterisk-16.27.0/channels/iax2/codec_pref.c</text:p>
      <text:p text:style-name="P8"><text:soft-page-break/>asterisk-16.27.0/channels/iax2/firmware.c</text:p>
      <text:p text:style-name="P8">asterisk-16.27.0/channels/iax2/format_compatibility.c</text:p>
      <text:p text:style-name="P8">asterisk-16.27.0/channels/iax2/include/</text:p>
      <text:p text:style-name="P8">asterisk-16.27.0/channels/iax2/include/astobj.h</text:p>
      <text:p text:style-name="P8">asterisk-16.27.0/channels/iax2/include/codec_pref.h</text:p>
      <text:p text:style-name="P8">asterisk-16.27.0/channels/iax2/include/firmware.h</text:p>
      <text:p text:style-name="P8">asterisk-16.27.0/channels/iax2/include/format_compatibility.h</text:p>
      <text:p text:style-name="P8">asterisk-16.27.0/channels/iax2/include/iax2.h</text:p>
      <text:p text:style-name="P8">asterisk-16.27.0/channels/iax2/include/netsock.h</text:p>
      <text:p text:style-name="P8">asterisk-16.27.0/channels/iax2/include/parser.h</text:p>
      <text:p text:style-name="P8">asterisk-16.27.0/channels/iax2/include/provision.h</text:p>
      <text:p text:style-name="P8">asterisk-16.27.0/channels/iax2/netsock.c</text:p>
      <text:p text:style-name="P8">asterisk-16.27.0/channels/iax2/parser.c</text:p>
      <text:p text:style-name="P8">asterisk-16.27.0/channels/iax2/provision.c</text:p>
      <text:p text:style-name="P8">asterisk-16.27.0/channels/misdn/</text:p>
      <text:p text:style-name="P8">asterisk-16.27.0/channels/misdn/Makefile</text:p>
      <text:p text:style-name="P8">asterisk-16.27.0/channels/misdn/chan_misdn_config.h</text:p>
      <text:p text:style-name="P8">asterisk-16.27.0/channels/misdn/ie.c</text:p>
      <text:p text:style-name="P8">asterisk-16.27.0/channels/misdn/isdn_lib.c</text:p>
      <text:p text:style-name="P8">asterisk-16.27.0/channels/misdn/isdn_lib.h</text:p>
      <text:p text:style-name="P8">asterisk-16.27.0/channels/misdn/isdn_lib_intern.h</text:p>
      <text:p text:style-name="P8">asterisk-16.27.0/channels/misdn/isdn_msg_parser.c</text:p>
      <text:p text:style-name="P8">asterisk-16.27.0/channels/misdn/portinfo.c</text:p>
      <text:p text:style-name="P8">asterisk-16.27.0/channels/misdn_config.c</text:p>
      <text:p text:style-name="P8">asterisk-16.27.0/channels/pjsip/</text:p>
      <text:p text:style-name="P8">asterisk-16.27.0/channels/pjsip/cli_commands.c</text:p>
      <text:p text:style-name="P8">asterisk-16.27.0/channels/pjsip/dialplan_functions.c</text:p>
      <text:p text:style-name="P8">asterisk-16.27.0/channels/pjsip/include/</text:p>
      <text:p text:style-name="P8">asterisk-16.27.0/channels/pjsip/include/chan_pjsip.h</text:p>
      <text:p text:style-name="P8">asterisk-16.27.0/channels/pjsip/include/cli_functions.h</text:p>
      <text:p text:style-name="P8">asterisk-16.27.0/channels/pjsip/include/dialplan_functions.h</text:p>
      <text:p text:style-name="P8">asterisk-16.27.0/channels/sig_analog.c</text:p>
      <text:p text:style-name="P8">asterisk-16.27.0/channels/sig_analog.h</text:p>
      <text:p text:style-name="P8">asterisk-16.27.0/channels/sig_pri.c</text:p>
      <text:p text:style-name="P8">asterisk-16.27.0/channels/sig_pri.h</text:p>
      <text:p text:style-name="P8">asterisk-16.27.0/channels/sig_ss7.c</text:p>
      <text:p text:style-name="P8">asterisk-16.27.0/channels/sig_ss7.h</text:p>
      <text:p text:style-name="P8">asterisk-16.27.0/channels/sip/</text:p>
      <text:p text:style-name="P8">asterisk-16.27.0/channels/sip/config_parser.c</text:p>
      <text:p text:style-name="P8">asterisk-16.27.0/channels/sip/dialplan_functions.c</text:p>
      <text:p text:style-name="P8">asterisk-16.27.0/channels/sip/include/</text:p>
      <text:p text:style-name="P8">asterisk-16.27.0/channels/sip/include/config_parser.h</text:p>
      <text:p text:style-name="P8">asterisk-16.27.0/channels/sip/include/dialog.h</text:p>
      <text:p text:style-name="P8">asterisk-16.27.0/channels/sip/include/dialplan_functions.h</text:p>
      <text:p text:style-name="P8">asterisk-16.27.0/channels/sip/include/globals.h</text:p>
      <text:p text:style-name="P8">asterisk-16.27.0/channels/sip/include/reqresp_parser.h</text:p>
      <text:p text:style-name="P8">asterisk-16.27.0/channels/sip/include/route.h</text:p>
      <text:p text:style-name="P8">asterisk-16.27.0/channels/sip/include/security_events.h</text:p>
      <text:p text:style-name="P8">asterisk-16.27.0/channels/sip/include/sip.h</text:p>
      <text:p text:style-name="P8"><text:soft-page-break/>asterisk-16.27.0/channels/sip/include/sip_utils.h</text:p>
      <text:p text:style-name="P8">asterisk-16.27.0/channels/sip/reqresp_parser.c</text:p>
      <text:p text:style-name="P8">asterisk-16.27.0/channels/sip/route.c</text:p>
      <text:p text:style-name="P8">asterisk-16.27.0/channels/sip/security_events.c</text:p>
      <text:p text:style-name="P8">asterisk-16.27.0/channels/sip/utils.c</text:p>
      <text:p text:style-name="P8">asterisk-16.27.0/channels/vcodecs.c</text:p>
      <text:p text:style-name="P8">asterisk-16.27.0/channels/vgrabbers.c</text:p>
      <text:p text:style-name="P8">asterisk-16.27.0/codecs/</text:p>
      <text:p text:style-name="P8">asterisk-16.27.0/codecs/Makefile</text:p>
      <text:p text:style-name="P8">asterisk-16.27.0/codecs/codec_a_mu.c</text:p>
      <text:p text:style-name="P8">asterisk-16.27.0/codecs/codec_adpcm.c</text:p>
      <text:p text:style-name="P8">asterisk-16.27.0/codecs/codec_alaw.c</text:p>
      <text:p text:style-name="P8">asterisk-16.27.0/codecs/codec_codec2.c</text:p>
      <text:p text:style-name="P8">asterisk-16.27.0/codecs/codec_dahdi.c</text:p>
      <text:p text:style-name="P8">asterisk-16.27.0/codecs/codec_g722.c</text:p>
      <text:p text:style-name="P8">asterisk-16.27.0/codecs/codec_g726.c</text:p>
      <text:p text:style-name="P8">asterisk-16.27.0/codecs/codec_gsm.c</text:p>
      <text:p text:style-name="P8">asterisk-16.27.0/codecs/codec_ilbc.c</text:p>
      <text:p text:style-name="P8">asterisk-16.27.0/codecs/codec_lpc10.c</text:p>
      <text:p text:style-name="P8">asterisk-16.27.0/codecs/codec_resample.c</text:p>
      <text:p text:style-name="P8">asterisk-16.27.0/codecs/codec_speex.c</text:p>
      <text:p text:style-name="P8">asterisk-16.27.0/codecs/codec_ulaw.c</text:p>
      <text:p text:style-name="P8">asterisk-16.27.0/codecs/codecs.xml</text:p>
      <text:p text:style-name="P8">asterisk-16.27.0/codecs/ex_adpcm.h</text:p>
      <text:p text:style-name="P8">asterisk-16.27.0/codecs/ex_alaw.h</text:p>
      <text:p text:style-name="P8">asterisk-16.27.0/codecs/ex_codec2.h</text:p>
      <text:p text:style-name="P8">asterisk-16.27.0/codecs/ex_g722.h</text:p>
      <text:p text:style-name="P8">asterisk-16.27.0/codecs/ex_g726.h</text:p>
      <text:p text:style-name="P8">asterisk-16.27.0/codecs/ex_gsm.h</text:p>
      <text:p text:style-name="P8">asterisk-16.27.0/codecs/ex_ilbc.h</text:p>
      <text:p text:style-name="P8">asterisk-16.27.0/codecs/ex_lpc10.h</text:p>
      <text:p text:style-name="P8">asterisk-16.27.0/codecs/ex_speex.h</text:p>
      <text:p text:style-name="P8">asterisk-16.27.0/codecs/ex_ulaw.h</text:p>
      <text:p text:style-name="P8">asterisk-16.27.0/codecs/g722/</text:p>
      <text:p text:style-name="P8">asterisk-16.27.0/codecs/g722/g722.h</text:p>
      <text:p text:style-name="P8">asterisk-16.27.0/codecs/g722/g722_decode.c</text:p>
      <text:p text:style-name="P8">asterisk-16.27.0/codecs/g722/g722_encode.c</text:p>
      <text:p text:style-name="P8">asterisk-16.27.0/codecs/gsm/</text:p>
      <text:p text:style-name="P8">asterisk-16.27.0/codecs/gsm/COPYRIGHT</text:p>
      <text:p text:style-name="P8">asterisk-16.27.0/codecs/gsm/Makefile</text:p>
      <text:p text:style-name="P8">asterisk-16.27.0/codecs/gsm/README</text:p>
      <text:p text:style-name="P8">asterisk-16.27.0/codecs/gsm/inc/</text:p>
      <text:p text:style-name="P8">asterisk-16.27.0/codecs/gsm/inc/config.h</text:p>
      <text:p text:style-name="P8">asterisk-16.27.0/codecs/gsm/inc/gsm.h</text:p>
      <text:p text:style-name="P8">asterisk-16.27.0/codecs/gsm/inc/private.h</text:p>
      <text:p text:style-name="P8">asterisk-16.27.0/codecs/gsm/inc/proto.h</text:p>
      <text:p text:style-name="P8">asterisk-16.27.0/codecs/gsm/inc/unproto.h</text:p>
      <text:p text:style-name="P8">asterisk-16.27.0/codecs/gsm/libgsm.vcproj</text:p>
      <text:p text:style-name="P8">asterisk-16.27.0/codecs/gsm/src/</text:p>
      <text:p text:style-name="P8"><text:soft-page-break/>asterisk-16.27.0/codecs/gsm/src/add.c</text:p>
      <text:p text:style-name="P8">asterisk-16.27.0/codecs/gsm/src/code.c</text:p>
      <text:p text:style-name="P8">asterisk-16.27.0/codecs/gsm/src/debug.c</text:p>
      <text:p text:style-name="P8">asterisk-16.27.0/codecs/gsm/src/decode.c</text:p>
      <text:p text:style-name="P8">asterisk-16.27.0/codecs/gsm/src/gsm_create.c</text:p>
      <text:p text:style-name="P8">asterisk-16.27.0/codecs/gsm/src/gsm_decode.c</text:p>
      <text:p text:style-name="P8">asterisk-16.27.0/codecs/gsm/src/gsm_destroy.c</text:p>
      <text:p text:style-name="P8">asterisk-16.27.0/codecs/gsm/src/gsm_encode.c</text:p>
      <text:p text:style-name="P8">asterisk-16.27.0/codecs/gsm/src/gsm_explode.c</text:p>
      <text:p text:style-name="P8">asterisk-16.27.0/codecs/gsm/src/gsm_implode.c</text:p>
      <text:p text:style-name="P8">asterisk-16.27.0/codecs/gsm/src/gsm_option.c</text:p>
      <text:p text:style-name="P8">asterisk-16.27.0/codecs/gsm/src/gsm_print.c</text:p>
      <text:p text:style-name="P8">asterisk-16.27.0/codecs/gsm/src/k6opt.h</text:p>
      <text:p text:style-name="P8">asterisk-16.27.0/codecs/gsm/src/k6opt.s</text:p>
      <text:p text:style-name="P8">asterisk-16.27.0/codecs/gsm/src/long_term.c</text:p>
      <text:p text:style-name="P8">asterisk-16.27.0/codecs/gsm/src/lpc.c</text:p>
      <text:p text:style-name="P8">asterisk-16.27.0/codecs/gsm/src/preprocess.c</text:p>
      <text:p text:style-name="P8">asterisk-16.27.0/codecs/gsm/src/rpe.c</text:p>
      <text:p text:style-name="P8">asterisk-16.27.0/codecs/gsm/src/short_term.c</text:p>
      <text:p text:style-name="P8">asterisk-16.27.0/codecs/gsm/src/table.c</text:p>
      <text:p text:style-name="P8">asterisk-16.27.0/codecs/ilbc/</text:p>
      <text:p text:style-name="P8">asterisk-16.27.0/codecs/ilbc/FrameClassify.c</text:p>
      <text:p text:style-name="P8">asterisk-16.27.0/codecs/ilbc/FrameClassify.h</text:p>
      <text:p text:style-name="P8">asterisk-16.27.0/codecs/ilbc/LICENSE</text:p>
      <text:p text:style-name="P8">asterisk-16.27.0/codecs/ilbc/LICENSE_ADDENDUM</text:p>
      <text:p text:style-name="P8">asterisk-16.27.0/codecs/ilbc/LPCdecode.c</text:p>
      <text:p text:style-name="P8">asterisk-16.27.0/codecs/ilbc/LPCdecode.h</text:p>
      <text:p text:style-name="P8">asterisk-16.27.0/codecs/ilbc/LPCencode.c</text:p>
      <text:p text:style-name="P8">asterisk-16.27.0/codecs/ilbc/LPCencode.h</text:p>
      <text:p text:style-name="P8">asterisk-16.27.0/codecs/ilbc/Makefile</text:p>
      <text:p text:style-name="P8">asterisk-16.27.0/codecs/ilbc/PATENTS</text:p>
      <text:p text:style-name="P8">asterisk-16.27.0/codecs/ilbc/StateConstructW.c</text:p>
      <text:p text:style-name="P8">asterisk-16.27.0/codecs/ilbc/StateConstructW.h</text:p>
      <text:p text:style-name="P8">asterisk-16.27.0/codecs/ilbc/StateSearchW.c</text:p>
      <text:p text:style-name="P8">asterisk-16.27.0/codecs/ilbc/StateSearchW.h</text:p>
      <text:p text:style-name="P8">asterisk-16.27.0/codecs/ilbc/anaFilter.c</text:p>
      <text:p text:style-name="P8">asterisk-16.27.0/codecs/ilbc/anaFilter.h</text:p>
      <text:p text:style-name="P8">asterisk-16.27.0/codecs/ilbc/constants.c</text:p>
      <text:p text:style-name="P8">asterisk-16.27.0/codecs/ilbc/constants.h</text:p>
      <text:p text:style-name="P8">asterisk-16.27.0/codecs/ilbc/createCB.c</text:p>
      <text:p text:style-name="P8">asterisk-16.27.0/codecs/ilbc/createCB.h</text:p>
      <text:p text:style-name="P8">asterisk-16.27.0/codecs/ilbc/doCPLC.c</text:p>
      <text:p text:style-name="P8">asterisk-16.27.0/codecs/ilbc/doCPLC.h</text:p>
      <text:p text:style-name="P8">asterisk-16.27.0/codecs/ilbc/enhancer.c</text:p>
      <text:p text:style-name="P8">asterisk-16.27.0/codecs/ilbc/enhancer.h</text:p>
      <text:p text:style-name="P8">asterisk-16.27.0/codecs/ilbc/extract-cfile.awk</text:p>
      <text:p text:style-name="P8">asterisk-16.27.0/codecs/ilbc/filter.c</text:p>
      <text:p text:style-name="P8">asterisk-16.27.0/codecs/ilbc/filter.h</text:p>
      <text:p text:style-name="P8">asterisk-16.27.0/codecs/ilbc/gainquant.c</text:p>
      <text:p text:style-name="P8"><text:soft-page-break/>asterisk-16.27.0/codecs/ilbc/gainquant.h</text:p>
      <text:p text:style-name="P8">asterisk-16.27.0/codecs/ilbc/getCBvec.c</text:p>
      <text:p text:style-name="P8">asterisk-16.27.0/codecs/ilbc/getCBvec.h</text:p>
      <text:p text:style-name="P8">asterisk-16.27.0/codecs/ilbc/helpfun.c</text:p>
      <text:p text:style-name="P8">asterisk-16.27.0/codecs/ilbc/helpfun.h</text:p>
      <text:p text:style-name="P8">asterisk-16.27.0/codecs/ilbc/hpInput.c</text:p>
      <text:p text:style-name="P8">asterisk-16.27.0/codecs/ilbc/hpInput.h</text:p>
      <text:p text:style-name="P8">asterisk-16.27.0/codecs/ilbc/hpOutput.c</text:p>
      <text:p text:style-name="P8">asterisk-16.27.0/codecs/ilbc/hpOutput.h</text:p>
      <text:p text:style-name="P8">asterisk-16.27.0/codecs/ilbc/iCBConstruct.c</text:p>
      <text:p text:style-name="P8">asterisk-16.27.0/codecs/ilbc/iCBConstruct.h</text:p>
      <text:p text:style-name="P8">asterisk-16.27.0/codecs/ilbc/iCBSearch.c</text:p>
      <text:p text:style-name="P8">asterisk-16.27.0/codecs/ilbc/iCBSearch.h</text:p>
      <text:p text:style-name="P8">asterisk-16.27.0/codecs/ilbc/iLBC_decode.c</text:p>
      <text:p text:style-name="P8">asterisk-16.27.0/codecs/ilbc/iLBC_decode.h</text:p>
      <text:p text:style-name="P8">asterisk-16.27.0/codecs/ilbc/iLBC_define.h</text:p>
      <text:p text:style-name="P8">asterisk-16.27.0/codecs/ilbc/iLBC_encode.c</text:p>
      <text:p text:style-name="P8">asterisk-16.27.0/codecs/ilbc/iLBC_encode.h</text:p>
      <text:p text:style-name="P8">asterisk-16.27.0/codecs/ilbc/iLBC_test.c</text:p>
      <text:p text:style-name="P8">asterisk-16.27.0/codecs/ilbc/lsf.c</text:p>
      <text:p text:style-name="P8">asterisk-16.27.0/codecs/ilbc/lsf.h</text:p>
      <text:p text:style-name="P8">asterisk-16.27.0/codecs/ilbc/packing.c</text:p>
      <text:p text:style-name="P8">asterisk-16.27.0/codecs/ilbc/packing.h</text:p>
      <text:p text:style-name="P8">asterisk-16.27.0/codecs/ilbc/rfc3951.txt</text:p>
      <text:p text:style-name="P8">asterisk-16.27.0/codecs/ilbc/syntFilter.c</text:p>
      <text:p text:style-name="P8">asterisk-16.27.0/codecs/ilbc/syntFilter.h</text:p>
      <text:p text:style-name="P8">asterisk-16.27.0/codecs/log2comp.h</text:p>
      <text:p text:style-name="P8">asterisk-16.27.0/codecs/lpc10/</text:p>
      <text:p text:style-name="P8">asterisk-16.27.0/codecs/lpc10/Makefile</text:p>
      <text:p text:style-name="P8">asterisk-16.27.0/codecs/lpc10/README</text:p>
      <text:p text:style-name="P8">asterisk-16.27.0/codecs/lpc10/analys.c</text:p>
      <text:p text:style-name="P8">asterisk-16.27.0/codecs/lpc10/bsynz.c</text:p>
      <text:p text:style-name="P8">asterisk-16.27.0/codecs/lpc10/chanwr.c</text:p>
      <text:p text:style-name="P8">asterisk-16.27.0/codecs/lpc10/dcbias.c</text:p>
      <text:p text:style-name="P8">asterisk-16.27.0/codecs/lpc10/decode.c</text:p>
      <text:p text:style-name="P8">asterisk-16.27.0/codecs/lpc10/deemp.c</text:p>
      <text:p text:style-name="P8">asterisk-16.27.0/codecs/lpc10/difmag.c</text:p>
      <text:p text:style-name="P8">asterisk-16.27.0/codecs/lpc10/dyptrk.c</text:p>
      <text:p text:style-name="P8">asterisk-16.27.0/codecs/lpc10/encode.c</text:p>
      <text:p text:style-name="P8">asterisk-16.27.0/codecs/lpc10/energy.c</text:p>
      <text:p text:style-name="P8">asterisk-16.27.0/codecs/lpc10/f2c.h</text:p>
      <text:p text:style-name="P8">asterisk-16.27.0/codecs/lpc10/f2clib.c</text:p>
      <text:p text:style-name="P8">asterisk-16.27.0/codecs/lpc10/ham84.c</text:p>
      <text:p text:style-name="P8">asterisk-16.27.0/codecs/lpc10/hp100.c</text:p>
      <text:p text:style-name="P8">asterisk-16.27.0/codecs/lpc10/invert.c</text:p>
      <text:p text:style-name="P8">asterisk-16.27.0/codecs/lpc10/irc2pc.c</text:p>
      <text:p text:style-name="P8">asterisk-16.27.0/codecs/lpc10/ivfilt.c</text:p>
      <text:p text:style-name="P8">asterisk-16.27.0/codecs/lpc10/liblpc10.vcproj</text:p>
      <text:p text:style-name="P8">asterisk-16.27.0/codecs/lpc10/lpc10.h</text:p>
      <text:p text:style-name="P8"><text:soft-page-break/>asterisk-16.27.0/codecs/lpc10/lpcdec.c</text:p>
      <text:p text:style-name="P8">asterisk-16.27.0/codecs/lpc10/lpcenc.c</text:p>
      <text:p text:style-name="P8">asterisk-16.27.0/codecs/lpc10/lpcini.c</text:p>
      <text:p text:style-name="P8">asterisk-16.27.0/codecs/lpc10/lpfilt.c</text:p>
      <text:p text:style-name="P8">asterisk-16.27.0/codecs/lpc10/median.c</text:p>
      <text:p text:style-name="P8">asterisk-16.27.0/codecs/lpc10/mload.c</text:p>
      <text:p text:style-name="P8">asterisk-16.27.0/codecs/lpc10/onset.c</text:p>
      <text:p text:style-name="P8">asterisk-16.27.0/codecs/lpc10/pitsyn.c</text:p>
      <text:p text:style-name="P8">asterisk-16.27.0/codecs/lpc10/placea.c</text:p>
      <text:p text:style-name="P8">asterisk-16.27.0/codecs/lpc10/placev.c</text:p>
      <text:p text:style-name="P8">asterisk-16.27.0/codecs/lpc10/preemp.c</text:p>
      <text:p text:style-name="P8">asterisk-16.27.0/codecs/lpc10/prepro.c</text:p>
      <text:p text:style-name="P8">asterisk-16.27.0/codecs/lpc10/random.c</text:p>
      <text:p text:style-name="P8">asterisk-16.27.0/codecs/lpc10/rcchk.c</text:p>
      <text:p text:style-name="P8">asterisk-16.27.0/codecs/lpc10/synths.c</text:p>
      <text:p text:style-name="P8">asterisk-16.27.0/codecs/lpc10/tbdm.c</text:p>
      <text:p text:style-name="P8">asterisk-16.27.0/codecs/lpc10/voicin.c</text:p>
      <text:p text:style-name="P8">asterisk-16.27.0/codecs/lpc10/vparms.c</text:p>
      <text:p text:style-name="P8">asterisk-16.27.0/codecs/speex/</text:p>
      <text:p text:style-name="P8">asterisk-16.27.0/codecs/speex/arch.h</text:p>
      <text:p text:style-name="P8">asterisk-16.27.0/codecs/speex/fixed_generic.h</text:p>
      <text:p text:style-name="P8">asterisk-16.27.0/codecs/speex/resample.c</text:p>
      <text:p text:style-name="P8">asterisk-16.27.0/codecs/speex/resample_sse.h</text:p>
      <text:p text:style-name="P8">asterisk-16.27.0/codecs/speex/speex_resampler.h</text:p>
      <text:p text:style-name="P8">asterisk-16.27.0/codecs/speex/stack_alloc.h</text:p>
      <text:p text:style-name="P8">asterisk-16.27.0/config.guess</text:p>
      <text:p text:style-name="P8">asterisk-16.27.0/config.sub</text:p>
      <text:p text:style-name="P8">asterisk-16.27.0/configs/</text:p>
      <text:p text:style-name="P8">asterisk-16.27.0/configs/basic-pbx/</text:p>
      <text:p text:style-name="P8">asterisk-16.27.0/configs/basic-pbx/README</text:p>
      <text:p text:style-name="P8">asterisk-16.27.0/configs/basic-pbx/asterisk.conf</text:p>
      <text:p text:style-name="P8">asterisk-16.27.0/configs/basic-pbx/cdr.conf</text:p>
      <text:p text:style-name="P8">asterisk-16.27.0/configs/basic-pbx/cdr_custom.conf</text:p>
      <text:p text:style-name="P8">asterisk-16.27.0/configs/basic-pbx/confbridge.conf</text:p>
      <text:p text:style-name="P8">asterisk-16.27.0/configs/basic-pbx/extensions.conf</text:p>
      <text:p text:style-name="P8">asterisk-16.27.0/configs/basic-pbx/indications.conf</text:p>
      <text:p text:style-name="P8">asterisk-16.27.0/configs/basic-pbx/logger.conf</text:p>
      <text:p text:style-name="P8">asterisk-16.27.0/configs/basic-pbx/modules.conf</text:p>
      <text:p text:style-name="P8">asterisk-16.27.0/configs/basic-pbx/musiconhold.conf</text:p>
      <text:p text:style-name="P8">asterisk-16.27.0/configs/basic-pbx/pjsip.conf</text:p>
      <text:p text:style-name="P8">asterisk-16.27.0/configs/basic-pbx/pjsip_notify.conf</text:p>
      <text:p text:style-name="P8">asterisk-16.27.0/configs/basic-pbx/queues.conf</text:p>
      <text:p text:style-name="P8">asterisk-16.27.0/configs/basic-pbx/voicemail.conf</text:p>
      <text:p text:style-name="P8">asterisk-16.27.0/configs/samples/</text:p>
      <text:p text:style-name="P8">asterisk-16.27.0/configs/samples/acl.conf.sample</text:p>
      <text:p text:style-name="P8">asterisk-16.27.0/configs/samples/adsi.conf.sample</text:p>
      <text:p text:style-name="P8">asterisk-16.27.0/configs/samples/agents.conf.sample</text:p>
      <text:p text:style-name="P8">asterisk-16.27.0/configs/samples/alarmreceiver.conf.sample</text:p>
      <text:p text:style-name="P8">asterisk-16.27.0/configs/samples/alsa.conf.sample</text:p>
      <text:p text:style-name="P8"><text:soft-page-break/>asterisk-16.27.0/configs/samples/amd.conf.sample</text:p>
      <text:p text:style-name="P8">asterisk-16.27.0/configs/samples/app_mysql.conf.sample</text:p>
      <text:p text:style-name="P8">asterisk-16.27.0/configs/samples/app_skel.conf.sample</text:p>
      <text:p text:style-name="P8">asterisk-16.27.0/configs/samples/ari.conf.sample</text:p>
      <text:p text:style-name="P8">asterisk-16.27.0/configs/samples/ast_debug_tools.conf.sample</text:p>
      <text:p text:style-name="P8">asterisk-16.27.0/configs/samples/asterisk.adsi</text:p>
      <text:p text:style-name="P8">asterisk-16.27.0/configs/samples/asterisk.conf.sample</text:p>
      <text:p text:style-name="P8">asterisk-16.27.0/configs/samples/calendar.conf.sample</text:p>
      <text:p text:style-name="P8">asterisk-16.27.0/configs/samples/ccss.conf.sample</text:p>
      <text:p text:style-name="P8">asterisk-16.27.0/configs/samples/cdr.conf.sample</text:p>
      <text:p text:style-name="P8">asterisk-16.27.0/configs/samples/cdr_adaptive_odbc.conf.sample</text:p>
      <text:p text:style-name="P8">asterisk-16.27.0/configs/samples/cdr_beanstalkd.conf.sample</text:p>
      <text:p text:style-name="P8">asterisk-16.27.0/configs/samples/cdr_custom.conf.sample</text:p>
      <text:p text:style-name="P8">asterisk-16.27.0/configs/samples/cdr_manager.conf.sample</text:p>
      <text:p text:style-name="P8">asterisk-16.27.0/configs/samples/cdr_mysql.conf.sample</text:p>
      <text:p text:style-name="P8">asterisk-16.27.0/configs/samples/cdr_odbc.conf.sample</text:p>
      <text:p text:style-name="P8">asterisk-16.27.0/configs/samples/cdr_pgsql.conf.sample</text:p>
      <text:p text:style-name="P8">asterisk-16.27.0/configs/samples/cdr_sqlite3_custom.conf.sample</text:p>
      <text:p text:style-name="P8">asterisk-16.27.0/configs/samples/cdr_syslog.conf.sample</text:p>
      <text:p text:style-name="P8">asterisk-16.27.0/configs/samples/cdr_tds.conf.sample</text:p>
      <text:p text:style-name="P8">asterisk-16.27.0/configs/samples/cel.conf.sample</text:p>
      <text:p text:style-name="P8">asterisk-16.27.0/configs/samples/cel_beanstalkd.conf.sample</text:p>
      <text:p text:style-name="P8">asterisk-16.27.0/configs/samples/cel_custom.conf.sample</text:p>
      <text:p text:style-name="P8">asterisk-16.27.0/configs/samples/cel_odbc.conf.sample</text:p>
      <text:p text:style-name="P8">asterisk-16.27.0/configs/samples/cel_pgsql.conf.sample</text:p>
      <text:p text:style-name="P8">asterisk-16.27.0/configs/samples/cel_sqlite3_custom.conf.sample</text:p>
      <text:p text:style-name="P8">asterisk-16.27.0/configs/samples/cel_tds.conf.sample</text:p>
      <text:p text:style-name="P8">asterisk-16.27.0/configs/samples/chan_dahdi.conf.sample</text:p>
      <text:p text:style-name="P8">asterisk-16.27.0/configs/samples/chan_mobile.conf.sample</text:p>
      <text:p text:style-name="P8">asterisk-16.27.0/configs/samples/cli.conf.sample</text:p>
      <text:p text:style-name="P8">asterisk-16.27.0/configs/samples/cli_aliases.conf.sample</text:p>
      <text:p text:style-name="P8">asterisk-16.27.0/configs/samples/cli_permissions.conf.sample</text:p>
      <text:p text:style-name="P8">asterisk-16.27.0/configs/samples/codecs.conf.sample</text:p>
      <text:p text:style-name="P8">asterisk-16.27.0/configs/samples/confbridge.conf.sample</text:p>
      <text:p text:style-name="P8">asterisk-16.27.0/configs/samples/config_test.conf.sample</text:p>
      <text:p text:style-name="P8">asterisk-16.27.0/configs/samples/console.conf.sample</text:p>
      <text:p text:style-name="P8">asterisk-16.27.0/configs/samples/dbsep.conf.sample</text:p>
      <text:p text:style-name="P8">asterisk-16.27.0/configs/samples/dnsmgr.conf.sample</text:p>
      <text:p text:style-name="P8">asterisk-16.27.0/configs/samples/dsp.conf.sample</text:p>
      <text:p text:style-name="P8">asterisk-16.27.0/configs/samples/dundi.conf.sample</text:p>
      <text:p text:style-name="P8">asterisk-16.27.0/configs/samples/enum.conf.sample</text:p>
      <text:p text:style-name="P8">asterisk-16.27.0/configs/samples/extconfig.conf.sample</text:p>
      <text:p text:style-name="P8">asterisk-16.27.0/configs/samples/extensions.ael.sample</text:p>
      <text:p text:style-name="P8">asterisk-16.27.0/configs/samples/extensions.conf.sample</text:p>
      <text:p text:style-name="P8">asterisk-16.27.0/configs/samples/extensions.lua.sample</text:p>
      <text:p text:style-name="P8">asterisk-16.27.0/configs/samples/extensions_minivm.conf.sample</text:p>
      <text:p text:style-name="P8">asterisk-16.27.0/configs/samples/features.conf.sample</text:p>
      <text:p text:style-name="P8">asterisk-16.27.0/configs/samples/festival.conf.sample</text:p>
      <text:p text:style-name="P8">asterisk-16.27.0/configs/samples/followme.conf.sample</text:p>
      <text:p text:style-name="P8"><text:soft-page-break/>asterisk-16.27.0/configs/samples/func_odbc.conf.sample</text:p>
      <text:p text:style-name="P8">asterisk-16.27.0/configs/samples/hep.conf.sample</text:p>
      <text:p text:style-name="P8">asterisk-16.27.0/configs/samples/http.conf.sample</text:p>
      <text:p text:style-name="P8">asterisk-16.27.0/configs/samples/iax.conf.sample</text:p>
      <text:p text:style-name="P8">asterisk-16.27.0/configs/samples/iaxprov.conf.sample</text:p>
      <text:p text:style-name="P8">asterisk-16.27.0/configs/samples/indications.conf.sample</text:p>
      <text:p text:style-name="P8">asterisk-16.27.0/configs/samples/logger.conf.sample</text:p>
      <text:p text:style-name="P8">asterisk-16.27.0/configs/samples/manager.conf.sample</text:p>
      <text:p text:style-name="P8">asterisk-16.27.0/configs/samples/meetme.conf.sample</text:p>
      <text:p text:style-name="P8">asterisk-16.27.0/configs/samples/mgcp.conf.sample</text:p>
      <text:p text:style-name="P8">asterisk-16.27.0/configs/samples/minivm.conf.sample</text:p>
      <text:p text:style-name="P8">asterisk-16.27.0/configs/samples/misdn.conf.sample</text:p>
      <text:p text:style-name="P8">asterisk-16.27.0/configs/samples/modules.conf.sample</text:p>
      <text:p text:style-name="P8">asterisk-16.27.0/configs/samples/motif.conf.sample</text:p>
      <text:p text:style-name="P8">asterisk-16.27.0/configs/samples/musiconhold.conf.sample</text:p>
      <text:p text:style-name="P8">asterisk-16.27.0/configs/samples/muted.conf.sample</text:p>
      <text:p text:style-name="P8">asterisk-16.27.0/configs/samples/ooh323.conf.sample</text:p>
      <text:p text:style-name="P8">asterisk-16.27.0/configs/samples/osp.conf.sample</text:p>
      <text:p text:style-name="P8">asterisk-16.27.0/configs/samples/oss.conf.sample</text:p>
      <text:p text:style-name="P8">asterisk-16.27.0/configs/samples/phone.conf.sample</text:p>
      <text:p text:style-name="P8">asterisk-16.27.0/configs/samples/phoneprov.conf.sample</text:p>
      <text:p text:style-name="P8">asterisk-16.27.0/configs/samples/pjproject.conf.sample</text:p>
      <text:p text:style-name="P8">asterisk-16.27.0/configs/samples/pjsip.conf.sample</text:p>
      <text:p text:style-name="P8">asterisk-16.27.0/configs/samples/pjsip_notify.conf.sample</text:p>
      <text:p text:style-name="P8">asterisk-16.27.0/configs/samples/pjsip_wizard.conf.sample</text:p>
      <text:p text:style-name="P8">asterisk-16.27.0/configs/samples/queuerules.conf.sample</text:p>
      <text:p text:style-name="P8">asterisk-16.27.0/configs/samples/queues.conf.sample</text:p>
      <text:p text:style-name="P8">asterisk-16.27.0/configs/samples/res_config_mysql.conf.sample</text:p>
      <text:p text:style-name="P8">asterisk-16.27.0/configs/samples/res_config_sqlite.conf.sample</text:p>
      <text:p text:style-name="P8">asterisk-16.27.0/configs/samples/res_config_sqlite3.conf.sample</text:p>
      <text:p text:style-name="P8">asterisk-16.27.0/configs/samples/res_corosync.conf.sample</text:p>
      <text:p text:style-name="P8">asterisk-16.27.0/configs/samples/res_curl.conf.sample</text:p>
      <text:p text:style-name="P8">asterisk-16.27.0/configs/samples/res_fax.conf.sample</text:p>
      <text:p text:style-name="P8">asterisk-16.27.0/configs/samples/res_ldap.conf.sample</text:p>
      <text:p text:style-name="P8">asterisk-16.27.0/configs/samples/res_odbc.conf.sample</text:p>
      <text:p text:style-name="P8">asterisk-16.27.0/configs/samples/res_parking.conf.sample</text:p>
      <text:p text:style-name="P8">asterisk-16.27.0/configs/samples/res_pgsql.conf.sample</text:p>
      <text:p text:style-name="P8">asterisk-16.27.0/configs/samples/res_pktccops.conf.sample</text:p>
      <text:p text:style-name="P8">asterisk-16.27.0/configs/samples/res_snmp.conf.sample</text:p>
      <text:p text:style-name="P8">asterisk-16.27.0/configs/samples/res_stun_monitor.conf.sample</text:p>
      <text:p text:style-name="P8">asterisk-16.27.0/configs/samples/resolver_unbound.conf.sample</text:p>
      <text:p text:style-name="P8">asterisk-16.27.0/configs/samples/rtp.conf.sample</text:p>
      <text:p text:style-name="P8">asterisk-16.27.0/configs/samples/say.conf.sample</text:p>
      <text:p text:style-name="P8">asterisk-16.27.0/configs/samples/sip.conf.sample</text:p>
      <text:p text:style-name="P8">asterisk-16.27.0/configs/samples/sip_notify.conf.sample</text:p>
      <text:p text:style-name="P8">asterisk-16.27.0/configs/samples/skinny.conf.sample</text:p>
      <text:p text:style-name="P8">asterisk-16.27.0/configs/samples/sla.conf.sample</text:p>
      <text:p text:style-name="P8">asterisk-16.27.0/configs/samples/smdi.conf.sample</text:p>
      <text:p text:style-name="P8">asterisk-16.27.0/configs/samples/sorcery.conf.sample</text:p>
      <text:p text:style-name="P8"><text:soft-page-break/>asterisk-16.27.0/configs/samples/ss7.timers.sample</text:p>
      <text:p text:style-name="P8">asterisk-16.27.0/configs/samples/stasis.conf.sample</text:p>
      <text:p text:style-name="P8">asterisk-16.27.0/configs/samples/statsd.conf.sample</text:p>
      <text:p text:style-name="P8">asterisk-16.27.0/configs/samples/stir_shaken.conf.sample</text:p>
      <text:p text:style-name="P8">asterisk-16.27.0/configs/samples/telcordia-1.adsi</text:p>
      <text:p text:style-name="P8">asterisk-16.27.0/configs/samples/test_sorcery.conf.sample</text:p>
      <text:p text:style-name="P8">asterisk-16.27.0/configs/samples/udptl.conf.sample</text:p>
      <text:p text:style-name="P8">asterisk-16.27.0/configs/samples/unistim.conf.sample</text:p>
      <text:p text:style-name="P8">asterisk-16.27.0/configs/samples/users.conf.sample</text:p>
      <text:p text:style-name="P8">asterisk-16.27.0/configs/samples/voicemail.conf.sample</text:p>
      <text:p text:style-name="P8">asterisk-16.27.0/configs/samples/vpb.conf.sample</text:p>
      <text:p text:style-name="P8">asterisk-16.27.0/configs/samples/xmpp.conf.sample</text:p>
      <text:p text:style-name="P8">asterisk-16.27.0/configure</text:p>
      <text:p text:style-name="P8">asterisk-16.27.0/configure.ac</text:p>
      <text:p text:style-name="P8">asterisk-16.27.0/contrib/</text:p>
      <text:p text:style-name="P8">asterisk-16.27.0/contrib/Makefile</text:p>
      <text:p text:style-name="P8">asterisk-16.27.0/contrib/README.festival</text:p>
      <text:p text:style-name="P8">asterisk-16.27.0/contrib/ast-db-manage/</text:p>
      <text:p text:style-name="P8">asterisk-16.27.0/contrib/ast-db-manage/README.md</text:p>
      <text:p text:style-name="P8">asterisk-16.27.0/contrib/ast-db-manage/cdr.ini.sample</text:p>
      <text:p text:style-name="P8">asterisk-16.27.0/contrib/ast-db-manage/cdr/</text:p>
      <text:p text:style-name="P8">asterisk-16.27.0/contrib/ast-db-manage/cdr/env.py</text:p>
      <text:p text:style-name="P8">asterisk-16.27.0/contrib/ast-db-manage/cdr/script.py.mako</text:p>
      <text:p text:style-name="P8">asterisk-16.27.0/contrib/ast-db-manage/cdr/versions/</text:p>
      <text:p text:style-name="P8">asterisk-16.27.0/contrib/ast-db-manage/cdr/versions/210693f3123d_create_cdr_table.py</text:p>
      <text:p text:style-name="P8">asterisk-16.27.0/contrib/ast-db-manage/cdr/versions/54cde9847798_expand_accountcode_to_80.py</text:p>
      <text:p text:style-name="P8">asterisk-16.27.0/contrib/ast-db-manage/config.ini.sample</text:p>
      <text:p text:style-name="P8">asterisk-16.27.0/contrib/ast-db-manage/config/</text:p>
      <text:p text:style-name="P8">asterisk-16.27.0/contrib/ast-db-manage/config/env.py</text:p>
      <text:p text:style-name="P8">asterisk-16.27.0/contrib/ast-db-manage/config/script.py.mako</text:p>
      <text:p text:style-name="P8">asterisk-16.27.0/contrib/ast-db-manage/config/versions/</text:p>
      <text:p text:style-name="P8">asterisk-16.27.0/contrib/ast-db-manage/config/versions/041c0d3d1857_add_dtls_auto_gen_cert.py</text:p>
      <text:p text:style-name="P8">asterisk-16.27.0/contrib/ast-db-manage/config/versions/0838f8db6a61_pjsip_add_send_contact_status_on_update_.py</text:p>
      <text:p text:style-name="P8">asterisk-16.27.0/contrib/ast-db-manage/config/versions/0be05c3a8225_add_early_media_options.py</text:p>
      <text:p text:style-name="P8">asterisk-16.27.0/contrib/ast-db-manage/config/versions/0bee61aa9425_allow_180_ringing_with_sdp.py</text:p>
      <text:p text:style-name="P8">asterisk-16.27.0/contrib/ast-db-manage/config/versions/10aedae86a32_add_outgoing_enum_va.py</text:p>
      <text:p text:style-name="P8">asterisk-16.27.0/contrib/ast-db-manage/config/versions/136885b81223_add_regcontext_to_pj.py</text:p>
      <text:p text:style-name="P8">asterisk-16.27.0/contrib/ast-db-manage/config/versions/154177371065_add_default_from_user.py</text:p>
      <text:p text:style-name="P8">asterisk-16.27.0/contrib/ast-db-manage/config/versions/15b1430ad6f1_add_moh_passthrough_option_to_pjsip.py</text:p>
      <text:p text:style-name="P8">asterisk-16.27.0/contrib/ast-db-manage/config/versions/15db7b91a97a_add_rtcp_mux.py</text:p>
      <text:p text:style-name="P8">asterisk-16.27.0/contrib/ast-db-manage/config/versions/164abbd708c_add_auto_info_to_endpoint_dtmf_mode.py</text:p>
      <text:p text:style-name="P8">asterisk-16.27.0/contrib/ast-db-manage/config/versions/1758e8bbf6b_increase_useragent_column_size.py</text:p>
      <text:p text:style-name="P8">asterisk-16.27.0/contrib/ast-db-manage/config/versions/189a235b3fd7_add_keep_alive_interval.py</text:p>
      <text:p text:style-name="P8">asterisk-16.27.0/contrib/ast-db-manage/config/versions/18e0805d367f_max_random_initial_delay.py</text:p>
      <text:p text:style-name="P8"><text:soft-page-break/>asterisk-16.27.0/contrib/ast-db-manage/config/versions/19b00bc19b7b_add_suppress_q850_reason_headers_to_.py</text:p>
      <text:p text:style-name="P8">asterisk-16.27.0/contrib/ast-db-manage/config/versions/1ac563b350a8_add_pjsip_trust_send__connected_line.py</text:p>
      <text:p text:style-name="P8">asterisk-16.27.0/contrib/ast-db-manage/config/versions/1ae0609b6646_increse_reg_server_size.py</text:p>
      <text:p text:style-name="P8">asterisk-16.27.0/contrib/ast-db-manage/config/versions/1c688d9a003c_pjsip_voicemail_extension.py</text:p>
      <text:p text:style-name="P8">asterisk-16.27.0/contrib/ast-db-manage/config/versions/1d0e332c32af_create_rls_table.py</text:p>
      <text:p text:style-name="P8">asterisk-16.27.0/contrib/ast-db-manage/config/versions/1d3ed26d9978_increase_uri_column_size.py</text:p>
      <text:p text:style-name="P8">asterisk-16.27.0/contrib/ast-db-manage/config/versions/1d50859ed02e_create_accountcode.py</text:p>
      <text:p text:style-name="P8">asterisk-16.27.0/contrib/ast-db-manage/config/versions/20abce6d1e3c_add_pjsip_identify_by_ip.py</text:p>
      <text:p text:style-name="P8">asterisk-16.27.0/contrib/ast-db-manage/config/versions/21e526ad3040_add_pjsip_debug_option.py</text:p>
      <text:p text:style-name="P8">asterisk-16.27.0/contrib/ast-db-manage/config/versions/23530d604b96_add_rpid_immediate.py</text:p>
      <text:p text:style-name="P8">asterisk-16.27.0/contrib/ast-db-manage/config/versions/26d7f3bf0fa5_add_bind_rtp_to_media_address_to_pjsip.py</text:p>
      <text:p text:style-name="P8">asterisk-16.27.0/contrib/ast-db-manage/config/versions/26f10cadc157_add_pjsip_timeout_options.py</text:p>
      <text:p text:style-name="P8">asterisk-16.27.0/contrib/ast-db-manage/config/versions/28887f25a46f_create_queue_tables.py</text:p>
      <text:p text:style-name="P8">asterisk-16.27.0/contrib/ast-db-manage/config/versions/28ab27a7826d_add_srv_lookups_to_identify.py</text:p>
      <text:p text:style-name="P8">asterisk-16.27.0/contrib/ast-db-manage/config/versions/28b8e71e541f_add_g726_non_standard.py</text:p>
      <text:p text:style-name="P8">asterisk-16.27.0/contrib/ast-db-manage/config/versions/28ce1e718f05_add_fatal_response_interval.py</text:p>
      <text:p text:style-name="P8">asterisk-16.27.0/contrib/ast-db-manage/config/versions/2bb1a85135ad_pjsip_add_use_callerid_contact.py</text:p>
      <text:p text:style-name="P8">asterisk-16.27.0/contrib/ast-db-manage/config/versions/2d078ec071b7_increaes_contact_column_size.py</text:p>
      <text:p text:style-name="P8">asterisk-16.27.0/contrib/ast-db-manage/config/versions/2da192dbbc65_add_publish_tables.py</text:p>
      <text:p text:style-name="P8">asterisk-16.27.0/contrib/ast-db-manage/config/versions/2fc7930b41b3_add_pjsip_endpoint_options_for_12_1.py</text:p>
      <text:p text:style-name="P8">asterisk-16.27.0/contrib/ast-db-manage/config/versions/31cd4f4891ec_add_auto_dtmf_mode.py</text:p>
      <text:p text:style-name="P8">asterisk-16.27.0/contrib/ast-db-manage/config/versions/339a3bdf53fc_expand_accountcode_to_80.py</text:p>
      <text:p text:style-name="P8">asterisk-16.27.0/contrib/ast-db-manage/config/versions/371a3bf4143e_add_user_eq_phone_option_to_pjsip.py</text:p>
      <text:p text:style-name="P8">asterisk-16.27.0/contrib/ast-db-manage/config/versions/3772f8f828da_update_identify_by.py</text:p>
      <text:p text:style-name="P8">asterisk-16.27.0/contrib/ast-db-manage/config/versions/3855ee4e5f85_add_missing_pjsip_options.py</text:p>
      <text:p text:style-name="P8">asterisk-16.27.0/contrib/ast-db-manage/config/versions/39959b9c2566_pjsip_stream_maximum.py</text:p>
      <text:p text:style-name="P8">asterisk-16.27.0/contrib/ast-db-manage/config/versions/3a094a18e75b_pjsip_add_norefersub.py</text:p>
      <text:p text:style-name="P8">asterisk-16.27.0/contrib/ast-db-manage/config/versions/3bcc0b5bc2c9_add_allow_reload_to_ps_transports.py</text:p>
      <text:p text:style-name="P8">asterisk-16.27.0/contrib/ast-db-manage/config/versions/423f34ad36e2_fix_pjsip_qualify_ti.py</text:p>
      <text:p text:style-name="P8">asterisk-16.27.0/contrib/ast-db-manage/config/versions/43956d550a44_add_tables_for_pjsip.py</text:p>
      <text:p text:style-name="P8">asterisk-16.27.0/contrib/ast-db-manage/config/versions/4468b4a91372_add_pjsip_asymmetric_rtp_codec.py</text:p>
      <text:p text:style-name="P8">asterisk-16.27.0/contrib/ast-db-manage/config/versions/44ccced114ce_add_webrtc.py</text:p>
      <text:p text:style-name="P8">asterisk-16.27.0/contrib/ast-db-manage/config/versions/45e3f47c6c44_add_pjsip_endpoint_identifier_order.py</text:p>
      <text:p text:style-name="P8">asterisk-16.27.0/contrib/ast-db-manage/config/versions/461d7d691209_add_pjsip_qualify_timeout.py</text:p>
      <text:p text:style-name="P8">asterisk-16.27.0/contrib/ast-db-manage/config/versions/465e70e8c337_add_match_header_attribute_to_identify.py</text:p>
      <text:p text:style-name="P8">asterisk-16.27.0/contrib/ast-db-manage/config/versions/498357a710ae_add_rtp_keepalive.py</text:p>
      <text:p text:style-name="P8"><text:soft-page-break/>asterisk-16.27.0/contrib/ast-db-manage/config/versions/4a6c67fa9b7a_add_fax_detect_timeout_option.py</text:p>
      <text:p text:style-name="P8">asterisk-16.27.0/contrib/ast-db-manage/config/versions/4c573e7135bd_fix_tos_field_types.py</text:p>
      <text:p text:style-name="P8">asterisk-16.27.0/contrib/ast-db-manage/config/versions/4da0c5f79a9c_create_tables.py</text:p>
      <text:p text:style-name="P8">asterisk-16.27.0/contrib/ast-db-manage/config/versions/4e2493ef32e6_add_contact_user_to_endpoint.py</text:p>
      <text:p text:style-name="P8">asterisk-16.27.0/contrib/ast-db-manage/config/versions/5139253c0423_make_q_member_uniqueid_autoinc.py</text:p>
      <text:p text:style-name="P8">asterisk-16.27.0/contrib/ast-db-manage/config/versions/51f8cb66540e_add_further_dtls_options.py</text:p>
      <text:p text:style-name="P8">asterisk-16.27.0/contrib/ast-db-manage/config/versions/52798ad97bdf_add_pjsip_identify_by_header.py</text:p>
      <text:p text:style-name="P8">asterisk-16.27.0/contrib/ast-db-manage/config/versions/5813202e92be_add_contact_expiration_check_interval_.py</text:p>
      <text:p text:style-name="P8">asterisk-16.27.0/contrib/ast-db-manage/config/versions/581a4264e537_adding_extensions.py</text:p>
      <text:p text:style-name="P8">asterisk-16.27.0/contrib/ast-db-manage/config/versions/5950038a6ead_fix_pjsip_verifiy_typo.py</text:p>
      <text:p text:style-name="P8">asterisk-16.27.0/contrib/ast-db-manage/config/versions/61797b9fced6_add_stir_shaken.py</text:p>
      <text:p text:style-name="P8">asterisk-16.27.0/contrib/ast-db-manage/config/versions/65eb22eb195_add_unidentified_request_options_to_.py</text:p>
      <text:p text:style-name="P8">asterisk-16.27.0/contrib/ast-db-manage/config/versions/6d8c104e6184_res_pjsip_add_contact_via_addr_and_.py</text:p>
      <text:p text:style-name="P8">asterisk-16.27.0/contrib/ast-db-manage/config/versions/79290b511e4b_pjsip_add_disable_rport.py</text:p>
      <text:p text:style-name="P8">asterisk-16.27.0/contrib/ast-db-manage/config/versions/7f3e21abe318_add_preferred_codec_only_option_to_pjsip.py</text:p>
      <text:p text:style-name="P8">asterisk-16.27.0/contrib/ast-db-manage/config/versions/7f85dd44c775_fix_suppress_q850_reason_headers.py</text:p>
      <text:p text:style-name="P8">asterisk-16.27.0/contrib/ast-db-manage/config/versions/80473bad3c16_ignore_183_without_sdp.py</text:p>
      <text:p text:style-name="P8">asterisk-16.27.0/contrib/ast-db-manage/config/versions/81b01a191a46_pjsip_add_contact_reg_server.py</text:p>
      <text:p text:style-name="P8">asterisk-16.27.0/contrib/ast-db-manage/config/versions/837aa67461fb_add_pjsip_endpoint_ip_access_control_.py</text:p>
      <text:p text:style-name="P8">asterisk-16.27.0/contrib/ast-db-manage/config/versions/837aa67461fb_ps_contacts_add_authenticate_qualify.py</text:p>
      <text:p text:style-name="P8">asterisk-16.27.0/contrib/ast-db-manage/config/versions/86bb1efa278d_add_ps_endpoints_refer_blind_progress.py</text:p>
      <text:p text:style-name="P8">asterisk-16.27.0/contrib/ast-db-manage/config/versions/8915fcc5766f_add_ringinuse_to_queue_members.py</text:p>
      <text:p text:style-name="P8">asterisk-16.27.0/contrib/ast-db-manage/config/versions/8d478ab86e29_pjsip_add_disable_multi_domain.py</text:p>
      <text:p text:style-name="P8">asterisk-16.27.0/contrib/ast-db-manage/config/versions/8f72185e437f_res_pjsip_pubsub_add_resource_list_.py</text:p>
      <text:p text:style-name="P8">asterisk-16.27.0/contrib/ast-db-manage/config/versions/8fce4c573e15_add_pjsip_allow_overlap.py</text:p>
      <text:p text:style-name="P8">asterisk-16.27.0/contrib/ast-db-manage/config/versions/945b1098bdd_add_media_encryption_optimistic_to_pjsip.py</text:p>
      <text:p text:style-name="P8">asterisk-16.27.0/contrib/ast-db-manage/config/versions/9deac0ae4717_pjsip_add_subscribe_context.py</text:p>
      <text:p text:style-name="P8">asterisk-16.27.0/contrib/ast-db-manage/config/versions/a06d8f8462d9_add_t38_bind_udptl_to_media_address.py</text:p>
      <text:p text:style-name="P8">asterisk-16.27.0/contrib/ast-db-manage/config/versions/a1698e8bb9c5_add_incoming_mwi_mailbox.py</text:p>
      <text:p text:style-name="P8"><text:soft-page-break/>asterisk-16.27.0/contrib/ast-db-manage/config/versions/a541e0b5e89_add_pjsip_max_initial_qualify_time.py</text:p>
      <text:p text:style-name="P8">asterisk-16.27.0/contrib/ast-db-manage/config/versions/a6ef36f1309_ps_globals_add_ignore_uri_user_options.py</text:p>
      <text:p text:style-name="P8">asterisk-16.27.0/contrib/ast-db-manage/config/versions/b83645976fdd_add_dtls_fingerprint_to_ps_endpoints.py</text:p>
      <text:p text:style-name="P8">asterisk-16.27.0/contrib/ast-db-manage/config/versions/c20d6e3992f4_add_allow_unauthenticated_options.py</text:p>
      <text:p text:style-name="P8">asterisk-16.27.0/contrib/ast-db-manage/config/versions/c6d929b23a8_create_pjsip_subscription_persistence_.py</text:p>
      <text:p text:style-name="P8">asterisk-16.27.0/contrib/ast-db-manage/config/versions/c7a44a5a0851_pjsip_add_global_mwi_options.py</text:p>
      <text:p text:style-name="P8">asterisk-16.27.0/contrib/ast-db-manage/config/versions/d39508cb8d8_create_queue_rules.py</text:p>
      <text:p text:style-name="P8">asterisk-16.27.0/contrib/ast-db-manage/config/versions/d3e4284f8707_add_prune_on_boot_to_ps_subscription_.py</text:p>
      <text:p text:style-name="P8">asterisk-16.27.0/contrib/ast-db-manage/config/versions/d7983954dd96_add_ps_endpoints_notify_early_inuse_.py</text:p>
      <text:p text:style-name="P8">asterisk-16.27.0/contrib/ast-db-manage/config/versions/dbc44d5a908_add_missing_columns_to_sys_and_reg.py</text:p>
      <text:p text:style-name="P8">asterisk-16.27.0/contrib/ast-db-manage/config/versions/de83fac997e2_add_bundle_to_ps_endpoints.py</text:p>
      <text:p text:style-name="P8">asterisk-16.27.0/contrib/ast-db-manage/config/versions/e2f04d309071_add_wrapuptime_to_queue_members.py</text:p>
      <text:p text:style-name="P8">asterisk-16.27.0/contrib/ast-db-manage/config/versions/e658c26033ca_create_history_info_flag.py</text:p>
      <text:p text:style-name="P8">asterisk-16.27.0/contrib/ast-db-manage/config/versions/e96a0b8071c_increase_pjsip_column_size.py</text:p>
      <text:p text:style-name="P8">asterisk-16.27.0/contrib/ast-db-manage/config/versions/ef7efc2d3964_ps_contacts_add_endpoint_and_modify_.py</text:p>
      <text:p text:style-name="P8">asterisk-16.27.0/contrib/ast-db-manage/config/versions/f3c0b8695b66_taskprocessor_overload_trigger.py</text:p>
      <text:p text:style-name="P8">asterisk-16.27.0/contrib/ast-db-manage/config/versions/f3d1c5d38b56_add_prune_on_boot.py</text:p>
      <text:p text:style-name="P8">asterisk-16.27.0/contrib/ast-db-manage/config/versions/f56d79a9f337_pjsip_create_remove_unavailable.py</text:p>
      <text:p text:style-name="P8">asterisk-16.27.0/contrib/ast-db-manage/config/versions/f638dbe2eb23_symmetric_transport.py</text:p>
      <text:p text:style-name="P8">asterisk-16.27.0/contrib/ast-db-manage/config/versions/fbb7766f17bc_add_playlist_to_moh.py</text:p>
      <text:p text:style-name="P8">asterisk-16.27.0/contrib/ast-db-manage/config/versions/fe6592859b85_fix_mwi_subscribe_replaces_.py</text:p>
      <text:p text:style-name="P8">asterisk-16.27.0/contrib/ast-db-manage/env.py</text:p>
      <text:p text:style-name="P8">asterisk-16.27.0/contrib/ast-db-manage/queue_log.ini.sample</text:p>
      <text:p text:style-name="P8">asterisk-16.27.0/contrib/ast-db-manage/queue_log/</text:p>
      <text:p text:style-name="P8">asterisk-16.27.0/contrib/ast-db-manage/queue_log/env.py</text:p>
      <text:p text:style-name="P8">asterisk-16.27.0/contrib/ast-db-manage/queue_log/script.py.mako</text:p>
      <text:p text:style-name="P8">asterisk-16.27.0/contrib/ast-db-manage/queue_log/versions/</text:p>
      <text:p text:style-name="P8">asterisk-16.27.0/contrib/ast-db-manage/queue_log/versions/4105ee839f58_create_queue_log_table.py</text:p>
      <text:p text:style-name="P8">asterisk-16.27.0/contrib/ast-db-manage/voicemail.ini.sample</text:p>
      <text:p text:style-name="P8">asterisk-16.27.0/contrib/ast-db-manage/voicemail/</text:p>
      <text:p text:style-name="P8">asterisk-16.27.0/contrib/ast-db-manage/voicemail/env.py</text:p>
      <text:p text:style-name="P8">asterisk-16.27.0/contrib/ast-db-manage/voicemail/script.py.mako</text:p>
      <text:p text:style-name="P8">asterisk-16.27.0/contrib/ast-db-manage/voicemail/versions/</text:p>
      <text:p text:style-name="P8">asterisk-16.27.0/contrib/ast-db-manage/voicemail/versions/39428242f7f5_increase_recording_column_size.py</text:p>
      <text:p text:style-name="P8"><text:soft-page-break/>asterisk-16.27.0/contrib/ast-db-manage/voicemail/versions/a2e9769475e_create_tables.py</text:p>
      <text:p text:style-name="P8">asterisk-16.27.0/contrib/asterisk-ices.xml</text:p>
      <text:p text:style-name="P8">asterisk-16.27.0/contrib/dictionary.digium</text:p>
      <text:p text:style-name="P8">asterisk-16.27.0/contrib/docker/</text:p>
      <text:p text:style-name="P8">asterisk-16.27.0/contrib/docker/Dockerfile.asterisk</text:p>
      <text:p text:style-name="P8">asterisk-16.27.0/contrib/docker/Dockerfile.packager</text:p>
      <text:p text:style-name="P8">asterisk-16.27.0/contrib/docker/README.md</text:p>
      <text:p text:style-name="P8">asterisk-16.27.0/contrib/docker/make-package.sh</text:p>
      <text:p text:style-name="P8">asterisk-16.27.0/contrib/editors/</text:p>
      <text:p text:style-name="P8">asterisk-16.27.0/contrib/editors/ael.vim</text:p>
      <text:p text:style-name="P8">asterisk-16.27.0/contrib/editors/asterisk.vim</text:p>
      <text:p text:style-name="P8">asterisk-16.27.0/contrib/editors/asteriskvm.vim</text:p>
      <text:p text:style-name="P8">asterisk-16.27.0/contrib/festival-1.4.1-diff</text:p>
      <text:p text:style-name="P8">asterisk-16.27.0/contrib/festival-1.4.2.diff</text:p>
      <text:p text:style-name="P8">asterisk-16.27.0/contrib/festival-1.4.3.diff</text:p>
      <text:p text:style-name="P8">asterisk-16.27.0/contrib/festival-1.95.diff</text:p>
      <text:p text:style-name="P8">asterisk-16.27.0/contrib/i18n.testsuite.conf</text:p>
      <text:p text:style-name="P8">asterisk-16.27.0/contrib/init.d/</text:p>
      <text:p text:style-name="P8">asterisk-16.27.0/contrib/init.d/etc_default_asterisk</text:p>
      <text:p text:style-name="P8">asterisk-16.27.0/contrib/init.d/org.asterisk.asterisk.plist</text:p>
      <text:p text:style-name="P8">asterisk-16.27.0/contrib/init.d/org.asterisk.muted.plist</text:p>
      <text:p text:style-name="P8">asterisk-16.27.0/contrib/init.d/rc.archlinux.asterisk</text:p>
      <text:p text:style-name="P8">asterisk-16.27.0/contrib/init.d/rc.debian.asterisk</text:p>
      <text:p text:style-name="P8">asterisk-16.27.0/contrib/init.d/rc.gentoo.asterisk</text:p>
      <text:p text:style-name="P8">asterisk-16.27.0/contrib/init.d/rc.mandriva.asterisk</text:p>
      <text:p text:style-name="P8">asterisk-16.27.0/contrib/init.d/rc.mandriva.zaptel</text:p>
      <text:p text:style-name="P8">asterisk-16.27.0/contrib/init.d/rc.redhat.asterisk</text:p>
      <text:p text:style-name="P8">asterisk-16.27.0/contrib/init.d/rc.slackware.asterisk</text:p>
      <text:p text:style-name="P8">asterisk-16.27.0/contrib/init.d/rc.suse.asterisk</text:p>
      <text:p text:style-name="P8">asterisk-16.27.0/contrib/realtime/</text:p>
      <text:p text:style-name="P8">asterisk-16.27.0/contrib/realtime/mysql/</text:p>
      <text:p text:style-name="P8">asterisk-16.27.0/contrib/realtime/mysql/mysql_cdr.sql</text:p>
      <text:p text:style-name="P8">asterisk-16.27.0/contrib/realtime/mysql/mysql_config.sql</text:p>
      <text:p text:style-name="P8">asterisk-16.27.0/contrib/realtime/mysql/mysql_voicemail.sql</text:p>
      <text:p text:style-name="P8">asterisk-16.27.0/contrib/realtime/postgresql/</text:p>
      <text:p text:style-name="P8">asterisk-16.27.0/contrib/realtime/postgresql/postgresql_cdr.sql</text:p>
      <text:p text:style-name="P8">asterisk-16.27.0/contrib/realtime/postgresql/postgresql_config.sql</text:p>
      <text:p text:style-name="P8">asterisk-16.27.0/contrib/realtime/postgresql/postgresql_voicemail.sql</text:p>
      <text:p text:style-name="P8">asterisk-16.27.0/contrib/scripts/</text:p>
      <text:p text:style-name="P8">asterisk-16.27.0/contrib/scripts/README.messages-expire</text:p>
      <text:p text:style-name="P8">asterisk-16.27.0/contrib/scripts/agents.php</text:p>
      <text:p text:style-name="P8">asterisk-16.27.0/contrib/scripts/ast_coredumper</text:p>
      <text:p text:style-name="P8">asterisk-16.27.0/contrib/scripts/ast_grab_core</text:p>
      <text:p text:style-name="P8">asterisk-16.27.0/contrib/scripts/ast_logescalator</text:p>
      <text:p text:style-name="P8">asterisk-16.27.0/contrib/scripts/ast_loggrabber</text:p>
      <text:p text:style-name="P8">asterisk-16.27.0/contrib/scripts/ast_tls_cert</text:p>
      <text:p text:style-name="P8">asterisk-16.27.0/contrib/scripts/astcli</text:p>
      <text:p text:style-name="P8">asterisk-16.27.0/contrib/scripts/asterisk.ldap-schema</text:p>
      <text:p text:style-name="P8">asterisk-16.27.0/contrib/scripts/asterisk.ldif</text:p>
      <text:p text:style-name="P8"><text:soft-page-break/>asterisk-16.27.0/contrib/scripts/asterisk.logrotate</text:p>
      <text:p text:style-name="P8">asterisk-16.27.0/contrib/scripts/astgenkey</text:p>
      <text:p text:style-name="P8">asterisk-16.27.0/contrib/scripts/astgenkey.8</text:p>
      <text:p text:style-name="P8">asterisk-16.27.0/contrib/scripts/astversion</text:p>
      <text:p text:style-name="P8">asterisk-16.27.0/contrib/scripts/autosupport</text:p>
      <text:p text:style-name="P8">asterisk-16.27.0/contrib/scripts/autosupport.8</text:p>
      <text:p text:style-name="P8">asterisk-16.27.0/contrib/scripts/clang-scan-build</text:p>
      <text:p text:style-name="P8">asterisk-16.27.0/contrib/scripts/dahdi_span_config_hook</text:p>
      <text:p text:style-name="P8">asterisk-16.27.0/contrib/scripts/dbsep.cgi</text:p>
      <text:p text:style-name="P8">asterisk-16.27.0/contrib/scripts/file.convert.sh</text:p>
      <text:p text:style-name="P8">asterisk-16.27.0/contrib/scripts/get_ilbc_source.sh</text:p>
      <text:p text:style-name="P8">asterisk-16.27.0/contrib/scripts/get_mp3_source.sh</text:p>
      <text:p text:style-name="P8">asterisk-16.27.0/contrib/scripts/get_swagger_ui.sh</text:p>
      <text:p text:style-name="P8">asterisk-16.27.0/contrib/scripts/import-cdr-csv-mysql.pl</text:p>
      <text:p text:style-name="P8">asterisk-16.27.0/contrib/scripts/install_prereq</text:p>
      <text:p text:style-name="P8">asterisk-16.27.0/contrib/scripts/live_ast</text:p>
      <text:p text:style-name="P8">asterisk-16.27.0/contrib/scripts/loadtest.tcl</text:p>
      <text:p text:style-name="P8">asterisk-16.27.0/contrib/scripts/lookup.agi</text:p>
      <text:p text:style-name="P8">asterisk-16.27.0/contrib/scripts/managerproxy.pl</text:p>
      <text:p text:style-name="P8">asterisk-16.27.0/contrib/scripts/messages-expire.pl</text:p>
      <text:p text:style-name="P8">asterisk-16.27.0/contrib/scripts/qview.pl</text:p>
      <text:p text:style-name="P8">asterisk-16.27.0/contrib/scripts/refcounter.py</text:p>
      <text:p text:style-name="P8">asterisk-16.27.0/contrib/scripts/reflocks.py</text:p>
      <text:p text:style-name="P8">asterisk-16.27.0/contrib/scripts/refstats.py</text:p>
      <text:p text:style-name="P8">asterisk-16.27.0/contrib/scripts/retrieve_extensions_from_mysql.pl</text:p>
      <text:p text:style-name="P8">asterisk-16.27.0/contrib/scripts/retrieve_extensions_from_sql.pl</text:p>
      <text:p text:style-name="P8">asterisk-16.27.0/contrib/scripts/retrieve_sip_conf_from_mysql.pl</text:p>
      <text:p text:style-name="P8">asterisk-16.27.0/contrib/scripts/safe_asterisk</text:p>
      <text:p text:style-name="P8">asterisk-16.27.0/contrib/scripts/safe_asterisk.8</text:p>
      <text:p text:style-name="P8">asterisk-16.27.0/contrib/scripts/safe_asterisk_restart</text:p>
      <text:p text:style-name="P8">asterisk-16.27.0/contrib/scripts/sip_nat_settings</text:p>
      <text:p text:style-name="P8">asterisk-16.27.0/contrib/scripts/sip_to_pjsip/</text:p>
      <text:p text:style-name="P8">asterisk-16.27.0/contrib/scripts/sip_to_pjsip/astconfigparser.py</text:p>
      <text:p text:style-name="P8">asterisk-16.27.0/contrib/scripts/sip_to_pjsip/astdicts.py</text:p>
      <text:p text:style-name="P8">asterisk-16.27.0/contrib/scripts/sip_to_pjsip/sip_to_pjsip.py</text:p>
      <text:p text:style-name="P8">asterisk-16.27.0/contrib/scripts/sip_to_pjsip/sip_to_pjsql.py</text:p>
      <text:p text:style-name="P8">asterisk-16.27.0/contrib/scripts/sip_to_pjsip/sqlconfigparser.py</text:p>
      <text:p text:style-name="P8">asterisk-16.27.0/contrib/scripts/sipp-sendfax.xml</text:p>
      <text:p text:style-name="P8">asterisk-16.27.0/contrib/scripts/spandspflow2pcap.log</text:p>
      <text:p text:style-name="P8">asterisk-16.27.0/contrib/scripts/spandspflow2pcap.py</text:p>
      <text:p text:style-name="P8">asterisk-16.27.0/contrib/scripts/valgrind_compare</text:p>
      <text:p text:style-name="P8">asterisk-16.27.0/contrib/scripts/vmail.cgi</text:p>
      <text:p text:style-name="P8">asterisk-16.27.0/contrib/scripts/voicemailpwcheck.py</text:p>
      <text:p text:style-name="P8">asterisk-16.27.0/contrib/systemd/</text:p>
      <text:p text:style-name="P8">asterisk-16.27.0/contrib/systemd/README.txt</text:p>
      <text:p text:style-name="P8">asterisk-16.27.0/contrib/systemd/asterisk-ami.socket</text:p>
      <text:p text:style-name="P8">asterisk-16.27.0/contrib/systemd/asterisk-amis.socket</text:p>
      <text:p text:style-name="P8">asterisk-16.27.0/contrib/systemd/asterisk-cli.socket</text:p>
      <text:p text:style-name="P8">asterisk-16.27.0/contrib/systemd/asterisk-http.socket</text:p>
      <text:p text:style-name="P8"><text:soft-page-break/>asterisk-16.27.0/contrib/systemd/asterisk-https.socket</text:p>
      <text:p text:style-name="P8">asterisk-16.27.0/contrib/systemd/asterisk.service</text:p>
      <text:p text:style-name="P8">asterisk-16.27.0/contrib/systemd/asterisk.socket</text:p>
      <text:p text:style-name="P8">asterisk-16.27.0/contrib/thirdparty/</text:p>
      <text:p text:style-name="P8">asterisk-16.27.0/contrib/thirdparty/spexxilbcfix_xlite.reg</text:p>
      <text:p text:style-name="P8">asterisk-16.27.0/contrib/thirdparty/spexxilbcfix_xpro.reg</text:p>
      <text:p text:style-name="P8">asterisk-16.27.0/contrib/unistimLang/</text:p>
      <text:p text:style-name="P8">asterisk-16.27.0/contrib/unistimLang/en.po</text:p>
      <text:p text:style-name="P8">asterisk-16.27.0/contrib/unistimLang/fr.po</text:p>
      <text:p text:style-name="P8">asterisk-16.27.0/contrib/unistimLang/ru.po</text:p>
      <text:p text:style-name="P8">asterisk-16.27.0/contrib/unistimLang/ru.po.utf8</text:p>
      <text:p text:style-name="P8">asterisk-16.27.0/contrib/upstart/</text:p>
      <text:p text:style-name="P8">asterisk-16.27.0/contrib/upstart/asterisk.upstart-0.3.9</text:p>
      <text:p text:style-name="P8">asterisk-16.27.0/contrib/upstart/asterisk.user.conf</text:p>
      <text:p text:style-name="P8">asterisk-16.27.0/contrib/utils/</text:p>
      <text:p text:style-name="P8">asterisk-16.27.0/contrib/utils/README.rawplayer</text:p>
      <text:p text:style-name="P8">asterisk-16.27.0/contrib/utils/eagi_proxy.c</text:p>
      <text:p text:style-name="P8">asterisk-16.27.0/contrib/utils/rawplayer.c</text:p>
      <text:p text:style-name="P8">asterisk-16.27.0/contrib/utils/zones2indications.c</text:p>
      <text:p text:style-name="P8">asterisk-16.27.0/contrib/valgrind-RedHat-8.0.supp</text:p>
      <text:p text:style-name="P8">asterisk-16.27.0/contrib/valgrind.supp</text:p>
      <text:p text:style-name="P8">asterisk-16.27.0/default.exports</text:p>
      <text:p text:style-name="P8">asterisk-16.27.0/doc/</text:p>
      <text:p text:style-name="P8">asterisk-16.27.0/doc/.gitignore</text:p>
      <text:p text:style-name="P8">asterisk-16.27.0/doc/CHANGES-staging/</text:p>
      <text:p text:style-name="P8">asterisk-16.27.0/doc/CHANGES-staging/README.md</text:p>
      <text:p text:style-name="P8">asterisk-16.27.0/doc/CODING-GUIDELINES</text:p>
      <text:p text:style-name="P8">asterisk-16.27.0/doc/Doxyfile.in</text:p>
      <text:p text:style-name="P8">asterisk-16.27.0/doc/IAX2-security.pdf</text:p>
      <text:p text:style-name="P8">asterisk-16.27.0/doc/IAX2-security.txt</text:p>
      <text:p text:style-name="P8">asterisk-16.27.0/doc/Makefile</text:p>
      <text:p text:style-name="P8">asterisk-16.27.0/doc/README.txt</text:p>
      <text:p text:style-name="P8">asterisk-16.27.0/doc/UPGRADE-staging/</text:p>
      <text:p text:style-name="P8">asterisk-16.27.0/doc/UPGRADE-staging/README.md</text:p>
      <text:p text:style-name="P8">asterisk-16.27.0/doc/aelparse.8</text:p>
      <text:p text:style-name="P8">asterisk-16.27.0/doc/appdocsxml.dtd</text:p>
      <text:p text:style-name="P8">asterisk-16.27.0/doc/appdocsxml.xslt</text:p>
      <text:p text:style-name="P8">asterisk-16.27.0/doc/astdb2bdb.8</text:p>
      <text:p text:style-name="P8">asterisk-16.27.0/doc/astdb2sqlite3.8</text:p>
      <text:p text:style-name="P8">asterisk-16.27.0/doc/asterisk.8</text:p>
      <text:p text:style-name="P8">asterisk-16.27.0/doc/asterisk.sgml</text:p>
      <text:p text:style-name="P8">asterisk-16.27.0/doc/lang/</text:p>
      <text:p text:style-name="P8">asterisk-16.27.0/doc/lang/hebrew.ods</text:p>
      <text:p text:style-name="P8">asterisk-16.27.0/doc/lang/language-criteria.txt</text:p>
      <text:p text:style-name="P8">asterisk-16.27.0/doc/lang/urdu.ods</text:p>
      <text:p text:style-name="P8">asterisk-16.27.0/doc/lang/vietnamese.ods</text:p>
      <text:p text:style-name="P8">asterisk-16.27.0/doc/smsq.8</text:p>
      <text:p text:style-name="P8">asterisk-16.27.0/formats/</text:p>
      <text:p text:style-name="P8">asterisk-16.27.0/formats/Makefile</text:p>
      <text:p text:style-name="P8"><text:soft-page-break/>asterisk-16.27.0/formats/format_g719.c</text:p>
      <text:p text:style-name="P8">asterisk-16.27.0/formats/format_g723.c</text:p>
      <text:p text:style-name="P8">asterisk-16.27.0/formats/format_g726.c</text:p>
      <text:p text:style-name="P8">asterisk-16.27.0/formats/format_g729.c</text:p>
      <text:p text:style-name="P8">asterisk-16.27.0/formats/format_gsm.c</text:p>
      <text:p text:style-name="P8">asterisk-16.27.0/formats/format_h263.c</text:p>
      <text:p text:style-name="P8">asterisk-16.27.0/formats/format_h264.c</text:p>
      <text:p text:style-name="P8">asterisk-16.27.0/formats/format_ilbc.c</text:p>
      <text:p text:style-name="P8">asterisk-16.27.0/formats/format_ogg_speex.c</text:p>
      <text:p text:style-name="P8">asterisk-16.27.0/formats/format_ogg_vorbis.c</text:p>
      <text:p text:style-name="P8">asterisk-16.27.0/formats/format_pcm.c</text:p>
      <text:p text:style-name="P8">asterisk-16.27.0/formats/format_siren14.c</text:p>
      <text:p text:style-name="P8">asterisk-16.27.0/formats/format_siren7.c</text:p>
      <text:p text:style-name="P8">asterisk-16.27.0/formats/format_sln.c</text:p>
      <text:p text:style-name="P8">asterisk-16.27.0/formats/format_vox.c</text:p>
      <text:p text:style-name="P8">asterisk-16.27.0/formats/format_wav.c</text:p>
      <text:p text:style-name="P8">asterisk-16.27.0/formats/format_wav_gsm.c</text:p>
      <text:p text:style-name="P8">asterisk-16.27.0/formats/msgsm.h</text:p>
      <text:p text:style-name="P8">asterisk-16.27.0/funcs/</text:p>
      <text:p text:style-name="P8">asterisk-16.27.0/funcs/Makefile</text:p>
      <text:p text:style-name="P8">asterisk-16.27.0/funcs/func_aes.c</text:p>
      <text:p text:style-name="P8">asterisk-16.27.0/funcs/func_base64.c</text:p>
      <text:p text:style-name="P8">asterisk-16.27.0/funcs/func_blacklist.c</text:p>
      <text:p text:style-name="P8">asterisk-16.27.0/funcs/func_callcompletion.c</text:p>
      <text:p text:style-name="P8">asterisk-16.27.0/funcs/func_callerid.c</text:p>
      <text:p text:style-name="P8">asterisk-16.27.0/funcs/func_cdr.c</text:p>
      <text:p text:style-name="P8">asterisk-16.27.0/funcs/func_channel.c</text:p>
      <text:p text:style-name="P8">asterisk-16.27.0/funcs/func_config.c</text:p>
      <text:p text:style-name="P8">asterisk-16.27.0/funcs/func_curl.c</text:p>
      <text:p text:style-name="P8">asterisk-16.27.0/funcs/func_cut.c</text:p>
      <text:p text:style-name="P8">asterisk-16.27.0/funcs/func_db.c</text:p>
      <text:p text:style-name="P8">asterisk-16.27.0/funcs/func_devstate.c</text:p>
      <text:p text:style-name="P8">asterisk-16.27.0/funcs/func_dialgroup.c</text:p>
      <text:p text:style-name="P8">asterisk-16.27.0/funcs/func_dialplan.c</text:p>
      <text:p text:style-name="P8">asterisk-16.27.0/funcs/func_enum.c</text:p>
      <text:p text:style-name="P8">asterisk-16.27.0/funcs/func_env.c</text:p>
      <text:p text:style-name="P8">asterisk-16.27.0/funcs/func_evalexten.c</text:p>
      <text:p text:style-name="P8">asterisk-16.27.0/funcs/func_extstate.c</text:p>
      <text:p text:style-name="P8">asterisk-16.27.0/funcs/func_frame_drop.c</text:p>
      <text:p text:style-name="P8">asterisk-16.27.0/funcs/func_frame_trace.c</text:p>
      <text:p text:style-name="P8">asterisk-16.27.0/funcs/func_global.c</text:p>
      <text:p text:style-name="P8">asterisk-16.27.0/funcs/func_groupcount.c</text:p>
      <text:p text:style-name="P8">asterisk-16.27.0/funcs/func_hangupcause.c</text:p>
      <text:p text:style-name="P8">asterisk-16.27.0/funcs/func_holdintercept.c</text:p>
      <text:p text:style-name="P8">asterisk-16.27.0/funcs/func_iconv.c</text:p>
      <text:p text:style-name="P8">asterisk-16.27.0/funcs/func_jitterbuffer.c</text:p>
      <text:p text:style-name="P8">asterisk-16.27.0/funcs/func_json.c</text:p>
      <text:p text:style-name="P8">asterisk-16.27.0/funcs/func_lock.c</text:p>
      <text:p text:style-name="P8">asterisk-16.27.0/funcs/func_logic.c</text:p>
      <text:p text:style-name="P8"><text:soft-page-break/>asterisk-16.27.0/funcs/func_math.c</text:p>
      <text:p text:style-name="P8">asterisk-16.27.0/funcs/func_md5.c</text:p>
      <text:p text:style-name="P8">asterisk-16.27.0/funcs/func_module.c</text:p>
      <text:p text:style-name="P8">asterisk-16.27.0/funcs/func_odbc.c</text:p>
      <text:p text:style-name="P8">asterisk-16.27.0/funcs/func_periodic_hook.c</text:p>
      <text:p text:style-name="P8">asterisk-16.27.0/funcs/func_periodic_hook.exports.in</text:p>
      <text:p text:style-name="P8">asterisk-16.27.0/funcs/func_pitchshift.c</text:p>
      <text:p text:style-name="P8">asterisk-16.27.0/funcs/func_pjsip_aor.c</text:p>
      <text:p text:style-name="P8">asterisk-16.27.0/funcs/func_pjsip_contact.c</text:p>
      <text:p text:style-name="P8">asterisk-16.27.0/funcs/func_pjsip_endpoint.c</text:p>
      <text:p text:style-name="P8">asterisk-16.27.0/funcs/func_presencestate.c</text:p>
      <text:p text:style-name="P8">asterisk-16.27.0/funcs/func_rand.c</text:p>
      <text:p text:style-name="P8">asterisk-16.27.0/funcs/func_realtime.c</text:p>
      <text:p text:style-name="P8">asterisk-16.27.0/funcs/func_sayfiles.c</text:p>
      <text:p text:style-name="P8">asterisk-16.27.0/funcs/func_scramble.c</text:p>
      <text:p text:style-name="P8">asterisk-16.27.0/funcs/func_sha1.c</text:p>
      <text:p text:style-name="P8">asterisk-16.27.0/funcs/func_shell.c</text:p>
      <text:p text:style-name="P8">asterisk-16.27.0/funcs/func_sorcery.c</text:p>
      <text:p text:style-name="P8">asterisk-16.27.0/funcs/func_speex.c</text:p>
      <text:p text:style-name="P8">asterisk-16.27.0/funcs/func_sprintf.c</text:p>
      <text:p text:style-name="P8">asterisk-16.27.0/funcs/func_srv.c</text:p>
      <text:p text:style-name="P8">asterisk-16.27.0/funcs/func_strings.c</text:p>
      <text:p text:style-name="P8">asterisk-16.27.0/funcs/func_sysinfo.c</text:p>
      <text:p text:style-name="P8">asterisk-16.27.0/funcs/func_talkdetect.c</text:p>
      <text:p text:style-name="P8">asterisk-16.27.0/funcs/func_timeout.c</text:p>
      <text:p text:style-name="P8">asterisk-16.27.0/funcs/func_uri.c</text:p>
      <text:p text:style-name="P8">asterisk-16.27.0/funcs/func_version.c</text:p>
      <text:p text:style-name="P8">asterisk-16.27.0/funcs/func_vmcount.c</text:p>
      <text:p text:style-name="P8">asterisk-16.27.0/funcs/func_volume.c</text:p>
      <text:p text:style-name="P8">asterisk-16.27.0/images/</text:p>
      <text:p text:style-name="P8">asterisk-16.27.0/images/animlogo.gif</text:p>
      <text:p text:style-name="P8">asterisk-16.27.0/images/asterisk-intro.jpg</text:p>
      <text:p text:style-name="P8">asterisk-16.27.0/images/font.png</text:p>
      <text:p text:style-name="P8">asterisk-16.27.0/images/kpad2.jpg</text:p>
      <text:p text:style-name="P8">asterisk-16.27.0/images/play.gif</text:p>
      <text:p text:style-name="P8">asterisk-16.27.0/include/</text:p>
      <text:p text:style-name="P8">asterisk-16.27.0/include/asterisk.h</text:p>
      <text:p text:style-name="P8">asterisk-16.27.0/include/asterisk/</text:p>
      <text:p text:style-name="P8">asterisk-16.27.0/include/asterisk/.gitignore</text:p>
      <text:p text:style-name="P8">asterisk-16.27.0/include/asterisk/_private.h</text:p>
      <text:p text:style-name="P8">asterisk-16.27.0/include/asterisk/abstract_jb.h</text:p>
      <text:p text:style-name="P8">asterisk-16.27.0/include/asterisk/acl.h</text:p>
      <text:p text:style-name="P8">asterisk-16.27.0/include/asterisk/adsi.h</text:p>
      <text:p text:style-name="P8">asterisk-16.27.0/include/asterisk/ael_structs.h</text:p>
      <text:p text:style-name="P8">asterisk-16.27.0/include/asterisk/agi.h</text:p>
      <text:p text:style-name="P8">asterisk-16.27.0/include/asterisk/alaw.h</text:p>
      <text:p text:style-name="P8">asterisk-16.27.0/include/asterisk/alertpipe.h</text:p>
      <text:p text:style-name="P8">asterisk-16.27.0/include/asterisk/aoc.h</text:p>
      <text:p text:style-name="P8">asterisk-16.27.0/include/asterisk/app.h</text:p>
      <text:p text:style-name="P8"><text:soft-page-break/>asterisk-16.27.0/include/asterisk/ari.h</text:p>
      <text:p text:style-name="P8">asterisk-16.27.0/include/asterisk/ast_expr.h</text:p>
      <text:p text:style-name="P8">asterisk-16.27.0/include/asterisk/ast_version.h</text:p>
      <text:p text:style-name="P8">asterisk-16.27.0/include/asterisk/astdb.h</text:p>
      <text:p text:style-name="P8">asterisk-16.27.0/include/asterisk/astmm.h</text:p>
      <text:p text:style-name="P8">asterisk-16.27.0/include/asterisk/astobj2.h</text:p>
      <text:p text:style-name="P8">asterisk-16.27.0/include/asterisk/audiohook.h</text:p>
      <text:p text:style-name="P8">asterisk-16.27.0/include/asterisk/autochan.h</text:p>
      <text:p text:style-name="P8">asterisk-16.27.0/include/asterisk/autoconfig.h.in</text:p>
      <text:p text:style-name="P8">asterisk-16.27.0/include/asterisk/backtrace.h</text:p>
      <text:p text:style-name="P8">asterisk-16.27.0/include/asterisk/beep.h</text:p>
      <text:p text:style-name="P8">asterisk-16.27.0/include/asterisk/bridge.h</text:p>
      <text:p text:style-name="P8">asterisk-16.27.0/include/asterisk/bridge_after.h</text:p>
      <text:p text:style-name="P8">asterisk-16.27.0/include/asterisk/bridge_basic.h</text:p>
      <text:p text:style-name="P8">asterisk-16.27.0/include/asterisk/bridge_channel.h</text:p>
      <text:p text:style-name="P8">asterisk-16.27.0/include/asterisk/bridge_channel_internal.h</text:p>
      <text:p text:style-name="P8">asterisk-16.27.0/include/asterisk/bridge_features.h</text:p>
      <text:p text:style-name="P8">asterisk-16.27.0/include/asterisk/bridge_internal.h</text:p>
      <text:p text:style-name="P8">asterisk-16.27.0/include/asterisk/bridge_roles.h</text:p>
      <text:p text:style-name="P8">asterisk-16.27.0/include/asterisk/bridge_technology.h</text:p>
      <text:p text:style-name="P8">asterisk-16.27.0/include/asterisk/bucket.h</text:p>
      <text:p text:style-name="P8">asterisk-16.27.0/include/asterisk/buildinfo.h</text:p>
      <text:p text:style-name="P8">asterisk-16.27.0/include/asterisk/calendar.h</text:p>
      <text:p text:style-name="P8">asterisk-16.27.0/include/asterisk/callerid.h</text:p>
      <text:p text:style-name="P8">asterisk-16.27.0/include/asterisk/causes.h</text:p>
      <text:p text:style-name="P8">asterisk-16.27.0/include/asterisk/ccss.h</text:p>
      <text:p text:style-name="P8">asterisk-16.27.0/include/asterisk/cdr.h</text:p>
      <text:p text:style-name="P8">asterisk-16.27.0/include/asterisk/cel.h</text:p>
      <text:p text:style-name="P8">asterisk-16.27.0/include/asterisk/celt.h</text:p>
      <text:p text:style-name="P8">asterisk-16.27.0/include/asterisk/channel.h</text:p>
      <text:p text:style-name="P8">asterisk-16.27.0/include/asterisk/channel_internal.h</text:p>
      <text:p text:style-name="P8">asterisk-16.27.0/include/asterisk/channelstate.h</text:p>
      <text:p text:style-name="P8">asterisk-16.27.0/include/asterisk/chanvars.h</text:p>
      <text:p text:style-name="P8">asterisk-16.27.0/include/asterisk/cli.h</text:p>
      <text:p text:style-name="P8">asterisk-16.27.0/include/asterisk/codec.h</text:p>
      <text:p text:style-name="P8">asterisk-16.27.0/include/asterisk/compat.h</text:p>
      <text:p text:style-name="P8">asterisk-16.27.0/include/asterisk/compiler.h</text:p>
      <text:p text:style-name="P8">asterisk-16.27.0/include/asterisk/config.h</text:p>
      <text:p text:style-name="P8">asterisk-16.27.0/include/asterisk/config_options.h</text:p>
      <text:p text:style-name="P8">asterisk-16.27.0/include/asterisk/conversions.h</text:p>
      <text:p text:style-name="P8">asterisk-16.27.0/include/asterisk/core_local.h</text:p>
      <text:p text:style-name="P8">asterisk-16.27.0/include/asterisk/core_unreal.h</text:p>
      <text:p text:style-name="P8">asterisk-16.27.0/include/asterisk/crypto.h</text:p>
      <text:p text:style-name="P8">asterisk-16.27.0/include/asterisk/data_buffer.h</text:p>
      <text:p text:style-name="P8">asterisk-16.27.0/include/asterisk/datastore.h</text:p>
      <text:p text:style-name="P8">asterisk-16.27.0/include/asterisk/devicestate.h</text:p>
      <text:p text:style-name="P8">asterisk-16.27.0/include/asterisk/dial.h</text:p>
      <text:p text:style-name="P8">asterisk-16.27.0/include/asterisk/dlinkedlists.h</text:p>
      <text:p text:style-name="P8">asterisk-16.27.0/include/asterisk/dns.h</text:p>
      <text:p text:style-name="P8"><text:soft-page-break/>asterisk-16.27.0/include/asterisk/dns_core.h</text:p>
      <text:p text:style-name="P8">asterisk-16.27.0/include/asterisk/dns_internal.h</text:p>
      <text:p text:style-name="P8">asterisk-16.27.0/include/asterisk/dns_naptr.h</text:p>
      <text:p text:style-name="P8">asterisk-16.27.0/include/asterisk/dns_query_set.h</text:p>
      <text:p text:style-name="P8">asterisk-16.27.0/include/asterisk/dns_recurring.h</text:p>
      <text:p text:style-name="P8">asterisk-16.27.0/include/asterisk/dns_resolver.h</text:p>
      <text:p text:style-name="P8">asterisk-16.27.0/include/asterisk/dns_srv.h</text:p>
      <text:p text:style-name="P8">asterisk-16.27.0/include/asterisk/dns_test.h</text:p>
      <text:p text:style-name="P8">asterisk-16.27.0/include/asterisk/dns_tlsa.h</text:p>
      <text:p text:style-name="P8">asterisk-16.27.0/include/asterisk/dns_txt.h</text:p>
      <text:p text:style-name="P8">asterisk-16.27.0/include/asterisk/dnsmgr.h</text:p>
      <text:p text:style-name="P8">asterisk-16.27.0/include/asterisk/doxygen/</text:p>
      <text:p text:style-name="P8">asterisk-16.27.0/include/asterisk/doxygen/architecture.h</text:p>
      <text:p text:style-name="P8">asterisk-16.27.0/include/asterisk/doxygen/licensing.h</text:p>
      <text:p text:style-name="P8">asterisk-16.27.0/include/asterisk/doxyref.h</text:p>
      <text:p text:style-name="P8">asterisk-16.27.0/include/asterisk/dsp.h</text:p>
      <text:p text:style-name="P8">asterisk-16.27.0/include/asterisk/dundi.h</text:p>
      <text:p text:style-name="P8">asterisk-16.27.0/include/asterisk/endian.h</text:p>
      <text:p text:style-name="P8">asterisk-16.27.0/include/asterisk/endpoints.h</text:p>
      <text:p text:style-name="P8">asterisk-16.27.0/include/asterisk/enum.h</text:p>
      <text:p text:style-name="P8">asterisk-16.27.0/include/asterisk/event.h</text:p>
      <text:p text:style-name="P8">asterisk-16.27.0/include/asterisk/event_defs.h</text:p>
      <text:p text:style-name="P8">asterisk-16.27.0/include/asterisk/extconf.h</text:p>
      <text:p text:style-name="P8">asterisk-16.27.0/include/asterisk/features.h</text:p>
      <text:p text:style-name="P8">asterisk-16.27.0/include/asterisk/features_config.h</text:p>
      <text:p text:style-name="P8">asterisk-16.27.0/include/asterisk/file.h</text:p>
      <text:p text:style-name="P8">asterisk-16.27.0/include/asterisk/format.h</text:p>
      <text:p text:style-name="P8">asterisk-16.27.0/include/asterisk/format_cache.h</text:p>
      <text:p text:style-name="P8">asterisk-16.27.0/include/asterisk/format_cap.h</text:p>
      <text:p text:style-name="P8">asterisk-16.27.0/include/asterisk/format_compatibility.h</text:p>
      <text:p text:style-name="P8">asterisk-16.27.0/include/asterisk/frame.h</text:p>
      <text:p text:style-name="P8">asterisk-16.27.0/include/asterisk/framehook.h</text:p>
      <text:p text:style-name="P8">asterisk-16.27.0/include/asterisk/fskmodem.h</text:p>
      <text:p text:style-name="P8">asterisk-16.27.0/include/asterisk/fskmodem_float.h</text:p>
      <text:p text:style-name="P8">asterisk-16.27.0/include/asterisk/fskmodem_int.h</text:p>
      <text:p text:style-name="P8">asterisk-16.27.0/include/asterisk/global_datastores.h</text:p>
      <text:p text:style-name="P8">asterisk-16.27.0/include/asterisk/hashtab.h</text:p>
      <text:p text:style-name="P8">asterisk-16.27.0/include/asterisk/heap.h</text:p>
      <text:p text:style-name="P8">asterisk-16.27.0/include/asterisk/http.h</text:p>
      <text:p text:style-name="P8">asterisk-16.27.0/include/asterisk/http_websocket.h</text:p>
      <text:p text:style-name="P8">asterisk-16.27.0/include/asterisk/ilbc.h</text:p>
      <text:p text:style-name="P8">asterisk-16.27.0/include/asterisk/image.h</text:p>
      <text:p text:style-name="P8">asterisk-16.27.0/include/asterisk/indications.h</text:p>
      <text:p text:style-name="P8">asterisk-16.27.0/include/asterisk/inline_api.h</text:p>
      <text:p text:style-name="P8">asterisk-16.27.0/include/asterisk/io.h</text:p>
      <text:p text:style-name="P8">asterisk-16.27.0/include/asterisk/iostream.h</text:p>
      <text:p text:style-name="P8">asterisk-16.27.0/include/asterisk/json.h</text:p>
      <text:p text:style-name="P8">asterisk-16.27.0/include/asterisk/linkedlists.h</text:p>
      <text:p text:style-name="P8">asterisk-16.27.0/include/asterisk/localtime.h</text:p>
      <text:p text:style-name="P8"><text:soft-page-break/>asterisk-16.27.0/include/asterisk/lock.h</text:p>
      <text:p text:style-name="P8">asterisk-16.27.0/include/asterisk/logger.h</text:p>
      <text:p text:style-name="P8">asterisk-16.27.0/include/asterisk/logger_category.h</text:p>
      <text:p text:style-name="P8">asterisk-16.27.0/include/asterisk/manager.h</text:p>
      <text:p text:style-name="P8">asterisk-16.27.0/include/asterisk/max_forwards.h</text:p>
      <text:p text:style-name="P8">asterisk-16.27.0/include/asterisk/md5.h</text:p>
      <text:p text:style-name="P8">asterisk-16.27.0/include/asterisk/media_cache.h</text:p>
      <text:p text:style-name="P8">asterisk-16.27.0/include/asterisk/media_index.h</text:p>
      <text:p text:style-name="P8">asterisk-16.27.0/include/asterisk/message.h</text:p>
      <text:p text:style-name="P8">asterisk-16.27.0/include/asterisk/mixmonitor.h</text:p>
      <text:p text:style-name="P8">asterisk-16.27.0/include/asterisk/mod_format.h</text:p>
      <text:p text:style-name="P8">asterisk-16.27.0/include/asterisk/module.h</text:p>
      <text:p text:style-name="P8">asterisk-16.27.0/include/asterisk/monitor.h</text:p>
      <text:p text:style-name="P8">asterisk-16.27.0/include/asterisk/multicast_rtp.h</text:p>
      <text:p text:style-name="P8">asterisk-16.27.0/include/asterisk/musiconhold.h</text:p>
      <text:p text:style-name="P8">asterisk-16.27.0/include/asterisk/mwi.h</text:p>
      <text:p text:style-name="P8">asterisk-16.27.0/include/asterisk/named_locks.h</text:p>
      <text:p text:style-name="P8">asterisk-16.27.0/include/asterisk/netsock2.h</text:p>
      <text:p text:style-name="P8">asterisk-16.27.0/include/asterisk/network.h</text:p>
      <text:p text:style-name="P8">asterisk-16.27.0/include/asterisk/optional_api.h</text:p>
      <text:p text:style-name="P8">asterisk-16.27.0/include/asterisk/options.h</text:p>
      <text:p text:style-name="P8">asterisk-16.27.0/include/asterisk/opus.h</text:p>
      <text:p text:style-name="P8">asterisk-16.27.0/include/asterisk/parking.h</text:p>
      <text:p text:style-name="P8">asterisk-16.27.0/include/asterisk/paths.h</text:p>
      <text:p text:style-name="P8">asterisk-16.27.0/include/asterisk/pbx.h</text:p>
      <text:p text:style-name="P8">asterisk-16.27.0/include/asterisk/phoneprov.h</text:p>
      <text:p text:style-name="P8">asterisk-16.27.0/include/asterisk/pickup.h</text:p>
      <text:p text:style-name="P8">asterisk-16.27.0/include/asterisk/pktccops.h</text:p>
      <text:p text:style-name="P8">asterisk-16.27.0/include/asterisk/plc.h</text:p>
      <text:p text:style-name="P8">asterisk-16.27.0/include/asterisk/poll-compat.h</text:p>
      <text:p text:style-name="P8">asterisk-16.27.0/include/asterisk/presencestate.h</text:p>
      <text:p text:style-name="P8">asterisk-16.27.0/include/asterisk/privacy.h</text:p>
      <text:p text:style-name="P8">asterisk-16.27.0/include/asterisk/pval.h</text:p>
      <text:p text:style-name="P8">asterisk-16.27.0/include/asterisk/res_fax.h</text:p>
      <text:p text:style-name="P8">asterisk-16.27.0/include/asterisk/res_hep.h</text:p>
      <text:p text:style-name="P8">asterisk-16.27.0/include/asterisk/res_mwi_external.h</text:p>
      <text:p text:style-name="P8">asterisk-16.27.0/include/asterisk/res_odbc.h</text:p>
      <text:p text:style-name="P8">asterisk-16.27.0/include/asterisk/res_odbc_transaction.h</text:p>
      <text:p text:style-name="P8">asterisk-16.27.0/include/asterisk/res_pjproject.h</text:p>
      <text:p text:style-name="P8">asterisk-16.27.0/include/asterisk/res_pjsip.h</text:p>
      <text:p text:style-name="P8">asterisk-16.27.0/include/asterisk/res_pjsip_body_generator_types.h</text:p>
      <text:p text:style-name="P8">asterisk-16.27.0/include/asterisk/res_pjsip_cli.h</text:p>
      <text:p text:style-name="P8">asterisk-16.27.0/include/asterisk/res_pjsip_outbound_publish.h</text:p>
      <text:p text:style-name="P8">asterisk-16.27.0/include/asterisk/res_pjsip_presence_xml.h</text:p>
      <text:p text:style-name="P8">asterisk-16.27.0/include/asterisk/res_pjsip_pubsub.h</text:p>
      <text:p text:style-name="P8">asterisk-16.27.0/include/asterisk/res_pjsip_session.h</text:p>
      <text:p text:style-name="P8">asterisk-16.27.0/include/asterisk/res_srtp.h</text:p>
      <text:p text:style-name="P8">asterisk-16.27.0/include/asterisk/res_stir_shaken.h</text:p>
      <text:p text:style-name="P8">asterisk-16.27.0/include/asterisk/rtp_engine.h</text:p>
      <text:p text:style-name="P8"><text:soft-page-break/>asterisk-16.27.0/include/asterisk/say.h</text:p>
      <text:p text:style-name="P8">asterisk-16.27.0/include/asterisk/sched.h</text:p>
      <text:p text:style-name="P8">asterisk-16.27.0/include/asterisk/sdp_srtp.h</text:p>
      <text:p text:style-name="P8">asterisk-16.27.0/include/asterisk/security_events.h</text:p>
      <text:p text:style-name="P8">asterisk-16.27.0/include/asterisk/security_events_defs.h</text:p>
      <text:p text:style-name="P8">asterisk-16.27.0/include/asterisk/select.h</text:p>
      <text:p text:style-name="P8">asterisk-16.27.0/include/asterisk/sem.h</text:p>
      <text:p text:style-name="P8">asterisk-16.27.0/include/asterisk/serializer.h</text:p>
      <text:p text:style-name="P8">asterisk-16.27.0/include/asterisk/sha1.h</text:p>
      <text:p text:style-name="P8">asterisk-16.27.0/include/asterisk/silk.h</text:p>
      <text:p text:style-name="P8">asterisk-16.27.0/include/asterisk/sip_api.h</text:p>
      <text:p text:style-name="P8">asterisk-16.27.0/include/asterisk/slin.h</text:p>
      <text:p text:style-name="P8">asterisk-16.27.0/include/asterisk/slinfactory.h</text:p>
      <text:p text:style-name="P8">asterisk-16.27.0/include/asterisk/smdi.h</text:p>
      <text:p text:style-name="P8">asterisk-16.27.0/include/asterisk/smoother.h</text:p>
      <text:p text:style-name="P8">asterisk-16.27.0/include/asterisk/sorcery.h</text:p>
      <text:p text:style-name="P8">asterisk-16.27.0/include/asterisk/sounds_index.h</text:p>
      <text:p text:style-name="P8">asterisk-16.27.0/include/asterisk/speech.h</text:p>
      <text:p text:style-name="P8">asterisk-16.27.0/include/asterisk/spinlock.h</text:p>
      <text:p text:style-name="P8">asterisk-16.27.0/include/asterisk/srv.h</text:p>
      <text:p text:style-name="P8">asterisk-16.27.0/include/asterisk/stasis.h</text:p>
      <text:p text:style-name="P8">asterisk-16.27.0/include/asterisk/stasis_app.h</text:p>
      <text:p text:style-name="P8">asterisk-16.27.0/include/asterisk/stasis_app_device_state.h</text:p>
      <text:p text:style-name="P8">asterisk-16.27.0/include/asterisk/stasis_app_impl.h</text:p>
      <text:p text:style-name="P8">asterisk-16.27.0/include/asterisk/stasis_app_mailbox.h</text:p>
      <text:p text:style-name="P8">asterisk-16.27.0/include/asterisk/stasis_app_playback.h</text:p>
      <text:p text:style-name="P8">asterisk-16.27.0/include/asterisk/stasis_app_recording.h</text:p>
      <text:p text:style-name="P8">asterisk-16.27.0/include/asterisk/stasis_app_snoop.h</text:p>
      <text:p text:style-name="P8">asterisk-16.27.0/include/asterisk/stasis_bridges.h</text:p>
      <text:p text:style-name="P8">asterisk-16.27.0/include/asterisk/stasis_cache_pattern.h</text:p>
      <text:p text:style-name="P8">asterisk-16.27.0/include/asterisk/stasis_channels.h</text:p>
      <text:p text:style-name="P8">asterisk-16.27.0/include/asterisk/stasis_endpoints.h</text:p>
      <text:p text:style-name="P8">asterisk-16.27.0/include/asterisk/stasis_internal.h</text:p>
      <text:p text:style-name="P8">asterisk-16.27.0/include/asterisk/stasis_message_router.h</text:p>
      <text:p text:style-name="P8">asterisk-16.27.0/include/asterisk/stasis_system.h</text:p>
      <text:p text:style-name="P8">asterisk-16.27.0/include/asterisk/stasis_test.h</text:p>
      <text:p text:style-name="P8">asterisk-16.27.0/include/asterisk/statsd.h</text:p>
      <text:p text:style-name="P8">asterisk-16.27.0/include/asterisk/stream.h</text:p>
      <text:p text:style-name="P8">asterisk-16.27.0/include/asterisk/stringfields.h</text:p>
      <text:p text:style-name="P8">asterisk-16.27.0/include/asterisk/strings.h</text:p>
      <text:p text:style-name="P8">asterisk-16.27.0/include/asterisk/stun.h</text:p>
      <text:p text:style-name="P8">asterisk-16.27.0/include/asterisk/syslog.h</text:p>
      <text:p text:style-name="P8">asterisk-16.27.0/include/asterisk/taskprocessor.h</text:p>
      <text:p text:style-name="P8">asterisk-16.27.0/include/asterisk/tcptls.h</text:p>
      <text:p text:style-name="P8">asterisk-16.27.0/include/asterisk/tdd.h</text:p>
      <text:p text:style-name="P8">asterisk-16.27.0/include/asterisk/term.h</text:p>
      <text:p text:style-name="P8">asterisk-16.27.0/include/asterisk/test.h</text:p>
      <text:p text:style-name="P8">asterisk-16.27.0/include/asterisk/threadpool.h</text:p>
      <text:p text:style-name="P8">asterisk-16.27.0/include/asterisk/threadstorage.h</text:p>
      <text:p text:style-name="P8"><text:soft-page-break/>asterisk-16.27.0/include/asterisk/time.h</text:p>
      <text:p text:style-name="P8">asterisk-16.27.0/include/asterisk/timing.h</text:p>
      <text:p text:style-name="P8">asterisk-16.27.0/include/asterisk/transcap.h</text:p>
      <text:p text:style-name="P8">asterisk-16.27.0/include/asterisk/translate.h</text:p>
      <text:p text:style-name="P8">asterisk-16.27.0/include/asterisk/udptl.h</text:p>
      <text:p text:style-name="P8">asterisk-16.27.0/include/asterisk/ulaw.h</text:p>
      <text:p text:style-name="P8">asterisk-16.27.0/include/asterisk/unaligned.h</text:p>
      <text:p text:style-name="P8">asterisk-16.27.0/include/asterisk/uri.h</text:p>
      <text:p text:style-name="P8">asterisk-16.27.0/include/asterisk/utf8.h</text:p>
      <text:p text:style-name="P8">asterisk-16.27.0/include/asterisk/utils.h</text:p>
      <text:p text:style-name="P8">asterisk-16.27.0/include/asterisk/uuid.h</text:p>
      <text:p text:style-name="P8">asterisk-16.27.0/include/asterisk/vector.h</text:p>
      <text:p text:style-name="P8">asterisk-16.27.0/include/asterisk/version.h</text:p>
      <text:p text:style-name="P8">asterisk-16.27.0/include/asterisk/xml.h</text:p>
      <text:p text:style-name="P8">asterisk-16.27.0/include/asterisk/xmldoc.h</text:p>
      <text:p text:style-name="P8">asterisk-16.27.0/include/asterisk/xmpp.h</text:p>
      <text:p text:style-name="P8">asterisk-16.27.0/include/jitterbuf.h</text:p>
      <text:p text:style-name="P8">asterisk-16.27.0/include/solaris-compat/</text:p>
      <text:p text:style-name="P8">asterisk-16.27.0/include/solaris-compat/compat.h</text:p>
      <text:p text:style-name="P8">asterisk-16.27.0/include/solaris-compat/sys/</text:p>
      <text:p text:style-name="P8">asterisk-16.27.0/include/solaris-compat/sys/cdefs.h</text:p>
      <text:p text:style-name="P8">asterisk-16.27.0/include/solaris-compat/sys/queue.h</text:p>
      <text:p text:style-name="P8">asterisk-16.27.0/install-sh</text:p>
      <text:p text:style-name="P8">asterisk-16.27.0/main/</text:p>
      <text:p text:style-name="P8">asterisk-16.27.0/main/.gitignore</text:p>
      <text:p text:style-name="P8">asterisk-16.27.0/main/Makefile</text:p>
      <text:p text:style-name="P8">asterisk-16.27.0/main/abstract_jb.c</text:p>
      <text:p text:style-name="P8">asterisk-16.27.0/main/acl.c</text:p>
      <text:p text:style-name="P8">asterisk-16.27.0/main/adsi.c</text:p>
      <text:p text:style-name="P8">asterisk-16.27.0/main/alaw.c</text:p>
      <text:p text:style-name="P8">asterisk-16.27.0/main/alertpipe.c</text:p>
      <text:p text:style-name="P8">asterisk-16.27.0/main/aoc.c</text:p>
      <text:p text:style-name="P8">asterisk-16.27.0/main/app.c</text:p>
      <text:p text:style-name="P8">asterisk-16.27.0/main/ast_expr2.c</text:p>
      <text:p text:style-name="P8">asterisk-16.27.0/main/ast_expr2.fl</text:p>
      <text:p text:style-name="P8">asterisk-16.27.0/main/ast_expr2.h</text:p>
      <text:p text:style-name="P8">asterisk-16.27.0/main/ast_expr2.y</text:p>
      <text:p text:style-name="P8">asterisk-16.27.0/main/ast_expr2f.c</text:p>
      <text:p text:style-name="P8">asterisk-16.27.0/main/asterisk.c</text:p>
      <text:p text:style-name="P8">asterisk-16.27.0/main/asterisk.dynamics</text:p>
      <text:p text:style-name="P8">asterisk-16.27.0/main/asterisk.exports.in</text:p>
      <text:p text:style-name="P8">asterisk-16.27.0/main/astfd.c</text:p>
      <text:p text:style-name="P8">asterisk-16.27.0/main/astmm.c</text:p>
      <text:p text:style-name="P8">asterisk-16.27.0/main/astobj2.c</text:p>
      <text:p text:style-name="P8">asterisk-16.27.0/main/astobj2_container.c</text:p>
      <text:p text:style-name="P8">asterisk-16.27.0/main/astobj2_container_private.h</text:p>
      <text:p text:style-name="P8">asterisk-16.27.0/main/astobj2_global.c</text:p>
      <text:p text:style-name="P8">asterisk-16.27.0/main/astobj2_hash.c</text:p>
      <text:p text:style-name="P8">asterisk-16.27.0/main/astobj2_private.h</text:p>
      <text:p text:style-name="P8"><text:soft-page-break/>asterisk-16.27.0/main/astobj2_rbtree.c</text:p>
      <text:p text:style-name="P8">asterisk-16.27.0/main/audiohook.c</text:p>
      <text:p text:style-name="P8">asterisk-16.27.0/main/autochan.c</text:p>
      <text:p text:style-name="P8">asterisk-16.27.0/main/autoservice.c</text:p>
      <text:p text:style-name="P8">asterisk-16.27.0/main/backtrace.c</text:p>
      <text:p text:style-name="P8">asterisk-16.27.0/main/bridge.c</text:p>
      <text:p text:style-name="P8">asterisk-16.27.0/main/bridge_after.c</text:p>
      <text:p text:style-name="P8">asterisk-16.27.0/main/bridge_basic.c</text:p>
      <text:p text:style-name="P8">asterisk-16.27.0/main/bridge_channel.c</text:p>
      <text:p text:style-name="P8">asterisk-16.27.0/main/bridge_roles.c</text:p>
      <text:p text:style-name="P8">asterisk-16.27.0/main/bucket.c</text:p>
      <text:p text:style-name="P8">asterisk-16.27.0/main/buildinfo.c</text:p>
      <text:p text:style-name="P8">asterisk-16.27.0/main/callerid.c</text:p>
      <text:p text:style-name="P8">asterisk-16.27.0/main/ccss.c</text:p>
      <text:p text:style-name="P8">asterisk-16.27.0/main/cdr.c</text:p>
      <text:p text:style-name="P8">asterisk-16.27.0/main/cel.c</text:p>
      <text:p text:style-name="P8">asterisk-16.27.0/main/channel.c</text:p>
      <text:p text:style-name="P8">asterisk-16.27.0/main/channel_internal_api.c</text:p>
      <text:p text:style-name="P8">asterisk-16.27.0/main/chanvars.c</text:p>
      <text:p text:style-name="P8">asterisk-16.27.0/main/cli.c</text:p>
      <text:p text:style-name="P8">asterisk-16.27.0/main/codec.c</text:p>
      <text:p text:style-name="P8">asterisk-16.27.0/main/codec_builtin.c</text:p>
      <text:p text:style-name="P8">asterisk-16.27.0/main/config.c</text:p>
      <text:p text:style-name="P8">asterisk-16.27.0/main/config_options.c</text:p>
      <text:p text:style-name="P8">asterisk-16.27.0/main/conversions.c</text:p>
      <text:p text:style-name="P8">asterisk-16.27.0/main/core_local.c</text:p>
      <text:p text:style-name="P8">asterisk-16.27.0/main/core_unreal.c</text:p>
      <text:p text:style-name="P8">asterisk-16.27.0/main/crypt.c</text:p>
      <text:p text:style-name="P8">asterisk-16.27.0/main/cygload.c</text:p>
      <text:p text:style-name="P8">asterisk-16.27.0/main/data_buffer.c</text:p>
      <text:p text:style-name="P8">asterisk-16.27.0/main/datastore.c</text:p>
      <text:p text:style-name="P8">asterisk-16.27.0/main/db.c</text:p>
      <text:p text:style-name="P8">asterisk-16.27.0/main/devicestate.c</text:p>
      <text:p text:style-name="P8">asterisk-16.27.0/main/dial.c</text:p>
      <text:p text:style-name="P8">asterisk-16.27.0/main/dns.c</text:p>
      <text:p text:style-name="P8">asterisk-16.27.0/main/dns_core.c</text:p>
      <text:p text:style-name="P8">asterisk-16.27.0/main/dns_naptr.c</text:p>
      <text:p text:style-name="P8">asterisk-16.27.0/main/dns_query_set.c</text:p>
      <text:p text:style-name="P8">asterisk-16.27.0/main/dns_recurring.c</text:p>
      <text:p text:style-name="P8">asterisk-16.27.0/main/dns_srv.c</text:p>
      <text:p text:style-name="P8">asterisk-16.27.0/main/dns_system_resolver.c</text:p>
      <text:p text:style-name="P8">asterisk-16.27.0/main/dns_test.c</text:p>
      <text:p text:style-name="P8">asterisk-16.27.0/main/dns_tlsa.c</text:p>
      <text:p text:style-name="P8">asterisk-16.27.0/main/dns_txt.c</text:p>
      <text:p text:style-name="P8">asterisk-16.27.0/main/dnsmgr.c</text:p>
      <text:p text:style-name="P8">asterisk-16.27.0/main/dsp.c</text:p>
      <text:p text:style-name="P8">asterisk-16.27.0/main/ecdisa.h</text:p>
      <text:p text:style-name="P8">asterisk-16.27.0/main/endpoints.c</text:p>
      <text:p text:style-name="P8">asterisk-16.27.0/main/enum.c</text:p>
      <text:p text:style-name="P8"><text:soft-page-break/>asterisk-16.27.0/main/event.c</text:p>
      <text:p text:style-name="P8">asterisk-16.27.0/main/features.c</text:p>
      <text:p text:style-name="P8">asterisk-16.27.0/main/features_config.c</text:p>
      <text:p text:style-name="P8">asterisk-16.27.0/main/features_config.h</text:p>
      <text:p text:style-name="P8">asterisk-16.27.0/main/file.c</text:p>
      <text:p text:style-name="P8">asterisk-16.27.0/main/fixedjitterbuf.c</text:p>
      <text:p text:style-name="P8">asterisk-16.27.0/main/fixedjitterbuf.h</text:p>
      <text:p text:style-name="P8">asterisk-16.27.0/main/format.c</text:p>
      <text:p text:style-name="P8">asterisk-16.27.0/main/format_cache.c</text:p>
      <text:p text:style-name="P8">asterisk-16.27.0/main/format_cap.c</text:p>
      <text:p text:style-name="P8">asterisk-16.27.0/main/format_compatibility.c</text:p>
      <text:p text:style-name="P8">asterisk-16.27.0/main/frame.c</text:p>
      <text:p text:style-name="P8">asterisk-16.27.0/main/framehook.c</text:p>
      <text:p text:style-name="P8">asterisk-16.27.0/main/fskmodem.c</text:p>
      <text:p text:style-name="P8">asterisk-16.27.0/main/fskmodem_float.c</text:p>
      <text:p text:style-name="P8">asterisk-16.27.0/main/fskmodem_int.c</text:p>
      <text:p text:style-name="P8">asterisk-16.27.0/main/global_datastores.c</text:p>
      <text:p text:style-name="P8">asterisk-16.27.0/main/hashtab.c</text:p>
      <text:p text:style-name="P8">asterisk-16.27.0/main/heap.c</text:p>
      <text:p text:style-name="P8">asterisk-16.27.0/main/http.c</text:p>
      <text:p text:style-name="P8">asterisk-16.27.0/main/image.c</text:p>
      <text:p text:style-name="P8">asterisk-16.27.0/main/indications.c</text:p>
      <text:p text:style-name="P8">asterisk-16.27.0/main/io.c</text:p>
      <text:p text:style-name="P8">asterisk-16.27.0/main/iostream.c</text:p>
      <text:p text:style-name="P8">asterisk-16.27.0/main/jitterbuf.c</text:p>
      <text:p text:style-name="P8">asterisk-16.27.0/main/json.c</text:p>
      <text:p text:style-name="P8">asterisk-16.27.0/main/libasteriskpj.c</text:p>
      <text:p text:style-name="P8">asterisk-16.27.0/main/libasteriskssl.c</text:p>
      <text:p text:style-name="P8">asterisk-16.27.0/main/libasteriskssl.exports.in</text:p>
      <text:p text:style-name="P8">asterisk-16.27.0/main/loader.c</text:p>
      <text:p text:style-name="P8">asterisk-16.27.0/main/lock.c</text:p>
      <text:p text:style-name="P8">asterisk-16.27.0/main/logger.c</text:p>
      <text:p text:style-name="P8">asterisk-16.27.0/main/logger_category.c</text:p>
      <text:p text:style-name="P8">asterisk-16.27.0/main/manager.c</text:p>
      <text:p text:style-name="P8">asterisk-16.27.0/main/manager_bridges.c</text:p>
      <text:p text:style-name="P8">asterisk-16.27.0/main/manager_channels.c</text:p>
      <text:p text:style-name="P8">asterisk-16.27.0/main/manager_endpoints.c</text:p>
      <text:p text:style-name="P8">asterisk-16.27.0/main/manager_mwi.c</text:p>
      <text:p text:style-name="P8">asterisk-16.27.0/main/manager_system.c</text:p>
      <text:p text:style-name="P8">asterisk-16.27.0/main/max_forwards.c</text:p>
      <text:p text:style-name="P8">asterisk-16.27.0/main/md5.c</text:p>
      <text:p text:style-name="P8">asterisk-16.27.0/main/media_cache.c</text:p>
      <text:p text:style-name="P8">asterisk-16.27.0/main/media_index.c</text:p>
      <text:p text:style-name="P8">asterisk-16.27.0/main/message.c</text:p>
      <text:p text:style-name="P8">asterisk-16.27.0/main/mixmonitor.c</text:p>
      <text:p text:style-name="P8">asterisk-16.27.0/main/mwi.c</text:p>
      <text:p text:style-name="P8">asterisk-16.27.0/main/named_acl.c</text:p>
      <text:p text:style-name="P8">asterisk-16.27.0/main/named_locks.c</text:p>
      <text:p text:style-name="P8">asterisk-16.27.0/main/netsock2.c</text:p>
      <text:p text:style-name="P8"><text:soft-page-break/>asterisk-16.27.0/main/optional_api.c</text:p>
      <text:p text:style-name="P8">asterisk-16.27.0/main/options.c</text:p>
      <text:p text:style-name="P8">asterisk-16.27.0/main/parking.c</text:p>
      <text:p text:style-name="P8">asterisk-16.27.0/main/pbx.c</text:p>
      <text:p text:style-name="P8">asterisk-16.27.0/main/pbx_app.c</text:p>
      <text:p text:style-name="P8">asterisk-16.27.0/main/pbx_builtins.c</text:p>
      <text:p text:style-name="P8">asterisk-16.27.0/main/pbx_functions.c</text:p>
      <text:p text:style-name="P8">asterisk-16.27.0/main/pbx_hangup_handler.c</text:p>
      <text:p text:style-name="P8">asterisk-16.27.0/main/pbx_ignorepat.c</text:p>
      <text:p text:style-name="P8">asterisk-16.27.0/main/pbx_include.c</text:p>
      <text:p text:style-name="P8">asterisk-16.27.0/main/pbx_private.h</text:p>
      <text:p text:style-name="P8">asterisk-16.27.0/main/pbx_sw.c</text:p>
      <text:p text:style-name="P8">asterisk-16.27.0/main/pbx_switch.c</text:p>
      <text:p text:style-name="P8">asterisk-16.27.0/main/pbx_timing.c</text:p>
      <text:p text:style-name="P8">asterisk-16.27.0/main/pbx_variables.c</text:p>
      <text:p text:style-name="P8">asterisk-16.27.0/main/pickup.c</text:p>
      <text:p text:style-name="P8">asterisk-16.27.0/main/plc.c</text:p>
      <text:p text:style-name="P8">asterisk-16.27.0/main/poll.c</text:p>
      <text:p text:style-name="P8">asterisk-16.27.0/main/presencestate.c</text:p>
      <text:p text:style-name="P8">asterisk-16.27.0/main/privacy.c</text:p>
      <text:p text:style-name="P8">asterisk-16.27.0/main/rtp_engine.c</text:p>
      <text:p text:style-name="P8">asterisk-16.27.0/main/say.c</text:p>
      <text:p text:style-name="P8">asterisk-16.27.0/main/sched.c</text:p>
      <text:p text:style-name="P8">asterisk-16.27.0/main/sdp_srtp.c</text:p>
      <text:p text:style-name="P8">asterisk-16.27.0/main/security_events.c</text:p>
      <text:p text:style-name="P8">asterisk-16.27.0/main/sem.c</text:p>
      <text:p text:style-name="P8">asterisk-16.27.0/main/serializer.c</text:p>
      <text:p text:style-name="P8">asterisk-16.27.0/main/sha1.c</text:p>
      <text:p text:style-name="P8">asterisk-16.27.0/main/sip_api.c</text:p>
      <text:p text:style-name="P8">asterisk-16.27.0/main/slinfactory.c</text:p>
      <text:p text:style-name="P8">asterisk-16.27.0/main/smoother.c</text:p>
      <text:p text:style-name="P8">asterisk-16.27.0/main/sorcery.c</text:p>
      <text:p text:style-name="P8">asterisk-16.27.0/main/sounds.c</text:p>
      <text:p text:style-name="P8">asterisk-16.27.0/main/srv.c</text:p>
      <text:p text:style-name="P8">asterisk-16.27.0/main/stasis.c</text:p>
      <text:p text:style-name="P8">asterisk-16.27.0/main/stasis_bridges.c</text:p>
      <text:p text:style-name="P8">asterisk-16.27.0/main/stasis_cache.c</text:p>
      <text:p text:style-name="P8">asterisk-16.27.0/main/stasis_cache_pattern.c</text:p>
      <text:p text:style-name="P8">asterisk-16.27.0/main/stasis_channels.c</text:p>
      <text:p text:style-name="P8">asterisk-16.27.0/main/stasis_endpoints.c</text:p>
      <text:p text:style-name="P8">asterisk-16.27.0/main/stasis_message.c</text:p>
      <text:p text:style-name="P8">asterisk-16.27.0/main/stasis_message_router.c</text:p>
      <text:p text:style-name="P8">asterisk-16.27.0/main/stasis_system.c</text:p>
      <text:p text:style-name="P8">asterisk-16.27.0/main/stdtime/</text:p>
      <text:p text:style-name="P8">asterisk-16.27.0/main/stdtime/Makefile</text:p>
      <text:p text:style-name="P8">asterisk-16.27.0/main/stdtime/localtime.c</text:p>
      <text:p text:style-name="P8">asterisk-16.27.0/main/stdtime/private.h</text:p>
      <text:p text:style-name="P8">asterisk-16.27.0/main/stdtime/test.c</text:p>
      <text:p text:style-name="P8">asterisk-16.27.0/main/stdtime/tzfile.h</text:p>
      <text:p text:style-name="P8"><text:soft-page-break/>asterisk-16.27.0/main/strcompat.c</text:p>
      <text:p text:style-name="P8">asterisk-16.27.0/main/stream.c</text:p>
      <text:p text:style-name="P8">asterisk-16.27.0/main/stringfields.c</text:p>
      <text:p text:style-name="P8">asterisk-16.27.0/main/strings.c</text:p>
      <text:p text:style-name="P8">asterisk-16.27.0/main/stun.c</text:p>
      <text:p text:style-name="P8">asterisk-16.27.0/main/syslog.c</text:p>
      <text:p text:style-name="P8">asterisk-16.27.0/main/taskprocessor.c</text:p>
      <text:p text:style-name="P8">asterisk-16.27.0/main/tcptls.c</text:p>
      <text:p text:style-name="P8">asterisk-16.27.0/main/tdd.c</text:p>
      <text:p text:style-name="P8">asterisk-16.27.0/main/term.c</text:p>
      <text:p text:style-name="P8">asterisk-16.27.0/main/test.c</text:p>
      <text:p text:style-name="P8">asterisk-16.27.0/main/threadpool.c</text:p>
      <text:p text:style-name="P8">asterisk-16.27.0/main/threadstorage.c</text:p>
      <text:p text:style-name="P8">asterisk-16.27.0/main/time.c</text:p>
      <text:p text:style-name="P8">asterisk-16.27.0/main/timing.c</text:p>
      <text:p text:style-name="P8">asterisk-16.27.0/main/translate.c</text:p>
      <text:p text:style-name="P8">asterisk-16.27.0/main/udptl.c</text:p>
      <text:p text:style-name="P8">asterisk-16.27.0/main/ulaw.c</text:p>
      <text:p text:style-name="P8">asterisk-16.27.0/main/uri.c</text:p>
      <text:p text:style-name="P8">asterisk-16.27.0/main/utf8.c</text:p>
      <text:p text:style-name="P8">asterisk-16.27.0/main/utils.c</text:p>
      <text:p text:style-name="P8">asterisk-16.27.0/main/uuid.c</text:p>
      <text:p text:style-name="P8">asterisk-16.27.0/main/xml.c</text:p>
      <text:p text:style-name="P8">asterisk-16.27.0/main/xmldoc.c</text:p>
      <text:p text:style-name="P8">asterisk-16.27.0/makeopts.in</text:p>
      <text:p text:style-name="P8">asterisk-16.27.0/menuselect/</text:p>
      <text:p text:style-name="P8">asterisk-16.27.0/menuselect/.gitignore</text:p>
      <text:p text:style-name="P8">asterisk-16.27.0/menuselect/Makefile</text:p>
      <text:p text:style-name="P8">asterisk-16.27.0/menuselect/README</text:p>
      <text:p text:style-name="P8">asterisk-16.27.0/menuselect/autoconfig.h.in</text:p>
      <text:p text:style-name="P8">asterisk-16.27.0/menuselect/config.guess</text:p>
      <text:p text:style-name="P8">asterisk-16.27.0/menuselect/config.sub</text:p>
      <text:p text:style-name="P8">asterisk-16.27.0/menuselect/configure</text:p>
      <text:p text:style-name="P8">asterisk-16.27.0/menuselect/configure.ac</text:p>
      <text:p text:style-name="P8">asterisk-16.27.0/menuselect/contrib/</text:p>
      <text:p text:style-name="P8">asterisk-16.27.0/menuselect/contrib/Makefile-dummy</text:p>
      <text:p text:style-name="P8">asterisk-16.27.0/menuselect/contrib/menuselect-dummy</text:p>
      <text:p text:style-name="P8">asterisk-16.27.0/menuselect/example_menuselect-tree</text:p>
      <text:p text:style-name="P8">asterisk-16.27.0/menuselect/install-sh</text:p>
      <text:p text:style-name="P8">asterisk-16.27.0/menuselect/linkedlists.h</text:p>
      <text:p text:style-name="P8">asterisk-16.27.0/menuselect/make_version</text:p>
      <text:p text:style-name="P8">asterisk-16.27.0/menuselect/makeopts.in</text:p>
      <text:p text:style-name="P8">asterisk-16.27.0/menuselect/menuselect.c</text:p>
      <text:p text:style-name="P8">asterisk-16.27.0/menuselect/menuselect.h</text:p>
      <text:p text:style-name="P8">asterisk-16.27.0/menuselect/menuselect_curses.c</text:p>
      <text:p text:style-name="P8">asterisk-16.27.0/menuselect/menuselect_gtk.c</text:p>
      <text:p text:style-name="P8">asterisk-16.27.0/menuselect/menuselect_newt.c</text:p>
      <text:p text:style-name="P8">asterisk-16.27.0/menuselect/menuselect_stub.c</text:p>
      <text:p text:style-name="P8">asterisk-16.27.0/menuselect/missing</text:p>
      <text:p text:style-name="P8"><text:soft-page-break/>asterisk-16.27.0/menuselect/strcompat.c</text:p>
      <text:p text:style-name="P8">asterisk-16.27.0/menuselect/test/</text:p>
      <text:p text:style-name="P8">asterisk-16.27.0/menuselect/test/build_tools/</text:p>
      <text:p text:style-name="P8">asterisk-16.27.0/menuselect/test/build_tools/menuselect-deps</text:p>
      <text:p text:style-name="P8">asterisk-16.27.0/menuselect/test/menuselect-tree</text:p>
      <text:p text:style-name="P8">asterisk-16.27.0/missing</text:p>
      <text:p text:style-name="P8">asterisk-16.27.0/mkinstalldirs</text:p>
      <text:p text:style-name="P8">asterisk-16.27.0/pbx/</text:p>
      <text:p text:style-name="P8">asterisk-16.27.0/pbx/Makefile</text:p>
      <text:p text:style-name="P8">asterisk-16.27.0/pbx/ael/</text:p>
      <text:p text:style-name="P8">asterisk-16.27.0/pbx/ael/ael-test/</text:p>
      <text:p text:style-name="P8">asterisk-16.27.0/pbx/ael/ael-test/ael-ntest10/</text:p>
      <text:p text:style-name="P8">asterisk-16.27.0/pbx/ael/ael-test/ael-ntest10/extensions.ael</text:p>
      <text:p text:style-name="P8">asterisk-16.27.0/pbx/ael/ael-test/ael-ntest12/</text:p>
      <text:p text:style-name="P8">asterisk-16.27.0/pbx/ael/ael-test/ael-ntest12/extensions.ael</text:p>
      <text:p text:style-name="P8">asterisk-16.27.0/pbx/ael/ael-test/ael-ntest22/</text:p>
      <text:p text:style-name="P8">asterisk-16.27.0/pbx/ael/ael-test/ael-ntest22/extensions.ael</text:p>
      <text:p text:style-name="P8">asterisk-16.27.0/pbx/ael/ael-test/ael-ntest22/qq.ael</text:p>
      <text:p text:style-name="P8">asterisk-16.27.0/pbx/ael/ael-test/ael-ntest22/t1/</text:p>
      <text:p text:style-name="P8">asterisk-16.27.0/pbx/ael/ael-test/ael-ntest22/t1/a.ael</text:p>
      <text:p text:style-name="P8">asterisk-16.27.0/pbx/ael/ael-test/ael-ntest22/t1/b.ael</text:p>
      <text:p text:style-name="P8">asterisk-16.27.0/pbx/ael/ael-test/ael-ntest22/t1/c.ael</text:p>
      <text:p text:style-name="P8">asterisk-16.27.0/pbx/ael/ael-test/ael-ntest22/t2/</text:p>
      <text:p text:style-name="P8">asterisk-16.27.0/pbx/ael/ael-test/ael-ntest22/t2/d.ael</text:p>
      <text:p text:style-name="P8">asterisk-16.27.0/pbx/ael/ael-test/ael-ntest22/t2/e.ael</text:p>
      <text:p text:style-name="P8">asterisk-16.27.0/pbx/ael/ael-test/ael-ntest22/t2/f.ael</text:p>
      <text:p text:style-name="P8">asterisk-16.27.0/pbx/ael/ael-test/ael-ntest22/t3/</text:p>
      <text:p text:style-name="P8">asterisk-16.27.0/pbx/ael/ael-test/ael-ntest22/t3/g.ael</text:p>
      <text:p text:style-name="P8">asterisk-16.27.0/pbx/ael/ael-test/ael-ntest22/t3/h.ael</text:p>
      <text:p text:style-name="P8">asterisk-16.27.0/pbx/ael/ael-test/ael-ntest22/t3/i.ael</text:p>
      <text:p text:style-name="P8">asterisk-16.27.0/pbx/ael/ael-test/ael-ntest22/t3/j.ael</text:p>
      <text:p text:style-name="P8">asterisk-16.27.0/pbx/ael/ael-test/ael-ntest23/</text:p>
      <text:p text:style-name="P8">asterisk-16.27.0/pbx/ael/ael-test/ael-ntest23/extensions.ael</text:p>
      <text:p text:style-name="P8">asterisk-16.27.0/pbx/ael/ael-test/ael-ntest23/qq.ael</text:p>
      <text:p text:style-name="P8">asterisk-16.27.0/pbx/ael/ael-test/ael-ntest23/t1/</text:p>
      <text:p text:style-name="P8">asterisk-16.27.0/pbx/ael/ael-test/ael-ntest23/t1/a.ael</text:p>
      <text:p text:style-name="P8">asterisk-16.27.0/pbx/ael/ael-test/ael-ntest23/t1/b.ael</text:p>
      <text:p text:style-name="P8">asterisk-16.27.0/pbx/ael/ael-test/ael-ntest23/t1/c.ael</text:p>
      <text:p text:style-name="P8">asterisk-16.27.0/pbx/ael/ael-test/ael-ntest23/t2/</text:p>
      <text:p text:style-name="P8">asterisk-16.27.0/pbx/ael/ael-test/ael-ntest23/t2/d.ael</text:p>
      <text:p text:style-name="P8">asterisk-16.27.0/pbx/ael/ael-test/ael-ntest23/t2/e.ael</text:p>
      <text:p text:style-name="P8">asterisk-16.27.0/pbx/ael/ael-test/ael-ntest23/t2/f.ael</text:p>
      <text:p text:style-name="P8">asterisk-16.27.0/pbx/ael/ael-test/ael-ntest23/t3/</text:p>
      <text:p text:style-name="P8">asterisk-16.27.0/pbx/ael/ael-test/ael-ntest23/t3/g.ael</text:p>
      <text:p text:style-name="P8">asterisk-16.27.0/pbx/ael/ael-test/ael-ntest23/t3/h.ael</text:p>
      <text:p text:style-name="P8">asterisk-16.27.0/pbx/ael/ael-test/ael-ntest23/t3/i.ael</text:p>
      <text:p text:style-name="P8">asterisk-16.27.0/pbx/ael/ael-test/ael-ntest23/t3/j.ael</text:p>
      <text:p text:style-name="P8">asterisk-16.27.0/pbx/ael/ael-test/ael-ntest24/</text:p>
      <text:p text:style-name="P8">asterisk-16.27.0/pbx/ael/ael-test/ael-ntest24/extensions.ael</text:p>
      <text:p text:style-name="P8"><text:soft-page-break/>asterisk-16.27.0/pbx/ael/ael-test/ael-ntest9/</text:p>
      <text:p text:style-name="P8">asterisk-16.27.0/pbx/ael/ael-test/ael-ntest9/extensions.ael</text:p>
      <text:p text:style-name="P8">asterisk-16.27.0/pbx/ael/ael-test/ael-test1/</text:p>
      <text:p text:style-name="P8">asterisk-16.27.0/pbx/ael/ael-test/ael-test1/extensions.ael</text:p>
      <text:p text:style-name="P8">asterisk-16.27.0/pbx/ael/ael-test/ael-test11/</text:p>
      <text:p text:style-name="P8">asterisk-16.27.0/pbx/ael/ael-test/ael-test11/extensions.ael</text:p>
      <text:p text:style-name="P8">asterisk-16.27.0/pbx/ael/ael-test/ael-test14/</text:p>
      <text:p text:style-name="P8">asterisk-16.27.0/pbx/ael/ael-test/ael-test14/extensions.ael</text:p>
      <text:p text:style-name="P8">asterisk-16.27.0/pbx/ael/ael-test/ael-test15/</text:p>
      <text:p text:style-name="P8">asterisk-16.27.0/pbx/ael/ael-test/ael-test15/extensions.ael</text:p>
      <text:p text:style-name="P8">asterisk-16.27.0/pbx/ael/ael-test/ael-test16/</text:p>
      <text:p text:style-name="P8">asterisk-16.27.0/pbx/ael/ael-test/ael-test16/extensions.ael</text:p>
      <text:p text:style-name="P8">asterisk-16.27.0/pbx/ael/ael-test/ael-test18/</text:p>
      <text:p text:style-name="P8">asterisk-16.27.0/pbx/ael/ael-test/ael-test18/extensions.ael</text:p>
      <text:p text:style-name="P8">asterisk-16.27.0/pbx/ael/ael-test/ael-test19/</text:p>
      <text:p text:style-name="P8">asterisk-16.27.0/pbx/ael/ael-test/ael-test19/extensions.ael</text:p>
      <text:p text:style-name="P8">asterisk-16.27.0/pbx/ael/ael-test/ael-test2/</text:p>
      <text:p text:style-name="P8">asterisk-16.27.0/pbx/ael/ael-test/ael-test2/apptest.ael2</text:p>
      <text:p text:style-name="P8">asterisk-16.27.0/pbx/ael/ael-test/ael-test2/extensions.ael</text:p>
      <text:p text:style-name="P8">asterisk-16.27.0/pbx/ael/ael-test/ael-test20/</text:p>
      <text:p text:style-name="P8">asterisk-16.27.0/pbx/ael/ael-test/ael-test20/extensions.ael</text:p>
      <text:p text:style-name="P8">asterisk-16.27.0/pbx/ael/ael-test/ael-test3/</text:p>
      <text:p text:style-name="P8">asterisk-16.27.0/pbx/ael/ael-test/ael-test3/extensions.ael</text:p>
      <text:p text:style-name="P8">asterisk-16.27.0/pbx/ael/ael-test/ael-test3/include1.ael2</text:p>
      <text:p text:style-name="P8">asterisk-16.27.0/pbx/ael/ael-test/ael-test3/include2.ael2</text:p>
      <text:p text:style-name="P8">asterisk-16.27.0/pbx/ael/ael-test/ael-test3/include3.ael2</text:p>
      <text:p text:style-name="P8">asterisk-16.27.0/pbx/ael/ael-test/ael-test3/include4.ael2</text:p>
      <text:p text:style-name="P8">asterisk-16.27.0/pbx/ael/ael-test/ael-test3/include5.ael2</text:p>
      <text:p text:style-name="P8">asterisk-16.27.0/pbx/ael/ael-test/ael-test3/telemarket_torture.ael2</text:p>
      <text:p text:style-name="P8">asterisk-16.27.0/pbx/ael/ael-test/ael-test4/</text:p>
      <text:p text:style-name="P8">asterisk-16.27.0/pbx/ael/ael-test/ael-test4/apptest.ael2</text:p>
      <text:p text:style-name="P8">asterisk-16.27.0/pbx/ael/ael-test/ael-test4/extensions.ael</text:p>
      <text:p text:style-name="P8">asterisk-16.27.0/pbx/ael/ael-test/ael-test5/</text:p>
      <text:p text:style-name="P8">asterisk-16.27.0/pbx/ael/ael-test/ael-test5/extensions.ael</text:p>
      <text:p text:style-name="P8">asterisk-16.27.0/pbx/ael/ael-test/ael-test6/</text:p>
      <text:p text:style-name="P8">asterisk-16.27.0/pbx/ael/ael-test/ael-test6/extensions.ael</text:p>
      <text:p text:style-name="P8">asterisk-16.27.0/pbx/ael/ael-test/ael-test7/</text:p>
      <text:p text:style-name="P8">asterisk-16.27.0/pbx/ael/ael-test/ael-test7/extensions.ael</text:p>
      <text:p text:style-name="P8">asterisk-16.27.0/pbx/ael/ael-test/ael-test8/</text:p>
      <text:p text:style-name="P8">asterisk-16.27.0/pbx/ael/ael-test/ael-test8/extensions.ael</text:p>
      <text:p text:style-name="P8">asterisk-16.27.0/pbx/ael/ael-test/ael-vtest13/</text:p>
      <text:p text:style-name="P8">asterisk-16.27.0/pbx/ael/ael-test/ael-vtest13/extensions.ael</text:p>
      <text:p text:style-name="P8">asterisk-16.27.0/pbx/ael/ael-test/ael-vtest13/include1.ael2</text:p>
      <text:p text:style-name="P8">asterisk-16.27.0/pbx/ael/ael-test/ael-vtest13/include2.ael2</text:p>
      <text:p text:style-name="P8">asterisk-16.27.0/pbx/ael/ael-test/ael-vtest13/include3.ael2</text:p>
      <text:p text:style-name="P8">asterisk-16.27.0/pbx/ael/ael-test/ael-vtest13/include4.ael2</text:p>
      <text:p text:style-name="P8">asterisk-16.27.0/pbx/ael/ael-test/ael-vtest13/include5.ael2</text:p>
      <text:p text:style-name="P8">asterisk-16.27.0/pbx/ael/ael-test/ael-vtest13/telemarket_torture.ael2</text:p>
      <text:p text:style-name="P8">asterisk-16.27.0/pbx/ael/ael-test/ael-vtest17/</text:p>
      <text:p text:style-name="P8"><text:soft-page-break/>asterisk-16.27.0/pbx/ael/ael-test/ael-vtest17/extensions.ael</text:p>
      <text:p text:style-name="P8">asterisk-16.27.0/pbx/ael/ael-test/ael-vtest21/</text:p>
      <text:p text:style-name="P8">asterisk-16.27.0/pbx/ael/ael-test/ael-vtest21/extensions.ael</text:p>
      <text:p text:style-name="P8">asterisk-16.27.0/pbx/ael/ael-test/ael-vtest25/</text:p>
      <text:p text:style-name="P8">asterisk-16.27.0/pbx/ael/ael-test/ael-vtest25/extensions.ael</text:p>
      <text:p text:style-name="P8">asterisk-16.27.0/pbx/ael/ael-test/ref.ael-ntest10</text:p>
      <text:p text:style-name="P8">asterisk-16.27.0/pbx/ael/ael-test/ref.ael-ntest12</text:p>
      <text:p text:style-name="P8">asterisk-16.27.0/pbx/ael/ael-test/ref.ael-ntest22</text:p>
      <text:p text:style-name="P8">asterisk-16.27.0/pbx/ael/ael-test/ref.ael-ntest23</text:p>
      <text:p text:style-name="P8">asterisk-16.27.0/pbx/ael/ael-test/ref.ael-ntest24</text:p>
      <text:p text:style-name="P8">asterisk-16.27.0/pbx/ael/ael-test/ref.ael-ntest9</text:p>
      <text:p text:style-name="P8">asterisk-16.27.0/pbx/ael/ael-test/ref.ael-test1</text:p>
      <text:p text:style-name="P8">asterisk-16.27.0/pbx/ael/ael-test/ref.ael-test11</text:p>
      <text:p text:style-name="P8">asterisk-16.27.0/pbx/ael/ael-test/ref.ael-test14</text:p>
      <text:p text:style-name="P8">asterisk-16.27.0/pbx/ael/ael-test/ref.ael-test15</text:p>
      <text:p text:style-name="P8">asterisk-16.27.0/pbx/ael/ael-test/ref.ael-test16</text:p>
      <text:p text:style-name="P8">asterisk-16.27.0/pbx/ael/ael-test/ref.ael-test18</text:p>
      <text:p text:style-name="P8">asterisk-16.27.0/pbx/ael/ael-test/ref.ael-test19</text:p>
      <text:p text:style-name="P8">asterisk-16.27.0/pbx/ael/ael-test/ref.ael-test2</text:p>
      <text:p text:style-name="P8">asterisk-16.27.0/pbx/ael/ael-test/ref.ael-test20</text:p>
      <text:p text:style-name="P8">asterisk-16.27.0/pbx/ael/ael-test/ref.ael-test3</text:p>
      <text:p text:style-name="P8">asterisk-16.27.0/pbx/ael/ael-test/ref.ael-test4</text:p>
      <text:p text:style-name="P8">asterisk-16.27.0/pbx/ael/ael-test/ref.ael-test5</text:p>
      <text:p text:style-name="P8">asterisk-16.27.0/pbx/ael/ael-test/ref.ael-test6</text:p>
      <text:p text:style-name="P8">asterisk-16.27.0/pbx/ael/ael-test/ref.ael-test7</text:p>
      <text:p text:style-name="P8">asterisk-16.27.0/pbx/ael/ael-test/ref.ael-test8</text:p>
      <text:p text:style-name="P8">asterisk-16.27.0/pbx/ael/ael-test/ref.ael-vtest13</text:p>
      <text:p text:style-name="P8">asterisk-16.27.0/pbx/ael/ael-test/ref.ael-vtest17</text:p>
      <text:p text:style-name="P8">asterisk-16.27.0/pbx/ael/ael-test/ref.ael-vtest21</text:p>
      <text:p text:style-name="P8">asterisk-16.27.0/pbx/ael/ael-test/ref.ael-vtest25</text:p>
      <text:p text:style-name="P8">asterisk-16.27.0/pbx/ael/ael-test/runtests</text:p>
      <text:p text:style-name="P8">asterisk-16.27.0/pbx/ael/ael-test/setref</text:p>
      <text:p text:style-name="P8">asterisk-16.27.0/pbx/dundi-parser.c</text:p>
      <text:p text:style-name="P8">asterisk-16.27.0/pbx/dundi-parser.h</text:p>
      <text:p text:style-name="P8">asterisk-16.27.0/pbx/pbx_ael.c</text:p>
      <text:p text:style-name="P8">asterisk-16.27.0/pbx/pbx_config.c</text:p>
      <text:p text:style-name="P8">asterisk-16.27.0/pbx/pbx_dundi.c</text:p>
      <text:p text:style-name="P8">asterisk-16.27.0/pbx/pbx_loopback.c</text:p>
      <text:p text:style-name="P8">asterisk-16.27.0/pbx/pbx_lua.c</text:p>
      <text:p text:style-name="P8">asterisk-16.27.0/pbx/pbx_realtime.c</text:p>
      <text:p text:style-name="P8">asterisk-16.27.0/pbx/pbx_spool.c</text:p>
      <text:p text:style-name="P8">asterisk-16.27.0/phoneprov/</text:p>
      <text:p text:style-name="P8">asterisk-16.27.0/phoneprov/000000000000-directory.xml</text:p>
      <text:p text:style-name="P8">asterisk-16.27.0/phoneprov/000000000000-phone.cfg</text:p>
      <text:p text:style-name="P8">asterisk-16.27.0/phoneprov/000000000000.cfg</text:p>
      <text:p text:style-name="P8">asterisk-16.27.0/phoneprov/polycom.xml</text:p>
      <text:p text:style-name="P8">asterisk-16.27.0/phoneprov/polycom_line.xml</text:p>
      <text:p text:style-name="P8">asterisk-16.27.0/phoneprov/snom-mac.xml</text:p>
      <text:p text:style-name="P8">asterisk-16.27.0/res/</text:p>
      <text:p text:style-name="P8"><text:soft-page-break/>asterisk-16.27.0/res/Makefile</text:p>
      <text:p text:style-name="P8">asterisk-16.27.0/res/ael/</text:p>
      <text:p text:style-name="P8">asterisk-16.27.0/res/ael/.gitignore</text:p>
      <text:p text:style-name="P8">asterisk-16.27.0/res/ael/ael.flex</text:p>
      <text:p text:style-name="P8">asterisk-16.27.0/res/ael/ael.tab.c</text:p>
      <text:p text:style-name="P8">asterisk-16.27.0/res/ael/ael.tab.h</text:p>
      <text:p text:style-name="P8">asterisk-16.27.0/res/ael/ael.y</text:p>
      <text:p text:style-name="P8">asterisk-16.27.0/res/ael/ael_lex.c</text:p>
      <text:p text:style-name="P8">asterisk-16.27.0/res/ael/pval.c</text:p>
      <text:p text:style-name="P8">asterisk-16.27.0/res/ari.make</text:p>
      <text:p text:style-name="P8">asterisk-16.27.0/res/ari/</text:p>
      <text:p text:style-name="P8">asterisk-16.27.0/res/ari/ari_model_validators.c</text:p>
      <text:p text:style-name="P8">asterisk-16.27.0/res/ari/ari_model_validators.h</text:p>
      <text:p text:style-name="P8">asterisk-16.27.0/res/ari/ari_websockets.c</text:p>
      <text:p text:style-name="P8">asterisk-16.27.0/res/ari/cli.c</text:p>
      <text:p text:style-name="P8">asterisk-16.27.0/res/ari/config.c</text:p>
      <text:p text:style-name="P8">asterisk-16.27.0/res/ari/internal.h</text:p>
      <text:p text:style-name="P8">asterisk-16.27.0/res/ari/resource_applications.c</text:p>
      <text:p text:style-name="P8">asterisk-16.27.0/res/ari/resource_applications.h</text:p>
      <text:p text:style-name="P8">asterisk-16.27.0/res/ari/resource_asterisk.c</text:p>
      <text:p text:style-name="P8">asterisk-16.27.0/res/ari/resource_asterisk.h</text:p>
      <text:p text:style-name="P8">asterisk-16.27.0/res/ari/resource_bridges.c</text:p>
      <text:p text:style-name="P8">asterisk-16.27.0/res/ari/resource_bridges.h</text:p>
      <text:p text:style-name="P8">asterisk-16.27.0/res/ari/resource_channels.c</text:p>
      <text:p text:style-name="P8">asterisk-16.27.0/res/ari/resource_channels.h</text:p>
      <text:p text:style-name="P8">asterisk-16.27.0/res/ari/resource_device_states.c</text:p>
      <text:p text:style-name="P8">asterisk-16.27.0/res/ari/resource_device_states.h</text:p>
      <text:p text:style-name="P8">asterisk-16.27.0/res/ari/resource_endpoints.c</text:p>
      <text:p text:style-name="P8">asterisk-16.27.0/res/ari/resource_endpoints.h</text:p>
      <text:p text:style-name="P8">asterisk-16.27.0/res/ari/resource_events.c</text:p>
      <text:p text:style-name="P8">asterisk-16.27.0/res/ari/resource_events.h</text:p>
      <text:p text:style-name="P8">asterisk-16.27.0/res/ari/resource_mailboxes.c</text:p>
      <text:p text:style-name="P8">asterisk-16.27.0/res/ari/resource_mailboxes.h</text:p>
      <text:p text:style-name="P8">asterisk-16.27.0/res/ari/resource_playbacks.c</text:p>
      <text:p text:style-name="P8">asterisk-16.27.0/res/ari/resource_playbacks.h</text:p>
      <text:p text:style-name="P8">asterisk-16.27.0/res/ari/resource_recordings.c</text:p>
      <text:p text:style-name="P8">asterisk-16.27.0/res/ari/resource_recordings.h</text:p>
      <text:p text:style-name="P8">asterisk-16.27.0/res/ari/resource_sounds.c</text:p>
      <text:p text:style-name="P8">asterisk-16.27.0/res/ari/resource_sounds.h</text:p>
      <text:p text:style-name="P8">asterisk-16.27.0/res/parking/</text:p>
      <text:p text:style-name="P8">asterisk-16.27.0/res/parking/parking_applications.c</text:p>
      <text:p text:style-name="P8">asterisk-16.27.0/res/parking/parking_bridge.c</text:p>
      <text:p text:style-name="P8">asterisk-16.27.0/res/parking/parking_bridge_features.c</text:p>
      <text:p text:style-name="P8">asterisk-16.27.0/res/parking/parking_controller.c</text:p>
      <text:p text:style-name="P8">asterisk-16.27.0/res/parking/parking_devicestate.c</text:p>
      <text:p text:style-name="P8">asterisk-16.27.0/res/parking/parking_manager.c</text:p>
      <text:p text:style-name="P8">asterisk-16.27.0/res/parking/parking_tests.c</text:p>
      <text:p text:style-name="P8">asterisk-16.27.0/res/parking/parking_ui.c</text:p>
      <text:p text:style-name="P8">asterisk-16.27.0/res/parking/res_parking.h</text:p>
      <text:p text:style-name="P8"><text:soft-page-break/>asterisk-16.27.0/res/res.xml</text:p>
      <text:p text:style-name="P8">asterisk-16.27.0/res/res_adsi.c</text:p>
      <text:p text:style-name="P8">asterisk-16.27.0/res/res_ael_share.c</text:p>
      <text:p text:style-name="P8">asterisk-16.27.0/res/res_ael_share.exports.in</text:p>
      <text:p text:style-name="P8">asterisk-16.27.0/res/res_agi.c</text:p>
      <text:p text:style-name="P8">asterisk-16.27.0/res/res_agi.exports.in</text:p>
      <text:p text:style-name="P8">asterisk-16.27.0/res/res_ari.c</text:p>
      <text:p text:style-name="P8">asterisk-16.27.0/res/res_ari.exports.in</text:p>
      <text:p text:style-name="P8">asterisk-16.27.0/res/res_ari_applications.c</text:p>
      <text:p text:style-name="P8">asterisk-16.27.0/res/res_ari_asterisk.c</text:p>
      <text:p text:style-name="P8">asterisk-16.27.0/res/res_ari_bridges.c</text:p>
      <text:p text:style-name="P8">asterisk-16.27.0/res/res_ari_channels.c</text:p>
      <text:p text:style-name="P8">asterisk-16.27.0/res/res_ari_device_states.c</text:p>
      <text:p text:style-name="P8">asterisk-16.27.0/res/res_ari_endpoints.c</text:p>
      <text:p text:style-name="P8">asterisk-16.27.0/res/res_ari_events.c</text:p>
      <text:p text:style-name="P8">asterisk-16.27.0/res/res_ari_mailboxes.c</text:p>
      <text:p text:style-name="P8">asterisk-16.27.0/res/res_ari_model.c</text:p>
      <text:p text:style-name="P8">asterisk-16.27.0/res/res_ari_model.exports.in</text:p>
      <text:p text:style-name="P8">asterisk-16.27.0/res/res_ari_playbacks.c</text:p>
      <text:p text:style-name="P8">asterisk-16.27.0/res/res_ari_recordings.c</text:p>
      <text:p text:style-name="P8">asterisk-16.27.0/res/res_ari_sounds.c</text:p>
      <text:p text:style-name="P8">asterisk-16.27.0/res/res_calendar.c</text:p>
      <text:p text:style-name="P8">asterisk-16.27.0/res/res_calendar.exports.in</text:p>
      <text:p text:style-name="P8">asterisk-16.27.0/res/res_calendar_caldav.c</text:p>
      <text:p text:style-name="P8">asterisk-16.27.0/res/res_calendar_ews.c</text:p>
      <text:p text:style-name="P8">asterisk-16.27.0/res/res_calendar_exchange.c</text:p>
      <text:p text:style-name="P8">asterisk-16.27.0/res/res_calendar_icalendar.c</text:p>
      <text:p text:style-name="P8">asterisk-16.27.0/res/res_chan_stats.c</text:p>
      <text:p text:style-name="P8">asterisk-16.27.0/res/res_clialiases.c</text:p>
      <text:p text:style-name="P8">asterisk-16.27.0/res/res_clioriginate.c</text:p>
      <text:p text:style-name="P8">asterisk-16.27.0/res/res_config_curl.c</text:p>
      <text:p text:style-name="P8">asterisk-16.27.0/res/res_config_ldap.c</text:p>
      <text:p text:style-name="P8">asterisk-16.27.0/res/res_config_odbc.c</text:p>
      <text:p text:style-name="P8">asterisk-16.27.0/res/res_config_pgsql.c</text:p>
      <text:p text:style-name="P8">asterisk-16.27.0/res/res_config_sqlite.c</text:p>
      <text:p text:style-name="P8">asterisk-16.27.0/res/res_config_sqlite3.c</text:p>
      <text:p text:style-name="P8">asterisk-16.27.0/res/res_convert.c</text:p>
      <text:p text:style-name="P8">asterisk-16.27.0/res/res_corosync.c</text:p>
      <text:p text:style-name="P8">asterisk-16.27.0/res/res_crypto.c</text:p>
      <text:p text:style-name="P8">asterisk-16.27.0/res/res_crypto.exports.in</text:p>
      <text:p text:style-name="P8">asterisk-16.27.0/res/res_curl.c</text:p>
      <text:p text:style-name="P8">asterisk-16.27.0/res/res_endpoint_stats.c</text:p>
      <text:p text:style-name="P8">asterisk-16.27.0/res/res_fax.c</text:p>
      <text:p text:style-name="P8">asterisk-16.27.0/res/res_fax.exports.in</text:p>
      <text:p text:style-name="P8">asterisk-16.27.0/res/res_fax_spandsp.c</text:p>
      <text:p text:style-name="P8">asterisk-16.27.0/res/res_format_attr_celt.c</text:p>
      <text:p text:style-name="P8">asterisk-16.27.0/res/res_format_attr_g729.c</text:p>
      <text:p text:style-name="P8">asterisk-16.27.0/res/res_format_attr_h263.c</text:p>
      <text:p text:style-name="P8">asterisk-16.27.0/res/res_format_attr_h264.c</text:p>
      <text:p text:style-name="P8"><text:soft-page-break/>asterisk-16.27.0/res/res_format_attr_ilbc.c</text:p>
      <text:p text:style-name="P8">asterisk-16.27.0/res/res_format_attr_opus.c</text:p>
      <text:p text:style-name="P8">asterisk-16.27.0/res/res_format_attr_silk.c</text:p>
      <text:p text:style-name="P8">asterisk-16.27.0/res/res_format_attr_siren14.c</text:p>
      <text:p text:style-name="P8">asterisk-16.27.0/res/res_format_attr_siren7.c</text:p>
      <text:p text:style-name="P8">asterisk-16.27.0/res/res_format_attr_vp8.c</text:p>
      <text:p text:style-name="P8">asterisk-16.27.0/res/res_hep.c</text:p>
      <text:p text:style-name="P8">asterisk-16.27.0/res/res_hep.exports.in</text:p>
      <text:p text:style-name="P8">asterisk-16.27.0/res/res_hep_pjsip.c</text:p>
      <text:p text:style-name="P8">asterisk-16.27.0/res/res_hep_rtcp.c</text:p>
      <text:p text:style-name="P8">asterisk-16.27.0/res/res_http_media_cache.c</text:p>
      <text:p text:style-name="P8">asterisk-16.27.0/res/res_http_post.c</text:p>
      <text:p text:style-name="P8">asterisk-16.27.0/res/res_http_websocket.c</text:p>
      <text:p text:style-name="P8">asterisk-16.27.0/res/res_http_websocket.exports.in</text:p>
      <text:p text:style-name="P8">asterisk-16.27.0/res/res_limit.c</text:p>
      <text:p text:style-name="P8">asterisk-16.27.0/res/res_manager_devicestate.c</text:p>
      <text:p text:style-name="P8">asterisk-16.27.0/res/res_manager_presencestate.c</text:p>
      <text:p text:style-name="P8">asterisk-16.27.0/res/res_monitor.c</text:p>
      <text:p text:style-name="P8">asterisk-16.27.0/res/res_monitor.exports.in</text:p>
      <text:p text:style-name="P8">asterisk-16.27.0/res/res_musiconhold.c</text:p>
      <text:p text:style-name="P8">asterisk-16.27.0/res/res_mutestream.c</text:p>
      <text:p text:style-name="P8">asterisk-16.27.0/res/res_mwi_devstate.c</text:p>
      <text:p text:style-name="P8">asterisk-16.27.0/res/res_mwi_external.c</text:p>
      <text:p text:style-name="P8">asterisk-16.27.0/res/res_mwi_external.exports.in</text:p>
      <text:p text:style-name="P8">asterisk-16.27.0/res/res_mwi_external_ami.c</text:p>
      <text:p text:style-name="P8">asterisk-16.27.0/res/res_odbc.c</text:p>
      <text:p text:style-name="P8">asterisk-16.27.0/res/res_odbc.exports.in</text:p>
      <text:p text:style-name="P8">asterisk-16.27.0/res/res_odbc_transaction.c</text:p>
      <text:p text:style-name="P8">asterisk-16.27.0/res/res_odbc_transaction.exports.in</text:p>
      <text:p text:style-name="P8">asterisk-16.27.0/res/res_parking.c</text:p>
      <text:p text:style-name="P8">asterisk-16.27.0/res/res_phoneprov.c</text:p>
      <text:p text:style-name="P8">asterisk-16.27.0/res/res_phoneprov.exports.in</text:p>
      <text:p text:style-name="P8">asterisk-16.27.0/res/res_pjproject.c</text:p>
      <text:p text:style-name="P8">asterisk-16.27.0/res/res_pjproject.exports.in</text:p>
      <text:p text:style-name="P8">asterisk-16.27.0/res/res_pjsip.c</text:p>
      <text:p text:style-name="P8">asterisk-16.27.0/res/res_pjsip.exports.in</text:p>
      <text:p text:style-name="P8">asterisk-16.27.0/res/res_pjsip/</text:p>
      <text:p text:style-name="P8">asterisk-16.27.0/res/res_pjsip/config_auth.c</text:p>
      <text:p text:style-name="P8">asterisk-16.27.0/res/res_pjsip/config_domain_aliases.c</text:p>
      <text:p text:style-name="P8">asterisk-16.27.0/res/res_pjsip/config_global.c</text:p>
      <text:p text:style-name="P8">asterisk-16.27.0/res/res_pjsip/config_system.c</text:p>
      <text:p text:style-name="P8">asterisk-16.27.0/res/res_pjsip/config_transport.c</text:p>
      <text:p text:style-name="P8">asterisk-16.27.0/res/res_pjsip/include/</text:p>
      <text:p text:style-name="P8">asterisk-16.27.0/res/res_pjsip/include/res_pjsip_private.h</text:p>
      <text:p text:style-name="P8">asterisk-16.27.0/res/res_pjsip/location.c</text:p>
      <text:p text:style-name="P8">asterisk-16.27.0/res/res_pjsip/pjsip_cli.c</text:p>
      <text:p text:style-name="P8">asterisk-16.27.0/res/res_pjsip/pjsip_config.xml</text:p>
      <text:p text:style-name="P8">asterisk-16.27.0/res/res_pjsip/pjsip_configuration.c</text:p>
      <text:p text:style-name="P8">asterisk-16.27.0/res/res_pjsip/pjsip_distributor.c</text:p>
      <text:p text:style-name="P8"><text:soft-page-break/>asterisk-16.27.0/res/res_pjsip/pjsip_global_headers.c</text:p>
      <text:p text:style-name="P8">asterisk-16.27.0/res/res_pjsip/pjsip_manager.xml</text:p>
      <text:p text:style-name="P8">asterisk-16.27.0/res/res_pjsip/pjsip_message_filter.c</text:p>
      <text:p text:style-name="P8">asterisk-16.27.0/res/res_pjsip/pjsip_options.c</text:p>
      <text:p text:style-name="P8">asterisk-16.27.0/res/res_pjsip/pjsip_resolver.c</text:p>
      <text:p text:style-name="P8">asterisk-16.27.0/res/res_pjsip/pjsip_scheduler.c</text:p>
      <text:p text:style-name="P8">asterisk-16.27.0/res/res_pjsip/pjsip_session.c</text:p>
      <text:p text:style-name="P8">asterisk-16.27.0/res/res_pjsip/pjsip_transport_events.c</text:p>
      <text:p text:style-name="P8">asterisk-16.27.0/res/res_pjsip/pjsip_transport_management.c</text:p>
      <text:p text:style-name="P8">asterisk-16.27.0/res/res_pjsip/presence_xml.c</text:p>
      <text:p text:style-name="P8">asterisk-16.27.0/res/res_pjsip/security_events.c</text:p>
      <text:p text:style-name="P8">asterisk-16.27.0/res/res_pjsip_acl.c</text:p>
      <text:p text:style-name="P8">asterisk-16.27.0/res/res_pjsip_authenticator_digest.c</text:p>
      <text:p text:style-name="P8">asterisk-16.27.0/res/res_pjsip_caller_id.c</text:p>
      <text:p text:style-name="P8">asterisk-16.27.0/res/res_pjsip_config_wizard.c</text:p>
      <text:p text:style-name="P8">asterisk-16.27.0/res/res_pjsip_dialog_info_body_generator.c</text:p>
      <text:p text:style-name="P8">asterisk-16.27.0/res/res_pjsip_diversion.c</text:p>
      <text:p text:style-name="P8">asterisk-16.27.0/res/res_pjsip_dlg_options.c</text:p>
      <text:p text:style-name="P8">asterisk-16.27.0/res/res_pjsip_dtmf_info.c</text:p>
      <text:p text:style-name="P8">asterisk-16.27.0/res/res_pjsip_empty_info.c</text:p>
      <text:p text:style-name="P8">asterisk-16.27.0/res/res_pjsip_endpoint_identifier_anonymous.c</text:p>
      <text:p text:style-name="P8">asterisk-16.27.0/res/res_pjsip_endpoint_identifier_ip.c</text:p>
      <text:p text:style-name="P8">asterisk-16.27.0/res/res_pjsip_endpoint_identifier_user.c</text:p>
      <text:p text:style-name="P8">asterisk-16.27.0/res/res_pjsip_exten_state.c</text:p>
      <text:p text:style-name="P8">asterisk-16.27.0/res/res_pjsip_exten_state.exports.in</text:p>
      <text:p text:style-name="P8">asterisk-16.27.0/res/res_pjsip_header_funcs.c</text:p>
      <text:p text:style-name="P8">asterisk-16.27.0/res/res_pjsip_history.c</text:p>
      <text:p text:style-name="P8">asterisk-16.27.0/res/res_pjsip_logger.c</text:p>
      <text:p text:style-name="P8">asterisk-16.27.0/res/res_pjsip_messaging.c</text:p>
      <text:p text:style-name="P8">asterisk-16.27.0/res/res_pjsip_mwi.c</text:p>
      <text:p text:style-name="P8">asterisk-16.27.0/res/res_pjsip_mwi_body_generator.c</text:p>
      <text:p text:style-name="P8">asterisk-16.27.0/res/res_pjsip_nat.c</text:p>
      <text:p text:style-name="P8">asterisk-16.27.0/res/res_pjsip_notify.c</text:p>
      <text:p text:style-name="P8">asterisk-16.27.0/res/res_pjsip_one_touch_record_info.c</text:p>
      <text:p text:style-name="P8">asterisk-16.27.0/res/res_pjsip_outbound_authenticator_digest.c</text:p>
      <text:p text:style-name="P8">asterisk-16.27.0/res/res_pjsip_outbound_publish.c</text:p>
      <text:p text:style-name="P8">asterisk-16.27.0/res/res_pjsip_outbound_publish.exports.in</text:p>
      <text:p text:style-name="P8">asterisk-16.27.0/res/res_pjsip_outbound_registration.c</text:p>
      <text:p text:style-name="P8">asterisk-16.27.0/res/res_pjsip_path.c</text:p>
      <text:p text:style-name="P8">asterisk-16.27.0/res/res_pjsip_phoneprov_provider.c</text:p>
      <text:p text:style-name="P8">asterisk-16.27.0/res/res_pjsip_pidf_body_generator.c</text:p>
      <text:p text:style-name="P8">asterisk-16.27.0/res/res_pjsip_pidf_digium_body_supplement.c</text:p>
      <text:p text:style-name="P8">asterisk-16.27.0/res/res_pjsip_pidf_eyebeam_body_supplement.c</text:p>
      <text:p text:style-name="P8">asterisk-16.27.0/res/res_pjsip_publish_asterisk.c</text:p>
      <text:p text:style-name="P8">asterisk-16.27.0/res/res_pjsip_pubsub.c</text:p>
      <text:p text:style-name="P8">asterisk-16.27.0/res/res_pjsip_pubsub.exports.in</text:p>
      <text:p text:style-name="P8">asterisk-16.27.0/res/res_pjsip_refer.c</text:p>
      <text:p text:style-name="P8">asterisk-16.27.0/res/res_pjsip_registrar.c</text:p>
      <text:p text:style-name="P8">asterisk-16.27.0/res/res_pjsip_rfc3326.c</text:p>
      <text:p text:style-name="P8"><text:soft-page-break/>asterisk-16.27.0/res/res_pjsip_sdp_rtp.c</text:p>
      <text:p text:style-name="P8">asterisk-16.27.0/res/res_pjsip_send_to_voicemail.c</text:p>
      <text:p text:style-name="P8">asterisk-16.27.0/res/res_pjsip_session.c</text:p>
      <text:p text:style-name="P8">asterisk-16.27.0/res/res_pjsip_session.exports.in</text:p>
      <text:p text:style-name="P8">asterisk-16.27.0/res/res_pjsip_sips_contact.c</text:p>
      <text:p text:style-name="P8">asterisk-16.27.0/res/res_pjsip_stir_shaken.c</text:p>
      <text:p text:style-name="P8">asterisk-16.27.0/res/res_pjsip_t38.c</text:p>
      <text:p text:style-name="P8">asterisk-16.27.0/res/res_pjsip_transport_websocket.c</text:p>
      <text:p text:style-name="P8">asterisk-16.27.0/res/res_pjsip_xpidf_body_generator.c</text:p>
      <text:p text:style-name="P8">asterisk-16.27.0/res/res_pktccops.c</text:p>
      <text:p text:style-name="P8">asterisk-16.27.0/res/res_pktccops.exports.in</text:p>
      <text:p text:style-name="P8">asterisk-16.27.0/res/res_realtime.c</text:p>
      <text:p text:style-name="P8">asterisk-16.27.0/res/res_remb_modifier.c</text:p>
      <text:p text:style-name="P8">asterisk-16.27.0/res/res_resolver_unbound.c</text:p>
      <text:p text:style-name="P8">asterisk-16.27.0/res/res_rtp_asterisk.c</text:p>
      <text:p text:style-name="P8">asterisk-16.27.0/res/res_rtp_multicast.c</text:p>
      <text:p text:style-name="P8">asterisk-16.27.0/res/res_rtp_multicast.exports.in</text:p>
      <text:p text:style-name="P8">asterisk-16.27.0/res/res_security_log.c</text:p>
      <text:p text:style-name="P8">asterisk-16.27.0/res/res_smdi.c</text:p>
      <text:p text:style-name="P8">asterisk-16.27.0/res/res_smdi.exports.in</text:p>
      <text:p text:style-name="P8">asterisk-16.27.0/res/res_snmp.c</text:p>
      <text:p text:style-name="P8">asterisk-16.27.0/res/res_sorcery_astdb.c</text:p>
      <text:p text:style-name="P8">asterisk-16.27.0/res/res_sorcery_config.c</text:p>
      <text:p text:style-name="P8">asterisk-16.27.0/res/res_sorcery_memory.c</text:p>
      <text:p text:style-name="P8">asterisk-16.27.0/res/res_sorcery_memory_cache.c</text:p>
      <text:p text:style-name="P8">asterisk-16.27.0/res/res_sorcery_realtime.c</text:p>
      <text:p text:style-name="P8">asterisk-16.27.0/res/res_speech.c</text:p>
      <text:p text:style-name="P8">asterisk-16.27.0/res/res_speech.exports.in</text:p>
      <text:p text:style-name="P8">asterisk-16.27.0/res/res_srtp.c</text:p>
      <text:p text:style-name="P8">asterisk-16.27.0/res/res_srtp.exports.in</text:p>
      <text:p text:style-name="P8">asterisk-16.27.0/res/res_stasis.c</text:p>
      <text:p text:style-name="P8">asterisk-16.27.0/res/res_stasis.exports.in</text:p>
      <text:p text:style-name="P8">asterisk-16.27.0/res/res_stasis_answer.c</text:p>
      <text:p text:style-name="P8">asterisk-16.27.0/res/res_stasis_answer.exports.in</text:p>
      <text:p text:style-name="P8">asterisk-16.27.0/res/res_stasis_device_state.c</text:p>
      <text:p text:style-name="P8">asterisk-16.27.0/res/res_stasis_device_state.exports.in</text:p>
      <text:p text:style-name="P8">asterisk-16.27.0/res/res_stasis_mailbox.c</text:p>
      <text:p text:style-name="P8">asterisk-16.27.0/res/res_stasis_mailbox.exports.in</text:p>
      <text:p text:style-name="P8">asterisk-16.27.0/res/res_stasis_playback.c</text:p>
      <text:p text:style-name="P8">asterisk-16.27.0/res/res_stasis_playback.exports.in</text:p>
      <text:p text:style-name="P8">asterisk-16.27.0/res/res_stasis_recording.c</text:p>
      <text:p text:style-name="P8">asterisk-16.27.0/res/res_stasis_recording.exports.in</text:p>
      <text:p text:style-name="P8">asterisk-16.27.0/res/res_stasis_snoop.c</text:p>
      <text:p text:style-name="P8">asterisk-16.27.0/res/res_stasis_snoop.exports.in</text:p>
      <text:p text:style-name="P8">asterisk-16.27.0/res/res_stasis_test.c</text:p>
      <text:p text:style-name="P8">asterisk-16.27.0/res/res_stasis_test.exports.in</text:p>
      <text:p text:style-name="P8">asterisk-16.27.0/res/res_statsd.c</text:p>
      <text:p text:style-name="P8">asterisk-16.27.0/res/res_statsd.exports.in</text:p>
      <text:p text:style-name="P8">asterisk-16.27.0/res/res_stir_shaken.c</text:p>
      <text:p text:style-name="P8"><text:soft-page-break/>asterisk-16.27.0/res/res_stir_shaken.exports.in</text:p>
      <text:p text:style-name="P8">asterisk-16.27.0/res/res_stir_shaken/</text:p>
      <text:p text:style-name="P8">asterisk-16.27.0/res/res_stir_shaken/certificate.c</text:p>
      <text:p text:style-name="P8">asterisk-16.27.0/res/res_stir_shaken/certificate.h</text:p>
      <text:p text:style-name="P8">asterisk-16.27.0/res/res_stir_shaken/curl.c</text:p>
      <text:p text:style-name="P8">asterisk-16.27.0/res/res_stir_shaken/curl.h</text:p>
      <text:p text:style-name="P8">asterisk-16.27.0/res/res_stir_shaken/general.c</text:p>
      <text:p text:style-name="P8">asterisk-16.27.0/res/res_stir_shaken/general.h</text:p>
      <text:p text:style-name="P8">asterisk-16.27.0/res/res_stir_shaken/profile.c</text:p>
      <text:p text:style-name="P8">asterisk-16.27.0/res/res_stir_shaken/profile.h</text:p>
      <text:p text:style-name="P8">asterisk-16.27.0/res/res_stir_shaken/profile_private.h</text:p>
      <text:p text:style-name="P8">asterisk-16.27.0/res/res_stir_shaken/stir_shaken.c</text:p>
      <text:p text:style-name="P8">asterisk-16.27.0/res/res_stir_shaken/stir_shaken.h</text:p>
      <text:p text:style-name="P8">asterisk-16.27.0/res/res_stir_shaken/store.c</text:p>
      <text:p text:style-name="P8">asterisk-16.27.0/res/res_stir_shaken/store.h</text:p>
      <text:p text:style-name="P8">asterisk-16.27.0/res/res_stun_monitor.c</text:p>
      <text:p text:style-name="P8">asterisk-16.27.0/res/res_timing_dahdi.c</text:p>
      <text:p text:style-name="P8">asterisk-16.27.0/res/res_timing_kqueue.c</text:p>
      <text:p text:style-name="P8">asterisk-16.27.0/res/res_timing_pthread.c</text:p>
      <text:p text:style-name="P8">asterisk-16.27.0/res/res_timing_timerfd.c</text:p>
      <text:p text:style-name="P8">asterisk-16.27.0/res/res_tonedetect.c</text:p>
      <text:p text:style-name="P8">asterisk-16.27.0/res/res_xmpp.c</text:p>
      <text:p text:style-name="P8">asterisk-16.27.0/res/res_xmpp.exports.in</text:p>
      <text:p text:style-name="P8">asterisk-16.27.0/res/snmp/</text:p>
      <text:p text:style-name="P8">asterisk-16.27.0/res/snmp/agent.c</text:p>
      <text:p text:style-name="P8">asterisk-16.27.0/res/snmp/agent.h</text:p>
      <text:p text:style-name="P8">asterisk-16.27.0/res/srtp/</text:p>
      <text:p text:style-name="P8">asterisk-16.27.0/res/srtp/srtp_compat.h</text:p>
      <text:p text:style-name="P8">asterisk-16.27.0/res/stasis/</text:p>
      <text:p text:style-name="P8">asterisk-16.27.0/res/stasis/app.c</text:p>
      <text:p text:style-name="P8">asterisk-16.27.0/res/stasis/app.h</text:p>
      <text:p text:style-name="P8">asterisk-16.27.0/res/stasis/command.c</text:p>
      <text:p text:style-name="P8">asterisk-16.27.0/res/stasis/command.h</text:p>
      <text:p text:style-name="P8">asterisk-16.27.0/res/stasis/control.c</text:p>
      <text:p text:style-name="P8">asterisk-16.27.0/res/stasis/control.h</text:p>
      <text:p text:style-name="P8">asterisk-16.27.0/res/stasis/messaging.c</text:p>
      <text:p text:style-name="P8">asterisk-16.27.0/res/stasis/messaging.h</text:p>
      <text:p text:style-name="P8">asterisk-16.27.0/res/stasis/stasis_bridge.c</text:p>
      <text:p text:style-name="P8">asterisk-16.27.0/res/stasis/stasis_bridge.h</text:p>
      <text:p text:style-name="P8">asterisk-16.27.0/res/stasis_recording/</text:p>
      <text:p text:style-name="P8">asterisk-16.27.0/res/stasis_recording/stored.c</text:p>
      <text:p text:style-name="P8">asterisk-16.27.0/rest-api-templates/</text:p>
      <text:p text:style-name="P8">asterisk-16.27.0/rest-api-templates/README.txt</text:p>
      <text:p text:style-name="P8">asterisk-16.27.0/rest-api-templates/api.wiki.mustache</text:p>
      <text:p text:style-name="P8">asterisk-16.27.0/rest-api-templates/ari.make.mustache</text:p>
      <text:p text:style-name="P8">asterisk-16.27.0/rest-api-templates/ari_model_validators.c.mustache</text:p>
      <text:p text:style-name="P8">asterisk-16.27.0/rest-api-templates/ari_model_validators.h.mustache</text:p>
      <text:p text:style-name="P8">asterisk-16.27.0/rest-api-templates/ari_resource.c.mustache</text:p>
      <text:p text:style-name="P8">asterisk-16.27.0/rest-api-templates/ari_resource.h.mustache</text:p>
      <text:p text:style-name="P8"><text:soft-page-break/>asterisk-16.27.0/rest-api-templates/asterisk_processor.py</text:p>
      <text:p text:style-name="P8">asterisk-16.27.0/rest-api-templates/body_parsing.mustache</text:p>
      <text:p text:style-name="P8">asterisk-16.27.0/rest-api-templates/do-not-edit.mustache</text:p>
      <text:p text:style-name="P8">asterisk-16.27.0/rest-api-templates/make_ari_stubs.py</text:p>
      <text:p text:style-name="P8">asterisk-16.27.0/rest-api-templates/models.wiki.mustache</text:p>
      <text:p text:style-name="P8">asterisk-16.27.0/rest-api-templates/odict.py</text:p>
      <text:p text:style-name="P8">asterisk-16.27.0/rest-api-templates/param_cleanup.mustache</text:p>
      <text:p text:style-name="P8">asterisk-16.27.0/rest-api-templates/param_parsing.mustache</text:p>
      <text:p text:style-name="P8">asterisk-16.27.0/rest-api-templates/res_ari_resource.c.mustache</text:p>
      <text:p text:style-name="P8">asterisk-16.27.0/rest-api-templates/rest_handler.mustache</text:p>
      <text:p text:style-name="P8">asterisk-16.27.0/rest-api-templates/swagger_model.py</text:p>
      <text:p text:style-name="P8">asterisk-16.27.0/rest-api-templates/transform.py</text:p>
      <text:p text:style-name="P8">asterisk-16.27.0/rest-api/</text:p>
      <text:p text:style-name="P8">asterisk-16.27.0/rest-api/README.txt</text:p>
      <text:p text:style-name="P8">asterisk-16.27.0/rest-api/api-docs/</text:p>
      <text:p text:style-name="P8">asterisk-16.27.0/rest-api/api-docs/applications.json</text:p>
      <text:p text:style-name="P8">asterisk-16.27.0/rest-api/api-docs/asterisk.json</text:p>
      <text:p text:style-name="P8">asterisk-16.27.0/rest-api/api-docs/bridges.json</text:p>
      <text:p text:style-name="P8">asterisk-16.27.0/rest-api/api-docs/channels.json</text:p>
      <text:p text:style-name="P8">asterisk-16.27.0/rest-api/api-docs/deviceStates.json</text:p>
      <text:p text:style-name="P8">asterisk-16.27.0/rest-api/api-docs/endpoints.json</text:p>
      <text:p text:style-name="P8">asterisk-16.27.0/rest-api/api-docs/events.json</text:p>
      <text:p text:style-name="P8">asterisk-16.27.0/rest-api/api-docs/mailboxes.json</text:p>
      <text:p text:style-name="P8">asterisk-16.27.0/rest-api/api-docs/playbacks.json</text:p>
      <text:p text:style-name="P8">asterisk-16.27.0/rest-api/api-docs/recordings.json</text:p>
      <text:p text:style-name="P8">asterisk-16.27.0/rest-api/api-docs/sounds.json</text:p>
      <text:p text:style-name="P8">asterisk-16.27.0/rest-api/resources.json</text:p>
      <text:p text:style-name="P8">asterisk-16.27.0/sample.call</text:p>
      <text:p text:style-name="P8">asterisk-16.27.0/sounds/</text:p>
      <text:p text:style-name="P8">asterisk-16.27.0/sounds/Makefile</text:p>
      <text:p text:style-name="P8">asterisk-16.27.0/sounds/sounds.xml</text:p>
      <text:p text:style-name="P8">asterisk-16.27.0/sounds/asterisk-core-sounds-en-gsm-1.6.1.tar.gz</text:p>
      <text:p text:style-name="P8">asterisk-16.27.0/sounds/asterisk-moh-opsound-wav-2.03.tar.gz</text:p>
      <text:p text:style-name="P8">asterisk-16.27.0/static-http/</text:p>
      <text:p text:style-name="P8">asterisk-16.27.0/static-http/ajamdemo.html</text:p>
      <text:p text:style-name="P8">asterisk-16.27.0/static-http/astman.css</text:p>
      <text:p text:style-name="P8">asterisk-16.27.0/static-http/astman.js</text:p>
      <text:p text:style-name="P8">asterisk-16.27.0/static-http/mantest.html</text:p>
      <text:p text:style-name="P8">asterisk-16.27.0/static-http/prototype.js</text:p>
      <text:p text:style-name="P8">asterisk-16.27.0/tests/</text:p>
      <text:p text:style-name="P8">asterisk-16.27.0/tests/CI/</text:p>
      <text:p text:style-name="P8">asterisk-16.27.0/tests/CI/buildAsterisk.sh</text:p>
      <text:p text:style-name="P8">asterisk-16.27.0/tests/CI/ci.functions</text:p>
      <text:p text:style-name="P8">asterisk-16.27.0/tests/CI/findLibdir.sh</text:p>
      <text:p text:style-name="P8">asterisk-16.27.0/tests/CI/gateTestGroups.json</text:p>
      <text:p text:style-name="P8">asterisk-16.27.0/tests/CI/gates.jenkinsfile</text:p>
      <text:p text:style-name="P8">asterisk-16.27.0/tests/CI/installAsterisk.sh</text:p>
      <text:p text:style-name="P8">asterisk-16.27.0/tests/CI/periodic-dailyTestGroups.json</text:p>
      <text:p text:style-name="P8">asterisk-16.27.0/tests/CI/periodics-daily.jenkinsfile</text:p>
      <text:p text:style-name="P8"><text:soft-page-break/>asterisk-16.27.0/tests/CI/processCoverage.sh</text:p>
      <text:p text:style-name="P8">asterisk-16.27.0/tests/CI/publishAsteriskDocs.sh</text:p>
      <text:p text:style-name="P8">asterisk-16.27.0/tests/CI/ref_debug.jenkinsfile</text:p>
      <text:p text:style-name="P8">asterisk-16.27.0/tests/CI/ref_debugTestGroups.json</text:p>
      <text:p text:style-name="P8">asterisk-16.27.0/tests/CI/runTestsuite.sh</text:p>
      <text:p text:style-name="P8">asterisk-16.27.0/tests/CI/runUnittests.sh</text:p>
      <text:p text:style-name="P8">asterisk-16.27.0/tests/CI/setupJenkinsEnvironment.sh</text:p>
      <text:p text:style-name="P8">asterisk-16.27.0/tests/CI/setupRealtime.sh</text:p>
      <text:p text:style-name="P8">asterisk-16.27.0/tests/CI/teardownRealtime.sh</text:p>
      <text:p text:style-name="P8">asterisk-16.27.0/tests/CI/unittests.jenkinsfile</text:p>
      <text:p text:style-name="P8">asterisk-16.27.0/tests/CI/universal-asterisk-nongerrit.jenkinsfile</text:p>
      <text:p text:style-name="P8">asterisk-16.27.0/tests/Makefile</text:p>
      <text:p text:style-name="P8">asterisk-16.27.0/tests/test_abstract_jb.c</text:p>
      <text:p text:style-name="P8">asterisk-16.27.0/tests/test_acl.c</text:p>
      <text:p text:style-name="P8">asterisk-16.27.0/tests/test_ami_security_events.sh</text:p>
      <text:p text:style-name="P8">asterisk-16.27.0/tests/test_amihooks.c</text:p>
      <text:p text:style-name="P8">asterisk-16.27.0/tests/test_aoc.c</text:p>
      <text:p text:style-name="P8">asterisk-16.27.0/tests/test_app.c</text:p>
      <text:p text:style-name="P8">asterisk-16.27.0/tests/test_ari.c</text:p>
      <text:p text:style-name="P8">asterisk-16.27.0/tests/test_ari_model.c</text:p>
      <text:p text:style-name="P8">asterisk-16.27.0/tests/test_ast_format_str_reduce.c</text:p>
      <text:p text:style-name="P8">asterisk-16.27.0/tests/test_astobj2.c</text:p>
      <text:p text:style-name="P8">asterisk-16.27.0/tests/test_astobj2_thrash.c</text:p>
      <text:p text:style-name="P8">asterisk-16.27.0/tests/test_astobj2_weaken.c</text:p>
      <text:p text:style-name="P8">asterisk-16.27.0/tests/test_bridging.c</text:p>
      <text:p text:style-name="P8">asterisk-16.27.0/tests/test_bucket.c</text:p>
      <text:p text:style-name="P8">asterisk-16.27.0/tests/test_callerid.c</text:p>
      <text:p text:style-name="P8">asterisk-16.27.0/tests/test_cdr.c</text:p>
      <text:p text:style-name="P8">asterisk-16.27.0/tests/test_cel.c</text:p>
      <text:p text:style-name="P8">asterisk-16.27.0/tests/test_channel.c</text:p>
      <text:p text:style-name="P8">asterisk-16.27.0/tests/test_channel_feature_hooks.c</text:p>
      <text:p text:style-name="P8">asterisk-16.27.0/tests/test_config.c</text:p>
      <text:p text:style-name="P8">asterisk-16.27.0/tests/test_conversions.c</text:p>
      <text:p text:style-name="P8">asterisk-16.27.0/tests/test_core_codec.c</text:p>
      <text:p text:style-name="P8">asterisk-16.27.0/tests/test_core_format.c</text:p>
      <text:p text:style-name="P8">asterisk-16.27.0/tests/test_data_buffer.c</text:p>
      <text:p text:style-name="P8">asterisk-16.27.0/tests/test_db.c</text:p>
      <text:p text:style-name="P8">asterisk-16.27.0/tests/test_devicestate.c</text:p>
      <text:p text:style-name="P8">asterisk-16.27.0/tests/test_dlinklists.c</text:p>
      <text:p text:style-name="P8">asterisk-16.27.0/tests/test_dns.c</text:p>
      <text:p text:style-name="P8">asterisk-16.27.0/tests/test_dns_naptr.c</text:p>
      <text:p text:style-name="P8">asterisk-16.27.0/tests/test_dns_query_set.c</text:p>
      <text:p text:style-name="P8">asterisk-16.27.0/tests/test_dns_recurring.c</text:p>
      <text:p text:style-name="P8">asterisk-16.27.0/tests/test_dns_srv.c</text:p>
      <text:p text:style-name="P8">asterisk-16.27.0/tests/test_endpoints.c</text:p>
      <text:p text:style-name="P8">asterisk-16.27.0/tests/test_event.c</text:p>
      <text:p text:style-name="P8">asterisk-16.27.0/tests/test_expr.c</text:p>
      <text:p text:style-name="P8">asterisk-16.27.0/tests/test_file.c</text:p>
      <text:p text:style-name="P8">asterisk-16.27.0/tests/test_format_cache.c</text:p>
      <text:p text:style-name="P8"><text:soft-page-break/>asterisk-16.27.0/tests/test_format_cap.c</text:p>
      <text:p text:style-name="P8">asterisk-16.27.0/tests/test_func_file.c</text:p>
      <text:p text:style-name="P8">asterisk-16.27.0/tests/test_gosub.c</text:p>
      <text:p text:style-name="P8">asterisk-16.27.0/tests/test_hashtab_thrash.c</text:p>
      <text:p text:style-name="P8">asterisk-16.27.0/tests/test_heap.c</text:p>
      <text:p text:style-name="P8">asterisk-16.27.0/tests/test_http_media_cache.c</text:p>
      <text:p text:style-name="P8">asterisk-16.27.0/tests/test_jitterbuf.c</text:p>
      <text:p text:style-name="P8">asterisk-16.27.0/tests/test_json.c</text:p>
      <text:p text:style-name="P8">asterisk-16.27.0/tests/test_linkedlists.c</text:p>
      <text:p text:style-name="P8">asterisk-16.27.0/tests/test_locale.c</text:p>
      <text:p text:style-name="P8">asterisk-16.27.0/tests/test_logger.c</text:p>
      <text:p text:style-name="P8">asterisk-16.27.0/tests/test_media_cache.c</text:p>
      <text:p text:style-name="P8">asterisk-16.27.0/tests/test_message.c</text:p>
      <text:p text:style-name="P8">asterisk-16.27.0/tests/test_named_lock.c</text:p>
      <text:p text:style-name="P8">asterisk-16.27.0/tests/test_netsock2.c</text:p>
      <text:p text:style-name="P8">asterisk-16.27.0/tests/test_optional_api.c</text:p>
      <text:p text:style-name="P8">asterisk-16.27.0/tests/test_pbx.c</text:p>
      <text:p text:style-name="P8">asterisk-16.27.0/tests/test_poll.c</text:p>
      <text:p text:style-name="P8">asterisk-16.27.0/tests/test_res_pjsip_scheduler.c</text:p>
      <text:p text:style-name="P8">asterisk-16.27.0/tests/test_res_rtp.c</text:p>
      <text:p text:style-name="P8">asterisk-16.27.0/tests/test_res_stasis.c</text:p>
      <text:p text:style-name="P8">asterisk-16.27.0/tests/test_sched.c</text:p>
      <text:p text:style-name="P8">asterisk-16.27.0/tests/test_scope_trace.c</text:p>
      <text:p text:style-name="P8">asterisk-16.27.0/tests/test_scoped_lock.c</text:p>
      <text:p text:style-name="P8">asterisk-16.27.0/tests/test_security_events.c</text:p>
      <text:p text:style-name="P8">asterisk-16.27.0/tests/test_skel.c</text:p>
      <text:p text:style-name="P8">asterisk-16.27.0/tests/test_sorcery.c</text:p>
      <text:p text:style-name="P8">asterisk-16.27.0/tests/test_sorcery_astdb.c</text:p>
      <text:p text:style-name="P8">asterisk-16.27.0/tests/test_sorcery_memory_cache_thrash.c</text:p>
      <text:p text:style-name="P8">asterisk-16.27.0/tests/test_sorcery_realtime.c</text:p>
      <text:p text:style-name="P8">asterisk-16.27.0/tests/test_stasis.c</text:p>
      <text:p text:style-name="P8">asterisk-16.27.0/tests/test_stasis_channels.c</text:p>
      <text:p text:style-name="P8">asterisk-16.27.0/tests/test_stasis_endpoints.c</text:p>
      <text:p text:style-name="P8">asterisk-16.27.0/tests/test_stream.c</text:p>
      <text:p text:style-name="P8">asterisk-16.27.0/tests/test_stringfields.c</text:p>
      <text:p text:style-name="P8">asterisk-16.27.0/tests/test_strings.c</text:p>
      <text:p text:style-name="P8">asterisk-16.27.0/tests/test_substitution.c</text:p>
      <text:p text:style-name="P8">asterisk-16.27.0/tests/test_taskprocessor.c</text:p>
      <text:p text:style-name="P8">asterisk-16.27.0/tests/test_threadpool.c</text:p>
      <text:p text:style-name="P8">asterisk-16.27.0/tests/test_time.c</text:p>
      <text:p text:style-name="P8">asterisk-16.27.0/tests/test_uri.c</text:p>
      <text:p text:style-name="P8">asterisk-16.27.0/tests/test_utils.c</text:p>
      <text:p text:style-name="P8">asterisk-16.27.0/tests/test_uuid.c</text:p>
      <text:p text:style-name="P8">asterisk-16.27.0/tests/test_vector.c</text:p>
      <text:p text:style-name="P8">asterisk-16.27.0/tests/test_voicemail_api.c</text:p>
      <text:p text:style-name="P8">asterisk-16.27.0/tests/test_websocket_client.c</text:p>
      <text:p text:style-name="P8">asterisk-16.27.0/tests/test_xml_escape.c</text:p>
      <text:p text:style-name="P8">asterisk-16.27.0/third-party/</text:p>
      <text:p text:style-name="P8">asterisk-16.27.0/third-party/Makefile</text:p>
      <text:p text:style-name="P8"><text:soft-page-break/>asterisk-16.27.0/third-party/Makefile.rules</text:p>
      <text:p text:style-name="P8">asterisk-16.27.0/third-party/apply_patches</text:p>
      <text:p text:style-name="P8">asterisk-16.27.0/third-party/configure.m4</text:p>
      <text:p text:style-name="P8">asterisk-16.27.0/third-party/jansson/</text:p>
      <text:p text:style-name="P8">asterisk-16.27.0/third-party/jansson/.gitignore</text:p>
      <text:p text:style-name="P8">asterisk-16.27.0/third-party/jansson/Makefile</text:p>
      <text:p text:style-name="P8">asterisk-16.27.0/third-party/jansson/Makefile.rules</text:p>
      <text:p text:style-name="P8">asterisk-16.27.0/third-party/jansson/configure.m4</text:p>
      <text:p text:style-name="P8">asterisk-16.27.0/third-party/jansson/jansson-2.14.tar.bz2.md5</text:p>
      <text:p text:style-name="P8">asterisk-16.27.0/third-party/jansson/patches/</text:p>
      <text:p text:style-name="P8">asterisk-16.27.0/third-party/jansson/patches/README</text:p>
      <text:p text:style-name="P8">asterisk-16.27.0/third-party/pjproject/</text:p>
      <text:p text:style-name="P8">asterisk-16.27.0/third-party/pjproject/.gitignore</text:p>
      <text:p text:style-name="P8">asterisk-16.27.0/third-party/pjproject/Makefile</text:p>
      <text:p text:style-name="P8">asterisk-16.27.0/third-party/pjproject/Makefile.rules</text:p>
      <text:p text:style-name="P8">asterisk-16.27.0/third-party/pjproject/README-hacking.md</text:p>
      <text:p text:style-name="P8">asterisk-16.27.0/third-party/pjproject/configure.m4</text:p>
      <text:p text:style-name="P8">asterisk-16.27.0/third-party/pjproject/dependency_utils</text:p>
      <text:p text:style-name="P8">asterisk-16.27.0/third-party/pjproject/patches/</text:p>
      <text:p text:style-name="P8">asterisk-16.27.0/third-party/pjproject/patches/0000-configure-ssl-library-path.patch</text:p>
      <text:p text:style-name="P8">asterisk-16.27.0/third-party/pjproject/patches/0000-remove-third-party.patch</text:p>
      <text:p text:style-name="P8">asterisk-16.27.0/third-party/pjproject/patches/0100-allow_multiple_auth_headers.patch</text:p>
      <text:p text:style-name="P8">asterisk-16.27.0/third-party/pjproject/patches/README</text:p>
      <text:p text:style-name="P8">asterisk-16.27.0/third-party/pjproject/patches/asterisk_malloc_debug.c</text:p>
      <text:p text:style-name="P8">asterisk-16.27.0/third-party/pjproject/patches/asterisk_malloc_debug.h</text:p>
      <text:p text:style-name="P8">asterisk-16.27.0/third-party/pjproject/patches/config_site.h</text:p>
      <text:p text:style-name="P8">asterisk-16.27.0/third-party/pjproject/patches/user.mak</text:p>
      <text:p text:style-name="P8">asterisk-16.27.0/third-party/pjproject/pjproject-2.12.tar.bz2.md5</text:p>
      <text:p text:style-name="P8">asterisk-16.27.0/third-party/versions.mak</text:p>
      <text:p text:style-name="P8">asterisk-16.27.0/utils/</text:p>
      <text:p text:style-name="P8">asterisk-16.27.0/utils/.gitignore</text:p>
      <text:p text:style-name="P8">asterisk-16.27.0/utils/Makefile</text:p>
      <text:p text:style-name="P8">asterisk-16.27.0/utils/ael_main.c</text:p>
      <text:p text:style-name="P8">asterisk-16.27.0/utils/astcanary.c</text:p>
      <text:p text:style-name="P8">asterisk-16.27.0/utils/astdb2bdb.c</text:p>
      <text:p text:style-name="P8">asterisk-16.27.0/utils/astdb2sqlite3.c</text:p>
      <text:p text:style-name="P8">asterisk-16.27.0/utils/astman.1</text:p>
      <text:p text:style-name="P8">asterisk-16.27.0/utils/astman.c</text:p>
      <text:p text:style-name="P8">asterisk-16.27.0/utils/check_expr.c</text:p>
      <text:p text:style-name="P8">asterisk-16.27.0/utils/clicompat.c</text:p>
      <text:p text:style-name="P8">asterisk-16.27.0/utils/conf2ael.c</text:p>
      <text:p text:style-name="P8">asterisk-16.27.0/utils/conf_bridge_binaural_hrir_importer.c</text:p>
      <text:p text:style-name="P8">asterisk-16.27.0/utils/conf_bridge_binaural_hrir_importer.h</text:p>
      <text:p text:style-name="P8">asterisk-16.27.0/utils/db1-ast/</text:p>
      <text:p text:style-name="P8">asterisk-16.27.0/utils/db1-ast/Makefile</text:p>
      <text:p text:style-name="P8">asterisk-16.27.0/utils/db1-ast/btree/</text:p>
      <text:p text:style-name="P8">asterisk-16.27.0/utils/db1-ast/btree/bt_close.c</text:p>
      <text:p text:style-name="P8">asterisk-16.27.0/utils/db1-ast/btree/bt_conv.c</text:p>
      <text:p text:style-name="P8">asterisk-16.27.0/utils/db1-ast/btree/bt_debug.c</text:p>
      <text:p text:style-name="P8"><text:soft-page-break/>asterisk-16.27.0/utils/db1-ast/btree/bt_delete.c</text:p>
      <text:p text:style-name="P8">asterisk-16.27.0/utils/db1-ast/btree/bt_get.c</text:p>
      <text:p text:style-name="P8">asterisk-16.27.0/utils/db1-ast/btree/bt_open.c</text:p>
      <text:p text:style-name="P8">asterisk-16.27.0/utils/db1-ast/btree/bt_overflow.c</text:p>
      <text:p text:style-name="P8">asterisk-16.27.0/utils/db1-ast/btree/bt_page.c</text:p>
      <text:p text:style-name="P8">asterisk-16.27.0/utils/db1-ast/btree/bt_put.c</text:p>
      <text:p text:style-name="P8">asterisk-16.27.0/utils/db1-ast/btree/bt_search.c</text:p>
      <text:p text:style-name="P8">asterisk-16.27.0/utils/db1-ast/btree/bt_seq.c</text:p>
      <text:p text:style-name="P8">asterisk-16.27.0/utils/db1-ast/btree/bt_split.c</text:p>
      <text:p text:style-name="P8">asterisk-16.27.0/utils/db1-ast/btree/bt_utils.c</text:p>
      <text:p text:style-name="P8">asterisk-16.27.0/utils/db1-ast/btree/btree.h</text:p>
      <text:p text:style-name="P8">asterisk-16.27.0/utils/db1-ast/btree/extern.h</text:p>
      <text:p text:style-name="P8">asterisk-16.27.0/utils/db1-ast/db/</text:p>
      <text:p text:style-name="P8">asterisk-16.27.0/utils/db1-ast/db/db.c</text:p>
      <text:p text:style-name="P8">asterisk-16.27.0/utils/db1-ast/hash/</text:p>
      <text:p text:style-name="P8">asterisk-16.27.0/utils/db1-ast/hash/README</text:p>
      <text:p text:style-name="P8">asterisk-16.27.0/utils/db1-ast/hash/extern.h</text:p>
      <text:p text:style-name="P8">asterisk-16.27.0/utils/db1-ast/hash/hash.c</text:p>
      <text:p text:style-name="P8">asterisk-16.27.0/utils/db1-ast/hash/hash.h</text:p>
      <text:p text:style-name="P8">asterisk-16.27.0/utils/db1-ast/hash/hash_bigkey.c</text:p>
      <text:p text:style-name="P8">asterisk-16.27.0/utils/db1-ast/hash/hash_buf.c</text:p>
      <text:p text:style-name="P8">asterisk-16.27.0/utils/db1-ast/hash/hash_func.c</text:p>
      <text:p text:style-name="P8">asterisk-16.27.0/utils/db1-ast/hash/hash_log2.c</text:p>
      <text:p text:style-name="P8">asterisk-16.27.0/utils/db1-ast/hash/hash_page.c</text:p>
      <text:p text:style-name="P8">asterisk-16.27.0/utils/db1-ast/hash/hsearch.c</text:p>
      <text:p text:style-name="P8">asterisk-16.27.0/utils/db1-ast/hash/ndbm.c</text:p>
      <text:p text:style-name="P8">asterisk-16.27.0/utils/db1-ast/hash/page.h</text:p>
      <text:p text:style-name="P8">asterisk-16.27.0/utils/db1-ast/hash/search.h</text:p>
      <text:p text:style-name="P8">asterisk-16.27.0/utils/db1-ast/include/</text:p>
      <text:p text:style-name="P8">asterisk-16.27.0/utils/db1-ast/include/circ-queue.h</text:p>
      <text:p text:style-name="P8">asterisk-16.27.0/utils/db1-ast/include/compat.h</text:p>
      <text:p text:style-name="P8">asterisk-16.27.0/utils/db1-ast/include/db.h</text:p>
      <text:p text:style-name="P8">asterisk-16.27.0/utils/db1-ast/include/mpool.h</text:p>
      <text:p text:style-name="P8">asterisk-16.27.0/utils/db1-ast/include/ndbm.h</text:p>
      <text:p text:style-name="P8">asterisk-16.27.0/utils/db1-ast/libdb.map</text:p>
      <text:p text:style-name="P8">asterisk-16.27.0/utils/db1-ast/mpool/</text:p>
      <text:p text:style-name="P8">asterisk-16.27.0/utils/db1-ast/mpool/README</text:p>
      <text:p text:style-name="P8">asterisk-16.27.0/utils/db1-ast/mpool/mpool.c</text:p>
      <text:p text:style-name="P8">asterisk-16.27.0/utils/db1-ast/recno/</text:p>
      <text:p text:style-name="P8">asterisk-16.27.0/utils/db1-ast/recno/extern.h</text:p>
      <text:p text:style-name="P8">asterisk-16.27.0/utils/db1-ast/recno/rec_close.c</text:p>
      <text:p text:style-name="P8">asterisk-16.27.0/utils/db1-ast/recno/rec_delete.c</text:p>
      <text:p text:style-name="P8">asterisk-16.27.0/utils/db1-ast/recno/rec_get.c</text:p>
      <text:p text:style-name="P8">asterisk-16.27.0/utils/db1-ast/recno/rec_open.c</text:p>
      <text:p text:style-name="P8">asterisk-16.27.0/utils/db1-ast/recno/rec_put.c</text:p>
      <text:p text:style-name="P8">asterisk-16.27.0/utils/db1-ast/recno/rec_search.c</text:p>
      <text:p text:style-name="P8">asterisk-16.27.0/utils/db1-ast/recno/rec_seq.c</text:p>
      <text:p text:style-name="P8">asterisk-16.27.0/utils/db1-ast/recno/rec_utils.c</text:p>
      <text:p text:style-name="P8">asterisk-16.27.0/utils/db1-ast/recno/recno.h</text:p>
      <text:p text:style-name="P8"><text:soft-page-break/>asterisk-16.27.0/utils/expr2.testinput</text:p>
      <text:p text:style-name="P8">asterisk-16.27.0/utils/extconf.c</text:p>
      <text:p text:style-name="P8">asterisk-16.27.0/utils/frame.c</text:p>
      <text:p text:style-name="P8">asterisk-16.27.0/utils/frame.h</text:p>
      <text:p text:style-name="P8">asterisk-16.27.0/utils/muted.c</text:p>
      <text:p text:style-name="P8">asterisk-16.27.0/utils/smsq.c</text:p>
      <text:p text:style-name="P8">asterisk-16.27.0/utils/stereorize.c</text:p>
      <text:p text:style-name="P8">asterisk-16.27.0/utils/streamplayer.c</text:p>
      <text:p text:style-name="P8">asterisk-16.27.0/utils/utils.xml</text:p>
      <text:p text:style-name="P8">root@AlexanderCoretchi:/usr/local/src# </text:p>
      <text:p text:style-name="P8">root@AlexanderCoretchi:/usr/local/src# </text:p>
      <text:p text:style-name="P8">root@AlexanderCoretchi:/usr/local/src# </text:p>
      <text:p text:style-name="P8">root@AlexanderCoretchi:/usr/local/src# </text:p>
      <text:p text:style-name="P8">root@AlexanderCoretchi:/usr/local/src# </text:p>
      <text:p text:style-name="P8">root@AlexanderCoretchi:/usr/local/src# cd asterisk-16.14.1/</text:p>
      <text:p text:style-name="P8">bash: cd: asterisk-16.14.1/: No such file or directory</text:p>
      <text:p text:style-name="P8">root@AlexanderCoretchi:/usr/local/src# cd asterisk-16</text:p>
      <text:p text:style-name="P8">bash: cd: asterisk-16: No such file or directory</text:p>
      <text:p text:style-name="P8">root@AlexanderCoretchi:/usr/local/src# </text:p>
      <text:p text:style-name="P8">root@AlexanderCoretchi:/usr/local/src# </text:p>
      <text:p text:style-name="P8">root@AlexanderCoretchi:/usr/local/src# ls</text:p>
      <text:p text:style-name="P8">asterisk-16.27.0 <text:s text:c="20"/>mysql-connector-odbc-8.0.22-linux-glibc2.12-x86-64bit</text:p>
      <text:p text:style-name="P8">asterisk-16-current.tar.gz <text:s text:c="10"/>mysql-connector-odbc-8.0.22-linux-glibc2.12-x86-64bit.tar.gz</text:p>
      <text:p text:style-name="P8">bison_2.7.1.dfsg-1_amd64.deb <text:s text:c="8"/>pecl-text-wddx-master</text:p>
      <text:p text:style-name="P8">gateway-1.4.5 <text:s text:c="23"/>percona-release_latest.focal_all.deb</text:p>
      <text:p text:style-name="P8">gateway-1.4.5.tar.gz <text:s text:c="16"/>wddx.zip</text:p>
      <text:p text:style-name="P8">libbison-dev_2.7.1.dfsg-1_amd64.deb</text:p>
      <text:p text:style-name="P8">root@AlexanderCoretchi:/usr/local/src# </text:p>
      <text:p text:style-name="P8">root@AlexanderCoretchi:/usr/local/src# cd asterisk-16.27.0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./configure --prefix=/opt/asterisk16_ivr_1/ --with-jansson-bundled</text:p>
      <text:p text:style-name="P8">checking build system type... x86_64-pc-linux-gnu</text:p>
      <text:p text:style-name="P8">checking host system type... x86_64-pc-linux-gnu</text:p>
      <text:p text:style-name="P8">checking for gcc... gcc</text:p>
      <text:p text:style-name="P8">checking whether the C compiler works... yes</text:p>
      <text:p text:style-name="P8">checking for C compiler default output file name... a.out</text:p>
      <text:p text:style-name="P8">checking for suffix of executables... </text:p>
      <text:p text:style-name="P8">checking whether we are cross compiling... no</text:p>
      <text:p text:style-name="P8">checking for suffix of object files... o</text:p>
      <text:p text:style-name="P8">checking whether the compiler supports GNU C... yes</text:p>
      <text:p text:style-name="P8">checking whether gcc accepts -g... yes</text:p>
      <text:p text:style-name="P8">checking for gcc option to enable C11 features... none needed</text:p>
      <text:p text:style-name="P8">checking for stdio.h... yes</text:p>
      <text:p text:style-name="P8">checking for stdlib.h... yes</text:p>
      <text:p text:style-name="P8">checking for string.h... yes</text:p>
      <text:p text:style-name="P8">checking for inttypes.h... yes</text:p>
      <text:p text:style-name="P8">checking for stdint.h... yes</text:p>
      <text:p text:style-name="P8"><text:soft-page-break/>checking for strings.h... yes</text:p>
      <text:p text:style-name="P8">checking for sys/stat.h... yes</text:p>
      <text:p text:style-name="P8">checking for sys/types.h... yes</text:p>
      <text:p text:style-name="P8">checking for unistd.h... yes</text:p>
      <text:p text:style-name="P8">checking for wchar.h... yes</text:p>
      <text:p text:style-name="P8">checking for minix/config.h... no</text:p>
      <text:p text:style-name="P8">checking for sys/time.h... yes</text:p>
      <text:p text:style-name="P8">checking for sys/param.h... yes</text:p>
      <text:p text:style-name="P8">checking for sys/select.h... yes</text:p>
      <text:p text:style-name="P8">checking for sys/socket.h... yes</text:p>
      <text:p text:style-name="P8">checking for utime.h... yes</text:p>
      <text:p text:style-name="P8">checking whether it is safe to define __EXTENSIONS__... yes</text:p>
      <text:p text:style-name="P8">checking whether _XOPEN_SOURCE should be defined... no</text:p>
      <text:p text:style-name="P8">checking whether char is unsigned... no</text:p>
      <text:p text:style-name="P8">checking for uname... /usr/bin/uname</text:p>
      <text:p text:style-name="P8">checking for g++... g++</text:p>
      <text:p text:style-name="P8">checking whether the compiler supports GNU C++... yes</text:p>
      <text:p text:style-name="P8">checking whether g++ accepts -g... yes</text:p>
      <text:p text:style-name="P8">checking for g++ option to enable C++11 features... none needed</text:p>
      <text:p text:style-name="P8">checking how to run the C preprocessor... gcc -E</text:p>
      <text:p text:style-name="P8">checking how to run the C++ preprocessor... g++ -E</text:p>
      <text:p text:style-name="P8">checking for a sed that does not truncate output... /usr/bin/sed</text:p>
      <text:p text:style-name="P8">checking for egrep... grep -E</text:p>
      <text:p text:style-name="P8">checking for ld used by gcc... /usr/bin/ld</text:p>
      <text:p text:style-name="P8">checking if the linker (/usr/bin/ld) is GNU ld... yes</text:p>
      <text:p text:style-name="P8">checking for gawk... gawk</text:p>
      <text:p text:style-name="P8">checking for a BSD-compatible install... /usr/bin/install -c</text:p>
      <text:p text:style-name="P8">checking whether ln -s works... yes</text:p>
      <text:p text:style-name="P8">checking for ranlib... ranlib</text:p>
      <text:p text:style-name="P8">checking for GNU make... make</text:p>
      <text:p text:style-name="P8">checking for grep that handles long lines and -e... /usr/bin/grep</text:p>
      <text:p text:style-name="P8">checking for egrep... /usr/bin/grep -E</text:p>
      <text:p text:style-name="P8">checking for strip... strip</text:p>
      <text:p text:style-name="P8">checking for ar... ar</text:p>
      <text:p text:style-name="P8">checking for bison... /usr/bin/bison</text:p>
      <text:p text:style-name="P8">checking for cmp... /usr/bin/cmp</text:p>
      <text:p text:style-name="P8">checking for cat... /usr/bin/cat</text:p>
      <text:p text:style-name="P8">checking for cut... /usr/bin/cut</text:p>
      <text:p text:style-name="P8">checking for flex... :</text:p>
      <text:p text:style-name="P8">checking for grep... (cached) /usr/bin/grep</text:p>
      <text:p text:style-name="P8">checking for python2.7... no</text:p>
      <text:p text:style-name="P8">checking for python2... no</text:p>
      <text:p text:style-name="P8">checking for python... no</text:p>
      <text:p text:style-name="P8">checking for python3... /usr/bin/python3</text:p>
      <text:p text:style-name="P8">checking for find... /usr/bin/find</text:p>
      <text:p text:style-name="P8">checking for basename... /usr/bin/basename</text:p>
      <text:p text:style-name="P8">checking for dirname... /usr/bin/dirname</text:p>
      <text:p text:style-name="P8">checking for sh... /bin/bash</text:p>
      <text:p text:style-name="P8">checking for ln... /usr/bin/ln</text:p>
      <text:p text:style-name="P8"><text:soft-page-break/>checking for doxygen... :</text:p>
      <text:p text:style-name="P8">checking for dot... :</text:p>
      <text:p text:style-name="P8">checking for wget... /usr/bin/wget</text:p>
      <text:p text:style-name="P8">checking for curl... /usr/bin/curl</text:p>
      <text:p text:style-name="P8">checking for xmllint... :</text:p>
      <text:p text:style-name="P8">checking for xmlstarlet... no</text:p>
      <text:p text:style-name="P8">checking for xml... no</text:p>
      <text:p text:style-name="P8">checking for bash... /bin/bash</text:p>
      <text:p text:style-name="P8">checking for git... /usr/bin/git</text:p>
      <text:p text:style-name="P8">checking for alembic... :</text:p>
      <text:p text:style-name="P8">checking for bzip2... /usr/bin/bzip2</text:p>
      <text:p text:style-name="P8">checking for tar... /usr/bin/tar</text:p>
      <text:p text:style-name="P8">checking for patch... /usr/bin/patch</text:p>
      <text:p text:style-name="P8">checking for sed... (cached) /usr/bin/sed</text:p>
      <text:p text:style-name="P8">checking for nm... /usr/bin/nm</text:p>
      <text:p text:style-name="P8">checking for realpath... /usr/bin/realpath</text:p>
      <text:p text:style-name="P8">checking for ldconfig... /usr/sbin/ldconfig</text:p>
      <text:p text:style-name="P8">checking for sha1sum... /usr/bin/sha1sum</text:p>
      <text:p text:style-name="P8">checking for openssl... /usr/bin/openssl</text:p>
      <text:p text:style-name="P8">checking for pkg-config... /usr/bin/pkg-config</text:p>
      <text:p text:style-name="P8">checking pkg-config is at least version 0.9.0... yes</text:p>
      <text:p text:style-name="P8">checking for bison that supports parse-param... /usr/bin/bison</text:p>
      <text:p text:style-name="P8">checking for soxmix... no</text:p>
      <text:p text:style-name="P8">checking for md5... no</text:p>
      <text:p text:style-name="P8">checking for md5sum... md5sum</text:p>
      <text:p text:style-name="P8">checking for a sed that does not truncate output... (cached) /usr/bin/sed</text:p>
      <text:p text:style-name="P8">checking whether gcc is Clang... no</text:p>
      <text:p text:style-name="P8">checking whether pthreads work with -pthread... yes</text:p>
      <text:p text:style-name="P8">checking for joinable pthread attribute... PTHREAD_CREATE_JOINABLE</text:p>
      <text:p text:style-name="P8">checking whether more special flags are required for pthreads... no</text:p>
      <text:p text:style-name="P8">checking for PTHREAD_PRIO_INHERIT... yes</text:p>
      <text:p text:style-name="P8">checking for RAII support... checking for gcc -fnested-functions... no</text:p>
      <text:p text:style-name="P8">checking for clang strsep/strcmp optimization... no</text:p>
      <text:p text:style-name="P8">configure: checking OPENSSL with pkg-config</text:p>
      <text:p text:style-name="P8">configure: checking whether system openssl &gt; 1.1.0</text:p>
      <text:p text:style-name="P8">checking for openssl &gt;= 1.1.0... yes</text:p>
      <text:p text:style-name="P8">checking for embedded jansson (may have to download)... configuring</text:p>
      <text:p text:style-name="P8">[jansson] <text:s/>Downloading https://raw.githubusercontent.com/asterisk/third-party/master/jansson/2.14/jansson-2.14.tar.bz2 to /tmp/jansson-2.14.tar.bz2</text:p>
      <text:p text:style-name="P8">[jansson] <text:s/>Verifying /tmp/jansson-2.14.tar.bz2</text:p>
      <text:p text:style-name="P8">[jansson] <text:s/>Verify successful</text:p>
      <text:p text:style-name="P8">[jansson] <text:s/>Verifying /tmp/jansson-2.14.tar.bz2</text:p>
      <text:p text:style-name="P8">[jansson] <text:s/>Verify successful</text:p>
      <text:p text:style-name="P8">[jansson] <text:s/>Unpacking /tmp/jansson-2.14.tar.bz2</text:p>
      <text:p text:style-name="P8">[jansson] <text:s/>Applying patches /usr/local/src/asterisk-16.27.0/third-party/jansson/patches /usr/local/src/asterisk-16.27.0/third-party/jansson/source</text:p>
      <text:p text:style-name="P8">No patches in /usr/local/src/asterisk-16.27.0/third-party/jansson/patches</text:p>
      <text:p text:style-name="P8">[jansson] <text:s/>Rebuilding</text:p>
      <text:p text:style-name="P8">[jansson] <text:s/>Configuring</text:p>
      <text:p text:style-name="P8"><text:soft-page-break/>checking for bundled jansson... yes</text:p>
      <text:p text:style-name="P8">checking for embedded pjproject (may have to download)... configuring</text:p>
      <text:p text:style-name="P8">[pjproject] <text:s/>Downloading https://raw.githubusercontent.com/asterisk/third-party/master/pjproject/2.12/pjproject-2.12.tar.bz2 to /tmp/pjproject-2.12.tar.bz2</text:p>
      <text:p text:style-name="P8">[pjproject] <text:s/>Verifying /tmp/pjproject-2.12.tar.bz2</text:p>
      <text:p text:style-name="P8">[pjproject] <text:s/>Verify successful</text:p>
      <text:p text:style-name="P8">[pjproject] <text:s/>Verifying /tmp/pjproject-2.12.tar.bz2</text:p>
      <text:p text:style-name="P8">[pjproject] <text:s/>Verify successful</text:p>
      <text:p text:style-name="P8">[pjproject] <text:s/>Unpacking /tmp/pjproject-2.12.tar.bz2</text:p>
      <text:p text:style-name="P8">[pjproject] <text:s/>Applying patches /usr/local/src/asterisk-16.27.0/third-party/pjproject/patches /usr/local/src/asterisk-16.27.0/third-party/pjproject/source</text:p>
      <text:p text:style-name="P8">[pjproject] <text:s/>Applying user.mak</text:p>
      <text:p text:style-name="P8">[pjproject] <text:s/>Rebuilding</text:p>
      <text:p text:style-name="P8">[pjproject] <text:s/>Applying custom include file patches/config_site.h</text:p>
      <text:p text:style-name="P8">[pjproject] <text:s/>Applying custom include file patches/asterisk_malloc_debug.h</text:p>
      <text:p text:style-name="P8">[pjproject] <text:s/>Configuring with --prefix=/opt/pjproject --disable-speex-codec --disable-speex-aec --disable-bcg729 --disable-gsm-codec --disable-ilbc-codec --disable-l16-codec --disable-g722-codec --disable-g7221-codec --disable-opencore-amr --disable-silk --disable-opus --disable-video --disable-v4l2 --disable-sound --disable-ext-sound --disable-sdl --disable-libyuv --disable-ffmpeg --disable-openh264 --disable-ipp --disable-libwebrtc --without-external-pa --without-external-srtp --disable-resample --disable-g711-codec --enable-epoll</text:p>
      <text:p text:style-name="P8">checking for bundled pjproject... yes</text:p>
      <text:p text:style-name="P8">checking for gawk... (cached) gawk</text:p>
      <text:p text:style-name="P8">checking for curl-config... /usr/bin/curl-config</text:p>
      <text:p text:style-name="P8">checking for the version of libcurl... 7.68.0</text:p>
      <text:p text:style-name="P8">checking for libcurl &gt;= version 7.10.1... yes</text:p>
      <text:p text:style-name="P8">checking whether libcurl is usable... yes</text:p>
      <text:p text:style-name="P8">checking for curl_free... yes</text:p>
      <text:p text:style-name="P8">checking for size_t... yes</text:p>
      <text:p text:style-name="P8">checking for working alloca.h... yes</text:p>
      <text:p text:style-name="P8">checking for alloca... yes</text:p>
      <text:p text:style-name="P8">checking for dirent.h that defines DIR... yes</text:p>
      <text:p text:style-name="P8">checking for library containing opendir... none required</text:p>
      <text:p text:style-name="P8">checking for sys/wait.h that is POSIX.1 compatible... yes</text:p>
      <text:p text:style-name="P8">checking for sys/types.h... (cached) yes</text:p>
      <text:p text:style-name="P8">checking for netinet/in.h... yes</text:p>
      <text:p text:style-name="P8">checking for arpa/nameser.h... yes</text:p>
      <text:p text:style-name="P8">checking for netdb.h... yes</text:p>
      <text:p text:style-name="P8">checking for resolv.h... yes</text:p>
      <text:p text:style-name="P8">checking for arpa/nameser.h... (cached) yes</text:p>
      <text:p text:style-name="P8">checking for assert.h... yes</text:p>
      <text:p text:style-name="P8">checking for ctype.h... yes</text:p>
      <text:p text:style-name="P8">checking for dlfcn.h... yes</text:p>
      <text:p text:style-name="P8">checking for errno.h... yes</text:p>
      <text:p text:style-name="P8">checking for fcntl.h... yes</text:p>
      <text:p text:style-name="P8">checking for float.h... yes</text:p>
      <text:p text:style-name="P8">checking for grp.h... yes</text:p>
      <text:p text:style-name="P8">checking for inttypes.h... (cached) yes</text:p>
      <text:p text:style-name="P8">checking for limits.h... yes</text:p>
      <text:p text:style-name="P8"><text:soft-page-break/>checking for locale.h... yes</text:p>
      <text:p text:style-name="P8">checking for math.h... yes</text:p>
      <text:p text:style-name="P8">checking for pwd.h... yes</text:p>
      <text:p text:style-name="P8">checking for netinet/in.h... (cached) yes</text:p>
      <text:p text:style-name="P8">checking for regex.h... yes</text:p>
      <text:p text:style-name="P8">checking for sched.h... yes</text:p>
      <text:p text:style-name="P8">checking for stdarg.h... yes</text:p>
      <text:p text:style-name="P8">checking for stdint.h... (cached) yes</text:p>
      <text:p text:style-name="P8">checking for stdio.h... (cached) yes</text:p>
      <text:p text:style-name="P8">checking for stdlib.h... (cached) yes</text:p>
      <text:p text:style-name="P8">checking for string.h... (cached) yes</text:p>
      <text:p text:style-name="P8">checking for syslog.h... yes</text:p>
      <text:p text:style-name="P8">checking for sys/file.h... yes</text:p>
      <text:p text:style-name="P8">checking for sys/ioctl.h... yes</text:p>
      <text:p text:style-name="P8">checking for sys/param.h... (cached) yes</text:p>
      <text:p text:style-name="P8">checking for sys/resource.h... yes</text:p>
      <text:p text:style-name="P8">checking for sys/socket.h... (cached) yes</text:p>
      <text:p text:style-name="P8">checking for sys/stat.h... (cached) yes</text:p>
      <text:p text:style-name="P8">checking for sys/time.h... (cached) yes</text:p>
      <text:p text:style-name="P8">checking for sys/types.h... (cached) yes</text:p>
      <text:p text:style-name="P8">checking for sys/un.h... yes</text:p>
      <text:p text:style-name="P8">checking for termios.h... yes</text:p>
      <text:p text:style-name="P8">checking for time.h... yes</text:p>
      <text:p text:style-name="P8">checking for unistd.h... (cached) yes</text:p>
      <text:p text:style-name="P8">checking for arpa/inet.h... yes</text:p>
      <text:p text:style-name="P8">checking for libintl.h... yes</text:p>
      <text:p text:style-name="P8">checking for malloc.h... yes</text:p>
      <text:p text:style-name="P8">checking for netdb.h... (cached) yes</text:p>
      <text:p text:style-name="P8">checking for stddef.h... yes</text:p>
      <text:p text:style-name="P8">checking for strings.h... (cached) yes</text:p>
      <text:p text:style-name="P8">checking for sys/event.h... no</text:p>
      <text:p text:style-name="P8">checking for utime.h... (cached) yes</text:p>
      <text:p text:style-name="P8">checking for libedit... yes</text:p>
      <text:p text:style-name="P8">checking for Testing for libedit unicode support... yes</text:p>
      <text:p text:style-name="P8">checking for uuid_generate_random in -luuid... yes</text:p>
      <text:p text:style-name="P8">checking for uuid/uuid.h... yes</text:p>
      <text:p text:style-name="P8">checking for clock_gettime in -lrt... yes</text:p>
      <text:p text:style-name="P8">checking for libxml-2.0... yes</text:p>
      <text:p text:style-name="P8">checking for uriParseUriA in -luriparser... no</text:p>
      <text:p text:style-name="P8">checking for xsltLoadStylesheetPI in -lxslt... no</text:p>
      <text:p text:style-name="P8">checking for xsltCleanupGlobals in -lxslt... no</text:p>
      <text:p text:style-name="P8">checking for xlocale.h... no</text:p>
      <text:p text:style-name="P8">checking for winsock.h... no</text:p>
      <text:p text:style-name="P8">checking for winsock2.h... no</text:p>
      <text:p text:style-name="P8">checking for sys/poll.h... yes</text:p>
      <text:p text:style-name="P8">checking for special C compiler options needed for large files... no</text:p>
      <text:p text:style-name="P8">checking for _FILE_OFFSET_BITS value needed for large files... no</text:p>
      <text:p text:style-name="P8">checking for _Bool... yes</text:p>
      <text:p text:style-name="P8">checking for stdbool.h that conforms to C99... yes</text:p>
      <text:p text:style-name="P8"><text:soft-page-break/>checking for an ANSI C-conforming const... yes</text:p>
      <text:p text:style-name="P8">checking for uid_t in sys/types.h... yes</text:p>
      <text:p text:style-name="P8">checking for inline... inline</text:p>
      <text:p text:style-name="P8">checking for long double with more range or precision than double... yes</text:p>
      <text:p text:style-name="P8">checking for mode_t... yes</text:p>
      <text:p text:style-name="P8">checking for off_t... yes</text:p>
      <text:p text:style-name="P8">checking for pid_t... yes</text:p>
      <text:p text:style-name="P8">checking for size_t... (cached) yes</text:p>
      <text:p text:style-name="P8">checking for struct stat.st_blksize... yes</text:p>
      <text:p text:style-name="P8">checking for struct ucred.uid... yes</text:p>
      <text:p text:style-name="P8">checking for struct ucred.cr_uid... no</text:p>
      <text:p text:style-name="P8">checking for struct sockpeercred.uid... no</text:p>
      <text:p text:style-name="P8">checking for struct ifreq.ifr_ifru.ifru_hwaddr... yes</text:p>
      <text:p text:style-name="P8">checking whether struct tm is in sys/time.h or time.h... time.h</text:p>
      <text:p text:style-name="P8">checking for working volatile... yes</text:p>
      <text:p text:style-name="P8">checking for ptrdiff_t... yes</text:p>
      <text:p text:style-name="P8">checking for struct stat.st_mtim... yes</text:p>
      <text:p text:style-name="P8">checking for struct stat.st_mtimensec... no</text:p>
      <text:p text:style-name="P8">checking for struct stat.st_mtimespec... no</text:p>
      <text:p text:style-name="P8">checking for working chown... yes</text:p>
      <text:p text:style-name="P8">checking whether closedir returns void... no</text:p>
      <text:p text:style-name="P8">checking for error_at_line... yes</text:p>
      <text:p text:style-name="P8">checking for vfork.h... no</text:p>
      <text:p text:style-name="P8">checking for fork... yes</text:p>
      <text:p text:style-name="P8">checking for vfork... yes</text:p>
      <text:p text:style-name="P8">checking for working fork... yes</text:p>
      <text:p text:style-name="P8">checking for working vfork... (cached) yes</text:p>
      <text:p text:style-name="P8">checking for _LARGEFILE_SOURCE value needed for large files... no</text:p>
      <text:p text:style-name="P8">checking whether gcc needs -traditional... no</text:p>
      <text:p text:style-name="P8">checking for working memcmp... yes</text:p>
      <text:p text:style-name="P8">checking for getpagesize... yes</text:p>
      <text:p text:style-name="P8">checking for vprintf... yes</text:p>
      <text:p text:style-name="P8">checking for working mmap... yes</text:p>
      <text:p text:style-name="P8">checking types of arguments for select... int,fd_set *,struct timeval *</text:p>
      <text:p text:style-name="P8">checking whether lstat correctly handles trailing slash... yes</text:p>
      <text:p text:style-name="P8">checking whether stat accepts an empty string... no</text:p>
      <text:p text:style-name="P8">checking for working strcoll... yes</text:p>
      <text:p text:style-name="P8">checking for strftime... yes</text:p>
      <text:p text:style-name="P8">checking for working strnlen... yes</text:p>
      <text:p text:style-name="P8">checking for working strtod... yes</text:p>
      <text:p text:style-name="P8">checking whether utime accepts a null argument... yes</text:p>
      <text:p text:style-name="P8">checking for asprintf... yes</text:p>
      <text:p text:style-name="P8">checking for atexit... yes</text:p>
      <text:p text:style-name="P8">checking for closefrom... no</text:p>
      <text:p text:style-name="P8">checking for dup2... yes</text:p>
      <text:p text:style-name="P8">checking for eaccess... yes</text:p>
      <text:p text:style-name="P8">checking for endpwent... yes</text:p>
      <text:p text:style-name="P8">checking for euidaccess... yes</text:p>
      <text:p text:style-name="P8">checking for ffsll... yes</text:p>
      <text:p text:style-name="P8"><text:soft-page-break/>checking for ftruncate... yes</text:p>
      <text:p text:style-name="P8">checking for getcwd... yes</text:p>
      <text:p text:style-name="P8">checking for gethostbyname... yes</text:p>
      <text:p text:style-name="P8">checking for gethostname... yes</text:p>
      <text:p text:style-name="P8">checking for getloadavg... yes</text:p>
      <text:p text:style-name="P8">checking for gettimeofday... yes</text:p>
      <text:p text:style-name="P8">checking for glob... yes</text:p>
      <text:p text:style-name="P8">checking for ioperm... yes</text:p>
      <text:p text:style-name="P8">checking for inet_ntoa... yes</text:p>
      <text:p text:style-name="P8">checking for isascii... yes</text:p>
      <text:p text:style-name="P8">checking for memchr... yes</text:p>
      <text:p text:style-name="P8">checking for memmove... yes</text:p>
      <text:p text:style-name="P8">checking for memset... yes</text:p>
      <text:p text:style-name="P8">checking for mkdir... yes</text:p>
      <text:p text:style-name="P8">checking for mkdtemp... yes</text:p>
      <text:p text:style-name="P8">checking for munmap... yes</text:p>
      <text:p text:style-name="P8">checking for newlocale... yes</text:p>
      <text:p text:style-name="P8">checking for pipe2... yes</text:p>
      <text:p text:style-name="P8">checking for ppoll... yes</text:p>
      <text:p text:style-name="P8">checking for putenv... yes</text:p>
      <text:p text:style-name="P8">checking for re_comp... yes</text:p>
      <text:p text:style-name="P8">checking for regcomp... yes</text:p>
      <text:p text:style-name="P8">checking for select... yes</text:p>
      <text:p text:style-name="P8">checking for setenv... yes</text:p>
      <text:p text:style-name="P8">checking for socket... yes</text:p>
      <text:p text:style-name="P8">checking for strcasecmp... yes</text:p>
      <text:p text:style-name="P8">checking for strcasestr... yes</text:p>
      <text:p text:style-name="P8">checking for strchr... yes</text:p>
      <text:p text:style-name="P8">checking for strcspn... yes</text:p>
      <text:p text:style-name="P8">checking for strdup... yes</text:p>
      <text:p text:style-name="P8">checking for strerror... yes</text:p>
      <text:p text:style-name="P8">checking for strlcat... no</text:p>
      <text:p text:style-name="P8">checking for strlcpy... no</text:p>
      <text:p text:style-name="P8">checking for strncasecmp... yes</text:p>
      <text:p text:style-name="P8">checking for strndup... yes</text:p>
      <text:p text:style-name="P8">checking for strnlen... yes</text:p>
      <text:p text:style-name="P8">checking for strrchr... yes</text:p>
      <text:p text:style-name="P8">checking for strsep... yes</text:p>
      <text:p text:style-name="P8">checking for strspn... yes</text:p>
      <text:p text:style-name="P8">checking for strstr... yes</text:p>
      <text:p text:style-name="P8">checking for strtod... (cached) yes</text:p>
      <text:p text:style-name="P8">checking for strtol... yes</text:p>
      <text:p text:style-name="P8">checking for strtold... yes</text:p>
      <text:p text:style-name="P8">checking for strtoq... yes</text:p>
      <text:p text:style-name="P8">checking for unsetenv... yes</text:p>
      <text:p text:style-name="P8">checking for uselocale... yes</text:p>
      <text:p text:style-name="P8">checking for utime... yes</text:p>
      <text:p text:style-name="P8">checking for vasprintf... yes</text:p>
      <text:p text:style-name="P8">checking for getpeereid... no</text:p>
      <text:p text:style-name="P8"><text:soft-page-break/>checking for sysctl... yes</text:p>
      <text:p text:style-name="P8">checking for swapctl... no</text:p>
      <text:p text:style-name="P8">checking for malloc_trim... yes</text:p>
      <text:p text:style-name="P8">checking for htonll... no</text:p>
      <text:p text:style-name="P8">checking for ntohll... no</text:p>
      <text:p text:style-name="P8">checking for sqrt in -lm... yes</text:p>
      <text:p text:style-name="P8">checking for exp2... yes</text:p>
      <text:p text:style-name="P8">checking for log2... yes</text:p>
      <text:p text:style-name="P8">checking for exp10... yes</text:p>
      <text:p text:style-name="P8">checking for log10... yes</text:p>
      <text:p text:style-name="P8">checking for sin... yes</text:p>
      <text:p text:style-name="P8">checking for cos... yes</text:p>
      <text:p text:style-name="P8">checking for tan... yes</text:p>
      <text:p text:style-name="P8">checking for asin... yes</text:p>
      <text:p text:style-name="P8">checking for acos... yes</text:p>
      <text:p text:style-name="P8">checking for atan... yes</text:p>
      <text:p text:style-name="P8">checking for atan2... yes</text:p>
      <text:p text:style-name="P8">checking for pow... yes</text:p>
      <text:p text:style-name="P8">checking for rint... yes</text:p>
      <text:p text:style-name="P8">checking for exp... yes</text:p>
      <text:p text:style-name="P8">checking for log... yes</text:p>
      <text:p text:style-name="P8">checking for remainder... yes</text:p>
      <text:p text:style-name="P8">checking for fmod... yes</text:p>
      <text:p text:style-name="P8">checking for round... yes</text:p>
      <text:p text:style-name="P8">checking for roundf... yes</text:p>
      <text:p text:style-name="P8">checking for trunc... yes</text:p>
      <text:p text:style-name="P8">checking for floor... yes</text:p>
      <text:p text:style-name="P8">checking for ceil... yes</text:p>
      <text:p text:style-name="P8">checking for exp2l... yes</text:p>
      <text:p text:style-name="P8">checking for log2l... yes</text:p>
      <text:p text:style-name="P8">checking for exp10l... yes</text:p>
      <text:p text:style-name="P8">checking for log10l... yes</text:p>
      <text:p text:style-name="P8">checking for sinl... yes</text:p>
      <text:p text:style-name="P8">checking for cosl... yes</text:p>
      <text:p text:style-name="P8">checking for tanl... yes</text:p>
      <text:p text:style-name="P8">checking for asinl... yes</text:p>
      <text:p text:style-name="P8">checking for acosl... yes</text:p>
      <text:p text:style-name="P8">checking for atanl... yes</text:p>
      <text:p text:style-name="P8">checking for atan2l... yes</text:p>
      <text:p text:style-name="P8">checking for powl... yes</text:p>
      <text:p text:style-name="P8">checking for sqrtl... yes</text:p>
      <text:p text:style-name="P8">checking for rintl... yes</text:p>
      <text:p text:style-name="P8">checking for expl... yes</text:p>
      <text:p text:style-name="P8">checking for logl... yes</text:p>
      <text:p text:style-name="P8">checking for remainderl... yes</text:p>
      <text:p text:style-name="P8">checking for fmodl... yes</text:p>
      <text:p text:style-name="P8">checking for roundl... yes</text:p>
      <text:p text:style-name="P8">checking for truncl... yes</text:p>
      <text:p text:style-name="P8">checking for floorl... yes</text:p>
      <text:p text:style-name="P8"><text:soft-page-break/>checking for ceill... yes</text:p>
      <text:p text:style-name="P8">checking for LLONG_MAX in limits.h... yes</text:p>
      <text:p text:style-name="P8">checking for timersub in time.h... yes</text:p>
      <text:p text:style-name="P8">checking for a version of GNU ld that supports the --dynamic-list flag... yes</text:p>
      <text:p text:style-name="P8">checking for sys/poll.h... (cached) yes</text:p>
      <text:p text:style-name="P8">checking for inet_aton... yes</text:p>
      <text:p text:style-name="P8">checking for IP_PKTINFO... yes</text:p>
      <text:p text:style-name="P8">checking for gcc options needed to detect all undeclared functions... none needed</text:p>
      <text:p text:style-name="P8">checking whether gethostbyname_r is declared... yes</text:p>
      <text:p text:style-name="P8">checking for library containing gethostbyname_r... none required</text:p>
      <text:p text:style-name="P8">checking for gethostbyname_r with 6 arguments... yes</text:p>
      <text:p text:style-name="P8">checking for gethostbyname_r with 5 arguments... no</text:p>
      <text:p text:style-name="P8">checking for byteswap.h... yes</text:p>
      <text:p text:style-name="P8">checking for __swap16 variant of &lt;sys/endian.h&gt; byteswapping macros... no</text:p>
      <text:p text:style-name="P8">checking for bswap16 variant of &lt;sys/endian.h&gt; byteswapping macros... no</text:p>
      <text:p text:style-name="P8">checking for locale_t in locale.h... yes</text:p>
      <text:p text:style-name="P8">checking for O_EVTONLY in fcntl.h... no</text:p>
      <text:p text:style-name="P8">checking for O_SYMLINK in fcntl.h... no</text:p>
      <text:p text:style-name="P8">checking for PTHREAD_RWLOCK_INITIALIZER in pthread.h... yes</text:p>
      <text:p text:style-name="P8">checking for PTHREAD_RWLOCK_PREFER_WRITER_NP in pthread.h... yes</text:p>
      <text:p text:style-name="P8">checking for PTHREAD_MUTEX_RECURSIVE_NP in pthread.h... yes</text:p>
      <text:p text:style-name="P8">checking for PTHREAD_MUTEX_ADAPTIVE_NP in pthread.h... yes</text:p>
      <text:p text:style-name="P8">checking for pthread_spinlock_t in pthread.h... yes</text:p>
      <text:p text:style-name="P8">checking for pthread_rwlock_timedwrlock() in pthread.h... yes</text:p>
      <text:p text:style-name="P8">checking for working unnamed semaphores... yes</text:p>
      <text:p text:style-name="P8">checking if PTHREAD_ONCE_INIT needs braces... no</text:p>
      <text:p text:style-name="P8">checking for PTHREAD_RECURSIVE_MUTEX_INITIALIZER_NP in pthread.h... yes</text:p>
      <text:p text:style-name="P8">checking whether we can compare a mutex to its initial value... no</text:p>
      <text:p text:style-name="P8">checking for sys/thr.h... no</text:p>
      <text:p text:style-name="P8">checking for compiler sync operations... yes</text:p>
      <text:p text:style-name="P8">checking for compiler atomic operations... yes</text:p>
      <text:p text:style-name="P8">checking if your system printf is NULL-safe.... (null)yes</text:p>
      <text:p text:style-name="P8">checking if socket() accepts SOCK_NONBLOCK... yes</text:p>
      <text:p text:style-name="P8">checking if we can increase the maximum select-able file descriptor... no</text:p>
      <text:p text:style-name="P8">checking if we have usable eventfd support... yes</text:p>
      <text:p text:style-name="P8">checking for compiler 'attribute pure' support... yes</text:p>
      <text:p text:style-name="P8">checking for compiler 'attribute malloc' support... yes</text:p>
      <text:p text:style-name="P8">checking for compiler 'attribute const' support... yes</text:p>
      <text:p text:style-name="P8">checking for compiler 'attribute unused' support... yes</text:p>
      <text:p text:style-name="P8">checking for compiler 'attribute always_inline' support... no</text:p>
      <text:p text:style-name="P8">checking for compiler 'attribute deprecated' support... yes</text:p>
      <text:p text:style-name="P8">checking for compiler 'attribute sentinel' support... yes</text:p>
      <text:p text:style-name="P8">checking for compiler 'attribute warn_unused_result' support... yes</text:p>
      <text:p text:style-name="P8">checking for compiler 'attribute may_alias' support... yes</text:p>
      <text:p text:style-name="P8">checking for compiler 'attribute constructor' support... yes</text:p>
      <text:p text:style-name="P8">checking for compiler 'attribute destructor' support... yes</text:p>
      <text:p text:style-name="P8">checking for compiler 'attribute noreturn' support... yes</text:p>
      <text:p text:style-name="P8">checking for -fsanitize=address support... yes</text:p>
      <text:p text:style-name="P8">checking for -fsanitize=thread support... yes</text:p>
      <text:p text:style-name="P8"><text:soft-page-break/>checking for -fsanitize=leak support... yes</text:p>
      <text:p text:style-name="P8">checking for -fsanitize=undefined support... yes</text:p>
      <text:p text:style-name="P8">checking for -Wdeclaration-after-statement support... yes</text:p>
      <text:p text:style-name="P8">checking for -Wtrampolines support... yes</text:p>
      <text:p text:style-name="P8">checking for _FORTIFY_SOURCE support... yes</text:p>
      <text:p text:style-name="P8">checking for -fno-strict-overflow... yes</text:p>
      <text:p text:style-name="P8">checking for -Wno-format-truncation... yes</text:p>
      <text:p text:style-name="P8">checking for -Wno-stringop-truncation... yes</text:p>
      <text:p text:style-name="P8">checking for -Wshadow... yes</text:p>
      <text:p text:style-name="P8">checking for -march=native support... yes</text:p>
      <text:p text:style-name="P8">checking whether to use rpath... checking for sysinfo... yes</text:p>
      <text:p text:style-name="P8">checking for library containing res_9_ninit... no</text:p>
      <text:p text:style-name="P8">checking for res_ninit... yes</text:p>
      <text:p text:style-name="P8">checking for library containing res_9_ndestroy... no</text:p>
      <text:p text:style-name="P8">checking for res_ndestroy... no</text:p>
      <text:p text:style-name="P8">checking for library containing res_9_close... no</text:p>
      <text:p text:style-name="P8">checking for res_close... no</text:p>
      <text:p text:style-name="P8">checking for struct __res_state._u._ext.nsaddrs... yes</text:p>
      <text:p text:style-name="P8">checking for BIND_8_COMPAT required... no</text:p>
      <text:p text:style-name="P8">checking for GLOB_NOMAGIC in glob.h... yes</text:p>
      <text:p text:style-name="P8">checking for GLOB_BRACE in glob.h... yes</text:p>
      <text:p text:style-name="P8">checking for RTLD_NOLOAD in dlfcn.h... yes</text:p>
      <text:p text:style-name="P8">checking for IP_MTU_DISCOVER in netinet/in.h... yes</text:p>
      <text:p text:style-name="P8">checking size of int... 4</text:p>
      <text:p text:style-name="P8">checking size of long... 8</text:p>
      <text:p text:style-name="P8">checking size of long long... 8</text:p>
      <text:p text:style-name="P8">checking size of char *... 8</text:p>
      <text:p text:style-name="P8">checking size of long... (cached) 8</text:p>
      <text:p text:style-name="P8">checking size of long long... (cached) 8</text:p>
      <text:p text:style-name="P8">checking size of fd_set.fds_bits... (cached) 8</text:p>
      <text:p text:style-name="P8">checking for dladdr in dlfcn.h... yes</text:p>
      <text:p text:style-name="P8">checking for snd_pcm_open in -lasound... no</text:p>
      <text:p text:style-name="P8">checking for bfd_openr in -lbfd... no</text:p>
      <text:p text:style-name="P8">checking for bfd_openr in -lbfd... (cached) no</text:p>
      <text:p text:style-name="P8">checking for bfd_openr in -lbfd... (cached) no</text:p>
      <text:p text:style-name="P8">checking for cap_from_text in -lcap... no</text:p>
      <text:p text:style-name="P8">checking for DAHDI_RESET_COUNTERS in dahdi/user.h... yes</text:p>
      <text:p text:style-name="P8">checking for DAHDI_POLICY_HALF_FULL in dahdi/user.h... yes</text:p>
      <text:p text:style-name="P8">checking for enhanced dahdi vmwi support... yes</text:p>
      <text:p text:style-name="P8">checking if "int foo = DAHDI_ECHOCANCEL_FAX_MODE" compiles using dahdi/user.h... yes</text:p>
      <text:p text:style-name="P8">checking for getifaddrs() support... yes</text:p>
      <text:p text:style-name="P8">checking for timerfd support... yes</text:p>
      <text:p text:style-name="P8">checking for gsm_create in -lgsm... no</text:p>
      <text:p text:style-name="P8">checking for libilbc... no</text:p>
      <text:p text:style-name="P8">checking for iconv_open in -liconv... no</text:p>
      <text:p text:style-name="P8">checking for libiconv_open in -liconv... no</text:p>
      <text:p text:style-name="P8">checking for iconv_close in -lc... yes</text:p>
      <text:p text:style-name="P8">checking for iconv.h... yes</text:p>
      <text:p text:style-name="P8">checking for icaltimezone_get_utc_timezone in -lical... no</text:p>
      <text:p text:style-name="P8"><text:soft-page-break/>checking for iks_start_sasl in -liksemel... no</text:p>
      <text:p text:style-name="P8">checking for UW IMAP Toolkit c-client library... no</text:p>
      <text:p text:style-name="P8">checking for system c-client library...... no</text:p>
      <text:p text:style-name="P8">checking for SQLConnect in -liodbc... no</text:p>
      <text:p text:style-name="P8">checking for inotify_init in -lc... yes</text:p>
      <text:p text:style-name="P8">checking for sys/inotify.h... yes</text:p>
      <text:p text:style-name="P8">checking for jack_activate in -ljack... no</text:p>
      <text:p text:style-name="P8">checking for kqueue in -lc... no</text:p>
      <text:p text:style-name="P8">checking for kevent64... no</text:p>
      <text:p text:style-name="P8">checking for ldap_initialize in -lldap... no</text:p>
      <text:p text:style-name="P8">checking for mISDN_open in -lmISDN... no</text:p>
      <text:p text:style-name="P8">checking for mysql_config... /bin/mysql_config</text:p>
      <text:p text:style-name="P8">checking for MySQL client bool support... yes</text:p>
      <text:p text:style-name="P8">checking for MySQL client my_bool support... no</text:p>
      <text:p text:style-name="P8">checking for nbs_connect in -lnbs... no</text:p>
      <text:p text:style-name="P8">checking for neon-config... no</text:p>
      <text:p text:style-name="P8">checking for neon-config... no</text:p>
      <text:p text:style-name="P8">checking for netsnmp-agent... no</text:p>
      <text:p text:style-name="P8">checking for net-snmp-config... no</text:p>
      <text:p text:style-name="P8">checking for newtBell in -lnewt... yes</text:p>
      <text:p text:style-name="P8">checking for newt.h... yes</text:p>
      <text:p text:style-name="P8">checking for ub_ctx_delete in -lunbound... no</text:p>
      <text:p text:style-name="P8">checking for SQLConnect in -lodbc... yes</text:p>
      <text:p text:style-name="P8">checking for sql.h... yes</text:p>
      <text:p text:style-name="P8">checking for ogg_stream_init in -logg... no</text:p>
      <text:p text:style-name="P8">checking for backtrace in -lexecinfo... no</text:p>
      <text:p text:style-name="P8">checking for backtrace in -lc... yes</text:p>
      <text:p text:style-name="P8">checking for execinfo.h... yes</text:p>
      <text:p text:style-name="P8">checking for ba2str in -lbluetooth... no</text:p>
      <text:p text:style-name="P8">checking for bs_version in -lbeanstalk... no</text:p>
      <text:p text:style-name="P8">checking for linux/soundcard.h... yes</text:p>
      <text:p text:style-name="P8">checking for pg_config... no</text:p>
      <text:p text:style-name="P8">checking for poptStrerror in -lpopt... no</text:p>
      <text:p text:style-name="P8">checking for portaudio-2.0... no</text:p>
      <text:p text:style-name="P8">checking for Pa_GetDeviceCount in -lportaudio... no</text:p>
      <text:p text:style-name="P8">checking for pri_connected_line_update in -lpri... yes</text:p>
      <text:p text:style-name="P8">checking for libpri.h... yes</text:p>
      <text:p text:style-name="P8">checking for pri_setup_ack in -lpri... yes</text:p>
      <text:p text:style-name="P8">checking for libpri.h... (cached) yes</text:p>
      <text:p text:style-name="P8">checking for pri_persistent_layer2_option in -lpri... yes</text:p>
      <text:p text:style-name="P8">checking for libpri.h... (cached) yes</text:p>
      <text:p text:style-name="P8">checking for pri_date_time_send_option in -lpri... yes</text:p>
      <text:p text:style-name="P8">checking for libpri.h... (cached) yes</text:p>
      <text:p text:style-name="P8">checking for pri_mwi_indicate_v2 in -lpri... yes</text:p>
      <text:p text:style-name="P8">checking for libpri.h... (cached) yes</text:p>
      <text:p text:style-name="P8">checking for pri_display_text in -lpri... yes</text:p>
      <text:p text:style-name="P8">checking for libpri.h... (cached) yes</text:p>
      <text:p text:style-name="P8">checking for pri_mwi_indicate in -lpri... yes</text:p>
      <text:p text:style-name="P8">checking for libpri.h... (cached) yes</text:p>
      <text:p text:style-name="P8"><text:soft-page-break/>checking for pri_mcid_enable in -lpri... yes</text:p>
      <text:p text:style-name="P8">checking for libpri.h... (cached) yes</text:p>
      <text:p text:style-name="P8">checking for pri_connect_ack_enable in -lpri... yes</text:p>
      <text:p text:style-name="P8">checking for libpri.h... (cached) yes</text:p>
      <text:p text:style-name="P8">checking for pri_aoc_events_enable in -lpri... yes</text:p>
      <text:p text:style-name="P8">checking for libpri.h... (cached) yes</text:p>
      <text:p text:style-name="P8">checking for pri_transfer_enable in -lpri... yes</text:p>
      <text:p text:style-name="P8">checking for libpri.h... (cached) yes</text:p>
      <text:p text:style-name="P8">checking for pri_cc_enable in -lpri... yes</text:p>
      <text:p text:style-name="P8">checking for libpri.h... (cached) yes</text:p>
      <text:p text:style-name="P8">checking for pri_hangup_fix_enable in -lpri... yes</text:p>
      <text:p text:style-name="P8">checking for libpri.h... (cached) yes</text:p>
      <text:p text:style-name="P8">checking for pri_sr_set_called_subaddress in -lpri... yes</text:p>
      <text:p text:style-name="P8">checking for libpri.h... (cached) yes</text:p>
      <text:p text:style-name="P8">checking for pri_hold_enable in -lpri... yes</text:p>
      <text:p text:style-name="P8">checking for libpri.h... (cached) yes</text:p>
      <text:p text:style-name="P8">checking for pri_reroute_enable in -lpri... yes</text:p>
      <text:p text:style-name="P8">checking for libpri.h... (cached) yes</text:p>
      <text:p text:style-name="P8">checking for pri_sr_set_keypad_digits in -lpri... yes</text:p>
      <text:p text:style-name="P8">checking for libpri.h... (cached) yes</text:p>
      <text:p text:style-name="P8">checking for pri_progress_with_cause in -lpri... yes</text:p>
      <text:p text:style-name="P8">checking for libpri.h... (cached) yes</text:p>
      <text:p text:style-name="P8">checking for pri_set_inbanddisconnect in -lpri... yes</text:p>
      <text:p text:style-name="P8">checking for libpri.h... (cached) yes</text:p>
      <text:p text:style-name="P8">checking for pri_maintenance_service in -lpri... yes</text:p>
      <text:p text:style-name="P8">checking for libpri.h... (cached) yes</text:p>
      <text:p text:style-name="P8">checking for pri_sr_set_reversecharge in -lpri... yes</text:p>
      <text:p text:style-name="P8">checking for libpri.h... (cached) yes</text:p>
      <text:p text:style-name="P8">checking for resample_open in -lresample... no</text:p>
      <text:p text:style-name="P8">checking for fftw_malloc in -lfftw3... no</text:p>
      <text:p text:style-name="P8">checking for sf_open in -lsndfile... no</text:p>
      <text:p text:style-name="P8">checking for minimum version of SpanDSP... no</text:p>
      <text:p text:style-name="P8">checking for ss7_set_isup_timer in -lss7... no</text:p>
      <text:p text:style-name="P8">checking for openr2_chan_new in -lopenr2... no</text:p>
      <text:p text:style-name="P8">checking for opus_encoder_create in -lopus... no</text:p>
      <text:p text:style-name="P8">checking for op_open_callbacks in -lopusfile... no</text:p>
      <text:p text:style-name="P8">checking for luaL_newstate in -llua5.4... no</text:p>
      <text:p text:style-name="P8">checking for luaL_newstate in -llua5.3... no</text:p>
      <text:p text:style-name="P8">checking for luaL_newstate in -llua5.2... no</text:p>
      <text:p text:style-name="P8">checking for luaL_newstate in -llua5.1... no</text:p>
      <text:p text:style-name="P8">checking for luaL_newstate in -llua... no</text:p>
      <text:p text:style-name="P8">checking for rc_read_config in -lfreeradius-client... no</text:p>
      <text:p text:style-name="P8">checking for rc_read_config in -lradiusclient-ng... no</text:p>
      <text:p text:style-name="P8">checking for rc_read_config in -lradcli... no</text:p>
      <text:p text:style-name="P8">checking for codec2_create in -lcodec2... no</text:p>
      <text:p text:style-name="P8">checking for cpg_join in -lcpg... no</text:p>
      <text:p text:style-name="P8">checking for corosync_cfg_state_track in -lcfg... no</text:p>
      <text:p text:style-name="P8">checking for speex_encode in -lspeex... no</text:p>
      <text:p text:style-name="P8">checking for speex_preprocess_ctl in -lspeex... no</text:p>
      <text:p text:style-name="P8"><text:soft-page-break/>checking for speex_preprocess_ctl in -lspeexdsp... no</text:p>
      <text:p text:style-name="P8">checking for sqlite_exec in -lsqlite... no</text:p>
      <text:p text:style-name="P8">checking for sqlite3_open in -lsqlite3... yes</text:p>
      <text:p text:style-name="P8">checking for sqlite3.h... yes</text:p>
      <text:p text:style-name="P8">checking for crypt in -lcrypt... yes</text:p>
      <text:p text:style-name="P8">checking for crypt.h... yes</text:p>
      <text:p text:style-name="P8">checking for crypt... no</text:p>
      <text:p text:style-name="P8">checking for crypt_r in -lcrypt... yes</text:p>
      <text:p text:style-name="P8">checking for osp/osp.h... no</text:p>
      <text:p text:style-name="P8">checking for srtp_init in -lsrtp2... no</text:p>
      <text:p text:style-name="P8">checking for srtp_init in -lsrtp... no</text:p>
      <text:p text:style-name="P8">checking for gmime-3.0... no</text:p>
      <text:p text:style-name="P8">checking for gmime-2.6... no</text:p>
      <text:p text:style-name="P8">checking for gmime-2.4... no</text:p>
      <text:p text:style-name="P8">checking for gmime-2.2... no</text:p>
      <text:p text:style-name="P8">checking for gmime-2.0... no</text:p>
      <text:p text:style-name="P8">checking for malloc in -lhoard... no</text:p>
      <text:p text:style-name="P8">checking for dbinit in -lsybdb... no</text:p>
      <text:p text:style-name="P8">checking for tone_zone_find_by_num in -ltonezone... yes</text:p>
      <text:p text:style-name="P8">checking for tone_zone_find in -ltonezone... yes</text:p>
      <text:p text:style-name="P8">checking for dahdi/tonezone.h... yes</text:p>
      <text:p text:style-name="P8">checking for vorbis_info_init in -lvorbis... no</text:p>
      <text:p text:style-name="P8">checking for OV_CALLBACKS_NOCLOSE declared in vorbis/vorbisfile.h... no</text:p>
      <text:p text:style-name="P8">checking for vpb_open in -lvpb... no</text:p>
      <text:p text:style-name="P8">checking for compress in -lz... yes</text:p>
      <text:p text:style-name="P8">checking for zlib.h... yes</text:p>
      <text:p text:style-name="P8">checking whether ODBC has support for Unicode types... yes</text:p>
      <text:p text:style-name="P8">checking for linux/compiler.h... no</text:p>
      <text:p text:style-name="P8">checking for linux/ixjuser.h... no</text:p>
      <text:p text:style-name="P8">checking for MSG_NOSIGNAL in sys/socket.h... yes</text:p>
      <text:p text:style-name="P8">checking for SO_NOSIGPIPE in sys/socket.h... no</text:p>
      <text:p text:style-name="P8">checking for sdl-config... no</text:p>
      <text:p text:style-name="P8">checking for IMG_Load in -lSDL_image... no</text:p>
      <text:p text:style-name="P8">checking for sws_getContext in -lavcodec... no</text:p>
      <text:p text:style-name="P8">checking for linux/videodev.h... no</text:p>
      <text:p text:style-name="P8">checking for XOpenDisplay in -lX11... no</text:p>
      <text:p text:style-name="P8">checking for XOpenDisplay in -lX11... (cached) no</text:p>
      <text:p text:style-name="P8">checking for /sbin/launchd... no</text:p>
      <text:p text:style-name="P8">checking for gtk+-2.0... no</text:p>
      <text:p text:style-name="P8">checking for libsystemd... no</text:p>
      <text:p text:style-name="P8">checking for LOG_AUTH in syslog.h... yes</text:p>
      <text:p text:style-name="P8">checking for LOG_AUTHPRIV in syslog.h... yes</text:p>
      <text:p text:style-name="P8">checking for LOG_CRON in syslog.h... yes</text:p>
      <text:p text:style-name="P8">checking for LOG_DAEMON in syslog.h... yes</text:p>
      <text:p text:style-name="P8">checking for LOG_FTP in syslog.h... yes</text:p>
      <text:p text:style-name="P8">checking for LOG_KERN in syslog.h... yes</text:p>
      <text:p text:style-name="P8">checking for LOG_LPR in syslog.h... yes</text:p>
      <text:p text:style-name="P8">checking for LOG_MAIL in syslog.h... yes</text:p>
      <text:p text:style-name="P8">checking for LOG_NEWS in syslog.h... yes</text:p>
      <text:p text:style-name="P8"><text:soft-page-break/>checking for LOG_SYSLOG in syslog.h... yes</text:p>
      <text:p text:style-name="P8">checking for LOG_UUCP in syslog.h... yes</text:p>
      <text:p text:style-name="P8">checking for bridges/bridge_softmix/include/hrirs.h... yes</text:p>
      <text:p text:style-name="P8">checking for mandatory modules: <text:s/>JANSSON PJPROJECT... ok</text:p>
      <text:p text:style-name="P8">configure: creating ./config.status</text:p>
      <text:p text:style-name="P8">config.status: creating build_tools/menuselect-deps</text:p>
      <text:p text:style-name="P8">config.status: creating makeopts</text:p>
      <text:p text:style-name="P8">config.status: creating include/asterisk/autoconfig.h</text:p>
      <text:p text:style-name="P8">checking build system type... x86_64-unknown-linux-gnu</text:p>
      <text:p text:style-name="P8">checking host system type... x86_64-unknown-linux-gnu</text:p>
      <text:p text:style-name="P8">checking for gcc... gcc</text:p>
      <text:p text:style-name="P8">checking whether the C compiler works... yes</text:p>
      <text:p text:style-name="P8">checking for C compiler default output file name... a.out</text:p>
      <text:p text:style-name="P8">checking for suffix of executables... </text:p>
      <text:p text:style-name="P8">checking whether we are cross compiling... no</text:p>
      <text:p text:style-name="P8">checking for suffix of object files... o</text:p>
      <text:p text:style-name="P8">checking whether the compiler supports GNU C... yes</text:p>
      <text:p text:style-name="P8">checking whether gcc accepts -g... yes</text:p>
      <text:p text:style-name="P8">checking for gcc option to enable C11 features... none needed</text:p>
      <text:p text:style-name="P8">checking for GNU make... make</text:p>
      <text:p text:style-name="P8">checking for pkg-config... /usr/bin/pkg-config</text:p>
      <text:p text:style-name="P8">checking pkg-config is at least version 0.9.0... yes</text:p>
      <text:p text:style-name="P8">checking for stdio.h... yes</text:p>
      <text:p text:style-name="P8">checking for stdlib.h... yes</text:p>
      <text:p text:style-name="P8">checking for string.h... yes</text:p>
      <text:p text:style-name="P8">checking for inttypes.h... yes</text:p>
      <text:p text:style-name="P8">checking for stdint.h... yes</text:p>
      <text:p text:style-name="P8">checking for strings.h... yes</text:p>
      <text:p text:style-name="P8">checking for sys/stat.h... yes</text:p>
      <text:p text:style-name="P8">checking for sys/types.h... yes</text:p>
      <text:p text:style-name="P8">checking for unistd.h... yes</text:p>
      <text:p text:style-name="P8">checking for size_t... yes</text:p>
      <text:p text:style-name="P8">checking for working alloca.h... yes</text:p>
      <text:p text:style-name="P8">checking for alloca... yes</text:p>
      <text:p text:style-name="P8">checking for asprintf... yes</text:p>
      <text:p text:style-name="P8">checking for getloadavg... yes</text:p>
      <text:p text:style-name="P8">checking for setenv... yes</text:p>
      <text:p text:style-name="P8">checking for strcasestr... yes</text:p>
      <text:p text:style-name="P8">checking for strndup... yes</text:p>
      <text:p text:style-name="P8">checking for strnlen... yes</text:p>
      <text:p text:style-name="P8">checking for strsep... yes</text:p>
      <text:p text:style-name="P8">checking for unsetenv... yes</text:p>
      <text:p text:style-name="P8">checking for vasprintf... yes</text:p>
      <text:p text:style-name="P8">checking for newtBell in -lnewt... yes</text:p>
      <text:p text:style-name="P8">checking for newt.h... yes</text:p>
      <text:p text:style-name="P8">checking for initscr in -lncurses... yes</text:p>
      <text:p text:style-name="P8">checking for ncurses.h... yes</text:p>
      <text:p text:style-name="P8">checking for keypad in -ltinfo... yes</text:p>
      <text:p text:style-name="P8">checking for ncurses.h... (cached) yes</text:p>
      <text:p text:style-name="P8"><text:soft-page-break/>checking for a sed that does not truncate output... /usr/bin/sed</text:p>
      <text:p text:style-name="P8">checking for libxml-2.0... yes</text:p>
      <text:p text:style-name="P8">checking for gtk+-2.0... no</text:p>
      <text:p text:style-name="P8">configure: creating ./config.status</text:p>
      <text:p text:style-name="P8">config.status: creating makeopts</text:p>
      <text:p text:style-name="P8">config.status: creating autoconfig.h</text:p>
      <text:p text:style-name="P8">configure: Menuselect build configuration successfully completed</text:p>
      <text:p text:style-name="P8"/>
      <text:p text:style-name="P8"><text:s text:c="15"/>.$$$$$$$$$$$$$$$=.. <text:s text:c="5"/></text:p>
      <text:p text:style-name="P8"><text:s text:c="12"/>.$7$7.. <text:s text:c="9"/>.7$$7:. <text:s text:c="3"/></text:p>
      <text:p text:style-name="P8"><text:s text:c="10"/>.$$:. <text:s text:c="16"/>,$7.7 <text:s text:c="2"/></text:p>
      <text:p text:style-name="P8"><text:s text:c="8"/>.$7. <text:s text:c="4"/>7$$$$ <text:s text:c="10"/>.$$77 <text:s/></text:p>
      <text:p text:style-name="P8"><text:s text:c="5"/>..$$. <text:s text:c="6"/>$$$$$ <text:s text:c="11"/>.$$$7 </text:p>
      <text:p text:style-name="P8"><text:s text:c="4"/>..7$ <text:s text:c="2"/>.?. <text:s text:c="2"/>$$$$$ <text:s text:c="2"/>.?. <text:s text:c="6"/>7$$$.</text:p>
      <text:p text:style-name="P8"><text:s text:c="3"/>$.$. <text:s text:c="2"/>.$$$7. $$$$7 .7$$$. <text:s text:c="5"/>.$$$.</text:p>
      <text:p text:style-name="P8"><text:s/>.777. <text:s text:c="2"/>.$$$$$$77$$$77$$$$$7. <text:s text:c="5"/>$$$,</text:p>
      <text:p text:style-name="P8"><text:s/>$$$~ <text:s text:c="5"/>.7$$$$$$$$$$$$$7. <text:s text:c="6"/>.$$$.</text:p>
      <text:p text:style-name="P8">.$$7 <text:s text:c="9"/>.7$$$$$$$7: <text:s text:c="9"/>?$$$.</text:p>
      <text:p text:style-name="P8">$$$ <text:s text:c="9"/>?7$$$$$$$$$$I <text:s text:c="7"/>.$$$7 </text:p>
      <text:p text:style-name="P8">$$$ <text:s text:c="6"/>.7$$$$$$$$$$$$$$$$ <text:s text:c="5"/>:$$$. </text:p>
      <text:p text:style-name="P8">$$$ <text:s text:c="6"/>$$$$$$7$$$$$$$$$$$$ <text:s text:c="3"/>.$$$. <text:s/></text:p>
      <text:p text:style-name="P8">$$$ <text:s text:c="7"/>$$$ <text:s text:c="2"/>7$$$7 <text:s/>.$$$ <text:s text:c="3"/>.$$$. <text:s text:c="2"/></text:p>
      <text:p text:style-name="P8">$$$$ <text:s text:c="12"/>$$$$7 <text:s text:c="8"/>.$$$. <text:s text:c="3"/></text:p>
      <text:p text:style-name="P8">7$$$7 <text:s text:c="11"/>7$$$$ <text:s text:c="7"/>7$$$ <text:s text:c="5"/></text:p>
      <text:p text:style-name="P8"><text:s/>$$$$$ <text:s text:c="23"/>$$$ <text:s text:c="6"/></text:p>
      <text:p text:style-name="P8"><text:s text:c="2"/>$$$$7. <text:s text:c="22"/>$$ <text:s/>(TM) <text:s text:c="4"/></text:p>
      <text:p text:style-name="P8"><text:s text:c="3"/>$$$$$$$. <text:s text:c="10"/>.7$$$$$$ <text:s/>$$ <text:s text:c="5"/></text:p>
      <text:p text:style-name="P8"><text:s text:c="5"/>$$$$$$$$$$$$7$$$$$$$$$.$$$$$$ <text:s text:c="5"/></text:p>
      <text:p text:style-name="P8"><text:s text:c="7"/>$$$$$$$$$$$$$$$$. <text:s text:c="15"/></text:p>
      <text:p text:style-name="P8"/>
      <text:p text:style-name="P8">configure: Package configured for: </text:p>
      <text:p text:style-name="P8">configure: OS type <text:s/>: linux-gnu</text:p>
      <text:p text:style-name="P8">configure: Host CPU : x86_64</text:p>
      <text:p text:style-name="P8">configure: build-cpu:vendor:os: x86_64 : pc : linux-gnu :</text:p>
      <text:p text:style-name="P8">configure: host-cpu:vendor:os: x86_64 : pc : linux-gnu :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./configure --prefix=/opt/asterisk16_ivr_2/ --with-jansson-bundled</text:p>
      <text:p text:style-name="P8">checking build system type... x86_64-pc-linux-gnu</text:p>
      <text:p text:style-name="P8">checking host system type... x86_64-pc-linux-gnu</text:p>
      <text:p text:style-name="P8">checking for gcc... gcc</text:p>
      <text:p text:style-name="P8">checking whether the C compiler works... yes</text:p>
      <text:p text:style-name="P8">checking for C compiler default output file name... a.out</text:p>
      <text:p text:style-name="P8">checking for suffix of executables... </text:p>
      <text:p text:style-name="P8">checking whether we are cross compiling... no</text:p>
      <text:p text:style-name="P8">checking for suffix of object files... o</text:p>
      <text:p text:style-name="P8">checking whether the compiler supports GNU C... yes</text:p>
      <text:p text:style-name="P8"><text:soft-page-break/>checking whether gcc accepts -g... yes</text:p>
      <text:p text:style-name="P8">checking for gcc option to enable C11 features... none needed</text:p>
      <text:p text:style-name="P8">checking for stdio.h... yes</text:p>
      <text:p text:style-name="P8">checking for stdlib.h... yes</text:p>
      <text:p text:style-name="P8">checking for string.h... yes</text:p>
      <text:p text:style-name="P8">checking for inttypes.h... yes</text:p>
      <text:p text:style-name="P8">checking for stdint.h... yes</text:p>
      <text:p text:style-name="P8">checking for strings.h... yes</text:p>
      <text:p text:style-name="P8">checking for sys/stat.h... yes</text:p>
      <text:p text:style-name="P8">checking for sys/types.h... yes</text:p>
      <text:p text:style-name="P8">checking for unistd.h... yes</text:p>
      <text:p text:style-name="P8">checking for wchar.h... yes</text:p>
      <text:p text:style-name="P8">checking for minix/config.h... no</text:p>
      <text:p text:style-name="P8">checking for sys/time.h... yes</text:p>
      <text:p text:style-name="P8">checking for sys/param.h... yes</text:p>
      <text:p text:style-name="P8">checking for sys/select.h... yes</text:p>
      <text:p text:style-name="P8">checking for sys/socket.h... yes</text:p>
      <text:p text:style-name="P8">checking for utime.h... yes</text:p>
      <text:p text:style-name="P8">checking whether it is safe to define __EXTENSIONS__... yes</text:p>
      <text:p text:style-name="P8">checking whether _XOPEN_SOURCE should be defined... no</text:p>
      <text:p text:style-name="P8">checking whether char is unsigned... no</text:p>
      <text:p text:style-name="P8">checking for uname... /usr/bin/uname</text:p>
      <text:p text:style-name="P8">checking for g++... g++</text:p>
      <text:p text:style-name="P8">checking whether the compiler supports GNU C++... yes</text:p>
      <text:p text:style-name="P8">checking whether g++ accepts -g... yes</text:p>
      <text:p text:style-name="P8">checking for g++ option to enable C++11 features... none needed</text:p>
      <text:p text:style-name="P8">checking how to run the C preprocessor... gcc -E</text:p>
      <text:p text:style-name="P8">checking how to run the C++ preprocessor... g++ -E</text:p>
      <text:p text:style-name="P8">checking for a sed that does not truncate output... /usr/bin/sed</text:p>
      <text:p text:style-name="P8">checking for egrep... grep -E</text:p>
      <text:p text:style-name="P8">checking for ld used by gcc... /usr/bin/ld</text:p>
      <text:p text:style-name="P8">checking if the linker (/usr/bin/ld) is GNU ld... yes</text:p>
      <text:p text:style-name="P8">checking for gawk... gawk</text:p>
      <text:p text:style-name="P8">checking for a BSD-compatible install... /usr/bin/install -c</text:p>
      <text:p text:style-name="P8">checking whether ln -s works... yes</text:p>
      <text:p text:style-name="P8">checking for ranlib... ranlib</text:p>
      <text:p text:style-name="P8">checking for GNU make... make</text:p>
      <text:p text:style-name="P8">checking for grep that handles long lines and -e... /usr/bin/grep</text:p>
      <text:p text:style-name="P8">checking for egrep... /usr/bin/grep -E</text:p>
      <text:p text:style-name="P8">checking for strip... strip</text:p>
      <text:p text:style-name="P8">checking for ar... ar</text:p>
      <text:p text:style-name="P8">checking for bison... /usr/bin/bison</text:p>
      <text:p text:style-name="P8">checking for cmp... /usr/bin/cmp</text:p>
      <text:p text:style-name="P8">checking for cat... /usr/bin/cat</text:p>
      <text:p text:style-name="P8">checking for cut... /usr/bin/cut</text:p>
      <text:p text:style-name="P8">checking for flex... :</text:p>
      <text:p text:style-name="P8">checking for grep... (cached) /usr/bin/grep</text:p>
      <text:p text:style-name="P8">checking for python2.7... no</text:p>
      <text:p text:style-name="P8">checking for python2... no</text:p>
      <text:p text:style-name="P8"><text:soft-page-break/>checking for python... no</text:p>
      <text:p text:style-name="P8">checking for python3... /usr/bin/python3</text:p>
      <text:p text:style-name="P8">checking for find... /usr/bin/find</text:p>
      <text:p text:style-name="P8">checking for basename... /usr/bin/basename</text:p>
      <text:p text:style-name="P8">checking for dirname... /usr/bin/dirname</text:p>
      <text:p text:style-name="P8">checking for sh... /bin/bash</text:p>
      <text:p text:style-name="P8">checking for ln... /usr/bin/ln</text:p>
      <text:p text:style-name="P8">checking for doxygen... :</text:p>
      <text:p text:style-name="P8">checking for dot... :</text:p>
      <text:p text:style-name="P8">checking for wget... /usr/bin/wget</text:p>
      <text:p text:style-name="P8">checking for curl... /usr/bin/curl</text:p>
      <text:p text:style-name="P8">checking for xmllint... :</text:p>
      <text:p text:style-name="P8">checking for xmlstarlet... no</text:p>
      <text:p text:style-name="P8">checking for xml... no</text:p>
      <text:p text:style-name="P8">checking for bash... /bin/bash</text:p>
      <text:p text:style-name="P8">checking for git... /usr/bin/git</text:p>
      <text:p text:style-name="P8">checking for alembic... :</text:p>
      <text:p text:style-name="P8">checking for bzip2... /usr/bin/bzip2</text:p>
      <text:p text:style-name="P8">checking for tar... /usr/bin/tar</text:p>
      <text:p text:style-name="P8">checking for patch... /usr/bin/patch</text:p>
      <text:p text:style-name="P8">checking for sed... (cached) /usr/bin/sed</text:p>
      <text:p text:style-name="P8">checking for nm... /usr/bin/nm</text:p>
      <text:p text:style-name="P8">checking for realpath... /usr/bin/realpath</text:p>
      <text:p text:style-name="P8">checking for ldconfig... /usr/sbin/ldconfig</text:p>
      <text:p text:style-name="P8">checking for sha1sum... /usr/bin/sha1sum</text:p>
      <text:p text:style-name="P8">checking for openssl... /usr/bin/openssl</text:p>
      <text:p text:style-name="P8">checking for pkg-config... /usr/bin/pkg-config</text:p>
      <text:p text:style-name="P8">checking pkg-config is at least version 0.9.0... yes</text:p>
      <text:p text:style-name="P8">checking for bison that supports parse-param... /usr/bin/bison</text:p>
      <text:p text:style-name="P8">checking for soxmix... no</text:p>
      <text:p text:style-name="P8">checking for md5... no</text:p>
      <text:p text:style-name="P8">checking for md5sum... md5sum</text:p>
      <text:p text:style-name="P8">checking for a sed that does not truncate output... (cached) /usr/bin/sed</text:p>
      <text:p text:style-name="P8">checking whether gcc is Clang... no</text:p>
      <text:p text:style-name="P8">checking whether pthreads work with -pthread... yes</text:p>
      <text:p text:style-name="P8">checking for joinable pthread attribute... PTHREAD_CREATE_JOINABLE</text:p>
      <text:p text:style-name="P8">checking whether more special flags are required for pthreads... no</text:p>
      <text:p text:style-name="P8">checking for PTHREAD_PRIO_INHERIT... yes</text:p>
      <text:p text:style-name="P8">checking for RAII support... checking for gcc -fnested-functions... no</text:p>
      <text:p text:style-name="P8">checking for clang strsep/strcmp optimization... no</text:p>
      <text:p text:style-name="P8">configure: checking OPENSSL with pkg-config</text:p>
      <text:p text:style-name="P8">configure: checking whether system openssl &gt; 1.1.0</text:p>
      <text:p text:style-name="P8">checking for openssl &gt;= 1.1.0... yes</text:p>
      <text:p text:style-name="P8">checking for embedded jansson (may have to download)... configuring</text:p>
      <text:p text:style-name="P8">checking for bundled jansson... yes</text:p>
      <text:p text:style-name="P8">checking for embedded pjproject (may have to download)... configuring</text:p>
      <text:p text:style-name="P8">checking for bundled pjproject... yes</text:p>
      <text:p text:style-name="P8">checking for gawk... (cached) gawk</text:p>
      <text:p text:style-name="P8">checking for curl-config... /usr/bin/curl-config</text:p>
      <text:p text:style-name="P8"><text:soft-page-break/>checking for the version of libcurl... 7.68.0</text:p>
      <text:p text:style-name="P8">checking for libcurl &gt;= version 7.10.1... yes</text:p>
      <text:p text:style-name="P8">checking whether libcurl is usable... yes</text:p>
      <text:p text:style-name="P8">checking for curl_free... yes</text:p>
      <text:p text:style-name="P8">checking for size_t... yes</text:p>
      <text:p text:style-name="P8">checking for working alloca.h... yes</text:p>
      <text:p text:style-name="P8">checking for alloca... yes</text:p>
      <text:p text:style-name="P8">checking for dirent.h that defines DIR... yes</text:p>
      <text:p text:style-name="P8">checking for library containing opendir... none required</text:p>
      <text:p text:style-name="P8">checking for sys/wait.h that is POSIX.1 compatible... yes</text:p>
      <text:p text:style-name="P8">checking for sys/types.h... (cached) yes</text:p>
      <text:p text:style-name="P8">checking for netinet/in.h... yes</text:p>
      <text:p text:style-name="P8">checking for arpa/nameser.h... yes</text:p>
      <text:p text:style-name="P8">checking for netdb.h... yes</text:p>
      <text:p text:style-name="P8">checking for resolv.h... yes</text:p>
      <text:p text:style-name="P8">checking for arpa/nameser.h... (cached) yes</text:p>
      <text:p text:style-name="P8">checking for assert.h... yes</text:p>
      <text:p text:style-name="P8">checking for ctype.h... yes</text:p>
      <text:p text:style-name="P8">checking for dlfcn.h... yes</text:p>
      <text:p text:style-name="P8">checking for errno.h... yes</text:p>
      <text:p text:style-name="P8">checking for fcntl.h... yes</text:p>
      <text:p text:style-name="P8">checking for float.h... yes</text:p>
      <text:p text:style-name="P8">checking for grp.h... yes</text:p>
      <text:p text:style-name="P8">checking for inttypes.h... (cached) yes</text:p>
      <text:p text:style-name="P8">checking for limits.h... yes</text:p>
      <text:p text:style-name="P8">checking for locale.h... yes</text:p>
      <text:p text:style-name="P8">checking for math.h... yes</text:p>
      <text:p text:style-name="P8">checking for pwd.h... yes</text:p>
      <text:p text:style-name="P8">checking for netinet/in.h... (cached) yes</text:p>
      <text:p text:style-name="P8">checking for regex.h... yes</text:p>
      <text:p text:style-name="P8">checking for sched.h... yes</text:p>
      <text:p text:style-name="P8">checking for stdarg.h... yes</text:p>
      <text:p text:style-name="P8">checking for stdint.h... (cached) yes</text:p>
      <text:p text:style-name="P8">checking for stdio.h... (cached) yes</text:p>
      <text:p text:style-name="P8">checking for stdlib.h... (cached) yes</text:p>
      <text:p text:style-name="P8">checking for string.h... (cached) yes</text:p>
      <text:p text:style-name="P8">checking for syslog.h... yes</text:p>
      <text:p text:style-name="P8">checking for sys/file.h... yes</text:p>
      <text:p text:style-name="P8">checking for sys/ioctl.h... yes</text:p>
      <text:p text:style-name="P8">checking for sys/param.h... (cached) yes</text:p>
      <text:p text:style-name="P8">checking for sys/resource.h... yes</text:p>
      <text:p text:style-name="P8">checking for sys/socket.h... (cached) yes</text:p>
      <text:p text:style-name="P8">checking for sys/stat.h... (cached) yes</text:p>
      <text:p text:style-name="P8">checking for sys/time.h... (cached) yes</text:p>
      <text:p text:style-name="P8">checking for sys/types.h... (cached) yes</text:p>
      <text:p text:style-name="P8">checking for sys/un.h... yes</text:p>
      <text:p text:style-name="P8">checking for termios.h... yes</text:p>
      <text:p text:style-name="P8">checking for time.h... yes</text:p>
      <text:p text:style-name="P8">checking for unistd.h... (cached) yes</text:p>
      <text:p text:style-name="P8"><text:soft-page-break/>checking for arpa/inet.h... yes</text:p>
      <text:p text:style-name="P8">checking for libintl.h... yes</text:p>
      <text:p text:style-name="P8">checking for malloc.h... yes</text:p>
      <text:p text:style-name="P8">checking for netdb.h... (cached) yes</text:p>
      <text:p text:style-name="P8">checking for stddef.h... yes</text:p>
      <text:p text:style-name="P8">checking for strings.h... (cached) yes</text:p>
      <text:p text:style-name="P8">checking for sys/event.h... no</text:p>
      <text:p text:style-name="P8">checking for utime.h... (cached) yes</text:p>
      <text:p text:style-name="P8">checking for libedit... yes</text:p>
      <text:p text:style-name="P8">checking for Testing for libedit unicode support... yes</text:p>
      <text:p text:style-name="P8">checking for uuid_generate_random in -luuid... yes</text:p>
      <text:p text:style-name="P8">checking for uuid/uuid.h... yes</text:p>
      <text:p text:style-name="P8">checking for clock_gettime in -lrt... yes</text:p>
      <text:p text:style-name="P8">checking for libxml-2.0... yes</text:p>
      <text:p text:style-name="P8">checking for uriParseUriA in -luriparser... no</text:p>
      <text:p text:style-name="P8">checking for xsltLoadStylesheetPI in -lxslt... no</text:p>
      <text:p text:style-name="P8">checking for xsltCleanupGlobals in -lxslt... no</text:p>
      <text:p text:style-name="P8">checking for xlocale.h... no</text:p>
      <text:p text:style-name="P8">checking for winsock.h... no</text:p>
      <text:p text:style-name="P8">checking for winsock2.h... no</text:p>
      <text:p text:style-name="P8">checking for sys/poll.h... yes</text:p>
      <text:p text:style-name="P8">checking for special C compiler options needed for large files... no</text:p>
      <text:p text:style-name="P8">checking for _FILE_OFFSET_BITS value needed for large files... no</text:p>
      <text:p text:style-name="P8">checking for _Bool... yes</text:p>
      <text:p text:style-name="P8">checking for stdbool.h that conforms to C99... yes</text:p>
      <text:p text:style-name="P8">checking for an ANSI C-conforming const... yes</text:p>
      <text:p text:style-name="P8">checking for uid_t in sys/types.h... yes</text:p>
      <text:p text:style-name="P8">checking for inline... inline</text:p>
      <text:p text:style-name="P8">checking for long double with more range or precision than double... yes</text:p>
      <text:p text:style-name="P8">checking for mode_t... yes</text:p>
      <text:p text:style-name="P8">checking for off_t... yes</text:p>
      <text:p text:style-name="P8">checking for pid_t... yes</text:p>
      <text:p text:style-name="P8">checking for size_t... (cached) yes</text:p>
      <text:p text:style-name="P8">checking for struct stat.st_blksize... yes</text:p>
      <text:p text:style-name="P8">checking for struct ucred.uid... yes</text:p>
      <text:p text:style-name="P8">checking for struct ucred.cr_uid... no</text:p>
      <text:p text:style-name="P8">checking for struct sockpeercred.uid... no</text:p>
      <text:p text:style-name="P8">checking for struct ifreq.ifr_ifru.ifru_hwaddr... yes</text:p>
      <text:p text:style-name="P8">checking whether struct tm is in sys/time.h or time.h... time.h</text:p>
      <text:p text:style-name="P8">checking for working volatile... yes</text:p>
      <text:p text:style-name="P8">checking for ptrdiff_t... yes</text:p>
      <text:p text:style-name="P8">checking for struct stat.st_mtim... yes</text:p>
      <text:p text:style-name="P8">checking for struct stat.st_mtimensec... no</text:p>
      <text:p text:style-name="P8">checking for struct stat.st_mtimespec... no</text:p>
      <text:p text:style-name="P8">checking for working chown... yes</text:p>
      <text:p text:style-name="P8">checking whether closedir returns void... no</text:p>
      <text:p text:style-name="P8">checking for error_at_line... yes</text:p>
      <text:p text:style-name="P8">checking for vfork.h... no</text:p>
      <text:p text:style-name="P8">checking for fork... yes</text:p>
      <text:p text:style-name="P8"><text:soft-page-break/>checking for vfork... yes</text:p>
      <text:p text:style-name="P8">checking for working fork... yes</text:p>
      <text:p text:style-name="P8">checking for working vfork... (cached) yes</text:p>
      <text:p text:style-name="P8">checking for _LARGEFILE_SOURCE value needed for large files... no</text:p>
      <text:p text:style-name="P8">checking whether gcc needs -traditional... no</text:p>
      <text:p text:style-name="P8">checking for working memcmp... yes</text:p>
      <text:p text:style-name="P8">checking for getpagesize... yes</text:p>
      <text:p text:style-name="P8">checking for vprintf... yes</text:p>
      <text:p text:style-name="P8">checking for working mmap... yes</text:p>
      <text:p text:style-name="P8">checking types of arguments for select... int,fd_set *,struct timeval *</text:p>
      <text:p text:style-name="P8">checking whether lstat correctly handles trailing slash... yes</text:p>
      <text:p text:style-name="P8">checking whether stat accepts an empty string... no</text:p>
      <text:p text:style-name="P8">checking for working strcoll... yes</text:p>
      <text:p text:style-name="P8">checking for strftime... yes</text:p>
      <text:p text:style-name="P8">checking for working strnlen... yes</text:p>
      <text:p text:style-name="P8">checking for working strtod... yes</text:p>
      <text:p text:style-name="P8">checking whether utime accepts a null argument... yes</text:p>
      <text:p text:style-name="P8">checking for asprintf... yes</text:p>
      <text:p text:style-name="P8">checking for atexit... yes</text:p>
      <text:p text:style-name="P8">checking for closefrom... no</text:p>
      <text:p text:style-name="P8">checking for dup2... yes</text:p>
      <text:p text:style-name="P8">checking for eaccess... yes</text:p>
      <text:p text:style-name="P8">checking for endpwent... yes</text:p>
      <text:p text:style-name="P8">checking for euidaccess... yes</text:p>
      <text:p text:style-name="P8">checking for ffsll... yes</text:p>
      <text:p text:style-name="P8">checking for ftruncate... yes</text:p>
      <text:p text:style-name="P8">checking for getcwd... yes</text:p>
      <text:p text:style-name="P8">checking for gethostbyname... yes</text:p>
      <text:p text:style-name="P8">checking for gethostname... yes</text:p>
      <text:p text:style-name="P8">checking for getloadavg... yes</text:p>
      <text:p text:style-name="P8">checking for gettimeofday... yes</text:p>
      <text:p text:style-name="P8">checking for glob... yes</text:p>
      <text:p text:style-name="P8">checking for ioperm... yes</text:p>
      <text:p text:style-name="P8">checking for inet_ntoa... yes</text:p>
      <text:p text:style-name="P8">checking for isascii... yes</text:p>
      <text:p text:style-name="P8">checking for memchr... yes</text:p>
      <text:p text:style-name="P8">checking for memmove... yes</text:p>
      <text:p text:style-name="P8">checking for memset... yes</text:p>
      <text:p text:style-name="P8">checking for mkdir... yes</text:p>
      <text:p text:style-name="P8">checking for mkdtemp... yes</text:p>
      <text:p text:style-name="P8">checking for munmap... yes</text:p>
      <text:p text:style-name="P8">checking for newlocale... yes</text:p>
      <text:p text:style-name="P8">checking for pipe2... yes</text:p>
      <text:p text:style-name="P8">checking for ppoll... yes</text:p>
      <text:p text:style-name="P8">checking for putenv... yes</text:p>
      <text:p text:style-name="P8">checking for re_comp... yes</text:p>
      <text:p text:style-name="P8">checking for regcomp... yes</text:p>
      <text:p text:style-name="P8">checking for select... yes</text:p>
      <text:p text:style-name="P8">checking for setenv... yes</text:p>
      <text:p text:style-name="P8"><text:soft-page-break/>checking for socket... yes</text:p>
      <text:p text:style-name="P8">checking for strcasecmp... yes</text:p>
      <text:p text:style-name="P8">checking for strcasestr... yes</text:p>
      <text:p text:style-name="P8">checking for strchr... yes</text:p>
      <text:p text:style-name="P8">checking for strcspn... yes</text:p>
      <text:p text:style-name="P8">checking for strdup... yes</text:p>
      <text:p text:style-name="P8">checking for strerror... yes</text:p>
      <text:p text:style-name="P8">checking for strlcat... no</text:p>
      <text:p text:style-name="P8">checking for strlcpy... no</text:p>
      <text:p text:style-name="P8">checking for strncasecmp... yes</text:p>
      <text:p text:style-name="P8">checking for strndup... yes</text:p>
      <text:p text:style-name="P8">checking for strnlen... yes</text:p>
      <text:p text:style-name="P8">checking for strrchr... yes</text:p>
      <text:p text:style-name="P8">checking for strsep... yes</text:p>
      <text:p text:style-name="P8">checking for strspn... yes</text:p>
      <text:p text:style-name="P8">checking for strstr... yes</text:p>
      <text:p text:style-name="P8">checking for strtod... (cached) yes</text:p>
      <text:p text:style-name="P8">checking for strtol... yes</text:p>
      <text:p text:style-name="P8">checking for strtold... yes</text:p>
      <text:p text:style-name="P8">checking for strtoq... yes</text:p>
      <text:p text:style-name="P8">checking for unsetenv... yes</text:p>
      <text:p text:style-name="P8">checking for uselocale... yes</text:p>
      <text:p text:style-name="P8">checking for utime... yes</text:p>
      <text:p text:style-name="P8">checking for vasprintf... yes</text:p>
      <text:p text:style-name="P8">checking for getpeereid... no</text:p>
      <text:p text:style-name="P8">checking for sysctl... yes</text:p>
      <text:p text:style-name="P8">checking for swapctl... no</text:p>
      <text:p text:style-name="P8">checking for malloc_trim... yes</text:p>
      <text:p text:style-name="P8">checking for htonll... no</text:p>
      <text:p text:style-name="P8">checking for ntohll... no</text:p>
      <text:p text:style-name="P8">checking for sqrt in -lm... yes</text:p>
      <text:p text:style-name="P8">checking for exp2... yes</text:p>
      <text:p text:style-name="P8">checking for log2... yes</text:p>
      <text:p text:style-name="P8">checking for exp10... yes</text:p>
      <text:p text:style-name="P8">checking for log10... yes</text:p>
      <text:p text:style-name="P8">checking for sin... yes</text:p>
      <text:p text:style-name="P8">checking for cos... yes</text:p>
      <text:p text:style-name="P8">checking for tan... yes</text:p>
      <text:p text:style-name="P8">checking for asin... yes</text:p>
      <text:p text:style-name="P8">checking for acos... yes</text:p>
      <text:p text:style-name="P8">checking for atan... yes</text:p>
      <text:p text:style-name="P8">checking for atan2... yes</text:p>
      <text:p text:style-name="P8">checking for pow... yes</text:p>
      <text:p text:style-name="P8">checking for rint... yes</text:p>
      <text:p text:style-name="P8">checking for exp... yes</text:p>
      <text:p text:style-name="P8">checking for log... yes</text:p>
      <text:p text:style-name="P8">checking for remainder... yes</text:p>
      <text:p text:style-name="P8">checking for fmod... yes</text:p>
      <text:p text:style-name="P8">checking for round... yes</text:p>
      <text:p text:style-name="P8"><text:soft-page-break/>checking for roundf... yes</text:p>
      <text:p text:style-name="P8">checking for trunc... yes</text:p>
      <text:p text:style-name="P8">checking for floor... yes</text:p>
      <text:p text:style-name="P8">checking for ceil... yes</text:p>
      <text:p text:style-name="P8">checking for exp2l... yes</text:p>
      <text:p text:style-name="P8">checking for log2l... yes</text:p>
      <text:p text:style-name="P8">checking for exp10l... yes</text:p>
      <text:p text:style-name="P8">checking for log10l... yes</text:p>
      <text:p text:style-name="P8">checking for sinl... yes</text:p>
      <text:p text:style-name="P8">checking for cosl... yes</text:p>
      <text:p text:style-name="P8">checking for tanl... yes</text:p>
      <text:p text:style-name="P8">checking for asinl... yes</text:p>
      <text:p text:style-name="P8">checking for acosl... yes</text:p>
      <text:p text:style-name="P8">checking for atanl... yes</text:p>
      <text:p text:style-name="P8">checking for atan2l... yes</text:p>
      <text:p text:style-name="P8">checking for powl... yes</text:p>
      <text:p text:style-name="P8">checking for sqrtl... yes</text:p>
      <text:p text:style-name="P8">checking for rintl... yes</text:p>
      <text:p text:style-name="P8">checking for expl... yes</text:p>
      <text:p text:style-name="P8">checking for logl... yes</text:p>
      <text:p text:style-name="P8">checking for remainderl... yes</text:p>
      <text:p text:style-name="P8">checking for fmodl... yes</text:p>
      <text:p text:style-name="P8">checking for roundl... yes</text:p>
      <text:p text:style-name="P8">checking for truncl... yes</text:p>
      <text:p text:style-name="P8">checking for floorl... yes</text:p>
      <text:p text:style-name="P8">checking for ceill... yes</text:p>
      <text:p text:style-name="P8">checking for LLONG_MAX in limits.h... yes</text:p>
      <text:p text:style-name="P8">checking for timersub in time.h... yes</text:p>
      <text:p text:style-name="P8">checking for a version of GNU ld that supports the --dynamic-list flag... yes</text:p>
      <text:p text:style-name="P8">checking for sys/poll.h... (cached) yes</text:p>
      <text:p text:style-name="P8">checking for inet_aton... yes</text:p>
      <text:p text:style-name="P8">checking for IP_PKTINFO... yes</text:p>
      <text:p text:style-name="P8">checking for gcc options needed to detect all undeclared functions... none needed</text:p>
      <text:p text:style-name="P8">checking whether gethostbyname_r is declared... yes</text:p>
      <text:p text:style-name="P8">checking for library containing gethostbyname_r... none required</text:p>
      <text:p text:style-name="P8">checking for gethostbyname_r with 6 arguments... yes</text:p>
      <text:p text:style-name="P8">checking for gethostbyname_r with 5 arguments... no</text:p>
      <text:p text:style-name="P8">checking for byteswap.h... yes</text:p>
      <text:p text:style-name="P8">checking for __swap16 variant of &lt;sys/endian.h&gt; byteswapping macros... no</text:p>
      <text:p text:style-name="P8">checking for bswap16 variant of &lt;sys/endian.h&gt; byteswapping macros... no</text:p>
      <text:p text:style-name="P8">checking for locale_t in locale.h... yes</text:p>
      <text:p text:style-name="P8">checking for O_EVTONLY in fcntl.h... no</text:p>
      <text:p text:style-name="P8">checking for O_SYMLINK in fcntl.h... no</text:p>
      <text:p text:style-name="P8">checking for PTHREAD_RWLOCK_INITIALIZER in pthread.h... yes</text:p>
      <text:p text:style-name="P8">checking for PTHREAD_RWLOCK_PREFER_WRITER_NP in pthread.h... yes</text:p>
      <text:p text:style-name="P8">checking for PTHREAD_MUTEX_RECURSIVE_NP in pthread.h... yes</text:p>
      <text:p text:style-name="P8">checking for PTHREAD_MUTEX_ADAPTIVE_NP in pthread.h... yes</text:p>
      <text:p text:style-name="P8">checking for pthread_spinlock_t in pthread.h... yes</text:p>
      <text:p text:style-name="P8">checking for pthread_rwlock_timedwrlock() in pthread.h... yes</text:p>
      <text:p text:style-name="P8"><text:soft-page-break/>checking for working unnamed semaphores... yes</text:p>
      <text:p text:style-name="P8">checking if PTHREAD_ONCE_INIT needs braces... no</text:p>
      <text:p text:style-name="P8">checking for PTHREAD_RECURSIVE_MUTEX_INITIALIZER_NP in pthread.h... yes</text:p>
      <text:p text:style-name="P8">checking whether we can compare a mutex to its initial value... no</text:p>
      <text:p text:style-name="P8">checking for sys/thr.h... no</text:p>
      <text:p text:style-name="P8">checking for compiler sync operations... yes</text:p>
      <text:p text:style-name="P8">checking for compiler atomic operations... yes</text:p>
      <text:p text:style-name="P8">checking if your system printf is NULL-safe.... (null)yes</text:p>
      <text:p text:style-name="P8">checking if socket() accepts SOCK_NONBLOCK... yes</text:p>
      <text:p text:style-name="P8">checking if we can increase the maximum select-able file descriptor... no</text:p>
      <text:p text:style-name="P8">checking if we have usable eventfd support... yes</text:p>
      <text:p text:style-name="P8">checking for compiler 'attribute pure' support... yes</text:p>
      <text:p text:style-name="P8">checking for compiler 'attribute malloc' support... yes</text:p>
      <text:p text:style-name="P8">checking for compiler 'attribute const' support... yes</text:p>
      <text:p text:style-name="P8">checking for compiler 'attribute unused' support... yes</text:p>
      <text:p text:style-name="P8">checking for compiler 'attribute always_inline' support... no</text:p>
      <text:p text:style-name="P8">checking for compiler 'attribute deprecated' support... yes</text:p>
      <text:p text:style-name="P8">checking for compiler 'attribute sentinel' support... yes</text:p>
      <text:p text:style-name="P8">checking for compiler 'attribute warn_unused_result' support... yes</text:p>
      <text:p text:style-name="P8">checking for compiler 'attribute may_alias' support... yes</text:p>
      <text:p text:style-name="P8">checking for compiler 'attribute constructor' support... yes</text:p>
      <text:p text:style-name="P8">checking for compiler 'attribute destructor' support... yes</text:p>
      <text:p text:style-name="P8">checking for compiler 'attribute noreturn' support... yes</text:p>
      <text:p text:style-name="P8">checking for -fsanitize=address support... yes</text:p>
      <text:p text:style-name="P8">checking for -fsanitize=thread support... yes</text:p>
      <text:p text:style-name="P8">checking for -fsanitize=leak support... yes</text:p>
      <text:p text:style-name="P8">checking for -fsanitize=undefined support... yes</text:p>
      <text:p text:style-name="P8">checking for -Wdeclaration-after-statement support... yes</text:p>
      <text:p text:style-name="P8">checking for -Wtrampolines support... yes</text:p>
      <text:p text:style-name="P8">checking for _FORTIFY_SOURCE support... yes</text:p>
      <text:p text:style-name="P8">checking for -fno-strict-overflow... yes</text:p>
      <text:p text:style-name="P8">checking for -Wno-format-truncation... yes</text:p>
      <text:p text:style-name="P8">checking for -Wno-stringop-truncation... yes</text:p>
      <text:p text:style-name="P8">checking for -Wshadow... yes</text:p>
      <text:p text:style-name="P8">checking for -march=native support... yes</text:p>
      <text:p text:style-name="P8">checking whether to use rpath... checking for sysinfo... yes</text:p>
      <text:p text:style-name="P8">checking for library containing res_9_ninit... no</text:p>
      <text:p text:style-name="P8">checking for res_ninit... yes</text:p>
      <text:p text:style-name="P8">checking for library containing res_9_ndestroy... no</text:p>
      <text:p text:style-name="P8">checking for res_ndestroy... no</text:p>
      <text:p text:style-name="P8">checking for library containing res_9_close... no</text:p>
      <text:p text:style-name="P8">checking for res_close... no</text:p>
      <text:p text:style-name="P8">checking for struct __res_state._u._ext.nsaddrs... yes</text:p>
      <text:p text:style-name="P8">checking for BIND_8_COMPAT required... no</text:p>
      <text:p text:style-name="P8">checking for GLOB_NOMAGIC in glob.h... yes</text:p>
      <text:p text:style-name="P8">checking for GLOB_BRACE in glob.h... yes</text:p>
      <text:p text:style-name="P8">checking for RTLD_NOLOAD in dlfcn.h... yes</text:p>
      <text:p text:style-name="P8">checking for IP_MTU_DISCOVER in netinet/in.h... yes</text:p>
      <text:p text:style-name="P8">checking size of int... 4</text:p>
      <text:p text:style-name="P8"><text:soft-page-break/>checking size of long... 8</text:p>
      <text:p text:style-name="P8">checking size of long long... 8</text:p>
      <text:p text:style-name="P8">checking size of char *... 8</text:p>
      <text:p text:style-name="P8">checking size of long... (cached) 8</text:p>
      <text:p text:style-name="P8">checking size of long long... (cached) 8</text:p>
      <text:p text:style-name="P8">checking size of fd_set.fds_bits... (cached) 8</text:p>
      <text:p text:style-name="P8">checking for dladdr in dlfcn.h... yes</text:p>
      <text:p text:style-name="P8">checking for snd_pcm_open in -lasound... no</text:p>
      <text:p text:style-name="P8">checking for bfd_openr in -lbfd... no</text:p>
      <text:p text:style-name="P8">checking for bfd_openr in -lbfd... (cached) no</text:p>
      <text:p text:style-name="P8">checking for bfd_openr in -lbfd... (cached) no</text:p>
      <text:p text:style-name="P8">checking for cap_from_text in -lcap... no</text:p>
      <text:p text:style-name="P8">checking for DAHDI_RESET_COUNTERS in dahdi/user.h... yes</text:p>
      <text:p text:style-name="P8">checking for DAHDI_POLICY_HALF_FULL in dahdi/user.h... yes</text:p>
      <text:p text:style-name="P8">checking for enhanced dahdi vmwi support... yes</text:p>
      <text:p text:style-name="P8">checking if "int foo = DAHDI_ECHOCANCEL_FAX_MODE" compiles using dahdi/user.h... yes</text:p>
      <text:p text:style-name="P8">checking for getifaddrs() support... yes</text:p>
      <text:p text:style-name="P8">checking for timerfd support... yes</text:p>
      <text:p text:style-name="P8">checking for gsm_create in -lgsm... no</text:p>
      <text:p text:style-name="P8">checking for libilbc... no</text:p>
      <text:p text:style-name="P8">checking for iconv_open in -liconv... no</text:p>
      <text:p text:style-name="P8">checking for libiconv_open in -liconv... no</text:p>
      <text:p text:style-name="P8">checking for iconv_close in -lc... yes</text:p>
      <text:p text:style-name="P8">checking for iconv.h... yes</text:p>
      <text:p text:style-name="P8">checking for icaltimezone_get_utc_timezone in -lical... no</text:p>
      <text:p text:style-name="P8">checking for iks_start_sasl in -liksemel... no</text:p>
      <text:p text:style-name="P8">checking for UW IMAP Toolkit c-client library... no</text:p>
      <text:p text:style-name="P8">checking for system c-client library...... no</text:p>
      <text:p text:style-name="P8">checking for SQLConnect in -liodbc... no</text:p>
      <text:p text:style-name="P8">checking for inotify_init in -lc... yes</text:p>
      <text:p text:style-name="P8">checking for sys/inotify.h... yes</text:p>
      <text:p text:style-name="P8">checking for jack_activate in -ljack... no</text:p>
      <text:p text:style-name="P8">checking for kqueue in -lc... no</text:p>
      <text:p text:style-name="P8">checking for kevent64... no</text:p>
      <text:p text:style-name="P8">checking for ldap_initialize in -lldap... no</text:p>
      <text:p text:style-name="P8">checking for mISDN_open in -lmISDN... no</text:p>
      <text:p text:style-name="P8">checking for mysql_config... /bin/mysql_config</text:p>
      <text:p text:style-name="P8">checking for MySQL client bool support... yes</text:p>
      <text:p text:style-name="P8">checking for MySQL client my_bool support... no</text:p>
      <text:p text:style-name="P8">checking for nbs_connect in -lnbs... no</text:p>
      <text:p text:style-name="P8">checking for neon-config... no</text:p>
      <text:p text:style-name="P8">checking for neon-config... no</text:p>
      <text:p text:style-name="P8">checking for netsnmp-agent... no</text:p>
      <text:p text:style-name="P8">checking for net-snmp-config... no</text:p>
      <text:p text:style-name="P8">checking for newtBell in -lnewt... yes</text:p>
      <text:p text:style-name="P8">checking for newt.h... yes</text:p>
      <text:p text:style-name="P8">checking for ub_ctx_delete in -lunbound... no</text:p>
      <text:p text:style-name="P8">checking for SQLConnect in -lodbc... yes</text:p>
      <text:p text:style-name="P8">checking for sql.h... yes</text:p>
      <text:p text:style-name="P8"><text:soft-page-break/>checking for ogg_stream_init in -logg... no</text:p>
      <text:p text:style-name="P8">checking for backtrace in -lexecinfo... no</text:p>
      <text:p text:style-name="P8">checking for backtrace in -lc... yes</text:p>
      <text:p text:style-name="P8">checking for execinfo.h... yes</text:p>
      <text:p text:style-name="P8">checking for ba2str in -lbluetooth... no</text:p>
      <text:p text:style-name="P8">checking for bs_version in -lbeanstalk... no</text:p>
      <text:p text:style-name="P8">checking for linux/soundcard.h... yes</text:p>
      <text:p text:style-name="P8">checking for pg_config... no</text:p>
      <text:p text:style-name="P8">checking for poptStrerror in -lpopt... no</text:p>
      <text:p text:style-name="P8">checking for portaudio-2.0... no</text:p>
      <text:p text:style-name="P8">checking for Pa_GetDeviceCount in -lportaudio... no</text:p>
      <text:p text:style-name="P8">checking for pri_connected_line_update in -lpri... yes</text:p>
      <text:p text:style-name="P8">checking for libpri.h... yes</text:p>
      <text:p text:style-name="P8">checking for pri_setup_ack in -lpri... yes</text:p>
      <text:p text:style-name="P8">checking for libpri.h... (cached) yes</text:p>
      <text:p text:style-name="P8">checking for pri_persistent_layer2_option in -lpri... yes</text:p>
      <text:p text:style-name="P8">checking for libpri.h... (cached) yes</text:p>
      <text:p text:style-name="P8">checking for pri_date_time_send_option in -lpri... yes</text:p>
      <text:p text:style-name="P8">checking for libpri.h... (cached) yes</text:p>
      <text:p text:style-name="P8">checking for pri_mwi_indicate_v2 in -lpri... yes</text:p>
      <text:p text:style-name="P8">checking for libpri.h... (cached) yes</text:p>
      <text:p text:style-name="P8">checking for pri_display_text in -lpri... yes</text:p>
      <text:p text:style-name="P8">checking for libpri.h... (cached) yes</text:p>
      <text:p text:style-name="P8">checking for pri_mwi_indicate in -lpri... yes</text:p>
      <text:p text:style-name="P8">checking for libpri.h... (cached) yes</text:p>
      <text:p text:style-name="P8">checking for pri_mcid_enable in -lpri... yes</text:p>
      <text:p text:style-name="P8">checking for libpri.h... (cached) yes</text:p>
      <text:p text:style-name="P8">checking for pri_connect_ack_enable in -lpri... yes</text:p>
      <text:p text:style-name="P8">checking for libpri.h... (cached) yes</text:p>
      <text:p text:style-name="P8">checking for pri_aoc_events_enable in -lpri... yes</text:p>
      <text:p text:style-name="P8">checking for libpri.h... (cached) yes</text:p>
      <text:p text:style-name="P8">checking for pri_transfer_enable in -lpri... yes</text:p>
      <text:p text:style-name="P8">checking for libpri.h... (cached) yes</text:p>
      <text:p text:style-name="P8">checking for pri_cc_enable in -lpri... yes</text:p>
      <text:p text:style-name="P8">checking for libpri.h... (cached) yes</text:p>
      <text:p text:style-name="P8">checking for pri_hangup_fix_enable in -lpri... yes</text:p>
      <text:p text:style-name="P8">checking for libpri.h... (cached) yes</text:p>
      <text:p text:style-name="P8">checking for pri_sr_set_called_subaddress in -lpri... yes</text:p>
      <text:p text:style-name="P8">checking for libpri.h... (cached) yes</text:p>
      <text:p text:style-name="P8">checking for pri_hold_enable in -lpri... yes</text:p>
      <text:p text:style-name="P8">checking for libpri.h... (cached) yes</text:p>
      <text:p text:style-name="P8">checking for pri_reroute_enable in -lpri... yes</text:p>
      <text:p text:style-name="P8">checking for libpri.h... (cached) yes</text:p>
      <text:p text:style-name="P8">checking for pri_sr_set_keypad_digits in -lpri... yes</text:p>
      <text:p text:style-name="P8">checking for libpri.h... (cached) yes</text:p>
      <text:p text:style-name="P8">checking for pri_progress_with_cause in -lpri... yes</text:p>
      <text:p text:style-name="P8">checking for libpri.h... (cached) yes</text:p>
      <text:p text:style-name="P8">checking for pri_set_inbanddisconnect in -lpri... yes</text:p>
      <text:p text:style-name="P8">checking for libpri.h... (cached) yes</text:p>
      <text:p text:style-name="P8"><text:soft-page-break/>checking for pri_maintenance_service in -lpri... yes</text:p>
      <text:p text:style-name="P8">checking for libpri.h... (cached) yes</text:p>
      <text:p text:style-name="P8">checking for pri_sr_set_reversecharge in -lpri... yes</text:p>
      <text:p text:style-name="P8">checking for libpri.h... (cached) yes</text:p>
      <text:p text:style-name="P8">checking for resample_open in -lresample... no</text:p>
      <text:p text:style-name="P8">checking for fftw_malloc in -lfftw3... no</text:p>
      <text:p text:style-name="P8">checking for sf_open in -lsndfile... no</text:p>
      <text:p text:style-name="P8">checking for minimum version of SpanDSP... no</text:p>
      <text:p text:style-name="P8">checking for ss7_set_isup_timer in -lss7... no</text:p>
      <text:p text:style-name="P8">checking for openr2_chan_new in -lopenr2... no</text:p>
      <text:p text:style-name="P8">checking for opus_encoder_create in -lopus... no</text:p>
      <text:p text:style-name="P8">checking for op_open_callbacks in -lopusfile... no</text:p>
      <text:p text:style-name="P8">checking for luaL_newstate in -llua5.4... no</text:p>
      <text:p text:style-name="P8">checking for luaL_newstate in -llua5.3... no</text:p>
      <text:p text:style-name="P8">checking for luaL_newstate in -llua5.2... no</text:p>
      <text:p text:style-name="P8">checking for luaL_newstate in -llua5.1... no</text:p>
      <text:p text:style-name="P8">checking for luaL_newstate in -llua... no</text:p>
      <text:p text:style-name="P8">checking for rc_read_config in -lfreeradius-client... no</text:p>
      <text:p text:style-name="P8">checking for rc_read_config in -lradiusclient-ng... no</text:p>
      <text:p text:style-name="P8">checking for rc_read_config in -lradcli... no</text:p>
      <text:p text:style-name="P8">checking for codec2_create in -lcodec2... no</text:p>
      <text:p text:style-name="P8">checking for cpg_join in -lcpg... no</text:p>
      <text:p text:style-name="P8">checking for corosync_cfg_state_track in -lcfg... no</text:p>
      <text:p text:style-name="P8">checking for speex_encode in -lspeex... no</text:p>
      <text:p text:style-name="P8">checking for speex_preprocess_ctl in -lspeex... no</text:p>
      <text:p text:style-name="P8">checking for speex_preprocess_ctl in -lspeexdsp... no</text:p>
      <text:p text:style-name="P8">checking for sqlite_exec in -lsqlite... no</text:p>
      <text:p text:style-name="P8">checking for sqlite3_open in -lsqlite3... yes</text:p>
      <text:p text:style-name="P8">checking for sqlite3.h... yes</text:p>
      <text:p text:style-name="P8">checking for crypt in -lcrypt... yes</text:p>
      <text:p text:style-name="P8">checking for crypt.h... yes</text:p>
      <text:p text:style-name="P8">checking for crypt... no</text:p>
      <text:p text:style-name="P8">checking for crypt_r in -lcrypt... yes</text:p>
      <text:p text:style-name="P8">checking for osp/osp.h... no</text:p>
      <text:p text:style-name="P8">checking for srtp_init in -lsrtp2... no</text:p>
      <text:p text:style-name="P8">checking for srtp_init in -lsrtp... no</text:p>
      <text:p text:style-name="P8">checking for gmime-3.0... no</text:p>
      <text:p text:style-name="P8">checking for gmime-2.6... no</text:p>
      <text:p text:style-name="P8">checking for gmime-2.4... no</text:p>
      <text:p text:style-name="P8">checking for gmime-2.2... no</text:p>
      <text:p text:style-name="P8">checking for gmime-2.0... no</text:p>
      <text:p text:style-name="P8">checking for malloc in -lhoard... no</text:p>
      <text:p text:style-name="P8">checking for dbinit in -lsybdb... no</text:p>
      <text:p text:style-name="P8">checking for tone_zone_find_by_num in -ltonezone... yes</text:p>
      <text:p text:style-name="P8">checking for tone_zone_find in -ltonezone... yes</text:p>
      <text:p text:style-name="P8">checking for dahdi/tonezone.h... yes</text:p>
      <text:p text:style-name="P8">checking for vorbis_info_init in -lvorbis... no</text:p>
      <text:p text:style-name="P8">checking for OV_CALLBACKS_NOCLOSE declared in vorbis/vorbisfile.h... no</text:p>
      <text:p text:style-name="P8">checking for vpb_open in -lvpb... no</text:p>
      <text:p text:style-name="P8"><text:soft-page-break/>checking for compress in -lz... yes</text:p>
      <text:p text:style-name="P8">checking for zlib.h... yes</text:p>
      <text:p text:style-name="P8">checking whether ODBC has support for Unicode types... yes</text:p>
      <text:p text:style-name="P8">checking for linux/compiler.h... no</text:p>
      <text:p text:style-name="P8">checking for linux/ixjuser.h... no</text:p>
      <text:p text:style-name="P8">checking for MSG_NOSIGNAL in sys/socket.h... yes</text:p>
      <text:p text:style-name="P8">checking for SO_NOSIGPIPE in sys/socket.h... no</text:p>
      <text:p text:style-name="P8">checking for sdl-config... no</text:p>
      <text:p text:style-name="P8">checking for IMG_Load in -lSDL_image... no</text:p>
      <text:p text:style-name="P8">checking for sws_getContext in -lavcodec... no</text:p>
      <text:p text:style-name="P8">checking for linux/videodev.h... no</text:p>
      <text:p text:style-name="P8">checking for XOpenDisplay in -lX11... no</text:p>
      <text:p text:style-name="P8">checking for XOpenDisplay in -lX11... (cached) no</text:p>
      <text:p text:style-name="P8">checking for /sbin/launchd... no</text:p>
      <text:p text:style-name="P8">checking for gtk+-2.0... no</text:p>
      <text:p text:style-name="P8">checking for libsystemd... no</text:p>
      <text:p text:style-name="P8">checking for LOG_AUTH in syslog.h... yes</text:p>
      <text:p text:style-name="P8">checking for LOG_AUTHPRIV in syslog.h... yes</text:p>
      <text:p text:style-name="P8">checking for LOG_CRON in syslog.h... yes</text:p>
      <text:p text:style-name="P8">checking for LOG_DAEMON in syslog.h... yes</text:p>
      <text:p text:style-name="P8">checking for LOG_FTP in syslog.h... yes</text:p>
      <text:p text:style-name="P8">checking for LOG_KERN in syslog.h... yes</text:p>
      <text:p text:style-name="P8">checking for LOG_LPR in syslog.h... yes</text:p>
      <text:p text:style-name="P8">checking for LOG_MAIL in syslog.h... yes</text:p>
      <text:p text:style-name="P8">checking for LOG_NEWS in syslog.h... yes</text:p>
      <text:p text:style-name="P8">checking for LOG_SYSLOG in syslog.h... yes</text:p>
      <text:p text:style-name="P8">checking for LOG_UUCP in syslog.h... yes</text:p>
      <text:p text:style-name="P8">checking for bridges/bridge_softmix/include/hrirs.h... yes</text:p>
      <text:p text:style-name="P8">checking for mandatory modules: <text:s/>JANSSON PJPROJECT... ok</text:p>
      <text:p text:style-name="P8">configure: creating ./config.status</text:p>
      <text:p text:style-name="P8">config.status: creating build_tools/menuselect-deps</text:p>
      <text:p text:style-name="P8">config.status: creating makeopts</text:p>
      <text:p text:style-name="P8">config.status: creating include/asterisk/autoconfig.h</text:p>
      <text:p text:style-name="P8">config.status: include/asterisk/autoconfig.h is unchanged</text:p>
      <text:p text:style-name="P8"/>
      <text:p text:style-name="P8"><text:s text:c="15"/>.$$$$$$$$$$$$$$$=.. <text:s text:c="5"/></text:p>
      <text:p text:style-name="P8"><text:s text:c="12"/>.$7$7.. <text:s text:c="9"/>.7$$7:. <text:s text:c="3"/></text:p>
      <text:p text:style-name="P8"><text:s text:c="10"/>.$$:. <text:s text:c="16"/>,$7.7 <text:s text:c="2"/></text:p>
      <text:p text:style-name="P8"><text:s text:c="8"/>.$7. <text:s text:c="4"/>7$$$$ <text:s text:c="10"/>.$$77 <text:s/></text:p>
      <text:p text:style-name="P8"><text:s text:c="5"/>..$$. <text:s text:c="6"/>$$$$$ <text:s text:c="11"/>.$$$7 </text:p>
      <text:p text:style-name="P8"><text:s text:c="4"/>..7$ <text:s text:c="2"/>.?. <text:s text:c="2"/>$$$$$ <text:s text:c="2"/>.?. <text:s text:c="6"/>7$$$.</text:p>
      <text:p text:style-name="P8"><text:s text:c="3"/>$.$. <text:s text:c="2"/>.$$$7. $$$$7 .7$$$. <text:s text:c="5"/>.$$$.</text:p>
      <text:p text:style-name="P8"><text:s/>.777. <text:s text:c="2"/>.$$$$$$77$$$77$$$$$7. <text:s text:c="5"/>$$$,</text:p>
      <text:p text:style-name="P8"><text:s/>$$$~ <text:s text:c="5"/>.7$$$$$$$$$$$$$7. <text:s text:c="6"/>.$$$.</text:p>
      <text:p text:style-name="P8">.$$7 <text:s text:c="9"/>.7$$$$$$$7: <text:s text:c="9"/>?$$$.</text:p>
      <text:p text:style-name="P8">$$$ <text:s text:c="9"/>?7$$$$$$$$$$I <text:s text:c="7"/>.$$$7 </text:p>
      <text:p text:style-name="P8">$$$ <text:s text:c="6"/>.7$$$$$$$$$$$$$$$$ <text:s text:c="5"/>:$$$. </text:p>
      <text:p text:style-name="P8">$$$ <text:s text:c="6"/>$$$$$$7$$$$$$$$$$$$ <text:s text:c="3"/>.$$$. <text:s/></text:p>
      <text:p text:style-name="P8">$$$ <text:s text:c="7"/>$$$ <text:s text:c="2"/>7$$$7 <text:s/>.$$$ <text:s text:c="3"/>.$$$. <text:s text:c="2"/></text:p>
      <text:p text:style-name="P8"><text:soft-page-break/>$$$$ <text:s text:c="12"/>$$$$7 <text:s text:c="8"/>.$$$. <text:s text:c="3"/></text:p>
      <text:p text:style-name="P8">7$$$7 <text:s text:c="11"/>7$$$$ <text:s text:c="7"/>7$$$ <text:s text:c="5"/></text:p>
      <text:p text:style-name="P8"><text:s/>$$$$$ <text:s text:c="23"/>$$$ <text:s text:c="6"/></text:p>
      <text:p text:style-name="P8"><text:s text:c="2"/>$$$$7. <text:s text:c="22"/>$$ <text:s/>(TM) <text:s text:c="4"/></text:p>
      <text:p text:style-name="P8"><text:s text:c="3"/>$$$$$$$. <text:s text:c="10"/>.7$$$$$$ <text:s/>$$ <text:s text:c="5"/></text:p>
      <text:p text:style-name="P8"><text:s text:c="5"/>$$$$$$$$$$$$7$$$$$$$$$.$$$$$$ <text:s text:c="5"/></text:p>
      <text:p text:style-name="P8"><text:s text:c="7"/>$$$$$$$$$$$$$$$$. <text:s text:c="15"/></text:p>
      <text:p text:style-name="P8"/>
      <text:p text:style-name="P8">configure: Package configured for: </text:p>
      <text:p text:style-name="P8">configure: OS type <text:s/>: linux-gnu</text:p>
      <text:p text:style-name="P8">configure: Host CPU : x86_64</text:p>
      <text:p text:style-name="P8">configure: build-cpu:vendor:os: x86_64 : pc : linux-gnu :</text:p>
      <text:p text:style-name="P8">configure: host-cpu:vendor:os: x86_64 : pc : linux-gnu :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cd /usr/local/src/</text:p>
      <text:p text:style-name="P8">root@AlexanderCoretchi:/usr/local/src# </text:p>
      <text:p text:style-name="P8">root@AlexanderCoretchi:/usr/local/src# apt install speex libspeex-dev libspeexdsp-dev</text:p>
      <text:p text:style-name="P8">Reading package lists... Done</text:p>
      <text:p text:style-name="P8">Building dependency tree <text:s text:c="6"/></text:p>
      <text:p text:style-name="P8">Reading state information... Done</text:p>
      <text:p text:style-name="P8">The following package was automatically installed and is no longer required:</text:p>
      <text:p text:style-name="P8"><text:s text:c="2"/>libfwupdplugin1</text:p>
      <text:p text:style-name="P8">Use 'sudo apt autoremove' to remove it.</text:p>
      <text:p text:style-name="P8">The following NEW packages will be installed:</text:p>
      <text:p text:style-name="P8"><text:s text:c="2"/>libspeex-dev libspeexdsp-dev speex</text:p>
      <text:p text:style-name="P8">0 upgraded, 3 newly installed, 0 to remove and 3 not upgraded.</text:p>
      <text:p text:style-name="P8">Need to get 135 kB of archives.</text:p>
      <text:p text:style-name="P8">After this operation, 541 kB of additional disk space will be used.</text:p>
      <text:p text:style-name="P8">Get:1 http://md.archive.ubuntu.com/ubuntu focal-updates/main amd64 libspeex-dev amd64 1.2~rc1.2-1.1ubuntu1.20.04.1 [65.6 kB]</text:p>
      <text:p text:style-name="P8">Get:2 http://md.archive.ubuntu.com/ubuntu focal-updates/main amd64 libspeexdsp-dev amd64 1.2~rc1.2-1.1ubuntu1.20.04.1 [48.1 kB]</text:p>
      <text:p text:style-name="P8">Get:3 http://md.archive.ubuntu.com/ubuntu focal-updates/universe amd64 speex amd64 1.2~rc1.2-1.1ubuntu1.20.04.1 [21.6 kB]</text:p>
      <text:p text:style-name="P8">Fetched 135 kB in 1s (176 kB/s)</text:p>
      <text:p text:style-name="P8">Selecting previously unselected package libspeex-dev:amd64.</text:p>
      <text:p text:style-name="P8">(Reading database ... 200279 files and directories currently installed.)</text:p>
      <text:p text:style-name="P8">Preparing to unpack .../libspeex-dev_1.2~rc1.2-1.1ubuntu1.20.04.1_amd64.deb ...</text:p>
      <text:p text:style-name="P8">Unpacking libspeex-dev:amd64 (1.2~rc1.2-1.1ubuntu1.20.04.1) ...</text:p>
      <text:p text:style-name="P8">Selecting previously unselected package libspeexdsp-dev:amd64.</text:p>
      <text:p text:style-name="P8">Preparing to unpack .../libspeexdsp-dev_1.2~rc1.2-1.1ubuntu1.20.04.1_amd64.deb ...</text:p>
      <text:p text:style-name="P8">Unpacking libspeexdsp-dev:amd64 (1.2~rc1.2-1.1ubuntu1.20.04.1) ...</text:p>
      <text:p text:style-name="P8">Selecting previously unselected package speex.</text:p>
      <text:p text:style-name="P8">Preparing to unpack .../speex_1.2~rc1.2-1.1ubuntu1.20.04.1_amd64.deb ...</text:p>
      <text:p text:style-name="P8">Unpacking speex (1.2~rc1.2-1.1ubuntu1.20.04.1) ...</text:p>
      <text:p text:style-name="P8">Setting up libspeex-dev:amd64 (1.2~rc1.2-1.1ubuntu1.20.04.1) ...</text:p>
      <text:p text:style-name="P8">Setting up speex (1.2~rc1.2-1.1ubuntu1.20.04.1) ...</text:p>
      <text:p text:style-name="P8"><text:soft-page-break/>Setting up libspeexdsp-dev:amd64 (1.2~rc1.2-1.1ubuntu1.20.04.1) ...</text:p>
      <text:p text:style-name="P8">Processing triggers for man-db (2.9.1-1) ...</text:p>
      <text:p text:style-name="P8">root@AlexanderCoretchi:/usr/local/src# </text:p>
      <text:p text:style-name="P8">root@AlexanderCoretchi:/usr/local/src# </text:p>
      <text:p text:style-name="P8">root@AlexanderCoretchi:/usr/local/src# </text:p>
      <text:p text:style-name="P8">root@AlexanderCoretchi:/usr/local/src# </text:p>
      <text:p text:style-name="P8">root@AlexanderCoretchi:/usr/local/src# dpkg -l | grep libmysqlclient</text:p>
      <text:p text:style-name="P8">ii <text:s/>libmysqlclient-dev <text:s text:c="24"/>8.0.29-0ubuntu0.20.04.3 <text:s text:c="45"/>amd64 <text:s text:c="7"/>MySQL database development files</text:p>
      <text:p text:style-name="P8">ii <text:s/>libmysqlclient21:amd64 <text:s text:c="20"/>8.0.29-0ubuntu0.20.04.3 <text:s text:c="45"/>amd64 <text:s text:c="7"/>MySQL database client library</text:p>
      <text:p text:style-name="P8">root@AlexanderCoretchi:/usr/local/src# </text:p>
      <text:p text:style-name="P8">root@AlexanderCoretchi:/usr/local/src# </text:p>
      <text:p text:style-name="P8">root@AlexanderCoretchi:/usr/local/src# </text:p>
      <text:p text:style-name="P8">root@AlexanderCoretchi:/usr/local/src# </text:p>
      <text:p text:style-name="P8">root@AlexanderCoretchi:/usr/local/src# ls</text:p>
      <text:p text:style-name="P8">asterisk-16.27.0 <text:s text:c="20"/>mysql-connector-odbc-8.0.22-linux-glibc2.12-x86-64bit</text:p>
      <text:p text:style-name="P8">asterisk-16-current.tar.gz <text:s text:c="10"/>mysql-connector-odbc-8.0.22-linux-glibc2.12-x86-64bit.tar.gz</text:p>
      <text:p text:style-name="P8">bison_2.7.1.dfsg-1_amd64.deb <text:s text:c="8"/>pecl-text-wddx-master</text:p>
      <text:p text:style-name="P8">gateway-1.4.5 <text:s text:c="23"/>percona-release_latest.focal_all.deb</text:p>
      <text:p text:style-name="P8">gateway-1.4.5.tar.gz <text:s text:c="16"/>wddx.zip</text:p>
      <text:p text:style-name="P8">libbison-dev_2.7.1.dfsg-1_amd64.deb</text:p>
      <text:p text:style-name="P8">root@AlexanderCoretchi:/usr/local/src# </text:p>
      <text:p text:style-name="P8">root@AlexanderCoretchi:/usr/local/src# </text:p>
      <text:p text:style-name="P8">root@AlexanderCoretchi:/usr/local/src# ls</text:p>
      <text:p text:style-name="P8">asterisk-16.27.0 <text:s text:c="20"/>mysql-connector-odbc-8.0.22-linux-glibc2.12-x86-64bit</text:p>
      <text:p text:style-name="P8">asterisk-16-current.tar.gz <text:s text:c="10"/>mysql-connector-odbc-8.0.22-linux-glibc2.12-x86-64bit.tar.gz</text:p>
      <text:p text:style-name="P8">bison_2.7.1.dfsg-1_amd64.deb <text:s text:c="8"/>pecl-text-wddx-master</text:p>
      <text:p text:style-name="P8">gateway-1.4.5 <text:s text:c="23"/>percona-release_latest.focal_all.deb</text:p>
      <text:p text:style-name="P8">gateway-1.4.5.tar.gz <text:s text:c="16"/>wddx.zip</text:p>
      <text:p text:style-name="P8">libbison-dev_2.7.1.dfsg-1_amd64.deb</text:p>
      <text:p text:style-name="P8">root@AlexanderCoretchi:/usr/local/src# </text:p>
      <text:p text:style-name="P8">root@AlexanderCoretchi:/usr/local/src# cd asterisk-16.27.0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./configure --prefix=/opt/asterisk16_ussd_1/ --with-jansson-bundled</text:p>
      <text:p text:style-name="P8">checking build system type... x86_64-pc-linux-gnu</text:p>
      <text:p text:style-name="P8">checking host system type... x86_64-pc-linux-gnu</text:p>
      <text:p text:style-name="P8">checking for gcc... gcc</text:p>
      <text:p text:style-name="P8">checking whether the C compiler works... yes</text:p>
      <text:p text:style-name="P8">checking for C compiler default output file name... a.out</text:p>
      <text:p text:style-name="P8">checking for suffix of executables... </text:p>
      <text:p text:style-name="P8">checking whether we are cross compiling... no</text:p>
      <text:p text:style-name="P8">checking for suffix of object files... o</text:p>
      <text:p text:style-name="P8">checking whether the compiler supports GNU C... yes</text:p>
      <text:p text:style-name="P8">checking whether gcc accepts -g... yes</text:p>
      <text:p text:style-name="P8">checking for gcc option to enable C11 features... none needed</text:p>
      <text:p text:style-name="P8">checking for stdio.h... yes</text:p>
      <text:p text:style-name="P8"><text:soft-page-break/>checking for stdlib.h... yes</text:p>
      <text:p text:style-name="P8">checking for string.h... yes</text:p>
      <text:p text:style-name="P8">checking for inttypes.h... yes</text:p>
      <text:p text:style-name="P8">checking for stdint.h... yes</text:p>
      <text:p text:style-name="P8">checking for strings.h... yes</text:p>
      <text:p text:style-name="P8">checking for sys/stat.h... yes</text:p>
      <text:p text:style-name="P8">checking for sys/types.h... yes</text:p>
      <text:p text:style-name="P8">checking for unistd.h... yes</text:p>
      <text:p text:style-name="P8">checking for wchar.h... yes</text:p>
      <text:p text:style-name="P8">checking for minix/config.h... no</text:p>
      <text:p text:style-name="P8">checking for sys/time.h... yes</text:p>
      <text:p text:style-name="P8">checking for sys/param.h... yes</text:p>
      <text:p text:style-name="P8">checking for sys/select.h... yes</text:p>
      <text:p text:style-name="P8">checking for sys/socket.h... yes</text:p>
      <text:p text:style-name="P8">checking for utime.h... yes</text:p>
      <text:p text:style-name="P8">checking whether it is safe to define __EXTENSIONS__... yes</text:p>
      <text:p text:style-name="P8">checking whether _XOPEN_SOURCE should be defined... no</text:p>
      <text:p text:style-name="P8">checking whether char is unsigned... no</text:p>
      <text:p text:style-name="P8">checking for uname... /usr/bin/uname</text:p>
      <text:p text:style-name="P8">checking for g++... g++</text:p>
      <text:p text:style-name="P8">checking whether the compiler supports GNU C++... yes</text:p>
      <text:p text:style-name="P8">checking whether g++ accepts -g... yes</text:p>
      <text:p text:style-name="P8">checking for g++ option to enable C++11 features... none needed</text:p>
      <text:p text:style-name="P8">checking how to run the C preprocessor... gcc -E</text:p>
      <text:p text:style-name="P8">checking how to run the C++ preprocessor... g++ -E</text:p>
      <text:p text:style-name="P8">checking for a sed that does not truncate output... /usr/bin/sed</text:p>
      <text:p text:style-name="P8">checking for egrep... grep -E</text:p>
      <text:p text:style-name="P8">checking for ld used by gcc... /usr/bin/ld</text:p>
      <text:p text:style-name="P8">checking if the linker (/usr/bin/ld) is GNU ld... yes</text:p>
      <text:p text:style-name="P8">checking for gawk... gawk</text:p>
      <text:p text:style-name="P8">checking for a BSD-compatible install... /usr/bin/install -c</text:p>
      <text:p text:style-name="P8">checking whether ln -s works... yes</text:p>
      <text:p text:style-name="P8">checking for ranlib... ranlib</text:p>
      <text:p text:style-name="P8">checking for GNU make... make</text:p>
      <text:p text:style-name="P8">checking for grep that handles long lines and -e... /usr/bin/grep</text:p>
      <text:p text:style-name="P8">checking for egrep... /usr/bin/grep -E</text:p>
      <text:p text:style-name="P8">checking for strip... strip</text:p>
      <text:p text:style-name="P8">checking for ar... ar</text:p>
      <text:p text:style-name="P8">checking for bison... /usr/bin/bison</text:p>
      <text:p text:style-name="P8">checking for cmp... /usr/bin/cmp</text:p>
      <text:p text:style-name="P8">checking for cat... /usr/bin/cat</text:p>
      <text:p text:style-name="P8">checking for cut... /usr/bin/cut</text:p>
      <text:p text:style-name="P8">checking for flex... :</text:p>
      <text:p text:style-name="P8">checking for grep... (cached) /usr/bin/grep</text:p>
      <text:p text:style-name="P8">checking for python2.7... no</text:p>
      <text:p text:style-name="P8">checking for python2... no</text:p>
      <text:p text:style-name="P8">checking for python... no</text:p>
      <text:p text:style-name="P8">checking for python3... /usr/bin/python3</text:p>
      <text:p text:style-name="P8">checking for find... /usr/bin/find</text:p>
      <text:p text:style-name="P8"><text:soft-page-break/>checking for basename... /usr/bin/basename</text:p>
      <text:p text:style-name="P8">checking for dirname... /usr/bin/dirname</text:p>
      <text:p text:style-name="P8">checking for sh... /bin/bash</text:p>
      <text:p text:style-name="P8">checking for ln... /usr/bin/ln</text:p>
      <text:p text:style-name="P8">checking for doxygen... :</text:p>
      <text:p text:style-name="P8">checking for dot... :</text:p>
      <text:p text:style-name="P8">checking for wget... /usr/bin/wget</text:p>
      <text:p text:style-name="P8">checking for curl... /usr/bin/curl</text:p>
      <text:p text:style-name="P8">checking for xmllint... :</text:p>
      <text:p text:style-name="P8">checking for xmlstarlet... no</text:p>
      <text:p text:style-name="P8">checking for xml... no</text:p>
      <text:p text:style-name="P8">checking for bash... /bin/bash</text:p>
      <text:p text:style-name="P8">checking for git... /usr/bin/git</text:p>
      <text:p text:style-name="P8">checking for alembic... :</text:p>
      <text:p text:style-name="P8">checking for bzip2... /usr/bin/bzip2</text:p>
      <text:p text:style-name="P8">checking for tar... /usr/bin/tar</text:p>
      <text:p text:style-name="P8">checking for patch... /usr/bin/patch</text:p>
      <text:p text:style-name="P8">checking for sed... (cached) /usr/bin/sed</text:p>
      <text:p text:style-name="P8">checking for nm... /usr/bin/nm</text:p>
      <text:p text:style-name="P8">checking for realpath... /usr/bin/realpath</text:p>
      <text:p text:style-name="P8">checking for ldconfig... /usr/sbin/ldconfig</text:p>
      <text:p text:style-name="P8">checking for sha1sum... /usr/bin/sha1sum</text:p>
      <text:p text:style-name="P8">checking for openssl... /usr/bin/openssl</text:p>
      <text:p text:style-name="P8">checking for pkg-config... /usr/bin/pkg-config</text:p>
      <text:p text:style-name="P8">checking pkg-config is at least version 0.9.0... yes</text:p>
      <text:p text:style-name="P8">checking for bison that supports parse-param... /usr/bin/bison</text:p>
      <text:p text:style-name="P8">checking for soxmix... no</text:p>
      <text:p text:style-name="P8">checking for md5... no</text:p>
      <text:p text:style-name="P8">checking for md5sum... md5sum</text:p>
      <text:p text:style-name="P8">checking for a sed that does not truncate output... (cached) /usr/bin/sed</text:p>
      <text:p text:style-name="P8">checking whether gcc is Clang... no</text:p>
      <text:p text:style-name="P8">checking whether pthreads work with -pthread... yes</text:p>
      <text:p text:style-name="P8">checking for joinable pthread attribute... PTHREAD_CREATE_JOINABLE</text:p>
      <text:p text:style-name="P8">checking whether more special flags are required for pthreads... no</text:p>
      <text:p text:style-name="P8">checking for PTHREAD_PRIO_INHERIT... yes</text:p>
      <text:p text:style-name="P8">checking for RAII support... checking for gcc -fnested-functions... no</text:p>
      <text:p text:style-name="P8">checking for clang strsep/strcmp optimization... no</text:p>
      <text:p text:style-name="P8">configure: checking OPENSSL with pkg-config</text:p>
      <text:p text:style-name="P8">configure: checking whether system openssl &gt; 1.1.0</text:p>
      <text:p text:style-name="P8">checking for openssl &gt;= 1.1.0... yes</text:p>
      <text:p text:style-name="P8">checking for embedded jansson (may have to download)... configuring</text:p>
      <text:p text:style-name="P8">checking for bundled jansson... yes</text:p>
      <text:p text:style-name="P8">checking for embedded pjproject (may have to download)... configuring</text:p>
      <text:p text:style-name="P8">checking for bundled pjproject... yes</text:p>
      <text:p text:style-name="P8">checking for gawk... (cached) gawk</text:p>
      <text:p text:style-name="P8">checking for curl-config... /usr/bin/curl-config</text:p>
      <text:p text:style-name="P8">checking for the version of libcurl... 7.68.0</text:p>
      <text:p text:style-name="P8">checking for libcurl &gt;= version 7.10.1... yes</text:p>
      <text:p text:style-name="P8">checking whether libcurl is usable... yes</text:p>
      <text:p text:style-name="P8"><text:soft-page-break/>checking for curl_free... yes</text:p>
      <text:p text:style-name="P8">checking for size_t... yes</text:p>
      <text:p text:style-name="P8">checking for working alloca.h... yes</text:p>
      <text:p text:style-name="P8">checking for alloca... yes</text:p>
      <text:p text:style-name="P8">checking for dirent.h that defines DIR... yes</text:p>
      <text:p text:style-name="P8">checking for library containing opendir... none required</text:p>
      <text:p text:style-name="P8">checking for sys/wait.h that is POSIX.1 compatible... yes</text:p>
      <text:p text:style-name="P8">checking for sys/types.h... (cached) yes</text:p>
      <text:p text:style-name="P8">checking for netinet/in.h... yes</text:p>
      <text:p text:style-name="P8">checking for arpa/nameser.h... yes</text:p>
      <text:p text:style-name="P8">checking for netdb.h... yes</text:p>
      <text:p text:style-name="P8">checking for resolv.h... yes</text:p>
      <text:p text:style-name="P8">checking for arpa/nameser.h... (cached) yes</text:p>
      <text:p text:style-name="P8">checking for assert.h... yes</text:p>
      <text:p text:style-name="P8">checking for ctype.h... yes</text:p>
      <text:p text:style-name="P8">checking for dlfcn.h... yes</text:p>
      <text:p text:style-name="P8">checking for errno.h... yes</text:p>
      <text:p text:style-name="P8">checking for fcntl.h... yes</text:p>
      <text:p text:style-name="P8">checking for float.h... yes</text:p>
      <text:p text:style-name="P8">checking for grp.h... yes</text:p>
      <text:p text:style-name="P8">checking for inttypes.h... (cached) yes</text:p>
      <text:p text:style-name="P8">checking for limits.h... yes</text:p>
      <text:p text:style-name="P8">checking for locale.h... yes</text:p>
      <text:p text:style-name="P8">checking for math.h... yes</text:p>
      <text:p text:style-name="P8">checking for pwd.h... yes</text:p>
      <text:p text:style-name="P8">checking for netinet/in.h... (cached) yes</text:p>
      <text:p text:style-name="P8">checking for regex.h... yes</text:p>
      <text:p text:style-name="P8">checking for sched.h... yes</text:p>
      <text:p text:style-name="P8">checking for stdarg.h... yes</text:p>
      <text:p text:style-name="P8">checking for stdint.h... (cached) yes</text:p>
      <text:p text:style-name="P8">checking for stdio.h... (cached) yes</text:p>
      <text:p text:style-name="P8">checking for stdlib.h... (cached) yes</text:p>
      <text:p text:style-name="P8">checking for string.h... (cached) yes</text:p>
      <text:p text:style-name="P8">checking for syslog.h... yes</text:p>
      <text:p text:style-name="P8">checking for sys/file.h... yes</text:p>
      <text:p text:style-name="P8">checking for sys/ioctl.h... yes</text:p>
      <text:p text:style-name="P8">checking for sys/param.h... (cached) yes</text:p>
      <text:p text:style-name="P8">checking for sys/resource.h... yes</text:p>
      <text:p text:style-name="P8">checking for sys/socket.h... (cached) yes</text:p>
      <text:p text:style-name="P8">checking for sys/stat.h... (cached) yes</text:p>
      <text:p text:style-name="P8">checking for sys/time.h... (cached) yes</text:p>
      <text:p text:style-name="P8">checking for sys/types.h... (cached) yes</text:p>
      <text:p text:style-name="P8">checking for sys/un.h... yes</text:p>
      <text:p text:style-name="P8">checking for termios.h... yes</text:p>
      <text:p text:style-name="P8">checking for time.h... yes</text:p>
      <text:p text:style-name="P8">checking for unistd.h... (cached) yes</text:p>
      <text:p text:style-name="P8">checking for arpa/inet.h... yes</text:p>
      <text:p text:style-name="P8">checking for libintl.h... yes</text:p>
      <text:p text:style-name="P8">checking for malloc.h... yes</text:p>
      <text:p text:style-name="P8"><text:soft-page-break/>checking for netdb.h... (cached) yes</text:p>
      <text:p text:style-name="P8">checking for stddef.h... yes</text:p>
      <text:p text:style-name="P8">checking for strings.h... (cached) yes</text:p>
      <text:p text:style-name="P8">checking for sys/event.h... no</text:p>
      <text:p text:style-name="P8">checking for utime.h... (cached) yes</text:p>
      <text:p text:style-name="P8">checking for libedit... yes</text:p>
      <text:p text:style-name="P8">checking for Testing for libedit unicode support... yes</text:p>
      <text:p text:style-name="P8">checking for uuid_generate_random in -luuid... yes</text:p>
      <text:p text:style-name="P8">checking for uuid/uuid.h... yes</text:p>
      <text:p text:style-name="P8">checking for clock_gettime in -lrt... yes</text:p>
      <text:p text:style-name="P8">checking for libxml-2.0... yes</text:p>
      <text:p text:style-name="P8">checking for uriParseUriA in -luriparser... no</text:p>
      <text:p text:style-name="P8">checking for xsltLoadStylesheetPI in -lxslt... no</text:p>
      <text:p text:style-name="P8">checking for xsltCleanupGlobals in -lxslt... no</text:p>
      <text:p text:style-name="P8">checking for xlocale.h... no</text:p>
      <text:p text:style-name="P8">checking for winsock.h... no</text:p>
      <text:p text:style-name="P8">checking for winsock2.h... no</text:p>
      <text:p text:style-name="P8">checking for sys/poll.h... yes</text:p>
      <text:p text:style-name="P8">checking for special C compiler options needed for large files... no</text:p>
      <text:p text:style-name="P8">checking for _FILE_OFFSET_BITS value needed for large files... no</text:p>
      <text:p text:style-name="P8">checking for _Bool... yes</text:p>
      <text:p text:style-name="P8">checking for stdbool.h that conforms to C99... yes</text:p>
      <text:p text:style-name="P8">checking for an ANSI C-conforming const... yes</text:p>
      <text:p text:style-name="P8">checking for uid_t in sys/types.h... yes</text:p>
      <text:p text:style-name="P8">checking for inline... inline</text:p>
      <text:p text:style-name="P8">checking for long double with more range or precision than double... yes</text:p>
      <text:p text:style-name="P8">checking for mode_t... yes</text:p>
      <text:p text:style-name="P8">checking for off_t... yes</text:p>
      <text:p text:style-name="P8">checking for pid_t... yes</text:p>
      <text:p text:style-name="P8">checking for size_t... (cached) yes</text:p>
      <text:p text:style-name="P8">checking for struct stat.st_blksize... yes</text:p>
      <text:p text:style-name="P8">checking for struct ucred.uid... yes</text:p>
      <text:p text:style-name="P8">checking for struct ucred.cr_uid... no</text:p>
      <text:p text:style-name="P8">checking for struct sockpeercred.uid... no</text:p>
      <text:p text:style-name="P8">checking for struct ifreq.ifr_ifru.ifru_hwaddr... yes</text:p>
      <text:p text:style-name="P8">checking whether struct tm is in sys/time.h or time.h... time.h</text:p>
      <text:p text:style-name="P8">checking for working volatile... yes</text:p>
      <text:p text:style-name="P8">checking for ptrdiff_t... yes</text:p>
      <text:p text:style-name="P8">checking for struct stat.st_mtim... yes</text:p>
      <text:p text:style-name="P8">checking for struct stat.st_mtimensec... no</text:p>
      <text:p text:style-name="P8">checking for struct stat.st_mtimespec... no</text:p>
      <text:p text:style-name="P8">checking for working chown... yes</text:p>
      <text:p text:style-name="P8">checking whether closedir returns void... no</text:p>
      <text:p text:style-name="P8">checking for error_at_line... yes</text:p>
      <text:p text:style-name="P8">checking for vfork.h... no</text:p>
      <text:p text:style-name="P8">checking for fork... yes</text:p>
      <text:p text:style-name="P8">checking for vfork... yes</text:p>
      <text:p text:style-name="P8">checking for working fork... yes</text:p>
      <text:p text:style-name="P8">checking for working vfork... (cached) yes</text:p>
      <text:p text:style-name="P8"><text:soft-page-break/>checking for _LARGEFILE_SOURCE value needed for large files... no</text:p>
      <text:p text:style-name="P8">checking whether gcc needs -traditional... no</text:p>
      <text:p text:style-name="P8">checking for working memcmp... yes</text:p>
      <text:p text:style-name="P8">checking for getpagesize... yes</text:p>
      <text:p text:style-name="P8">checking for vprintf... yes</text:p>
      <text:p text:style-name="P8">checking for working mmap... yes</text:p>
      <text:p text:style-name="P8">checking types of arguments for select... int,fd_set *,struct timeval *</text:p>
      <text:p text:style-name="P8">checking whether lstat correctly handles trailing slash... yes</text:p>
      <text:p text:style-name="P8">checking whether stat accepts an empty string... no</text:p>
      <text:p text:style-name="P8">checking for working strcoll... yes</text:p>
      <text:p text:style-name="P8">checking for strftime... yes</text:p>
      <text:p text:style-name="P8">checking for working strnlen... yes</text:p>
      <text:p text:style-name="P8">checking for working strtod... yes</text:p>
      <text:p text:style-name="P8">checking whether utime accepts a null argument... yes</text:p>
      <text:p text:style-name="P8">checking for asprintf... yes</text:p>
      <text:p text:style-name="P8">checking for atexit... yes</text:p>
      <text:p text:style-name="P8">checking for closefrom... no</text:p>
      <text:p text:style-name="P8">checking for dup2... yes</text:p>
      <text:p text:style-name="P8">checking for eaccess... yes</text:p>
      <text:p text:style-name="P8">checking for endpwent... yes</text:p>
      <text:p text:style-name="P8">checking for euidaccess... yes</text:p>
      <text:p text:style-name="P8">checking for ffsll... yes</text:p>
      <text:p text:style-name="P8">checking for ftruncate... yes</text:p>
      <text:p text:style-name="P8">checking for getcwd... yes</text:p>
      <text:p text:style-name="P8">checking for gethostbyname... yes</text:p>
      <text:p text:style-name="P8">checking for gethostname... yes</text:p>
      <text:p text:style-name="P8">checking for getloadavg... yes</text:p>
      <text:p text:style-name="P8">checking for gettimeofday... yes</text:p>
      <text:p text:style-name="P8">checking for glob... yes</text:p>
      <text:p text:style-name="P8">checking for ioperm... yes</text:p>
      <text:p text:style-name="P8">checking for inet_ntoa... yes</text:p>
      <text:p text:style-name="P8">checking for isascii... yes</text:p>
      <text:p text:style-name="P8">checking for memchr... yes</text:p>
      <text:p text:style-name="P8">checking for memmove... yes</text:p>
      <text:p text:style-name="P8">checking for memset... yes</text:p>
      <text:p text:style-name="P8">checking for mkdir... yes</text:p>
      <text:p text:style-name="P8">checking for mkdtemp... yes</text:p>
      <text:p text:style-name="P8">checking for munmap... yes</text:p>
      <text:p text:style-name="P8">checking for newlocale... yes</text:p>
      <text:p text:style-name="P8">checking for pipe2... yes</text:p>
      <text:p text:style-name="P8">checking for ppoll... yes</text:p>
      <text:p text:style-name="P8">checking for putenv... yes</text:p>
      <text:p text:style-name="P8">checking for re_comp... yes</text:p>
      <text:p text:style-name="P8">checking for regcomp... yes</text:p>
      <text:p text:style-name="P8">checking for select... yes</text:p>
      <text:p text:style-name="P8">checking for setenv... yes</text:p>
      <text:p text:style-name="P8">checking for socket... yes</text:p>
      <text:p text:style-name="P8">checking for strcasecmp... yes</text:p>
      <text:p text:style-name="P8">checking for strcasestr... yes</text:p>
      <text:p text:style-name="P8"><text:soft-page-break/>checking for strchr... yes</text:p>
      <text:p text:style-name="P8">checking for strcspn... yes</text:p>
      <text:p text:style-name="P8">checking for strdup... yes</text:p>
      <text:p text:style-name="P8">checking for strerror... yes</text:p>
      <text:p text:style-name="P8">checking for strlcat... no</text:p>
      <text:p text:style-name="P8">checking for strlcpy... no</text:p>
      <text:p text:style-name="P8">checking for strncasecmp... yes</text:p>
      <text:p text:style-name="P8">checking for strndup... yes</text:p>
      <text:p text:style-name="P8">checking for strnlen... yes</text:p>
      <text:p text:style-name="P8">checking for strrchr... yes</text:p>
      <text:p text:style-name="P8">checking for strsep... yes</text:p>
      <text:p text:style-name="P8">checking for strspn... yes</text:p>
      <text:p text:style-name="P8">checking for strstr... yes</text:p>
      <text:p text:style-name="P8">checking for strtod... (cached) yes</text:p>
      <text:p text:style-name="P8">checking for strtol... yes</text:p>
      <text:p text:style-name="P8">checking for strtold... yes</text:p>
      <text:p text:style-name="P8">checking for strtoq... yes</text:p>
      <text:p text:style-name="P8">checking for unsetenv... yes</text:p>
      <text:p text:style-name="P8">checking for uselocale... yes</text:p>
      <text:p text:style-name="P8">checking for utime... yes</text:p>
      <text:p text:style-name="P8">checking for vasprintf... yes</text:p>
      <text:p text:style-name="P8">checking for getpeereid... no</text:p>
      <text:p text:style-name="P8">checking for sysctl... yes</text:p>
      <text:p text:style-name="P8">checking for swapctl... no</text:p>
      <text:p text:style-name="P8">checking for malloc_trim... yes</text:p>
      <text:p text:style-name="P8">checking for htonll... no</text:p>
      <text:p text:style-name="P8">checking for ntohll... no</text:p>
      <text:p text:style-name="P8">checking for sqrt in -lm... yes</text:p>
      <text:p text:style-name="P8">checking for exp2... yes</text:p>
      <text:p text:style-name="P8">checking for log2... yes</text:p>
      <text:p text:style-name="P8">checking for exp10... yes</text:p>
      <text:p text:style-name="P8">checking for log10... yes</text:p>
      <text:p text:style-name="P8">checking for sin... yes</text:p>
      <text:p text:style-name="P8">checking for cos... yes</text:p>
      <text:p text:style-name="P8">checking for tan... yes</text:p>
      <text:p text:style-name="P8">checking for asin... yes</text:p>
      <text:p text:style-name="P8">checking for acos... yes</text:p>
      <text:p text:style-name="P8">checking for atan... yes</text:p>
      <text:p text:style-name="P8">checking for atan2... yes</text:p>
      <text:p text:style-name="P8">checking for pow... yes</text:p>
      <text:p text:style-name="P8">checking for rint... yes</text:p>
      <text:p text:style-name="P8">checking for exp... yes</text:p>
      <text:p text:style-name="P8">checking for log... yes</text:p>
      <text:p text:style-name="P8">checking for remainder... yes</text:p>
      <text:p text:style-name="P8">checking for fmod... yes</text:p>
      <text:p text:style-name="P8">checking for round... yes</text:p>
      <text:p text:style-name="P8">checking for roundf... yes</text:p>
      <text:p text:style-name="P8">checking for trunc... yes</text:p>
      <text:p text:style-name="P8">checking for floor... yes</text:p>
      <text:p text:style-name="P8"><text:soft-page-break/>checking for ceil... yes</text:p>
      <text:p text:style-name="P8">checking for exp2l... yes</text:p>
      <text:p text:style-name="P8">checking for log2l... yes</text:p>
      <text:p text:style-name="P8">checking for exp10l... yes</text:p>
      <text:p text:style-name="P8">checking for log10l... yes</text:p>
      <text:p text:style-name="P8">checking for sinl... yes</text:p>
      <text:p text:style-name="P8">checking for cosl... yes</text:p>
      <text:p text:style-name="P8">checking for tanl... yes</text:p>
      <text:p text:style-name="P8">checking for asinl... yes</text:p>
      <text:p text:style-name="P8">checking for acosl... yes</text:p>
      <text:p text:style-name="P8">checking for atanl... yes</text:p>
      <text:p text:style-name="P8">checking for atan2l... yes</text:p>
      <text:p text:style-name="P8">checking for powl... yes</text:p>
      <text:p text:style-name="P8">checking for sqrtl... yes</text:p>
      <text:p text:style-name="P8">checking for rintl... yes</text:p>
      <text:p text:style-name="P8">checking for expl... yes</text:p>
      <text:p text:style-name="P8">checking for logl... yes</text:p>
      <text:p text:style-name="P8">checking for remainderl... yes</text:p>
      <text:p text:style-name="P8">checking for fmodl... yes</text:p>
      <text:p text:style-name="P8">checking for roundl... yes</text:p>
      <text:p text:style-name="P8">checking for truncl... yes</text:p>
      <text:p text:style-name="P8">checking for floorl... yes</text:p>
      <text:p text:style-name="P8">checking for ceill... yes</text:p>
      <text:p text:style-name="P8">checking for LLONG_MAX in limits.h... yes</text:p>
      <text:p text:style-name="P8">checking for timersub in time.h... yes</text:p>
      <text:p text:style-name="P8">checking for a version of GNU ld that supports the --dynamic-list flag... yes</text:p>
      <text:p text:style-name="P8">checking for sys/poll.h... (cached) yes</text:p>
      <text:p text:style-name="P8">checking for inet_aton... yes</text:p>
      <text:p text:style-name="P8">checking for IP_PKTINFO... yes</text:p>
      <text:p text:style-name="P8">checking for gcc options needed to detect all undeclared functions... none needed</text:p>
      <text:p text:style-name="P8">checking whether gethostbyname_r is declared... yes</text:p>
      <text:p text:style-name="P8">checking for library containing gethostbyname_r... none required</text:p>
      <text:p text:style-name="P8">checking for gethostbyname_r with 6 arguments... yes</text:p>
      <text:p text:style-name="P8">checking for gethostbyname_r with 5 arguments... no</text:p>
      <text:p text:style-name="P8">checking for byteswap.h... yes</text:p>
      <text:p text:style-name="P8">checking for __swap16 variant of &lt;sys/endian.h&gt; byteswapping macros... no</text:p>
      <text:p text:style-name="P8">checking for bswap16 variant of &lt;sys/endian.h&gt; byteswapping macros... no</text:p>
      <text:p text:style-name="P8">checking for locale_t in locale.h... yes</text:p>
      <text:p text:style-name="P8">checking for O_EVTONLY in fcntl.h... no</text:p>
      <text:p text:style-name="P8">checking for O_SYMLINK in fcntl.h... no</text:p>
      <text:p text:style-name="P8">checking for PTHREAD_RWLOCK_INITIALIZER in pthread.h... yes</text:p>
      <text:p text:style-name="P8">checking for PTHREAD_RWLOCK_PREFER_WRITER_NP in pthread.h... yes</text:p>
      <text:p text:style-name="P8">checking for PTHREAD_MUTEX_RECURSIVE_NP in pthread.h... yes</text:p>
      <text:p text:style-name="P8">checking for PTHREAD_MUTEX_ADAPTIVE_NP in pthread.h... yes</text:p>
      <text:p text:style-name="P8">checking for pthread_spinlock_t in pthread.h... yes</text:p>
      <text:p text:style-name="P8">checking for pthread_rwlock_timedwrlock() in pthread.h... yes</text:p>
      <text:p text:style-name="P8">checking for working unnamed semaphores... yes</text:p>
      <text:p text:style-name="P8">checking if PTHREAD_ONCE_INIT needs braces... no</text:p>
      <text:p text:style-name="P8">checking for PTHREAD_RECURSIVE_MUTEX_INITIALIZER_NP in pthread.h... yes</text:p>
      <text:p text:style-name="P8"><text:soft-page-break/>checking whether we can compare a mutex to its initial value... no</text:p>
      <text:p text:style-name="P8">checking for sys/thr.h... no</text:p>
      <text:p text:style-name="P8">checking for compiler sync operations... yes</text:p>
      <text:p text:style-name="P8">checking for compiler atomic operations... yes</text:p>
      <text:p text:style-name="P8">checking if your system printf is NULL-safe.... (null)yes</text:p>
      <text:p text:style-name="P8">checking if socket() accepts SOCK_NONBLOCK... yes</text:p>
      <text:p text:style-name="P8">checking if we can increase the maximum select-able file descriptor... no</text:p>
      <text:p text:style-name="P8">checking if we have usable eventfd support... yes</text:p>
      <text:p text:style-name="P8">checking for compiler 'attribute pure' support... yes</text:p>
      <text:p text:style-name="P8">checking for compiler 'attribute malloc' support... yes</text:p>
      <text:p text:style-name="P8">checking for compiler 'attribute const' support... yes</text:p>
      <text:p text:style-name="P8">checking for compiler 'attribute unused' support... yes</text:p>
      <text:p text:style-name="P8">checking for compiler 'attribute always_inline' support... no</text:p>
      <text:p text:style-name="P8">checking for compiler 'attribute deprecated' support... yes</text:p>
      <text:p text:style-name="P8">checking for compiler 'attribute sentinel' support... yes</text:p>
      <text:p text:style-name="P8">checking for compiler 'attribute warn_unused_result' support... yes</text:p>
      <text:p text:style-name="P8">checking for compiler 'attribute may_alias' support... yes</text:p>
      <text:p text:style-name="P8">checking for compiler 'attribute constructor' support... yes</text:p>
      <text:p text:style-name="P8">checking for compiler 'attribute destructor' support... yes</text:p>
      <text:p text:style-name="P8">checking for compiler 'attribute noreturn' support... yes</text:p>
      <text:p text:style-name="P8">checking for -fsanitize=address support... yes</text:p>
      <text:p text:style-name="P8">checking for -fsanitize=thread support... yes</text:p>
      <text:p text:style-name="P8">checking for -fsanitize=leak support... yes</text:p>
      <text:p text:style-name="P8">checking for -fsanitize=undefined support... yes</text:p>
      <text:p text:style-name="P8">checking for -Wdeclaration-after-statement support... yes</text:p>
      <text:p text:style-name="P8">checking for -Wtrampolines support... yes</text:p>
      <text:p text:style-name="P8">checking for _FORTIFY_SOURCE support... yes</text:p>
      <text:p text:style-name="P8">checking for -fno-strict-overflow... yes</text:p>
      <text:p text:style-name="P8">checking for -Wno-format-truncation... yes</text:p>
      <text:p text:style-name="P8">checking for -Wno-stringop-truncation... yes</text:p>
      <text:p text:style-name="P8">checking for -Wshadow... yes</text:p>
      <text:p text:style-name="P8">checking for -march=native support... yes</text:p>
      <text:p text:style-name="P8">checking whether to use rpath... checking for sysinfo... yes</text:p>
      <text:p text:style-name="P8">checking for library containing res_9_ninit... no</text:p>
      <text:p text:style-name="P8">checking for res_ninit... yes</text:p>
      <text:p text:style-name="P8">checking for library containing res_9_ndestroy... no</text:p>
      <text:p text:style-name="P8">checking for res_ndestroy... no</text:p>
      <text:p text:style-name="P8">checking for library containing res_9_close... no</text:p>
      <text:p text:style-name="P8">checking for res_close... no</text:p>
      <text:p text:style-name="P8">checking for struct __res_state._u._ext.nsaddrs... yes</text:p>
      <text:p text:style-name="P8">checking for BIND_8_COMPAT required... no</text:p>
      <text:p text:style-name="P8">checking for GLOB_NOMAGIC in glob.h... yes</text:p>
      <text:p text:style-name="P8">checking for GLOB_BRACE in glob.h... yes</text:p>
      <text:p text:style-name="P8">checking for RTLD_NOLOAD in dlfcn.h... yes</text:p>
      <text:p text:style-name="P8">checking for IP_MTU_DISCOVER in netinet/in.h... yes</text:p>
      <text:p text:style-name="P8">checking size of int... 4</text:p>
      <text:p text:style-name="P8">checking size of long... 8</text:p>
      <text:p text:style-name="P8">checking size of long long... 8</text:p>
      <text:p text:style-name="P8">checking size of char *... 8</text:p>
      <text:p text:style-name="P8"><text:soft-page-break/>checking size of long... (cached) 8</text:p>
      <text:p text:style-name="P8">checking size of long long... (cached) 8</text:p>
      <text:p text:style-name="P8">checking size of fd_set.fds_bits... (cached) 8</text:p>
      <text:p text:style-name="P8">checking for dladdr in dlfcn.h... yes</text:p>
      <text:p text:style-name="P8">checking for snd_pcm_open in -lasound... no</text:p>
      <text:p text:style-name="P8">checking for bfd_openr in -lbfd... no</text:p>
      <text:p text:style-name="P8">checking for bfd_openr in -lbfd... (cached) no</text:p>
      <text:p text:style-name="P8">checking for bfd_openr in -lbfd... (cached) no</text:p>
      <text:p text:style-name="P8">checking for cap_from_text in -lcap... no</text:p>
      <text:p text:style-name="P8">checking for DAHDI_RESET_COUNTERS in dahdi/user.h... yes</text:p>
      <text:p text:style-name="P8">checking for DAHDI_POLICY_HALF_FULL in dahdi/user.h... yes</text:p>
      <text:p text:style-name="P8">checking for enhanced dahdi vmwi support... yes</text:p>
      <text:p text:style-name="P8">checking if "int foo = DAHDI_ECHOCANCEL_FAX_MODE" compiles using dahdi/user.h... yes</text:p>
      <text:p text:style-name="P8">checking for getifaddrs() support... yes</text:p>
      <text:p text:style-name="P8">checking for timerfd support... yes</text:p>
      <text:p text:style-name="P8">checking for gsm_create in -lgsm... no</text:p>
      <text:p text:style-name="P8">checking for libilbc... no</text:p>
      <text:p text:style-name="P8">checking for iconv_open in -liconv... no</text:p>
      <text:p text:style-name="P8">checking for libiconv_open in -liconv... no</text:p>
      <text:p text:style-name="P8">checking for iconv_close in -lc... yes</text:p>
      <text:p text:style-name="P8">checking for iconv.h... yes</text:p>
      <text:p text:style-name="P8">checking for icaltimezone_get_utc_timezone in -lical... no</text:p>
      <text:p text:style-name="P8">checking for iks_start_sasl in -liksemel... no</text:p>
      <text:p text:style-name="P8">checking for UW IMAP Toolkit c-client library... no</text:p>
      <text:p text:style-name="P8">checking for system c-client library...... no</text:p>
      <text:p text:style-name="P8">checking for SQLConnect in -liodbc... no</text:p>
      <text:p text:style-name="P8">checking for inotify_init in -lc... yes</text:p>
      <text:p text:style-name="P8">checking for sys/inotify.h... yes</text:p>
      <text:p text:style-name="P8">checking for jack_activate in -ljack... no</text:p>
      <text:p text:style-name="P8">checking for kqueue in -lc... no</text:p>
      <text:p text:style-name="P8">checking for kevent64... no</text:p>
      <text:p text:style-name="P8">checking for ldap_initialize in -lldap... no</text:p>
      <text:p text:style-name="P8">checking for mISDN_open in -lmISDN... no</text:p>
      <text:p text:style-name="P8">checking for mysql_config... /bin/mysql_config</text:p>
      <text:p text:style-name="P8">checking for MySQL client bool support... yes</text:p>
      <text:p text:style-name="P8">checking for MySQL client my_bool support... no</text:p>
      <text:p text:style-name="P8">checking for nbs_connect in -lnbs... no</text:p>
      <text:p text:style-name="P8">checking for neon-config... no</text:p>
      <text:p text:style-name="P8">checking for neon-config... no</text:p>
      <text:p text:style-name="P8">checking for netsnmp-agent... no</text:p>
      <text:p text:style-name="P8">checking for net-snmp-config... no</text:p>
      <text:p text:style-name="P8">checking for newtBell in -lnewt... yes</text:p>
      <text:p text:style-name="P8">checking for newt.h... yes</text:p>
      <text:p text:style-name="P8">checking for ub_ctx_delete in -lunbound... no</text:p>
      <text:p text:style-name="P8">checking for SQLConnect in -lodbc... yes</text:p>
      <text:p text:style-name="P8">checking for sql.h... yes</text:p>
      <text:p text:style-name="P8">checking for ogg_stream_init in -logg... no</text:p>
      <text:p text:style-name="P8">checking for backtrace in -lexecinfo... no</text:p>
      <text:p text:style-name="P8">checking for backtrace in -lc... yes</text:p>
      <text:p text:style-name="P8"><text:soft-page-break/>checking for execinfo.h... yes</text:p>
      <text:p text:style-name="P8">checking for ba2str in -lbluetooth... no</text:p>
      <text:p text:style-name="P8">checking for bs_version in -lbeanstalk... no</text:p>
      <text:p text:style-name="P8">checking for linux/soundcard.h... yes</text:p>
      <text:p text:style-name="P8">checking for pg_config... no</text:p>
      <text:p text:style-name="P8">checking for poptStrerror in -lpopt... no</text:p>
      <text:p text:style-name="P8">checking for portaudio-2.0... no</text:p>
      <text:p text:style-name="P8">checking for Pa_GetDeviceCount in -lportaudio... no</text:p>
      <text:p text:style-name="P8">checking for pri_connected_line_update in -lpri... yes</text:p>
      <text:p text:style-name="P8">checking for libpri.h... yes</text:p>
      <text:p text:style-name="P8">checking for pri_setup_ack in -lpri... yes</text:p>
      <text:p text:style-name="P8">checking for libpri.h... (cached) yes</text:p>
      <text:p text:style-name="P8">checking for pri_persistent_layer2_option in -lpri... yes</text:p>
      <text:p text:style-name="P8">checking for libpri.h... (cached) yes</text:p>
      <text:p text:style-name="P8">checking for pri_date_time_send_option in -lpri... yes</text:p>
      <text:p text:style-name="P8">checking for libpri.h... (cached) yes</text:p>
      <text:p text:style-name="P8">checking for pri_mwi_indicate_v2 in -lpri... yes</text:p>
      <text:p text:style-name="P8">checking for libpri.h... (cached) yes</text:p>
      <text:p text:style-name="P8">checking for pri_display_text in -lpri... yes</text:p>
      <text:p text:style-name="P8">checking for libpri.h... (cached) yes</text:p>
      <text:p text:style-name="P8">checking for pri_mwi_indicate in -lpri... yes</text:p>
      <text:p text:style-name="P8">checking for libpri.h... (cached) yes</text:p>
      <text:p text:style-name="P8">checking for pri_mcid_enable in -lpri... yes</text:p>
      <text:p text:style-name="P8">checking for libpri.h... (cached) yes</text:p>
      <text:p text:style-name="P8">checking for pri_connect_ack_enable in -lpri... yes</text:p>
      <text:p text:style-name="P8">checking for libpri.h... (cached) yes</text:p>
      <text:p text:style-name="P8">checking for pri_aoc_events_enable in -lpri... yes</text:p>
      <text:p text:style-name="P8">checking for libpri.h... (cached) yes</text:p>
      <text:p text:style-name="P8">checking for pri_transfer_enable in -lpri... yes</text:p>
      <text:p text:style-name="P8">checking for libpri.h... (cached) yes</text:p>
      <text:p text:style-name="P8">checking for pri_cc_enable in -lpri... yes</text:p>
      <text:p text:style-name="P8">checking for libpri.h... (cached) yes</text:p>
      <text:p text:style-name="P8">checking for pri_hangup_fix_enable in -lpri... yes</text:p>
      <text:p text:style-name="P8">checking for libpri.h... (cached) yes</text:p>
      <text:p text:style-name="P8">checking for pri_sr_set_called_subaddress in -lpri... yes</text:p>
      <text:p text:style-name="P8">checking for libpri.h... (cached) yes</text:p>
      <text:p text:style-name="P8">checking for pri_hold_enable in -lpri... yes</text:p>
      <text:p text:style-name="P8">checking for libpri.h... (cached) yes</text:p>
      <text:p text:style-name="P8">checking for pri_reroute_enable in -lpri... yes</text:p>
      <text:p text:style-name="P8">checking for libpri.h... (cached) yes</text:p>
      <text:p text:style-name="P8">checking for pri_sr_set_keypad_digits in -lpri... yes</text:p>
      <text:p text:style-name="P8">checking for libpri.h... (cached) yes</text:p>
      <text:p text:style-name="P8">checking for pri_progress_with_cause in -lpri... yes</text:p>
      <text:p text:style-name="P8">checking for libpri.h... (cached) yes</text:p>
      <text:p text:style-name="P8">checking for pri_set_inbanddisconnect in -lpri... yes</text:p>
      <text:p text:style-name="P8">checking for libpri.h... (cached) yes</text:p>
      <text:p text:style-name="P8">checking for pri_maintenance_service in -lpri... yes</text:p>
      <text:p text:style-name="P8">checking for libpri.h... (cached) yes</text:p>
      <text:p text:style-name="P8">checking for pri_sr_set_reversecharge in -lpri... yes</text:p>
      <text:p text:style-name="P8"><text:soft-page-break/>checking for libpri.h... (cached) yes</text:p>
      <text:p text:style-name="P8">checking for resample_open in -lresample... no</text:p>
      <text:p text:style-name="P8">checking for fftw_malloc in -lfftw3... no</text:p>
      <text:p text:style-name="P8">checking for sf_open in -lsndfile... no</text:p>
      <text:p text:style-name="P8">checking for minimum version of SpanDSP... no</text:p>
      <text:p text:style-name="P8">checking for ss7_set_isup_timer in -lss7... no</text:p>
      <text:p text:style-name="P8">checking for openr2_chan_new in -lopenr2... no</text:p>
      <text:p text:style-name="P8">checking for opus_encoder_create in -lopus... no</text:p>
      <text:p text:style-name="P8">checking for op_open_callbacks in -lopusfile... no</text:p>
      <text:p text:style-name="P8">checking for luaL_newstate in -llua5.4... no</text:p>
      <text:p text:style-name="P8">checking for luaL_newstate in -llua5.3... no</text:p>
      <text:p text:style-name="P8">checking for luaL_newstate in -llua5.2... no</text:p>
      <text:p text:style-name="P8">checking for luaL_newstate in -llua5.1... no</text:p>
      <text:p text:style-name="P8">checking for luaL_newstate in -llua... no</text:p>
      <text:p text:style-name="P8">checking for rc_read_config in -lfreeradius-client... no</text:p>
      <text:p text:style-name="P8">checking for rc_read_config in -lradiusclient-ng... no</text:p>
      <text:p text:style-name="P8">checking for rc_read_config in -lradcli... no</text:p>
      <text:p text:style-name="P8">checking for codec2_create in -lcodec2... no</text:p>
      <text:p text:style-name="P8">checking for cpg_join in -lcpg... no</text:p>
      <text:p text:style-name="P8">checking for corosync_cfg_state_track in -lcfg... no</text:p>
      <text:p text:style-name="P8">checking for speex_encode in -lspeex... yes</text:p>
      <text:p text:style-name="P8">checking for speex/speex.h... yes</text:p>
      <text:p text:style-name="P8">checking for speex_preprocess_ctl in -lspeex... no</text:p>
      <text:p text:style-name="P8">checking for speex_preprocess_ctl in -lspeexdsp... yes</text:p>
      <text:p text:style-name="P8">checking for speex/speex.h... (cached) yes</text:p>
      <text:p text:style-name="P8">checking for sqlite_exec in -lsqlite... no</text:p>
      <text:p text:style-name="P8">checking for sqlite3_open in -lsqlite3... yes</text:p>
      <text:p text:style-name="P8">checking for sqlite3.h... yes</text:p>
      <text:p text:style-name="P8">checking for crypt in -lcrypt... yes</text:p>
      <text:p text:style-name="P8">checking for crypt.h... yes</text:p>
      <text:p text:style-name="P8">checking for crypt... no</text:p>
      <text:p text:style-name="P8">checking for crypt_r in -lcrypt... yes</text:p>
      <text:p text:style-name="P8">checking for osp/osp.h... no</text:p>
      <text:p text:style-name="P8">checking for srtp_init in -lsrtp2... no</text:p>
      <text:p text:style-name="P8">checking for srtp_init in -lsrtp... no</text:p>
      <text:p text:style-name="P8">checking for gmime-3.0... no</text:p>
      <text:p text:style-name="P8">checking for gmime-2.6... no</text:p>
      <text:p text:style-name="P8">checking for gmime-2.4... no</text:p>
      <text:p text:style-name="P8">checking for gmime-2.2... no</text:p>
      <text:p text:style-name="P8">checking for gmime-2.0... no</text:p>
      <text:p text:style-name="P8">checking for malloc in -lhoard... no</text:p>
      <text:p text:style-name="P8">checking for dbinit in -lsybdb... no</text:p>
      <text:p text:style-name="P8">checking for tone_zone_find_by_num in -ltonezone... yes</text:p>
      <text:p text:style-name="P8">checking for tone_zone_find in -ltonezone... yes</text:p>
      <text:p text:style-name="P8">checking for dahdi/tonezone.h... yes</text:p>
      <text:p text:style-name="P8">checking for vorbis_info_init in -lvorbis... no</text:p>
      <text:p text:style-name="P8">checking for OV_CALLBACKS_NOCLOSE declared in vorbis/vorbisfile.h... no</text:p>
      <text:p text:style-name="P8">checking for vpb_open in -lvpb... no</text:p>
      <text:p text:style-name="P8">checking for compress in -lz... yes</text:p>
      <text:p text:style-name="P8"><text:soft-page-break/>checking for zlib.h... yes</text:p>
      <text:p text:style-name="P8">checking whether ODBC has support for Unicode types... yes</text:p>
      <text:p text:style-name="P8">checking for linux/compiler.h... no</text:p>
      <text:p text:style-name="P8">checking for linux/ixjuser.h... no</text:p>
      <text:p text:style-name="P8">checking for MSG_NOSIGNAL in sys/socket.h... yes</text:p>
      <text:p text:style-name="P8">checking for SO_NOSIGPIPE in sys/socket.h... no</text:p>
      <text:p text:style-name="P8">checking for sdl-config... no</text:p>
      <text:p text:style-name="P8">checking for IMG_Load in -lSDL_image... no</text:p>
      <text:p text:style-name="P8">checking for sws_getContext in -lavcodec... no</text:p>
      <text:p text:style-name="P8">checking for linux/videodev.h... no</text:p>
      <text:p text:style-name="P8">checking for XOpenDisplay in -lX11... no</text:p>
      <text:p text:style-name="P8">checking for XOpenDisplay in -lX11... (cached) no</text:p>
      <text:p text:style-name="P8">checking for /sbin/launchd... no</text:p>
      <text:p text:style-name="P8">checking for gtk+-2.0... no</text:p>
      <text:p text:style-name="P8">checking for libsystemd... no</text:p>
      <text:p text:style-name="P8">checking for LOG_AUTH in syslog.h... yes</text:p>
      <text:p text:style-name="P8">checking for LOG_AUTHPRIV in syslog.h... yes</text:p>
      <text:p text:style-name="P8">checking for LOG_CRON in syslog.h... yes</text:p>
      <text:p text:style-name="P8">checking for LOG_DAEMON in syslog.h... yes</text:p>
      <text:p text:style-name="P8">checking for LOG_FTP in syslog.h... yes</text:p>
      <text:p text:style-name="P8">checking for LOG_KERN in syslog.h... yes</text:p>
      <text:p text:style-name="P8">checking for LOG_LPR in syslog.h... yes</text:p>
      <text:p text:style-name="P8">checking for LOG_MAIL in syslog.h... yes</text:p>
      <text:p text:style-name="P8">checking for LOG_NEWS in syslog.h... yes</text:p>
      <text:p text:style-name="P8">checking for LOG_SYSLOG in syslog.h... yes</text:p>
      <text:p text:style-name="P8">checking for LOG_UUCP in syslog.h... yes</text:p>
      <text:p text:style-name="P8">checking for bridges/bridge_softmix/include/hrirs.h... yes</text:p>
      <text:p text:style-name="P8">checking for mandatory modules: <text:s/>JANSSON PJPROJECT... ok</text:p>
      <text:p text:style-name="P8">configure: creating ./config.status</text:p>
      <text:p text:style-name="P8">config.status: creating build_tools/menuselect-deps</text:p>
      <text:p text:style-name="P8">config.status: creating makeopts</text:p>
      <text:p text:style-name="P8">config.status: creating include/asterisk/autoconfig.h</text:p>
      <text:p text:style-name="P8"/>
      <text:p text:style-name="P8"><text:s text:c="15"/>.$$$$$$$$$$$$$$$=.. <text:s text:c="5"/></text:p>
      <text:p text:style-name="P8"><text:s text:c="12"/>.$7$7.. <text:s text:c="9"/>.7$$7:. <text:s text:c="3"/></text:p>
      <text:p text:style-name="P8"><text:s text:c="10"/>.$$:. <text:s text:c="16"/>,$7.7 <text:s text:c="2"/></text:p>
      <text:p text:style-name="P8"><text:s text:c="8"/>.$7. <text:s text:c="4"/>7$$$$ <text:s text:c="10"/>.$$77 <text:s/></text:p>
      <text:p text:style-name="P8"><text:s text:c="5"/>..$$. <text:s text:c="6"/>$$$$$ <text:s text:c="11"/>.$$$7 </text:p>
      <text:p text:style-name="P8"><text:s text:c="4"/>..7$ <text:s text:c="2"/>.?. <text:s text:c="2"/>$$$$$ <text:s text:c="2"/>.?. <text:s text:c="6"/>7$$$.</text:p>
      <text:p text:style-name="P8"><text:s text:c="3"/>$.$. <text:s text:c="2"/>.$$$7. $$$$7 .7$$$. <text:s text:c="5"/>.$$$.</text:p>
      <text:p text:style-name="P8"><text:s/>.777. <text:s text:c="2"/>.$$$$$$77$$$77$$$$$7. <text:s text:c="5"/>$$$,</text:p>
      <text:p text:style-name="P8"><text:s/>$$$~ <text:s text:c="5"/>.7$$$$$$$$$$$$$7. <text:s text:c="6"/>.$$$.</text:p>
      <text:p text:style-name="P8">.$$7 <text:s text:c="9"/>.7$$$$$$$7: <text:s text:c="9"/>?$$$.</text:p>
      <text:p text:style-name="P8">$$$ <text:s text:c="9"/>?7$$$$$$$$$$I <text:s text:c="7"/>.$$$7 </text:p>
      <text:p text:style-name="P8">$$$ <text:s text:c="6"/>.7$$$$$$$$$$$$$$$$ <text:s text:c="5"/>:$$$. </text:p>
      <text:p text:style-name="P8">$$$ <text:s text:c="6"/>$$$$$$7$$$$$$$$$$$$ <text:s text:c="3"/>.$$$. <text:s/></text:p>
      <text:p text:style-name="P8">$$$ <text:s text:c="7"/>$$$ <text:s text:c="2"/>7$$$7 <text:s/>.$$$ <text:s text:c="3"/>.$$$. <text:s text:c="2"/></text:p>
      <text:p text:style-name="P8">$$$$ <text:s text:c="12"/>$$$$7 <text:s text:c="8"/>.$$$. <text:s text:c="3"/></text:p>
      <text:p text:style-name="P8">7$$$7 <text:s text:c="11"/>7$$$$ <text:s text:c="7"/>7$$$ <text:s text:c="5"/></text:p>
      <text:p text:style-name="P8"><text:soft-page-break/><text:s/>$$$$$ <text:s text:c="23"/>$$$ <text:s text:c="6"/></text:p>
      <text:p text:style-name="P8"><text:s text:c="2"/>$$$$7. <text:s text:c="22"/>$$ <text:s/>(TM) <text:s text:c="4"/></text:p>
      <text:p text:style-name="P8"><text:s text:c="3"/>$$$$$$$. <text:s text:c="10"/>.7$$$$$$ <text:s/>$$ <text:s text:c="5"/></text:p>
      <text:p text:style-name="P8"><text:s text:c="5"/>$$$$$$$$$$$$7$$$$$$$$$.$$$$$$ <text:s text:c="5"/></text:p>
      <text:p text:style-name="P8"><text:s text:c="7"/>$$$$$$$$$$$$$$$$. <text:s text:c="15"/></text:p>
      <text:p text:style-name="P8"/>
      <text:p text:style-name="P8">configure: Package configured for: </text:p>
      <text:p text:style-name="P8">configure: OS type <text:s/>: linux-gnu</text:p>
      <text:p text:style-name="P8">configure: Host CPU : x86_64</text:p>
      <text:p text:style-name="P8">configure: build-cpu:vendor:os: x86_64 : pc : linux-gnu :</text:p>
      <text:p text:style-name="P8">configure: host-cpu:vendor:os: x86_64 : pc : linux-gnu :</text:p>
      <text:p text:style-name="P8">root@AlexanderCoretchi:/usr/local/src/asterisk-16.27.0# </text:p>
      <text:p text:style-name="P8"/>
      <text:p text:style-name="P8"/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./configure --prefix=/opt/asterisk16_ivr_1/ --with-jansson-bundled</text:p>
      <text:p text:style-name="P8">checking build system type... x86_64-pc-linux-gnu</text:p>
      <text:p text:style-name="P8">checking host system type... x86_64-pc-linux-gnu</text:p>
      <text:p text:style-name="P8">checking for gcc... gcc</text:p>
      <text:p text:style-name="P8">checking whether the C compiler works... yes</text:p>
      <text:p text:style-name="P8">checking for C compiler default output file name... a.out</text:p>
      <text:p text:style-name="P8">checking for suffix of executables... </text:p>
      <text:p text:style-name="P8">checking whether we are cross compiling... no</text:p>
      <text:p text:style-name="P8">checking for suffix of object files... o</text:p>
      <text:p text:style-name="P8">checking whether the compiler supports GNU C... yes</text:p>
      <text:p text:style-name="P8">checking whether gcc accepts -g... yes</text:p>
      <text:p text:style-name="P8">checking for gcc option to enable C11 features... none needed</text:p>
      <text:p text:style-name="P8">checking for stdio.h... yes</text:p>
      <text:p text:style-name="P8">checking for stdlib.h... yes</text:p>
      <text:p text:style-name="P8">checking for string.h... yes</text:p>
      <text:p text:style-name="P8">checking for inttypes.h... yes</text:p>
      <text:p text:style-name="P8">checking for stdint.h... yes</text:p>
      <text:p text:style-name="P8">checking for strings.h... yes</text:p>
      <text:p text:style-name="P8">checking for sys/stat.h... yes</text:p>
      <text:p text:style-name="P8">checking for sys/types.h... yes</text:p>
      <text:p text:style-name="P8">checking for unistd.h... yes</text:p>
      <text:p text:style-name="P8">checking for wchar.h... yes</text:p>
      <text:p text:style-name="P8">checking for minix/config.h... no</text:p>
      <text:p text:style-name="P8">checking for sys/time.h... yes</text:p>
      <text:p text:style-name="P8">checking for sys/param.h... yes</text:p>
      <text:p text:style-name="P8">checking for sys/select.h... yes</text:p>
      <text:p text:style-name="P8">checking for sys/socket.h... yes</text:p>
      <text:p text:style-name="P8">checking for utime.h... yes</text:p>
      <text:p text:style-name="P8">checking whether it is safe to define __EXTENSIONS__... yes</text:p>
      <text:p text:style-name="P8">checking whether _XOPEN_SOURCE should be defined... no</text:p>
      <text:p text:style-name="P8">checking whether char is unsigned... no</text:p>
      <text:p text:style-name="P8">checking for uname... /usr/bin/uname</text:p>
      <text:p text:style-name="P8"><text:soft-page-break/>checking for g++... g++</text:p>
      <text:p text:style-name="P8">checking whether the compiler supports GNU C++... yes</text:p>
      <text:p text:style-name="P8">checking whether g++ accepts -g... yes</text:p>
      <text:p text:style-name="P8">checking for g++ option to enable C++11 features... none needed</text:p>
      <text:p text:style-name="P8">checking how to run the C preprocessor... gcc -E</text:p>
      <text:p text:style-name="P8">checking how to run the C++ preprocessor... g++ -E</text:p>
      <text:p text:style-name="P8">checking for a sed that does not truncate output... /usr/bin/sed</text:p>
      <text:p text:style-name="P8">checking for egrep... grep -E</text:p>
      <text:p text:style-name="P8">checking for ld used by gcc... /usr/bin/ld</text:p>
      <text:p text:style-name="P8">checking if the linker (/usr/bin/ld) is GNU ld... yes</text:p>
      <text:p text:style-name="P8">checking for gawk... gawk</text:p>
      <text:p text:style-name="P8">checking for a BSD-compatible install... /usr/bin/install -c</text:p>
      <text:p text:style-name="P8">checking whether ln -s works... yes</text:p>
      <text:p text:style-name="P8">checking for ranlib... ranlib</text:p>
      <text:p text:style-name="P8">checking for GNU make... make</text:p>
      <text:p text:style-name="P8">checking for grep that handles long lines and -e... /usr/bin/grep</text:p>
      <text:p text:style-name="P8">checking for egrep... /usr/bin/grep -E</text:p>
      <text:p text:style-name="P8">checking for strip... strip</text:p>
      <text:p text:style-name="P8">checking for ar... ar</text:p>
      <text:p text:style-name="P8">checking for bison... /usr/bin/bison</text:p>
      <text:p text:style-name="P8">checking for cmp... /usr/bin/cmp</text:p>
      <text:p text:style-name="P8">checking for cat... /usr/bin/cat</text:p>
      <text:p text:style-name="P8">checking for cut... /usr/bin/cut</text:p>
      <text:p text:style-name="P8">checking for flex... :</text:p>
      <text:p text:style-name="P8">checking for grep... (cached) /usr/bin/grep</text:p>
      <text:p text:style-name="P8">checking for python2.7... no</text:p>
      <text:p text:style-name="P8">checking for python2... no</text:p>
      <text:p text:style-name="P8">checking for python... no</text:p>
      <text:p text:style-name="P8">checking for python3... /usr/bin/python3</text:p>
      <text:p text:style-name="P8">checking for find... /usr/bin/find</text:p>
      <text:p text:style-name="P8">checking for basename... /usr/bin/basename</text:p>
      <text:p text:style-name="P8">checking for dirname... /usr/bin/dirname</text:p>
      <text:p text:style-name="P8">checking for sh... /bin/bash</text:p>
      <text:p text:style-name="P8">checking for ln... /usr/bin/ln</text:p>
      <text:p text:style-name="P8">checking for doxygen... :</text:p>
      <text:p text:style-name="P8">checking for dot... :</text:p>
      <text:p text:style-name="P8">checking for wget... /usr/bin/wget</text:p>
      <text:p text:style-name="P8">checking for curl... /usr/bin/curl</text:p>
      <text:p text:style-name="P8">checking for xmllint... :</text:p>
      <text:p text:style-name="P8">checking for xmlstarlet... no</text:p>
      <text:p text:style-name="P8">checking for xml... no</text:p>
      <text:p text:style-name="P8">checking for bash... /bin/bash</text:p>
      <text:p text:style-name="P8">checking for git... /usr/bin/git</text:p>
      <text:p text:style-name="P8">checking for alembic... :</text:p>
      <text:p text:style-name="P8">checking for bzip2... /usr/bin/bzip2</text:p>
      <text:p text:style-name="P8">checking for tar... /usr/bin/tar</text:p>
      <text:p text:style-name="P8">checking for patch... /usr/bin/patch</text:p>
      <text:p text:style-name="P8">checking for sed... (cached) /usr/bin/sed</text:p>
      <text:p text:style-name="P8">checking for nm... /usr/bin/nm</text:p>
      <text:p text:style-name="P8"><text:soft-page-break/>checking for realpath... /usr/bin/realpath</text:p>
      <text:p text:style-name="P8">checking for ldconfig... /usr/sbin/ldconfig</text:p>
      <text:p text:style-name="P8">checking for sha1sum... /usr/bin/sha1sum</text:p>
      <text:p text:style-name="P8">checking for openssl... /usr/bin/openssl</text:p>
      <text:p text:style-name="P8">checking for pkg-config... /usr/bin/pkg-config</text:p>
      <text:p text:style-name="P8">checking pkg-config is at least version 0.9.0... yes</text:p>
      <text:p text:style-name="P8">checking for bison that supports parse-param... /usr/bin/bison</text:p>
      <text:p text:style-name="P8">checking for soxmix... no</text:p>
      <text:p text:style-name="P8">checking for md5... no</text:p>
      <text:p text:style-name="P8">checking for md5sum... md5sum</text:p>
      <text:p text:style-name="P8">checking for a sed that does not truncate output... (cached) /usr/bin/sed</text:p>
      <text:p text:style-name="P8">checking whether gcc is Clang... no</text:p>
      <text:p text:style-name="P8">checking whether pthreads work with -pthread... yes</text:p>
      <text:p text:style-name="P8">checking for joinable pthread attribute... PTHREAD_CREATE_JOINABLE</text:p>
      <text:p text:style-name="P8">checking whether more special flags are required for pthreads... no</text:p>
      <text:p text:style-name="P8">checking for PTHREAD_PRIO_INHERIT... yes</text:p>
      <text:p text:style-name="P8">checking for RAII support... checking for gcc -fnested-functions... no</text:p>
      <text:p text:style-name="P8">checking for clang strsep/strcmp optimization... no</text:p>
      <text:p text:style-name="P8">configure: checking OPENSSL with pkg-config</text:p>
      <text:p text:style-name="P8">configure: checking whether system openssl &gt; 1.1.0</text:p>
      <text:p text:style-name="P8">checking for openssl &gt;= 1.1.0... yes</text:p>
      <text:p text:style-name="P8">checking for embedded jansson (may have to download)... configuring</text:p>
      <text:p text:style-name="P8">checking for bundled jansson... yes</text:p>
      <text:p text:style-name="P8">checking for embedded pjproject (may have to download)... configuring</text:p>
      <text:p text:style-name="P8">checking for bundled pjproject... yes</text:p>
      <text:p text:style-name="P8">checking for gawk... (cached) gawk</text:p>
      <text:p text:style-name="P8">checking for curl-config... /usr/bin/curl-config</text:p>
      <text:p text:style-name="P8">checking for the version of libcurl... 7.68.0</text:p>
      <text:p text:style-name="P8">checking for libcurl &gt;= version 7.10.1... yes</text:p>
      <text:p text:style-name="P8">checking whether libcurl is usable... yes</text:p>
      <text:p text:style-name="P8">checking for curl_free... yes</text:p>
      <text:p text:style-name="P8">checking for size_t... yes</text:p>
      <text:p text:style-name="P8">checking for working alloca.h... yes</text:p>
      <text:p text:style-name="P8">checking for alloca... yes</text:p>
      <text:p text:style-name="P8">checking for dirent.h that defines DIR... yes</text:p>
      <text:p text:style-name="P8">checking for library containing opendir... none required</text:p>
      <text:p text:style-name="P8">checking for sys/wait.h that is POSIX.1 compatible... yes</text:p>
      <text:p text:style-name="P8">checking for sys/types.h... (cached) yes</text:p>
      <text:p text:style-name="P8">checking for netinet/in.h... yes</text:p>
      <text:p text:style-name="P8">checking for arpa/nameser.h... yes</text:p>
      <text:p text:style-name="P8">checking for netdb.h... yes</text:p>
      <text:p text:style-name="P8">checking for resolv.h... yes</text:p>
      <text:p text:style-name="P8">checking for arpa/nameser.h... (cached) yes</text:p>
      <text:p text:style-name="P8">checking for assert.h... yes</text:p>
      <text:p text:style-name="P8">checking for ctype.h... yes</text:p>
      <text:p text:style-name="P8">checking for dlfcn.h... yes</text:p>
      <text:p text:style-name="P8">checking for errno.h... yes</text:p>
      <text:p text:style-name="P8">checking for fcntl.h... yes</text:p>
      <text:p text:style-name="P8">checking for float.h... yes</text:p>
      <text:p text:style-name="P8"><text:soft-page-break/>checking for grp.h... yes</text:p>
      <text:p text:style-name="P8">checking for inttypes.h... (cached) yes</text:p>
      <text:p text:style-name="P8">checking for limits.h... yes</text:p>
      <text:p text:style-name="P8">checking for locale.h... yes</text:p>
      <text:p text:style-name="P8">checking for math.h... yes</text:p>
      <text:p text:style-name="P8">checking for pwd.h... yes</text:p>
      <text:p text:style-name="P8">checking for netinet/in.h... (cached) yes</text:p>
      <text:p text:style-name="P8">checking for regex.h... yes</text:p>
      <text:p text:style-name="P8">checking for sched.h... yes</text:p>
      <text:p text:style-name="P8">checking for stdarg.h... yes</text:p>
      <text:p text:style-name="P8">checking for stdint.h... (cached) yes</text:p>
      <text:p text:style-name="P8">checking for stdio.h... (cached) yes</text:p>
      <text:p text:style-name="P8">checking for stdlib.h... (cached) yes</text:p>
      <text:p text:style-name="P8">checking for string.h... (cached) yes</text:p>
      <text:p text:style-name="P8">checking for syslog.h... yes</text:p>
      <text:p text:style-name="P8">checking for sys/file.h... yes</text:p>
      <text:p text:style-name="P8">checking for sys/ioctl.h... yes</text:p>
      <text:p text:style-name="P8">checking for sys/param.h... (cached) yes</text:p>
      <text:p text:style-name="P8">checking for sys/resource.h... yes</text:p>
      <text:p text:style-name="P8">checking for sys/socket.h... (cached) yes</text:p>
      <text:p text:style-name="P8">checking for sys/stat.h... (cached) yes</text:p>
      <text:p text:style-name="P8">checking for sys/time.h... (cached) yes</text:p>
      <text:p text:style-name="P8">checking for sys/types.h... (cached) yes</text:p>
      <text:p text:style-name="P8">checking for sys/un.h... yes</text:p>
      <text:p text:style-name="P8">checking for termios.h... yes</text:p>
      <text:p text:style-name="P8">checking for time.h... yes</text:p>
      <text:p text:style-name="P8">checking for unistd.h... (cached) yes</text:p>
      <text:p text:style-name="P8">checking for arpa/inet.h... yes</text:p>
      <text:p text:style-name="P8">checking for libintl.h... yes</text:p>
      <text:p text:style-name="P8">checking for malloc.h... yes</text:p>
      <text:p text:style-name="P8">checking for netdb.h... (cached) yes</text:p>
      <text:p text:style-name="P8">checking for stddef.h... yes</text:p>
      <text:p text:style-name="P8">checking for strings.h... (cached) yes</text:p>
      <text:p text:style-name="P8">checking for sys/event.h... no</text:p>
      <text:p text:style-name="P8">checking for utime.h... (cached) yes</text:p>
      <text:p text:style-name="P8">checking for libedit... yes</text:p>
      <text:p text:style-name="P8">checking for Testing for libedit unicode support... yes</text:p>
      <text:p text:style-name="P8">checking for uuid_generate_random in -luuid... yes</text:p>
      <text:p text:style-name="P8">checking for uuid/uuid.h... yes</text:p>
      <text:p text:style-name="P8">checking for clock_gettime in -lrt... yes</text:p>
      <text:p text:style-name="P8">checking for libxml-2.0... yes</text:p>
      <text:p text:style-name="P8">checking for uriParseUriA in -luriparser... no</text:p>
      <text:p text:style-name="P8">checking for xsltLoadStylesheetPI in -lxslt... no</text:p>
      <text:p text:style-name="P8">checking for xsltCleanupGlobals in -lxslt... no</text:p>
      <text:p text:style-name="P8">checking for xlocale.h... no</text:p>
      <text:p text:style-name="P8">checking for winsock.h... no</text:p>
      <text:p text:style-name="P8">checking for winsock2.h... no</text:p>
      <text:p text:style-name="P8">checking for sys/poll.h... yes</text:p>
      <text:p text:style-name="P8">checking for special C compiler options needed for large files... no</text:p>
      <text:p text:style-name="P8"><text:soft-page-break/>checking for _FILE_OFFSET_BITS value needed for large files... no</text:p>
      <text:p text:style-name="P8">checking for _Bool... yes</text:p>
      <text:p text:style-name="P8">checking for stdbool.h that conforms to C99... yes</text:p>
      <text:p text:style-name="P8">checking for an ANSI C-conforming const... yes</text:p>
      <text:p text:style-name="P8">checking for uid_t in sys/types.h... yes</text:p>
      <text:p text:style-name="P8">checking for inline... inline</text:p>
      <text:p text:style-name="P8">checking for long double with more range or precision than double... yes</text:p>
      <text:p text:style-name="P8">checking for mode_t... yes</text:p>
      <text:p text:style-name="P8">checking for off_t... yes</text:p>
      <text:p text:style-name="P8">checking for pid_t... yes</text:p>
      <text:p text:style-name="P8">checking for size_t... (cached) yes</text:p>
      <text:p text:style-name="P8">checking for struct stat.st_blksize... yes</text:p>
      <text:p text:style-name="P8">checking for struct ucred.uid... yes</text:p>
      <text:p text:style-name="P8">checking for struct ucred.cr_uid... no</text:p>
      <text:p text:style-name="P8">checking for struct sockpeercred.uid... no</text:p>
      <text:p text:style-name="P8">checking for struct ifreq.ifr_ifru.ifru_hwaddr... yes</text:p>
      <text:p text:style-name="P8">checking whether struct tm is in sys/time.h or time.h... time.h</text:p>
      <text:p text:style-name="P8">checking for working volatile... yes</text:p>
      <text:p text:style-name="P8">checking for ptrdiff_t... yes</text:p>
      <text:p text:style-name="P8">checking for struct stat.st_mtim... yes</text:p>
      <text:p text:style-name="P8">checking for struct stat.st_mtimensec... no</text:p>
      <text:p text:style-name="P8">checking for struct stat.st_mtimespec... no</text:p>
      <text:p text:style-name="P8">checking for working chown... yes</text:p>
      <text:p text:style-name="P8">checking whether closedir returns void... no</text:p>
      <text:p text:style-name="P8">checking for error_at_line... yes</text:p>
      <text:p text:style-name="P8">checking for vfork.h... no</text:p>
      <text:p text:style-name="P8">checking for fork... yes</text:p>
      <text:p text:style-name="P8">checking for vfork... yes</text:p>
      <text:p text:style-name="P8">checking for working fork... yes</text:p>
      <text:p text:style-name="P8">checking for working vfork... (cached) yes</text:p>
      <text:p text:style-name="P8">checking for _LARGEFILE_SOURCE value needed for large files... no</text:p>
      <text:p text:style-name="P8">checking whether gcc needs -traditional... no</text:p>
      <text:p text:style-name="P8">checking for working memcmp... yes</text:p>
      <text:p text:style-name="P8">checking for getpagesize... yes</text:p>
      <text:p text:style-name="P8">checking for vprintf... yes</text:p>
      <text:p text:style-name="P8">checking for working mmap... yes</text:p>
      <text:p text:style-name="P8">checking types of arguments for select... int,fd_set *,struct timeval *</text:p>
      <text:p text:style-name="P8">checking whether lstat correctly handles trailing slash... yes</text:p>
      <text:p text:style-name="P8">checking whether stat accepts an empty string... no</text:p>
      <text:p text:style-name="P8">checking for working strcoll... yes</text:p>
      <text:p text:style-name="P8">checking for strftime... yes</text:p>
      <text:p text:style-name="P8">checking for working strnlen... yes</text:p>
      <text:p text:style-name="P8">checking for working strtod... yes</text:p>
      <text:p text:style-name="P8">checking whether utime accepts a null argument... yes</text:p>
      <text:p text:style-name="P8">checking for asprintf... yes</text:p>
      <text:p text:style-name="P8">checking for atexit... yes</text:p>
      <text:p text:style-name="P8">checking for closefrom... no</text:p>
      <text:p text:style-name="P8">checking for dup2... yes</text:p>
      <text:p text:style-name="P8">checking for eaccess... yes</text:p>
      <text:p text:style-name="P8"><text:soft-page-break/>checking for endpwent... yes</text:p>
      <text:p text:style-name="P8">checking for euidaccess... yes</text:p>
      <text:p text:style-name="P8">checking for ffsll... yes</text:p>
      <text:p text:style-name="P8">checking for ftruncate... yes</text:p>
      <text:p text:style-name="P8">checking for getcwd... yes</text:p>
      <text:p text:style-name="P8">checking for gethostbyname... yes</text:p>
      <text:p text:style-name="P8">checking for gethostname... yes</text:p>
      <text:p text:style-name="P8">checking for getloadavg... yes</text:p>
      <text:p text:style-name="P8">checking for gettimeofday... yes</text:p>
      <text:p text:style-name="P8">checking for glob... yes</text:p>
      <text:p text:style-name="P8">checking for ioperm... yes</text:p>
      <text:p text:style-name="P8">checking for inet_ntoa... yes</text:p>
      <text:p text:style-name="P8">checking for isascii... yes</text:p>
      <text:p text:style-name="P8">checking for memchr... yes</text:p>
      <text:p text:style-name="P8">checking for memmove... yes</text:p>
      <text:p text:style-name="P8">checking for memset... yes</text:p>
      <text:p text:style-name="P8">checking for mkdir... yes</text:p>
      <text:p text:style-name="P8">checking for mkdtemp... yes</text:p>
      <text:p text:style-name="P8">checking for munmap... yes</text:p>
      <text:p text:style-name="P8">checking for newlocale... yes</text:p>
      <text:p text:style-name="P8">checking for pipe2... yes</text:p>
      <text:p text:style-name="P8">checking for ppoll... yes</text:p>
      <text:p text:style-name="P8">checking for putenv... yes</text:p>
      <text:p text:style-name="P8">checking for re_comp... yes</text:p>
      <text:p text:style-name="P8">checking for regcomp... yes</text:p>
      <text:p text:style-name="P8">checking for select... yes</text:p>
      <text:p text:style-name="P8">checking for setenv... yes</text:p>
      <text:p text:style-name="P8">checking for socket... yes</text:p>
      <text:p text:style-name="P8">checking for strcasecmp... yes</text:p>
      <text:p text:style-name="P8">checking for strcasestr... yes</text:p>
      <text:p text:style-name="P8">checking for strchr... yes</text:p>
      <text:p text:style-name="P8">checking for strcspn... yes</text:p>
      <text:p text:style-name="P8">checking for strdup... yes</text:p>
      <text:p text:style-name="P8">checking for strerror... yes</text:p>
      <text:p text:style-name="P8">checking for strlcat... no</text:p>
      <text:p text:style-name="P8">checking for strlcpy... no</text:p>
      <text:p text:style-name="P8">checking for strncasecmp... yes</text:p>
      <text:p text:style-name="P8">checking for strndup... yes</text:p>
      <text:p text:style-name="P8">checking for strnlen... yes</text:p>
      <text:p text:style-name="P8">checking for strrchr... yes</text:p>
      <text:p text:style-name="P8">checking for strsep... yes</text:p>
      <text:p text:style-name="P8">checking for strspn... yes</text:p>
      <text:p text:style-name="P8">checking for strstr... yes</text:p>
      <text:p text:style-name="P8">checking for strtod... (cached) yes</text:p>
      <text:p text:style-name="P8">checking for strtol... yes</text:p>
      <text:p text:style-name="P8">checking for strtold... yes</text:p>
      <text:p text:style-name="P8">checking for strtoq... yes</text:p>
      <text:p text:style-name="P8">checking for unsetenv... yes</text:p>
      <text:p text:style-name="P8">checking for uselocale... yes</text:p>
      <text:p text:style-name="P8"><text:soft-page-break/>checking for utime... yes</text:p>
      <text:p text:style-name="P8">checking for vasprintf... yes</text:p>
      <text:p text:style-name="P8">checking for getpeereid... no</text:p>
      <text:p text:style-name="P8">checking for sysctl... yes</text:p>
      <text:p text:style-name="P8">checking for swapctl... no</text:p>
      <text:p text:style-name="P8">checking for malloc_trim... yes</text:p>
      <text:p text:style-name="P8">checking for htonll... no</text:p>
      <text:p text:style-name="P8">checking for ntohll... no</text:p>
      <text:p text:style-name="P8">checking for sqrt in -lm... yes</text:p>
      <text:p text:style-name="P8">checking for exp2... yes</text:p>
      <text:p text:style-name="P8">checking for log2... yes</text:p>
      <text:p text:style-name="P8">checking for exp10... yes</text:p>
      <text:p text:style-name="P8">checking for log10... yes</text:p>
      <text:p text:style-name="P8">checking for sin... yes</text:p>
      <text:p text:style-name="P8">checking for cos... yes</text:p>
      <text:p text:style-name="P8">checking for tan... yes</text:p>
      <text:p text:style-name="P8">checking for asin... yes</text:p>
      <text:p text:style-name="P8">checking for acos... yes</text:p>
      <text:p text:style-name="P8">checking for atan... yes</text:p>
      <text:p text:style-name="P8">checking for atan2... yes</text:p>
      <text:p text:style-name="P8">checking for pow... yes</text:p>
      <text:p text:style-name="P8">checking for rint... yes</text:p>
      <text:p text:style-name="P8">checking for exp... yes</text:p>
      <text:p text:style-name="P8">checking for log... yes</text:p>
      <text:p text:style-name="P8">checking for remainder... yes</text:p>
      <text:p text:style-name="P8">checking for fmod... yes</text:p>
      <text:p text:style-name="P8">checking for round... yes</text:p>
      <text:p text:style-name="P8">checking for roundf... yes</text:p>
      <text:p text:style-name="P8">checking for trunc... yes</text:p>
      <text:p text:style-name="P8">checking for floor... yes</text:p>
      <text:p text:style-name="P8">checking for ceil... yes</text:p>
      <text:p text:style-name="P8">checking for exp2l... yes</text:p>
      <text:p text:style-name="P8">checking for log2l... yes</text:p>
      <text:p text:style-name="P8">checking for exp10l... yes</text:p>
      <text:p text:style-name="P8">checking for log10l... yes</text:p>
      <text:p text:style-name="P8">checking for sinl... yes</text:p>
      <text:p text:style-name="P8">checking for cosl... yes</text:p>
      <text:p text:style-name="P8">checking for tanl... yes</text:p>
      <text:p text:style-name="P8">checking for asinl... yes</text:p>
      <text:p text:style-name="P8">checking for acosl... yes</text:p>
      <text:p text:style-name="P8">checking for atanl... yes</text:p>
      <text:p text:style-name="P8">checking for atan2l... yes</text:p>
      <text:p text:style-name="P8">checking for powl... yes</text:p>
      <text:p text:style-name="P8">checking for sqrtl... yes</text:p>
      <text:p text:style-name="P8">checking for rintl... yes</text:p>
      <text:p text:style-name="P8">checking for expl... yes</text:p>
      <text:p text:style-name="P8">checking for logl... yes</text:p>
      <text:p text:style-name="P8">checking for remainderl... yes</text:p>
      <text:p text:style-name="P8">checking for fmodl... yes</text:p>
      <text:p text:style-name="P8"><text:soft-page-break/>checking for roundl... yes</text:p>
      <text:p text:style-name="P8">checking for truncl... yes</text:p>
      <text:p text:style-name="P8">checking for floorl... yes</text:p>
      <text:p text:style-name="P8">checking for ceill... yes</text:p>
      <text:p text:style-name="P8">checking for LLONG_MAX in limits.h... yes</text:p>
      <text:p text:style-name="P8">checking for timersub in time.h... yes</text:p>
      <text:p text:style-name="P8">checking for a version of GNU ld that supports the --dynamic-list flag... yes</text:p>
      <text:p text:style-name="P8">checking for sys/poll.h... (cached) yes</text:p>
      <text:p text:style-name="P8">checking for inet_aton... yes</text:p>
      <text:p text:style-name="P8">checking for IP_PKTINFO... yes</text:p>
      <text:p text:style-name="P8">checking for gcc options needed to detect all undeclared functions... none needed</text:p>
      <text:p text:style-name="P8">checking whether gethostbyname_r is declared... yes</text:p>
      <text:p text:style-name="P8">checking for library containing gethostbyname_r... none required</text:p>
      <text:p text:style-name="P8">checking for gethostbyname_r with 6 arguments... yes</text:p>
      <text:p text:style-name="P8">checking for gethostbyname_r with 5 arguments... no</text:p>
      <text:p text:style-name="P8">checking for byteswap.h... yes</text:p>
      <text:p text:style-name="P8">checking for __swap16 variant of &lt;sys/endian.h&gt; byteswapping macros... no</text:p>
      <text:p text:style-name="P8">checking for bswap16 variant of &lt;sys/endian.h&gt; byteswapping macros... no</text:p>
      <text:p text:style-name="P8">checking for locale_t in locale.h... yes</text:p>
      <text:p text:style-name="P8">checking for O_EVTONLY in fcntl.h... no</text:p>
      <text:p text:style-name="P8">checking for O_SYMLINK in fcntl.h... no</text:p>
      <text:p text:style-name="P8">checking for PTHREAD_RWLOCK_INITIALIZER in pthread.h... yes</text:p>
      <text:p text:style-name="P8">checking for PTHREAD_RWLOCK_PREFER_WRITER_NP in pthread.h... yes</text:p>
      <text:p text:style-name="P8">checking for PTHREAD_MUTEX_RECURSIVE_NP in pthread.h... yes</text:p>
      <text:p text:style-name="P8">checking for PTHREAD_MUTEX_ADAPTIVE_NP in pthread.h... yes</text:p>
      <text:p text:style-name="P8">checking for pthread_spinlock_t in pthread.h... yes</text:p>
      <text:p text:style-name="P8">checking for pthread_rwlock_timedwrlock() in pthread.h... yes</text:p>
      <text:p text:style-name="P8">checking for working unnamed semaphores... yes</text:p>
      <text:p text:style-name="P8">checking if PTHREAD_ONCE_INIT needs braces... no</text:p>
      <text:p text:style-name="P8">checking for PTHREAD_RECURSIVE_MUTEX_INITIALIZER_NP in pthread.h... yes</text:p>
      <text:p text:style-name="P8">checking whether we can compare a mutex to its initial value... no</text:p>
      <text:p text:style-name="P8">checking for sys/thr.h... no</text:p>
      <text:p text:style-name="P8">checking for compiler sync operations... yes</text:p>
      <text:p text:style-name="P8">checking for compiler atomic operations... yes</text:p>
      <text:p text:style-name="P8">checking if your system printf is NULL-safe.... (null)yes</text:p>
      <text:p text:style-name="P8">checking if socket() accepts SOCK_NONBLOCK... yes</text:p>
      <text:p text:style-name="P8">checking if we can increase the maximum select-able file descriptor... no</text:p>
      <text:p text:style-name="P8">checking if we have usable eventfd support... yes</text:p>
      <text:p text:style-name="P8">checking for compiler 'attribute pure' support... yes</text:p>
      <text:p text:style-name="P8">checking for compiler 'attribute malloc' support... yes</text:p>
      <text:p text:style-name="P8">checking for compiler 'attribute const' support... yes</text:p>
      <text:p text:style-name="P8">checking for compiler 'attribute unused' support... yes</text:p>
      <text:p text:style-name="P8">checking for compiler 'attribute always_inline' support... no</text:p>
      <text:p text:style-name="P8">checking for compiler 'attribute deprecated' support... yes</text:p>
      <text:p text:style-name="P8">checking for compiler 'attribute sentinel' support... yes</text:p>
      <text:p text:style-name="P8">checking for compiler 'attribute warn_unused_result' support... yes</text:p>
      <text:p text:style-name="P8">checking for compiler 'attribute may_alias' support... yes</text:p>
      <text:p text:style-name="P8">checking for compiler 'attribute constructor' support... yes</text:p>
      <text:p text:style-name="P8">checking for compiler 'attribute destructor' support... yes</text:p>
      <text:p text:style-name="P8"><text:soft-page-break/>checking for compiler 'attribute noreturn' support... yes</text:p>
      <text:p text:style-name="P8">checking for -fsanitize=address support... yes</text:p>
      <text:p text:style-name="P8">checking for -fsanitize=thread support... yes</text:p>
      <text:p text:style-name="P8">checking for -fsanitize=leak support... yes</text:p>
      <text:p text:style-name="P8">checking for -fsanitize=undefined support... yes</text:p>
      <text:p text:style-name="P8">checking for -Wdeclaration-after-statement support... yes</text:p>
      <text:p text:style-name="P8">checking for -Wtrampolines support... yes</text:p>
      <text:p text:style-name="P8">checking for _FORTIFY_SOURCE support... yes</text:p>
      <text:p text:style-name="P8">checking for -fno-strict-overflow... yes</text:p>
      <text:p text:style-name="P8">checking for -Wno-format-truncation... yes</text:p>
      <text:p text:style-name="P8">checking for -Wno-stringop-truncation... yes</text:p>
      <text:p text:style-name="P8">checking for -Wshadow... yes</text:p>
      <text:p text:style-name="P8">checking for -march=native support... yes</text:p>
      <text:p text:style-name="P8">checking whether to use rpath... checking for sysinfo... yes</text:p>
      <text:p text:style-name="P8">checking for library containing res_9_ninit... no</text:p>
      <text:p text:style-name="P8">checking for res_ninit... yes</text:p>
      <text:p text:style-name="P8">checking for library containing res_9_ndestroy... no</text:p>
      <text:p text:style-name="P8">checking for res_ndestroy... no</text:p>
      <text:p text:style-name="P8">checking for library containing res_9_close... no</text:p>
      <text:p text:style-name="P8">checking for res_close... no</text:p>
      <text:p text:style-name="P8">checking for struct __res_state._u._ext.nsaddrs... yes</text:p>
      <text:p text:style-name="P8">checking for BIND_8_COMPAT required... no</text:p>
      <text:p text:style-name="P8">checking for GLOB_NOMAGIC in glob.h... yes</text:p>
      <text:p text:style-name="P8">checking for GLOB_BRACE in glob.h... yes</text:p>
      <text:p text:style-name="P8">checking for RTLD_NOLOAD in dlfcn.h... yes</text:p>
      <text:p text:style-name="P8">checking for IP_MTU_DISCOVER in netinet/in.h... yes</text:p>
      <text:p text:style-name="P8">checking size of int... 4</text:p>
      <text:p text:style-name="P8">checking size of long... 8</text:p>
      <text:p text:style-name="P8">checking size of long long... 8</text:p>
      <text:p text:style-name="P8">checking size of char *... 8</text:p>
      <text:p text:style-name="P8">checking size of long... (cached) 8</text:p>
      <text:p text:style-name="P8">checking size of long long... (cached) 8</text:p>
      <text:p text:style-name="P8">checking size of fd_set.fds_bits... (cached) 8</text:p>
      <text:p text:style-name="P8">checking for dladdr in dlfcn.h... yes</text:p>
      <text:p text:style-name="P8">checking for snd_pcm_open in -lasound... no</text:p>
      <text:p text:style-name="P8">checking for bfd_openr in -lbfd... no</text:p>
      <text:p text:style-name="P8">checking for bfd_openr in -lbfd... (cached) no</text:p>
      <text:p text:style-name="P8">checking for bfd_openr in -lbfd... (cached) no</text:p>
      <text:p text:style-name="P8">checking for cap_from_text in -lcap... no</text:p>
      <text:p text:style-name="P8">checking for DAHDI_RESET_COUNTERS in dahdi/user.h... yes</text:p>
      <text:p text:style-name="P8">checking for DAHDI_POLICY_HALF_FULL in dahdi/user.h... yes</text:p>
      <text:p text:style-name="P8">checking for enhanced dahdi vmwi support... yes</text:p>
      <text:p text:style-name="P8">checking if "int foo = DAHDI_ECHOCANCEL_FAX_MODE" compiles using dahdi/user.h... yes</text:p>
      <text:p text:style-name="P8">checking for getifaddrs() support... yes</text:p>
      <text:p text:style-name="P8">checking for timerfd support... yes</text:p>
      <text:p text:style-name="P8">checking for gsm_create in -lgsm... no</text:p>
      <text:p text:style-name="P8">checking for libilbc... no</text:p>
      <text:p text:style-name="P8">checking for iconv_open in -liconv... no</text:p>
      <text:p text:style-name="P8">checking for libiconv_open in -liconv... no</text:p>
      <text:p text:style-name="P8"><text:soft-page-break/>checking for iconv_close in -lc... yes</text:p>
      <text:p text:style-name="P8">checking for iconv.h... yes</text:p>
      <text:p text:style-name="P8">checking for icaltimezone_get_utc_timezone in -lical... no</text:p>
      <text:p text:style-name="P8">checking for iks_start_sasl in -liksemel... no</text:p>
      <text:p text:style-name="P8">checking for UW IMAP Toolkit c-client library... no</text:p>
      <text:p text:style-name="P8">checking for system c-client library...... no</text:p>
      <text:p text:style-name="P8">checking for SQLConnect in -liodbc... no</text:p>
      <text:p text:style-name="P8">checking for inotify_init in -lc... yes</text:p>
      <text:p text:style-name="P8">checking for sys/inotify.h... yes</text:p>
      <text:p text:style-name="P8">checking for jack_activate in -ljack... no</text:p>
      <text:p text:style-name="P8">checking for kqueue in -lc... no</text:p>
      <text:p text:style-name="P8">checking for kevent64... no</text:p>
      <text:p text:style-name="P8">checking for ldap_initialize in -lldap... no</text:p>
      <text:p text:style-name="P8">checking for mISDN_open in -lmISDN... no</text:p>
      <text:p text:style-name="P8">checking for mysql_config... /bin/mysql_config</text:p>
      <text:p text:style-name="P8">checking for MySQL client bool support... yes</text:p>
      <text:p text:style-name="P8">checking for MySQL client my_bool support... no</text:p>
      <text:p text:style-name="P8">checking for nbs_connect in -lnbs... no</text:p>
      <text:p text:style-name="P8">checking for neon-config... no</text:p>
      <text:p text:style-name="P8">checking for neon-config... no</text:p>
      <text:p text:style-name="P8">checking for netsnmp-agent... no</text:p>
      <text:p text:style-name="P8">checking for net-snmp-config... no</text:p>
      <text:p text:style-name="P8">checking for newtBell in -lnewt... yes</text:p>
      <text:p text:style-name="P8">checking for newt.h... yes</text:p>
      <text:p text:style-name="P8">checking for ub_ctx_delete in -lunbound... no</text:p>
      <text:p text:style-name="P8">checking for SQLConnect in -lodbc... yes</text:p>
      <text:p text:style-name="P8">checking for sql.h... yes</text:p>
      <text:p text:style-name="P8">checking for ogg_stream_init in -logg... no</text:p>
      <text:p text:style-name="P8">checking for backtrace in -lexecinfo... no</text:p>
      <text:p text:style-name="P8">checking for backtrace in -lc... yes</text:p>
      <text:p text:style-name="P8">checking for execinfo.h... yes</text:p>
      <text:p text:style-name="P8">checking for ba2str in -lbluetooth... no</text:p>
      <text:p text:style-name="P8">checking for bs_version in -lbeanstalk... no</text:p>
      <text:p text:style-name="P8">checking for linux/soundcard.h... yes</text:p>
      <text:p text:style-name="P8">checking for pg_config... no</text:p>
      <text:p text:style-name="P8">checking for poptStrerror in -lpopt... no</text:p>
      <text:p text:style-name="P8">checking for portaudio-2.0... no</text:p>
      <text:p text:style-name="P8">checking for Pa_GetDeviceCount in -lportaudio... no</text:p>
      <text:p text:style-name="P8">checking for pri_connected_line_update in -lpri... yes</text:p>
      <text:p text:style-name="P8">checking for libpri.h... yes</text:p>
      <text:p text:style-name="P8">checking for pri_setup_ack in -lpri... yes</text:p>
      <text:p text:style-name="P8">checking for libpri.h... (cached) yes</text:p>
      <text:p text:style-name="P8">checking for pri_persistent_layer2_option in -lpri... yes</text:p>
      <text:p text:style-name="P8">checking for libpri.h... (cached) yes</text:p>
      <text:p text:style-name="P8">checking for pri_date_time_send_option in -lpri... yes</text:p>
      <text:p text:style-name="P8">checking for libpri.h... (cached) yes</text:p>
      <text:p text:style-name="P8">checking for pri_mwi_indicate_v2 in -lpri... yes</text:p>
      <text:p text:style-name="P8">checking for libpri.h... (cached) yes</text:p>
      <text:p text:style-name="P8">checking for pri_display_text in -lpri... yes</text:p>
      <text:p text:style-name="P8"><text:soft-page-break/>checking for libpri.h... (cached) yes</text:p>
      <text:p text:style-name="P8">checking for pri_mwi_indicate in -lpri... yes</text:p>
      <text:p text:style-name="P8">checking for libpri.h... (cached) yes</text:p>
      <text:p text:style-name="P8">checking for pri_mcid_enable in -lpri... yes</text:p>
      <text:p text:style-name="P8">checking for libpri.h... (cached) yes</text:p>
      <text:p text:style-name="P8">checking for pri_connect_ack_enable in -lpri... yes</text:p>
      <text:p text:style-name="P8">checking for libpri.h... (cached) yes</text:p>
      <text:p text:style-name="P8">checking for pri_aoc_events_enable in -lpri... yes</text:p>
      <text:p text:style-name="P8">checking for libpri.h... (cached) yes</text:p>
      <text:p text:style-name="P8">checking for pri_transfer_enable in -lpri... yes</text:p>
      <text:p text:style-name="P8">checking for libpri.h... (cached) yes</text:p>
      <text:p text:style-name="P8">checking for pri_cc_enable in -lpri... yes</text:p>
      <text:p text:style-name="P8">checking for libpri.h... (cached) yes</text:p>
      <text:p text:style-name="P8">checking for pri_hangup_fix_enable in -lpri... yes</text:p>
      <text:p text:style-name="P8">checking for libpri.h... (cached) yes</text:p>
      <text:p text:style-name="P8">checking for pri_sr_set_called_subaddress in -lpri... yes</text:p>
      <text:p text:style-name="P8">checking for libpri.h... (cached) yes</text:p>
      <text:p text:style-name="P8">checking for pri_hold_enable in -lpri... yes</text:p>
      <text:p text:style-name="P8">checking for libpri.h... (cached) yes</text:p>
      <text:p text:style-name="P8">checking for pri_reroute_enable in -lpri... yes</text:p>
      <text:p text:style-name="P8">checking for libpri.h... (cached) yes</text:p>
      <text:p text:style-name="P8">checking for pri_sr_set_keypad_digits in -lpri... yes</text:p>
      <text:p text:style-name="P8">checking for libpri.h... (cached) yes</text:p>
      <text:p text:style-name="P8">checking for pri_progress_with_cause in -lpri... yes</text:p>
      <text:p text:style-name="P8">checking for libpri.h... (cached) yes</text:p>
      <text:p text:style-name="P8">checking for pri_set_inbanddisconnect in -lpri... yes</text:p>
      <text:p text:style-name="P8">checking for libpri.h... (cached) yes</text:p>
      <text:p text:style-name="P8">checking for pri_maintenance_service in -lpri... yes</text:p>
      <text:p text:style-name="P8">checking for libpri.h... (cached) yes</text:p>
      <text:p text:style-name="P8">checking for pri_sr_set_reversecharge in -lpri... yes</text:p>
      <text:p text:style-name="P8">checking for libpri.h... (cached) yes</text:p>
      <text:p text:style-name="P8">checking for resample_open in -lresample... no</text:p>
      <text:p text:style-name="P8">checking for fftw_malloc in -lfftw3... no</text:p>
      <text:p text:style-name="P8">checking for sf_open in -lsndfile... no</text:p>
      <text:p text:style-name="P8">checking for minimum version of SpanDSP... no</text:p>
      <text:p text:style-name="P8">checking for ss7_set_isup_timer in -lss7... no</text:p>
      <text:p text:style-name="P8">checking for openr2_chan_new in -lopenr2... no</text:p>
      <text:p text:style-name="P8">checking for opus_encoder_create in -lopus... no</text:p>
      <text:p text:style-name="P8">checking for op_open_callbacks in -lopusfile... no</text:p>
      <text:p text:style-name="P8">checking for luaL_newstate in -llua5.4... no</text:p>
      <text:p text:style-name="P8">checking for luaL_newstate in -llua5.3... no</text:p>
      <text:p text:style-name="P8">checking for luaL_newstate in -llua5.2... no</text:p>
      <text:p text:style-name="P8">checking for luaL_newstate in -llua5.1... no</text:p>
      <text:p text:style-name="P8">checking for luaL_newstate in -llua... no</text:p>
      <text:p text:style-name="P8">checking for rc_read_config in -lfreeradius-client... no</text:p>
      <text:p text:style-name="P8">checking for rc_read_config in -lradiusclient-ng... no</text:p>
      <text:p text:style-name="P8">checking for rc_read_config in -lradcli... no</text:p>
      <text:p text:style-name="P8">checking for codec2_create in -lcodec2... no</text:p>
      <text:p text:style-name="P8">checking for cpg_join in -lcpg... no</text:p>
      <text:p text:style-name="P8"><text:soft-page-break/>checking for corosync_cfg_state_track in -lcfg... no</text:p>
      <text:p text:style-name="P8">checking for speex_encode in -lspeex... yes</text:p>
      <text:p text:style-name="P8">checking for speex/speex.h... yes</text:p>
      <text:p text:style-name="P8">checking for speex_preprocess_ctl in -lspeex... no</text:p>
      <text:p text:style-name="P8">checking for speex_preprocess_ctl in -lspeexdsp... yes</text:p>
      <text:p text:style-name="P8">checking for speex/speex.h... (cached) yes</text:p>
      <text:p text:style-name="P8">checking for sqlite_exec in -lsqlite... no</text:p>
      <text:p text:style-name="P8">checking for sqlite3_open in -lsqlite3... yes</text:p>
      <text:p text:style-name="P8">checking for sqlite3.h... yes</text:p>
      <text:p text:style-name="P8">checking for crypt in -lcrypt... yes</text:p>
      <text:p text:style-name="P8">checking for crypt.h... yes</text:p>
      <text:p text:style-name="P8">checking for crypt... no</text:p>
      <text:p text:style-name="P8">checking for crypt_r in -lcrypt... yes</text:p>
      <text:p text:style-name="P8">checking for osp/osp.h... no</text:p>
      <text:p text:style-name="P8">checking for srtp_init in -lsrtp2... no</text:p>
      <text:p text:style-name="P8">checking for srtp_init in -lsrtp... no</text:p>
      <text:p text:style-name="P8">checking for gmime-3.0... no</text:p>
      <text:p text:style-name="P8">checking for gmime-2.6... no</text:p>
      <text:p text:style-name="P8">checking for gmime-2.4... no</text:p>
      <text:p text:style-name="P8">checking for gmime-2.2... no</text:p>
      <text:p text:style-name="P8">checking for gmime-2.0... no</text:p>
      <text:p text:style-name="P8">checking for malloc in -lhoard... no</text:p>
      <text:p text:style-name="P8">checking for dbinit in -lsybdb... no</text:p>
      <text:p text:style-name="P8">checking for tone_zone_find_by_num in -ltonezone... yes</text:p>
      <text:p text:style-name="P8">checking for tone_zone_find in -ltonezone... yes</text:p>
      <text:p text:style-name="P8">checking for dahdi/tonezone.h... yes</text:p>
      <text:p text:style-name="P8">checking for vorbis_info_init in -lvorbis... no</text:p>
      <text:p text:style-name="P8">checking for OV_CALLBACKS_NOCLOSE declared in vorbis/vorbisfile.h... no</text:p>
      <text:p text:style-name="P8">checking for vpb_open in -lvpb... no</text:p>
      <text:p text:style-name="P8">checking for compress in -lz... yes</text:p>
      <text:p text:style-name="P8">checking for zlib.h... yes</text:p>
      <text:p text:style-name="P8">checking whether ODBC has support for Unicode types... yes</text:p>
      <text:p text:style-name="P8">checking for linux/compiler.h... no</text:p>
      <text:p text:style-name="P8">checking for linux/ixjuser.h... no</text:p>
      <text:p text:style-name="P8">checking for MSG_NOSIGNAL in sys/socket.h... yes</text:p>
      <text:p text:style-name="P8">checking for SO_NOSIGPIPE in sys/socket.h... no</text:p>
      <text:p text:style-name="P8">checking for sdl-config... no</text:p>
      <text:p text:style-name="P8">checking for IMG_Load in -lSDL_image... no</text:p>
      <text:p text:style-name="P8">checking for sws_getContext in -lavcodec... no</text:p>
      <text:p text:style-name="P8">checking for linux/videodev.h... no</text:p>
      <text:p text:style-name="P8">checking for XOpenDisplay in -lX11... no</text:p>
      <text:p text:style-name="P8">checking for XOpenDisplay in -lX11... (cached) no</text:p>
      <text:p text:style-name="P8">checking for /sbin/launchd... no</text:p>
      <text:p text:style-name="P8">checking for gtk+-2.0... no</text:p>
      <text:p text:style-name="P8">checking for libsystemd... no</text:p>
      <text:p text:style-name="P8">checking for LOG_AUTH in syslog.h... yes</text:p>
      <text:p text:style-name="P8">checking for LOG_AUTHPRIV in syslog.h... yes</text:p>
      <text:p text:style-name="P8">checking for LOG_CRON in syslog.h... yes</text:p>
      <text:p text:style-name="P8">checking for LOG_DAEMON in syslog.h... yes</text:p>
      <text:p text:style-name="P8"><text:soft-page-break/>checking for LOG_FTP in syslog.h... yes</text:p>
      <text:p text:style-name="P8">checking for LOG_KERN in syslog.h... yes</text:p>
      <text:p text:style-name="P8">checking for LOG_LPR in syslog.h... yes</text:p>
      <text:p text:style-name="P8">checking for LOG_MAIL in syslog.h... yes</text:p>
      <text:p text:style-name="P8">checking for LOG_NEWS in syslog.h... yes</text:p>
      <text:p text:style-name="P8">checking for LOG_SYSLOG in syslog.h... yes</text:p>
      <text:p text:style-name="P8">checking for LOG_UUCP in syslog.h... yes</text:p>
      <text:p text:style-name="P8">checking for bridges/bridge_softmix/include/hrirs.h... yes</text:p>
      <text:p text:style-name="P8">checking for mandatory modules: <text:s/>JANSSON PJPROJECT... ok</text:p>
      <text:p text:style-name="P8">configure: creating ./config.status</text:p>
      <text:p text:style-name="P8">config.status: creating build_tools/menuselect-deps</text:p>
      <text:p text:style-name="P8">config.status: creating makeopts</text:p>
      <text:p text:style-name="P8">config.status: creating include/asterisk/autoconfig.h</text:p>
      <text:p text:style-name="P8">config.status: include/asterisk/autoconfig.h is unchanged</text:p>
      <text:p text:style-name="P8"/>
      <text:p text:style-name="P8"><text:s text:c="15"/>.$$$$$$$$$$$$$$$=.. <text:s text:c="5"/></text:p>
      <text:p text:style-name="P8"><text:s text:c="12"/>.$7$7.. <text:s text:c="9"/>.7$$7:. <text:s text:c="3"/></text:p>
      <text:p text:style-name="P8"><text:s text:c="10"/>.$$:. <text:s text:c="16"/>,$7.7 <text:s text:c="2"/></text:p>
      <text:p text:style-name="P8"><text:s text:c="8"/>.$7. <text:s text:c="4"/>7$$$$ <text:s text:c="10"/>.$$77 <text:s/></text:p>
      <text:p text:style-name="P8"><text:s text:c="5"/>..$$. <text:s text:c="6"/>$$$$$ <text:s text:c="11"/>.$$$7 </text:p>
      <text:p text:style-name="P8"><text:s text:c="4"/>..7$ <text:s text:c="2"/>.?. <text:s text:c="2"/>$$$$$ <text:s text:c="2"/>.?. <text:s text:c="6"/>7$$$.</text:p>
      <text:p text:style-name="P8"><text:s text:c="3"/>$.$. <text:s text:c="2"/>.$$$7. $$$$7 .7$$$. <text:s text:c="5"/>.$$$.</text:p>
      <text:p text:style-name="P8"><text:s/>.777. <text:s text:c="2"/>.$$$$$$77$$$77$$$$$7. <text:s text:c="5"/>$$$,</text:p>
      <text:p text:style-name="P8"><text:s/>$$$~ <text:s text:c="5"/>.7$$$$$$$$$$$$$7. <text:s text:c="6"/>.$$$.</text:p>
      <text:p text:style-name="P8">.$$7 <text:s text:c="9"/>.7$$$$$$$7: <text:s text:c="9"/>?$$$.</text:p>
      <text:p text:style-name="P8">$$$ <text:s text:c="9"/>?7$$$$$$$$$$I <text:s text:c="7"/>.$$$7 </text:p>
      <text:p text:style-name="P8">$$$ <text:s text:c="6"/>.7$$$$$$$$$$$$$$$$ <text:s text:c="5"/>:$$$. </text:p>
      <text:p text:style-name="P8">$$$ <text:s text:c="6"/>$$$$$$7$$$$$$$$$$$$ <text:s text:c="3"/>.$$$. <text:s/></text:p>
      <text:p text:style-name="P8">$$$ <text:s text:c="7"/>$$$ <text:s text:c="2"/>7$$$7 <text:s/>.$$$ <text:s text:c="3"/>.$$$. <text:s text:c="2"/></text:p>
      <text:p text:style-name="P8">$$$$ <text:s text:c="12"/>$$$$7 <text:s text:c="8"/>.$$$. <text:s text:c="3"/></text:p>
      <text:p text:style-name="P8">7$$$7 <text:s text:c="11"/>7$$$$ <text:s text:c="7"/>7$$$ <text:s text:c="5"/></text:p>
      <text:p text:style-name="P8"><text:s/>$$$$$ <text:s text:c="23"/>$$$ <text:s text:c="6"/></text:p>
      <text:p text:style-name="P8"><text:s text:c="2"/>$$$$7. <text:s text:c="22"/>$$ <text:s/>(TM) <text:s text:c="4"/></text:p>
      <text:p text:style-name="P8"><text:s text:c="3"/>$$$$$$$. <text:s text:c="10"/>.7$$$$$$ <text:s/>$$ <text:s text:c="5"/></text:p>
      <text:p text:style-name="P8"><text:s text:c="5"/>$$$$$$$$$$$$7$$$$$$$$$.$$$$$$ <text:s text:c="5"/></text:p>
      <text:p text:style-name="P8"><text:s text:c="7"/>$$$$$$$$$$$$$$$$. <text:s text:c="15"/></text:p>
      <text:p text:style-name="P8"/>
      <text:p text:style-name="P8">configure: Package configured for: </text:p>
      <text:p text:style-name="P8">configure: OS type <text:s/>: linux-gnu</text:p>
      <text:p text:style-name="P8">configure: Host CPU : x86_64</text:p>
      <text:p text:style-name="P8">configure: build-cpu:vendor:os: x86_64 : pc : linux-gnu :</text:p>
      <text:p text:style-name="P8">configure: host-cpu:vendor:os: x86_64 : pc : linux-gnu :</text:p>
      <text:p text:style-name="P8">root@AlexanderCoretchi:/usr/local/src/asterisk-16.27.0# make menuselect</text:p>
      <text:p text:style-name="P8">CC="cc" CXX="g++" LD="" AR="" RANLIB="" CFLAGS="" LDFLAGS="" make -C menuselect CONFIGURE_SILENT="--silent" makeopts</text:p>
      <text:p text:style-name="P8">make[1]: Entering directory '/usr/local/src/asterisk-16.27.0/menuselect'</text:p>
      <text:p text:style-name="P8">make[1]: 'makeopts' is up to date.</text:p>
      <text:p text:style-name="P8">make[1]: Leaving directory '/usr/local/src/asterisk-16.27.0/menuselect'</text:p>
      <text:p text:style-name="P8"><text:soft-page-break/>CC="cc" CXX="g++" LD="" AR="" RANLIB="" CFLAGS="" LDFLAGS="" make -C menuselect CONFIGURE_SILENT="--silent" cmenuselect</text:p>
      <text:p text:style-name="P8">make[1]: Entering directory '/usr/local/src/asterisk-16.27.0/menuselect'</text:p>
      <text:p text:style-name="P8">gcc <text:s/>-g -D_GNU_SOURCE -Wall -Wno-deprecated-declarations -DHAVE_NCURSES -I/usr/include/libxml2 <text:s text:c="2"/>-c -o menuselect.o menuselect.c</text:p>
      <text:p text:style-name="P8">gcc <text:s/>-g -D_GNU_SOURCE -Wall -Wno-deprecated-declarations -DHAVE_NCURSES <text:s text:c="2"/>-c -o strcompat.o strcompat.c</text:p>
      <text:p text:style-name="P8">gcc <text:s/>-g -D_GNU_SOURCE -Wall -Wno-deprecated-declarations -DHAVE_NCURSES <text:s text:c="4"/>-c -o menuselect_curses.o menuselect_curses.c</text:p>
      <text:p text:style-name="P8">gcc <text:s/>-o cmenuselect menuselect.o strcompat.o menuselect_curses.o -lncurses <text:s/>-ltinfo <text:s/>-lxml2</text:p>
      <text:p text:style-name="P8">make[1]: Leaving directory '/usr/local/src/asterisk-16.27.0/menuselect'</text:p>
      <text:p text:style-name="P8">CC="cc" CXX="g++" LD="" AR="" RANLIB="" CFLAGS="" LDFLAGS="" make -C menuselect CONFIGURE_SILENT="--silent" nmenuselect</text:p>
      <text:p text:style-name="P8">make[1]: Entering directory '/usr/local/src/asterisk-16.27.0/menuselect'</text:p>
      <text:p text:style-name="P8">gcc <text:s/>-g -D_GNU_SOURCE -Wall -Wno-deprecated-declarations -DHAVE_NCURSES <text:s text:c="3"/>-c -o menuselect_newt.o menuselect_newt.c</text:p>
      <text:p text:style-name="P8">gcc <text:s/>-o nmenuselect menuselect.o strcompat.o menuselect_newt.o -lnewt <text:s/>-lxml2</text:p>
      <text:p text:style-name="P8">make[1]: Leaving directory '/usr/local/src/asterisk-16.27.0/menuselect'</text:p>
      <text:p text:style-name="P8">CC="cc" CXX="g++" LD="" AR="" RANLIB="" CFLAGS="" LDFLAGS="" make -C menuselect CONFIGURE_SILENT="--silent" gmenuselect</text:p>
      <text:p text:style-name="P8">make[1]: Entering directory '/usr/local/src/asterisk-16.27.0/menuselect'</text:p>
      <text:p text:style-name="P8">make[1]: Nothing to be done for 'gmenuselect'.</text:p>
      <text:p text:style-name="P8">make[1]: Leaving directory '/usr/local/src/asterisk-16.27.0/menuselect'</text:p>
      <text:p text:style-name="P8">make[1]: Entering directory '/usr/local/src/asterisk-16.27.0'</text:p>
      <text:p text:style-name="P8">CC="cc" CXX="g++" LD="" AR="" RANLIB="" CFLAGS="" LDFLAGS="" make -C menuselect CONFIGURE_SILENT="--silent" makeopts</text:p>
      <text:p text:style-name="P8">make[2]: Entering directory '/usr/local/src/asterisk-16.27.0/menuselect'</text:p>
      <text:p text:style-name="P8">make[2]: 'makeopts' is up to date.</text:p>
      <text:p text:style-name="P8">make[2]: Leaving directory '/usr/local/src/asterisk-16.27.0/menuselect'</text:p>
      <text:p text:style-name="P8">Generating input for menuselect ...</text:p>
      <text:p text:style-name="P8">CC="cc" CXX="g++" LD="" AR="" RANLIB="" CFLAGS="" LDFLAGS="" make -C menuselect CONFIGURE_SILENT="--silent" menuselect</text:p>
      <text:p text:style-name="P8">make[2]: Entering directory '/usr/local/src/asterisk-16.27.0/menuselect'</text:p>
      <text:p text:style-name="P8">gcc <text:s/>-g -D_GNU_SOURCE -Wall -Wno-deprecated-declarations -DHAVE_NCURSES <text:s text:c="2"/>-c -o menuselect_stub.o menuselect_stub.c</text:p>
      <text:p text:style-name="P8">gcc <text:s/>-o menuselect menuselect.o strcompat.o menuselect_stub.o -lxml2</text:p>
      <text:p text:style-name="P8">make[2]: Leaving directory '/usr/local/src/asterisk-16.27.0/menuselect'</text:p>
      <text:p text:style-name="P8">menuselect/menuselect --check-deps menuselect.makeopts</text:p>
      <text:p text:style-name="P8">menuselect/menuselect --check-deps menuselect.makeopts <text:s/></text:p>
      <text:p text:style-name="P8">menuselect changes saved!</text:p>
      <text:p text:style-name="P8">make[1]: Leaving directory '/usr/local/src/asterisk-16.27.0'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make</text:p>
      <text:p text:style-name="P8">CC="cc" CXX="g++" LD="" AR="" RANLIB="" CFLAGS="" LDFLAGS="" make -C menuselect CONFIGURE_SILENT="--silent" makeopts</text:p>
      <text:p text:style-name="P8">make[1]: Entering directory '/usr/local/src/asterisk-16.27.0/menuselect'</text:p>
      <text:p text:style-name="P8"><text:soft-page-break/>make[1]: 'makeopts' is up to date.</text:p>
      <text:p text:style-name="P8">make[1]: Leaving directory '/usr/local/src/asterisk-16.27.0/menuselect'</text:p>
      <text:p text:style-name="P8"><text:s text:c="3"/>[CC] astcanary.c -&gt; astcanary.o</text:p>
      <text:p text:style-name="P8"><text:s text:c="3"/>[LD] astcanary.o -&gt; astcanary</text:p>
      <text:p text:style-name="P8"><text:s text:c="3"/>[CC] astdb2sqlite3.c -&gt; astdb2sqlite3.o</text:p>
      <text:p text:style-name="P8"><text:s text:c="3"/>[CC] hash/hash.c -&gt; hash/hash.o</text:p>
      <text:p text:style-name="P8"><text:s text:c="3"/>[CC] hash/hash_bigkey.c -&gt; hash/hash_bigkey.o</text:p>
      <text:p text:style-name="P8"><text:s text:c="3"/>[CC] hash/hash_buf.c -&gt; hash/hash_buf.o</text:p>
      <text:p text:style-name="P8"><text:s text:c="3"/>[CC] hash/hash_func.c -&gt; hash/hash_func.o</text:p>
      <text:p text:style-name="P8"><text:s text:c="3"/>[CC] hash/hash_log2.c -&gt; hash/hash_log2.o</text:p>
      <text:p text:style-name="P8"><text:s text:c="3"/>[CC] hash/hash_page.c -&gt; hash/hash_page.o</text:p>
      <text:p text:style-name="P8"><text:s text:c="3"/>[CC] hash/ndbm.c -&gt; hash/ndbm.o</text:p>
      <text:p text:style-name="P8"><text:s text:c="3"/>[CC] btree/bt_close.c -&gt; btree/bt_close.o</text:p>
      <text:p text:style-name="P8"><text:s text:c="3"/>[CC] btree/bt_conv.c -&gt; btree/bt_conv.o</text:p>
      <text:p text:style-name="P8"><text:s text:c="3"/>[CC] btree/bt_debug.c -&gt; btree/bt_debug.o</text:p>
      <text:p text:style-name="P8"><text:s text:c="3"/>[CC] btree/bt_delete.c -&gt; btree/bt_delete.o</text:p>
      <text:p text:style-name="P8"><text:s text:c="3"/>[CC] btree/bt_get.c -&gt; btree/bt_get.o</text:p>
      <text:p text:style-name="P8"><text:s text:c="3"/>[CC] btree/bt_open.c -&gt; btree/bt_open.o</text:p>
      <text:p text:style-name="P8"><text:s text:c="3"/>[CC] btree/bt_overflow.c -&gt; btree/bt_overflow.o</text:p>
      <text:p text:style-name="P8"><text:s text:c="3"/>[CC] btree/bt_page.c -&gt; btree/bt_page.o</text:p>
      <text:p text:style-name="P8"><text:s text:c="3"/>[CC] btree/bt_put.c -&gt; btree/bt_put.o</text:p>
      <text:p text:style-name="P8"><text:s text:c="3"/>[CC] btree/bt_search.c -&gt; btree/bt_search.o</text:p>
      <text:p text:style-name="P8"><text:s text:c="3"/>[CC] btree/bt_seq.c -&gt; btree/bt_seq.o</text:p>
      <text:p text:style-name="P8"><text:s text:c="3"/>[CC] btree/bt_split.c -&gt; btree/bt_split.o</text:p>
      <text:p text:style-name="P8"><text:s text:c="3"/>[CC] btree/bt_utils.c -&gt; btree/bt_utils.o</text:p>
      <text:p text:style-name="P8"><text:s text:c="3"/>[CC] db/db.c -&gt; db/db.o</text:p>
      <text:p text:style-name="P8"><text:s text:c="3"/>[CC] mpool/mpool.c -&gt; mpool/mpool.o</text:p>
      <text:p text:style-name="P8"><text:s text:c="3"/>[CC] recno/rec_close.c -&gt; recno/rec_close.o</text:p>
      <text:p text:style-name="P8"><text:s text:c="3"/>[CC] recno/rec_delete.c -&gt; recno/rec_delete.o</text:p>
      <text:p text:style-name="P8"><text:s text:c="3"/>[CC] recno/rec_get.c -&gt; recno/rec_get.o</text:p>
      <text:p text:style-name="P8"><text:s text:c="3"/>[CC] recno/rec_open.c -&gt; recno/rec_open.o</text:p>
      <text:p text:style-name="P8"><text:s text:c="3"/>[CC] recno/rec_put.c -&gt; recno/rec_put.o</text:p>
      <text:p text:style-name="P8"><text:s text:c="3"/>[CC] recno/rec_search.c -&gt; recno/rec_search.o</text:p>
      <text:p text:style-name="P8"><text:s text:c="3"/>[CC] recno/rec_seq.c -&gt; recno/rec_seq.o</text:p>
      <text:p text:style-name="P8"><text:s text:c="3"/>[CC] recno/rec_utils.c -&gt; recno/rec_utils.o</text:p>
      <text:p text:style-name="P8"><text:s text:c="3"/>[AR] hash/hash.o hash/hash_bigkey.o hash/hash_buf.o hash/hash_func.o hash/hash_log2.o hash/hash_page.o hash/ndbm.o btree/bt_close.o btree/bt_conv.o btree/bt_debug.o btree/bt_delete.o btree/bt_get.o btree/bt_open.o btree/bt_overflow.o btree/bt_page.o btree/bt_put.o btree/bt_search.o btree/bt_seq.o btree/bt_split.o btree/bt_utils.o db/db.o mpool/mpool.o recno/rec_close.o recno/rec_delete.o recno/rec_get.o recno/rec_open.o recno/rec_put.o recno/rec_search.o recno/rec_seq.o recno/rec_utils.o -&gt; libdb1.a</text:p>
      <text:p text:style-name="P8"><text:s text:c="3"/>[LD] astdb2sqlite3.o db1-ast/libdb1.a -&gt; astdb2sqlite3</text:p>
      <text:p text:style-name="P8"><text:s text:c="3"/>[CC] astdb2bdb.c -&gt; astdb2bdb.o</text:p>
      <text:p text:style-name="P8"><text:s text:c="3"/>[LD] astdb2bdb.o db1-ast/libdb1.a -&gt; astdb2bdb</text:p>
      <text:p text:style-name="P8">[pjproject] <text:s/>Compiling libpj-x86_64-unknown-linux-gnu.a</text:p>
      <text:p text:style-name="P8">[pjproject] <text:s/>Compiling libpjlib-util-x86_64-unknown-linux-gnu.a</text:p>
      <text:p text:style-name="P8">[pjproject] <text:s/>Compiling libpjsua-x86_64-unknown-linux-gnu.a</text:p>
      <text:p text:style-name="P8">[pjproject] <text:s/>Compiling libpjsip-ua-x86_64-unknown-linux-gnu.a</text:p>
      <text:p text:style-name="P8">[pjproject] <text:s/>Compiling libpjsip-simple-x86_64-unknown-linux-gnu.a</text:p>
      <text:p text:style-name="P8"><text:soft-page-break/>[pjproject] <text:s/>Compiling libpjsip-x86_64-unknown-linux-gnu.a</text:p>
      <text:p text:style-name="P8">[pjproject] <text:s/>Compiling libpjmedia-codec-x86_64-unknown-linux-gnu.a</text:p>
      <text:p text:style-name="P8">[pjproject] <text:s/>Compiling libpjmedia-videodev-x86_64-unknown-linux-gnu.a</text:p>
      <text:p text:style-name="P8">[pjproject] <text:s/>Compiling libpjmedia-x86_64-unknown-linux-gnu.a</text:p>
      <text:p text:style-name="P8">[pjproject] <text:s/>Compiling libpjmedia-audiodev-x86_64-unknown-linux-gnu.a</text:p>
      <text:p text:style-name="P8">[pjproject] <text:s/>Compiling libpjnath-x86_64-unknown-linux-gnu.a</text:p>
      <text:p text:style-name="P8">[pjproject] <text:s/>Generating symbols</text:p>
      <text:p text:style-name="P8">[jansson] <text:s/>Building bundled jansson.</text:p>
      <text:p text:style-name="P8"><text:s text:c="3"/>[CC] chan_mgcp.c -&gt; chan_mgcp.o</text:p>
      <text:p text:style-name="P8"><text:s text:c="3"/>[LD] chan_mgcp.o -&gt; chan_mgcp.so</text:p>
      <text:p text:style-name="P8"><text:s text:c="3"/>[CC] chan_unistim.c -&gt; chan_unistim.o</text:p>
      <text:p text:style-name="P8"><text:s text:c="3"/>[LD] chan_unistim.o -&gt; chan_unistim.so</text:p>
      <text:p text:style-name="P8"><text:s text:c="3"/>[CC] chan_dahdi.c -&gt; chan_dahdi.o</text:p>
      <text:p text:style-name="P8"><text:s text:c="3"/>[CC] dahdi/bridge_native_dahdi.c -&gt; dahdi/bridge_native_dahdi.o</text:p>
      <text:p text:style-name="P8"><text:s text:c="3"/>[CC] sig_analog.c -&gt; sig_analog.o</text:p>
      <text:p text:style-name="P8"><text:s text:c="3"/>[CC] sig_pri.c -&gt; sig_pri.o</text:p>
      <text:p text:style-name="P8"><text:s text:c="3"/>[CC] sig_ss7.c -&gt; sig_ss7.o</text:p>
      <text:p text:style-name="P8"><text:s text:c="3"/>[LD] chan_dahdi.o dahdi/bridge_native_dahdi.o sig_analog.o sig_pri.o sig_ss7.o -&gt; chan_dahdi.so</text:p>
      <text:p text:style-name="P8"><text:s text:c="3"/>[CC] chan_iax2.c -&gt; chan_iax2.o</text:p>
      <text:p text:style-name="P8"><text:s text:c="3"/>[CC] iax2/netsock.c -&gt; iax2/netsock.o</text:p>
      <text:p text:style-name="P8"><text:s text:c="3"/>[CC] iax2/parser.c -&gt; iax2/parser.o</text:p>
      <text:p text:style-name="P8"><text:s text:c="3"/>[CC] iax2/firmware.c -&gt; iax2/firmware.o</text:p>
      <text:p text:style-name="P8"><text:s text:c="3"/>[CC] iax2/provision.c -&gt; iax2/provision.o</text:p>
      <text:p text:style-name="P8"><text:s text:c="3"/>[CC] iax2/codec_pref.c -&gt; iax2/codec_pref.o</text:p>
      <text:p text:style-name="P8"><text:s text:c="3"/>[CC] iax2/format_compatibility.c -&gt; iax2/format_compatibility.o</text:p>
      <text:p text:style-name="P8"><text:s text:c="3"/>[LD] chan_iax2.o iax2/netsock.o iax2/parser.o iax2/firmware.o iax2/provision.o iax2/codec_pref.o iax2/format_compatibility.o -&gt; chan_iax2.so</text:p>
      <text:p text:style-name="P8"><text:s text:c="3"/>[CC] chan_oss.c -&gt; chan_oss.o</text:p>
      <text:p text:style-name="P8"><text:s text:c="3"/>[CC] console_video.c -&gt; console_video.o</text:p>
      <text:p text:style-name="P8"><text:s text:c="3"/>[CC] vgrabbers.c -&gt; vgrabbers.o</text:p>
      <text:p text:style-name="P8"><text:s text:c="3"/>[CC] console_board.c -&gt; console_board.o</text:p>
      <text:p text:style-name="P8"><text:s text:c="3"/>[LD] chan_oss.o console_video.o vgrabbers.o console_board.o -&gt; chan_oss.so</text:p>
      <text:p text:style-name="P8"><text:s text:c="3"/>[CC] chan_pjsip.c -&gt; chan_pjsip.o</text:p>
      <text:p text:style-name="P8"><text:s text:c="3"/>[CC] pjsip/dialplan_functions.c -&gt; pjsip/dialplan_functions.o</text:p>
      <text:p text:style-name="P8"><text:s text:c="3"/>[CC] pjsip/cli_commands.c -&gt; pjsip/cli_commands.o</text:p>
      <text:p text:style-name="P8"><text:s text:c="3"/>[LD] chan_pjsip.o pjsip/dialplan_functions.o pjsip/cli_commands.o -&gt; chan_pjsip.so</text:p>
      <text:p text:style-name="P8"><text:s text:c="3"/>[CC] chan_rtp.c -&gt; chan_rtp.o</text:p>
      <text:p text:style-name="P8"><text:s text:c="3"/>[LD] chan_rtp.o -&gt; chan_rtp.so</text:p>
      <text:p text:style-name="P8"><text:s text:c="3"/>[CC] chan_skinny.c -&gt; chan_skinny.o</text:p>
      <text:p text:style-name="P8"><text:s text:c="3"/>[LD] chan_skinny.o -&gt; chan_skinny.so</text:p>
      <text:p text:style-name="P8"><text:s text:c="3"/>[CC] chan_bridge_media.c -&gt; chan_bridge_media.o</text:p>
      <text:p text:style-name="P8"><text:s text:c="3"/>[LD] chan_bridge_media.o -&gt; chan_bridge_media.so</text:p>
      <text:p text:style-name="P8"><text:s text:c="3"/>[CC] chan_sip.c -&gt; chan_sip.o</text:p>
      <text:p text:style-name="P8"><text:s text:c="3"/>[CC] sip/security_events.c -&gt; sip/security_events.o</text:p>
      <text:p text:style-name="P8"><text:s text:c="3"/>[CC] sip/dialplan_functions.c -&gt; sip/dialplan_functions.o</text:p>
      <text:p text:style-name="P8"><text:s text:c="3"/>[CC] sip/route.c -&gt; sip/route.o</text:p>
      <text:p text:style-name="P8"><text:s text:c="3"/>[CC] sip/reqresp_parser.c -&gt; sip/reqresp_parser.o</text:p>
      <text:p text:style-name="P8"><text:s text:c="3"/>[CC] sip/config_parser.c -&gt; sip/config_parser.o</text:p>
      <text:p text:style-name="P8"><text:s text:c="3"/>[CC] sip/utils.c -&gt; sip/utils.o</text:p>
      <text:p text:style-name="P8"><text:soft-page-break/><text:s text:c="3"/>[LD] chan_sip.o sip/security_events.o sip/dialplan_functions.o sip/route.o sip/reqresp_parser.o sip/config_parser.o sip/utils.o -&gt; chan_sip.so</text:p>
      <text:p text:style-name="P8"><text:s text:c="3"/>[CC] pbx_spool.c -&gt; pbx_spool.o</text:p>
      <text:p text:style-name="P8"><text:s text:c="3"/>[LD] pbx_spool.o -&gt; pbx_spool.so</text:p>
      <text:p text:style-name="P8"><text:s text:c="3"/>[CC] pbx_realtime.c -&gt; pbx_realtime.o</text:p>
      <text:p text:style-name="P8"><text:s text:c="3"/>[LD] pbx_realtime.o -&gt; pbx_realtime.so</text:p>
      <text:p text:style-name="P8"><text:s text:c="3"/>[CC] pbx_ael.c -&gt; pbx_ael.o</text:p>
      <text:p text:style-name="P8"><text:s text:c="3"/>[LD] pbx_ael.o -&gt; pbx_ael.so</text:p>
      <text:p text:style-name="P8"><text:s text:c="3"/>[CC] pbx_dundi.c -&gt; pbx_dundi.o</text:p>
      <text:p text:style-name="P8"><text:s text:c="3"/>[CC] dundi-parser.c -&gt; dundi-parser.o</text:p>
      <text:p text:style-name="P8"><text:s text:c="3"/>[LD] pbx_dundi.o dundi-parser.o -&gt; pbx_dundi.so</text:p>
      <text:p text:style-name="P8"><text:s text:c="3"/>[CC] pbx_loopback.c -&gt; pbx_loopback.o</text:p>
      <text:p text:style-name="P8"><text:s text:c="3"/>[LD] pbx_loopback.o -&gt; pbx_loopback.so</text:p>
      <text:p text:style-name="P8"><text:s text:c="3"/>[CC] pbx_config.c -&gt; pbx_config.o</text:p>
      <text:p text:style-name="P8"><text:s text:c="3"/>[LD] pbx_config.o -&gt; pbx_config.so</text:p>
      <text:p text:style-name="P8"><text:s text:c="3"/>[CC] app_nbscat.c -&gt; app_nbscat.o</text:p>
      <text:p text:style-name="P8"><text:s text:c="3"/>[LD] app_nbscat.o -&gt; app_nbscat.so</text:p>
      <text:p text:style-name="P8"><text:s text:c="3"/>[CC] app_macro.c -&gt; app_macro.o</text:p>
      <text:p text:style-name="P8"><text:s text:c="3"/>[LD] app_macro.o -&gt; app_macro.so</text:p>
      <text:p text:style-name="P8"><text:s text:c="3"/>[CC] app_read.c -&gt; app_read.o</text:p>
      <text:p text:style-name="P8"><text:s text:c="3"/>[LD] app_read.o -&gt; app_read.so</text:p>
      <text:p text:style-name="P8"><text:s text:c="3"/>[CC] app_ices.c -&gt; app_ices.o</text:p>
      <text:p text:style-name="P8"><text:s text:c="3"/>[LD] app_ices.o -&gt; app_ices.so</text:p>
      <text:p text:style-name="P8"><text:s text:c="3"/>[CC] app_speech_utils.c -&gt; app_speech_utils.o</text:p>
      <text:p text:style-name="P8"><text:s text:c="3"/>[LD] app_speech_utils.o -&gt; app_speech_utils.so</text:p>
      <text:p text:style-name="P8"><text:s text:c="3"/>[CC] app_dial.c -&gt; app_dial.o</text:p>
      <text:p text:style-name="P8"><text:s text:c="3"/>[LD] app_dial.o -&gt; app_dial.so</text:p>
      <text:p text:style-name="P8"><text:s text:c="3"/>[CC] app_externalivr.c -&gt; app_externalivr.o</text:p>
      <text:p text:style-name="P8"><text:s text:c="3"/>[LD] app_externalivr.o -&gt; app_externalivr.so</text:p>
      <text:p text:style-name="P8"><text:s text:c="3"/>[CC] app_queue.c -&gt; app_queue.o</text:p>
      <text:p text:style-name="P8"><text:s text:c="3"/>[LD] app_queue.o -&gt; app_queue.so</text:p>
      <text:p text:style-name="P8"><text:s text:c="3"/>[CC] app_authenticate.c -&gt; app_authenticate.o</text:p>
      <text:p text:style-name="P8"><text:s text:c="3"/>[LD] app_authenticate.o -&gt; app_authenticate.so</text:p>
      <text:p text:style-name="P8"><text:s text:c="3"/>[CC] app_chanspy.c -&gt; app_chanspy.o</text:p>
      <text:p text:style-name="P8"><text:s text:c="3"/>[LD] app_chanspy.o -&gt; app_chanspy.so</text:p>
      <text:p text:style-name="P8"><text:s text:c="3"/>[CC] app_reload.c -&gt; app_reload.o</text:p>
      <text:p text:style-name="P8"><text:s text:c="3"/>[LD] app_reload.o -&gt; app_reload.so</text:p>
      <text:p text:style-name="P8"><text:s text:c="3"/>[CC] app_flash.c -&gt; app_flash.o</text:p>
      <text:p text:style-name="P8"><text:s text:c="3"/>[LD] app_flash.o -&gt; app_flash.so</text:p>
      <text:p text:style-name="P8"><text:s text:c="3"/>[CC] app_page.c -&gt; app_page.o</text:p>
      <text:p text:style-name="P8"><text:s text:c="3"/>[LD] app_page.o -&gt; app_page.so</text:p>
      <text:p text:style-name="P8"><text:s text:c="3"/>[CC] app_controlplayback.c -&gt; app_controlplayback.o</text:p>
      <text:p text:style-name="P8"><text:s text:c="3"/>[LD] app_controlplayback.o -&gt; app_controlplayback.so</text:p>
      <text:p text:style-name="P8"><text:s text:c="3"/>[CC] app_waitforsilence.c -&gt; app_waitforsilence.o</text:p>
      <text:p text:style-name="P8"><text:s text:c="3"/>[LD] app_waitforsilence.o -&gt; app_waitforsilence.so</text:p>
      <text:p text:style-name="P8"><text:s text:c="3"/>[CC] app_cdr.c -&gt; app_cdr.o</text:p>
      <text:p text:style-name="P8"><text:s text:c="3"/>[LD] app_cdr.o -&gt; app_cdr.so</text:p>
      <text:p text:style-name="P8"><text:s text:c="3"/>[CC] app_bridgewait.c -&gt; app_bridgewait.o</text:p>
      <text:p text:style-name="P8"><text:s text:c="3"/>[LD] app_bridgewait.o -&gt; app_bridgewait.so</text:p>
      <text:p text:style-name="P8"><text:soft-page-break/><text:s text:c="3"/>[CC] app_record.c -&gt; app_record.o</text:p>
      <text:p text:style-name="P8"><text:s text:c="3"/>[LD] app_record.o -&gt; app_record.so</text:p>
      <text:p text:style-name="P8"><text:s text:c="3"/>[CC] app_dictate.c -&gt; app_dictate.o</text:p>
      <text:p text:style-name="P8"><text:s text:c="3"/>[LD] app_dictate.o -&gt; app_dictate.so</text:p>
      <text:p text:style-name="P8"><text:s text:c="3"/>[CC] app_sms.c -&gt; app_sms.o</text:p>
      <text:p text:style-name="P8"><text:s text:c="3"/>[LD] app_sms.o -&gt; app_sms.so</text:p>
      <text:p text:style-name="P8"><text:s text:c="3"/>[CC] app_waituntil.c -&gt; app_waituntil.o</text:p>
      <text:p text:style-name="P8"><text:s text:c="3"/>[LD] app_waituntil.o -&gt; app_waituntil.so</text:p>
      <text:p text:style-name="P8"><text:s text:c="3"/>[CC] app_directed_pickup.c -&gt; app_directed_pickup.o</text:p>
      <text:p text:style-name="P8"><text:s text:c="3"/>[LD] app_directed_pickup.o -&gt; app_directed_pickup.so</text:p>
      <text:p text:style-name="P8"><text:s text:c="3"/>[CC] app_privacy.c -&gt; app_privacy.o</text:p>
      <text:p text:style-name="P8"><text:s text:c="3"/>[LD] app_privacy.o -&gt; app_privacy.so</text:p>
      <text:p text:style-name="P8"><text:s text:c="3"/>[CC] app_waitforring.c -&gt; app_waitforring.o</text:p>
      <text:p text:style-name="P8"><text:s text:c="3"/>[LD] app_waitforring.o -&gt; app_waitforring.so</text:p>
      <text:p text:style-name="P8"><text:s text:c="3"/>[CC] app_system.c -&gt; app_system.o</text:p>
      <text:p text:style-name="P8"><text:s text:c="3"/>[LD] app_system.o -&gt; app_system.so</text:p>
      <text:p text:style-name="P8"><text:s text:c="3"/>[CC] app_morsecode.c -&gt; app_morsecode.o</text:p>
      <text:p text:style-name="P8"><text:s text:c="3"/>[LD] app_morsecode.o -&gt; app_morsecode.so</text:p>
      <text:p text:style-name="P8"><text:s text:c="3"/>[CC] app_voicemail.c -&gt; app_voicemail.o</text:p>
      <text:p text:style-name="P8"><text:s text:c="3"/>[LD] app_voicemail.o -&gt; app_voicemail.so</text:p>
      <text:p text:style-name="P8"><text:s text:c="3"/>[CC] app_minivm.c -&gt; app_minivm.o</text:p>
      <text:p text:style-name="P8"><text:s text:c="3"/>[LD] app_minivm.o -&gt; app_minivm.so</text:p>
      <text:p text:style-name="P8"><text:s text:c="3"/>[CC] app_softhangup.c -&gt; app_softhangup.o</text:p>
      <text:p text:style-name="P8"><text:s text:c="3"/>[LD] app_softhangup.o -&gt; app_softhangup.so</text:p>
      <text:p text:style-name="P8"><text:s text:c="3"/>[CC] app_image.c -&gt; app_image.o</text:p>
      <text:p text:style-name="P8"><text:s text:c="3"/>[LD] app_image.o -&gt; app_image.so</text:p>
      <text:p text:style-name="P8"><text:s text:c="3"/>[CC] app_dtmfstore.c -&gt; app_dtmfstore.o</text:p>
      <text:p text:style-name="P8"><text:s text:c="3"/>[LD] app_dtmfstore.o -&gt; app_dtmfstore.so</text:p>
      <text:p text:style-name="P8"><text:s text:c="3"/>[CC] app_url.c -&gt; app_url.o</text:p>
      <text:p text:style-name="P8"><text:s text:c="3"/>[LD] app_url.o -&gt; app_url.so</text:p>
      <text:p text:style-name="P8"><text:s text:c="3"/>[CC] app_db.c -&gt; app_db.o</text:p>
      <text:p text:style-name="P8"><text:s text:c="3"/>[LD] app_db.o -&gt; app_db.so</text:p>
      <text:p text:style-name="P8"><text:s text:c="3"/>[CC] app_exec.c -&gt; app_exec.o</text:p>
      <text:p text:style-name="P8"><text:s text:c="3"/>[LD] app_exec.o -&gt; app_exec.so</text:p>
      <text:p text:style-name="P8"><text:s text:c="3"/>[CC] app_confbridge.c -&gt; app_confbridge.o</text:p>
      <text:p text:style-name="P8"><text:s text:c="3"/>[CC] confbridge/conf_state_single_marked.c -&gt; confbridge/conf_state_single_marked.o</text:p>
      <text:p text:style-name="P8"><text:s text:c="3"/>[CC] confbridge/conf_state.c -&gt; confbridge/conf_state.o</text:p>
      <text:p text:style-name="P8"><text:s text:c="3"/>[CC] confbridge/conf_state_single.c -&gt; confbridge/conf_state_single.o</text:p>
      <text:p text:style-name="P8"><text:s text:c="3"/>[CC] confbridge/conf_state_multi_marked.c -&gt; confbridge/conf_state_multi_marked.o</text:p>
      <text:p text:style-name="P8"><text:s text:c="3"/>[CC] confbridge/conf_chan_record.c -&gt; confbridge/conf_chan_record.o</text:p>
      <text:p text:style-name="P8"><text:s text:c="3"/>[CC] confbridge/conf_state_multi.c -&gt; confbridge/conf_state_multi.o</text:p>
      <text:p text:style-name="P8"><text:s text:c="3"/>[CC] confbridge/conf_state_empty.c -&gt; confbridge/conf_state_empty.o</text:p>
      <text:p text:style-name="P8"><text:s text:c="3"/>[CC] confbridge/conf_config_parser.c -&gt; confbridge/conf_config_parser.o</text:p>
      <text:p text:style-name="P8"><text:s text:c="3"/>[CC] confbridge/confbridge_manager.c -&gt; confbridge/confbridge_manager.o</text:p>
      <text:p text:style-name="P8"><text:s text:c="3"/>[CC] confbridge/conf_chan_announce.c -&gt; confbridge/conf_chan_announce.o</text:p>
      <text:p text:style-name="P8"><text:s text:c="3"/>[CC] confbridge/conf_state_inactive.c -&gt; confbridge/conf_state_inactive.o</text:p>
      <text:p text:style-name="P8"><text:s text:c="3"/>[LD] app_confbridge.o confbridge/conf_state_single_marked.o confbridge/conf_state.o confbridge/conf_state_single.o confbridge/conf_state_multi_marked.o confbridge/conf_chan_record.o confbridge/conf_state_multi.o confbridge/conf_state_empty.o confbridge/conf_config_parser.o <text:soft-page-break/>confbridge/confbridge_manager.o confbridge/conf_chan_announce.o confbridge/conf_state_inactive.o -&gt; app_confbridge.so</text:p>
      <text:p text:style-name="P8"><text:s text:c="3"/>[CC] app_stack.c -&gt; app_stack.o</text:p>
      <text:p text:style-name="P8"><text:s text:c="3"/>[LD] app_stack.o -&gt; app_stack.so</text:p>
      <text:p text:style-name="P8"><text:s text:c="3"/>[CC] app_readexten.c -&gt; app_readexten.o</text:p>
      <text:p text:style-name="P8"><text:s text:c="3"/>[LD] app_readexten.o -&gt; app_readexten.so</text:p>
      <text:p text:style-name="P8"><text:s text:c="3"/>[CC] app_test.c -&gt; app_test.o</text:p>
      <text:p text:style-name="P8"><text:s text:c="3"/>[LD] app_test.o -&gt; app_test.so</text:p>
      <text:p text:style-name="P8"><text:s text:c="3"/>[CC] app_while.c -&gt; app_while.o</text:p>
      <text:p text:style-name="P8"><text:s text:c="3"/>[LD] app_while.o -&gt; app_while.so</text:p>
      <text:p text:style-name="P8"><text:s text:c="3"/>[CC] app_senddtmf.c -&gt; app_senddtmf.o</text:p>
      <text:p text:style-name="P8"><text:s text:c="3"/>[LD] app_senddtmf.o -&gt; app_senddtmf.so</text:p>
      <text:p text:style-name="P8"><text:s text:c="3"/>[CC] app_channelredirect.c -&gt; app_channelredirect.o</text:p>
      <text:p text:style-name="P8"><text:s text:c="3"/>[LD] app_channelredirect.o -&gt; app_channelredirect.so</text:p>
      <text:p text:style-name="P8"><text:s text:c="3"/>[CC] app_zapateller.c -&gt; app_zapateller.o</text:p>
      <text:p text:style-name="P8"><text:s text:c="3"/>[LD] app_zapateller.o -&gt; app_zapateller.so</text:p>
      <text:p text:style-name="P8"><text:s text:c="3"/>[CC] app_echo.c -&gt; app_echo.o</text:p>
      <text:p text:style-name="P8"><text:s text:c="3"/>[LD] app_echo.o -&gt; app_echo.so</text:p>
      <text:p text:style-name="P8"><text:s text:c="3"/>[CC] app_sf.c -&gt; app_sf.o</text:p>
      <text:p text:style-name="P8"><text:s text:c="3"/>[LD] app_sf.o -&gt; app_sf.so</text:p>
      <text:p text:style-name="P8"><text:s text:c="3"/>[CC] app_transfer.c -&gt; app_transfer.o</text:p>
      <text:p text:style-name="P8"><text:s text:c="3"/>[LD] app_transfer.o -&gt; app_transfer.so</text:p>
      <text:p text:style-name="P8"><text:s text:c="3"/>[CC] app_playtones.c -&gt; app_playtones.o</text:p>
      <text:p text:style-name="P8"><text:s text:c="3"/>[LD] app_playtones.o -&gt; app_playtones.so</text:p>
      <text:p text:style-name="P8"><text:s text:c="3"/>[CC] app_originate.c -&gt; app_originate.o</text:p>
      <text:p text:style-name="P8"><text:s text:c="3"/>[LD] app_originate.o -&gt; app_originate.so</text:p>
      <text:p text:style-name="P8"><text:s text:c="3"/>[CC] app_bridgeaddchan.c -&gt; app_bridgeaddchan.o</text:p>
      <text:p text:style-name="P8"><text:s text:c="3"/>[LD] app_bridgeaddchan.o -&gt; app_bridgeaddchan.so</text:p>
      <text:p text:style-name="P8"><text:s text:c="3"/>[CC] app_userevent.c -&gt; app_userevent.o</text:p>
      <text:p text:style-name="P8"><text:s text:c="3"/>[LD] app_userevent.o -&gt; app_userevent.so</text:p>
      <text:p text:style-name="P8"><text:s text:c="3"/>[CC] app_adsiprog.c -&gt; app_adsiprog.o</text:p>
      <text:p text:style-name="P8"><text:s text:c="3"/>[LD] app_adsiprog.o -&gt; app_adsiprog.so</text:p>
      <text:p text:style-name="P8"><text:s text:c="3"/>[CC] app_amd.c -&gt; app_amd.o</text:p>
      <text:p text:style-name="P8"><text:s text:c="3"/>[LD] app_amd.o -&gt; app_amd.so</text:p>
      <text:p text:style-name="P8"><text:s text:c="3"/>[CC] app_blind_transfer.c -&gt; app_blind_transfer.o</text:p>
      <text:p text:style-name="P8"><text:s text:c="3"/>[LD] app_blind_transfer.o -&gt; app_blind_transfer.so</text:p>
      <text:p text:style-name="P8"><text:s text:c="3"/>[CC] app_verbose.c -&gt; app_verbose.o</text:p>
      <text:p text:style-name="P8"><text:s text:c="3"/>[LD] app_verbose.o -&gt; app_verbose.so</text:p>
      <text:p text:style-name="P8"><text:s text:c="3"/>[CC] app_sendtext.c -&gt; app_sendtext.o</text:p>
      <text:p text:style-name="P8"><text:s text:c="3"/>[LD] app_sendtext.o -&gt; app_sendtext.so</text:p>
      <text:p text:style-name="P8"><text:s text:c="3"/>[CC] app_talkdetect.c -&gt; app_talkdetect.o</text:p>
      <text:p text:style-name="P8"><text:s text:c="3"/>[LD] app_talkdetect.o -&gt; app_talkdetect.so</text:p>
      <text:p text:style-name="P8"><text:s text:c="3"/>[CC] app_attended_transfer.c -&gt; app_attended_transfer.o</text:p>
      <text:p text:style-name="P8"><text:s text:c="3"/>[LD] app_attended_transfer.o -&gt; app_attended_transfer.so</text:p>
      <text:p text:style-name="P8"><text:s text:c="3"/>[CC] app_stasis.c -&gt; app_stasis.o</text:p>
      <text:p text:style-name="P8"><text:s text:c="3"/>[LD] app_stasis.o -&gt; app_stasis.so</text:p>
      <text:p text:style-name="P8"><text:s text:c="3"/>[CC] app_agent_pool.c -&gt; app_agent_pool.o</text:p>
      <text:p text:style-name="P8"><text:s text:c="3"/>[LD] app_agent_pool.o -&gt; app_agent_pool.so</text:p>
      <text:p text:style-name="P8"><text:s text:c="3"/>[CC] app_dumpchan.c -&gt; app_dumpchan.o</text:p>
      <text:p text:style-name="P8"><text:soft-page-break/><text:s text:c="3"/>[LD] app_dumpchan.o -&gt; app_dumpchan.so</text:p>
      <text:p text:style-name="P8"><text:s text:c="3"/>[CC] app_chanisavail.c -&gt; app_chanisavail.o</text:p>
      <text:p text:style-name="P8"><text:s text:c="3"/>[LD] app_chanisavail.o -&gt; app_chanisavail.so</text:p>
      <text:p text:style-name="P8"><text:s text:c="3"/>[CC] app_mixmonitor.c -&gt; app_mixmonitor.o</text:p>
      <text:p text:style-name="P8"><text:s text:c="3"/>[LD] app_mixmonitor.o -&gt; app_mixmonitor.so</text:p>
      <text:p text:style-name="P8"><text:s text:c="3"/>[CC] app_disa.c -&gt; app_disa.o</text:p>
      <text:p text:style-name="P8"><text:s text:c="3"/>[LD] app_disa.o -&gt; app_disa.so</text:p>
      <text:p text:style-name="P8"><text:s text:c="3"/>[CC] app_milliwatt.c -&gt; app_milliwatt.o</text:p>
      <text:p text:style-name="P8"><text:s text:c="3"/>[LD] app_milliwatt.o -&gt; app_milliwatt.so</text:p>
      <text:p text:style-name="P8"><text:s text:c="3"/>[CC] app_festival.c -&gt; app_festival.o</text:p>
      <text:p text:style-name="P8"><text:s text:c="3"/>[LD] app_festival.o -&gt; app_festival.so</text:p>
      <text:p text:style-name="P8"><text:s text:c="3"/>[CC] app_mf.c -&gt; app_mf.o</text:p>
      <text:p text:style-name="P8"><text:s text:c="3"/>[LD] app_mf.o -&gt; app_mf.so</text:p>
      <text:p text:style-name="P8"><text:s text:c="3"/>[CC] app_followme.c -&gt; app_followme.o</text:p>
      <text:p text:style-name="P8"><text:s text:c="3"/>[LD] app_followme.o -&gt; app_followme.so</text:p>
      <text:p text:style-name="P8"><text:s text:c="3"/>[CC] app_alarmreceiver.c -&gt; app_alarmreceiver.o</text:p>
      <text:p text:style-name="P8"><text:s text:c="3"/>[LD] app_alarmreceiver.o -&gt; app_alarmreceiver.so</text:p>
      <text:p text:style-name="P8"><text:s text:c="3"/>[CC] app_mp3.c -&gt; app_mp3.o</text:p>
      <text:p text:style-name="P8"><text:s text:c="3"/>[LD] app_mp3.o -&gt; app_mp3.so</text:p>
      <text:p text:style-name="P8"><text:s text:c="3"/>[CC] app_dahdiras.c -&gt; app_dahdiras.o</text:p>
      <text:p text:style-name="P8"><text:s text:c="3"/>[LD] app_dahdiras.o -&gt; app_dahdiras.so</text:p>
      <text:p text:style-name="P8"><text:s text:c="3"/>[CC] app_meetme.c -&gt; app_meetme.o</text:p>
      <text:p text:style-name="P8"><text:s text:c="3"/>[LD] app_meetme.o -&gt; app_meetme.so</text:p>
      <text:p text:style-name="P8"><text:s text:c="3"/>[CC] app_sayunixtime.c -&gt; app_sayunixtime.o</text:p>
      <text:p text:style-name="P8"><text:s text:c="3"/>[LD] app_sayunixtime.o -&gt; app_sayunixtime.so</text:p>
      <text:p text:style-name="P8"><text:s text:c="3"/>[CC] app_stream_echo.c -&gt; app_stream_echo.o</text:p>
      <text:p text:style-name="P8"><text:s text:c="3"/>[LD] app_stream_echo.o -&gt; app_stream_echo.so</text:p>
      <text:p text:style-name="P8"><text:s text:c="3"/>[CC] app_celgenuserevent.c -&gt; app_celgenuserevent.o</text:p>
      <text:p text:style-name="P8"><text:s text:c="3"/>[LD] app_celgenuserevent.o -&gt; app_celgenuserevent.so</text:p>
      <text:p text:style-name="P8"><text:s text:c="3"/>[CC] app_waitforcond.c -&gt; app_waitforcond.o</text:p>
      <text:p text:style-name="P8"><text:s text:c="3"/>[LD] app_waitforcond.o -&gt; app_waitforcond.so</text:p>
      <text:p text:style-name="P8"><text:s text:c="3"/>[CC] app_getcpeid.c -&gt; app_getcpeid.o</text:p>
      <text:p text:style-name="P8"><text:s text:c="3"/>[LD] app_getcpeid.o -&gt; app_getcpeid.so</text:p>
      <text:p text:style-name="P8"><text:s text:c="3"/>[CC] app_directory.c -&gt; app_directory.o</text:p>
      <text:p text:style-name="P8"><text:s text:c="3"/>[LD] app_directory.o -&gt; app_directory.so</text:p>
      <text:p text:style-name="P8"><text:s text:c="3"/>[CC] app_playback.c -&gt; app_playback.o</text:p>
      <text:p text:style-name="P8"><text:s text:c="3"/>[LD] app_playback.o -&gt; app_playback.so</text:p>
      <text:p text:style-name="P8"><text:s text:c="3"/>[CC] app_forkcdr.c -&gt; app_forkcdr.o</text:p>
      <text:p text:style-name="P8"><text:s text:c="3"/>[LD] app_forkcdr.o -&gt; app_forkcdr.so</text:p>
      <text:p text:style-name="P8"><text:s text:c="3"/>[CC] src/add.c -&gt; src/add.o</text:p>
      <text:p text:style-name="P8"><text:s text:c="3"/>[CC] src/code.c -&gt; src/code.o</text:p>
      <text:p text:style-name="P8"><text:s text:c="3"/>[CC] src/debug.c -&gt; src/debug.o</text:p>
      <text:p text:style-name="P8"><text:s text:c="3"/>[CC] src/decode.c -&gt; src/decode.o</text:p>
      <text:p text:style-name="P8"><text:s text:c="3"/>[CC] src/long_term.c -&gt; src/long_term.o</text:p>
      <text:p text:style-name="P8"><text:s text:c="3"/>[CC] src/lpc.c -&gt; src/lpc.o</text:p>
      <text:p text:style-name="P8"><text:s text:c="3"/>[CC] src/preprocess.c -&gt; src/preprocess.o</text:p>
      <text:p text:style-name="P8"><text:s text:c="3"/>[CC] src/rpe.c -&gt; src/rpe.o</text:p>
      <text:p text:style-name="P8"><text:s text:c="3"/>[CC] src/gsm_destroy.c -&gt; src/gsm_destroy.o</text:p>
      <text:p text:style-name="P8"><text:s text:c="3"/>[CC] src/gsm_decode.c -&gt; src/gsm_decode.o</text:p>
      <text:p text:style-name="P8"><text:soft-page-break/><text:s text:c="3"/>[CC] src/gsm_encode.c -&gt; src/gsm_encode.o</text:p>
      <text:p text:style-name="P8"><text:s text:c="3"/>[CC] src/gsm_explode.c -&gt; src/gsm_explode.o</text:p>
      <text:p text:style-name="P8"><text:s text:c="3"/>[CC] src/gsm_implode.c -&gt; src/gsm_implode.o</text:p>
      <text:p text:style-name="P8"><text:s text:c="3"/>[CC] src/gsm_create.c -&gt; src/gsm_create.o</text:p>
      <text:p text:style-name="P8"><text:s text:c="3"/>[CC] src/gsm_print.c -&gt; src/gsm_print.o</text:p>
      <text:p text:style-name="P8"><text:s text:c="3"/>[CC] src/gsm_option.c -&gt; src/gsm_option.o</text:p>
      <text:p text:style-name="P8"><text:s text:c="3"/>[CC] src/short_term.c -&gt; src/short_term.o</text:p>
      <text:p text:style-name="P8"><text:s text:c="3"/>[CC] src/table.c -&gt; src/table.o</text:p>
      <text:p text:style-name="P8"><text:s text:c="3"/>[AR] src/add.o src/code.o src/debug.o src/decode.o src/long_term.o src/lpc.o src/preprocess.o src/rpe.o src/gsm_destroy.o src/gsm_decode.o src/gsm_encode.o src/gsm_explode.o src/gsm_implode.o src/gsm_create.o src/gsm_print.o src/gsm_option.o src/short_term.o src/table.o -&gt; lib/libgsm.a</text:p>
      <text:p text:style-name="P8"><text:s text:c="3"/>[CC] f2clib.c -&gt; f2clib.o</text:p>
      <text:p text:style-name="P8"><text:s text:c="3"/>[CC] analys.c -&gt; analys.o</text:p>
      <text:p text:style-name="P8"><text:s text:c="3"/>[CC] bsynz.c -&gt; bsynz.o</text:p>
      <text:p text:style-name="P8"><text:s text:c="3"/>[CC] chanwr.c -&gt; chanwr.o</text:p>
      <text:p text:style-name="P8"><text:s text:c="3"/>[CC] dcbias.c -&gt; dcbias.o</text:p>
      <text:p text:style-name="P8"><text:s text:c="3"/>[CC] decode.c -&gt; decode.o</text:p>
      <text:p text:style-name="P8"><text:s text:c="3"/>[CC] deemp.c -&gt; deemp.o</text:p>
      <text:p text:style-name="P8"><text:s text:c="3"/>[CC] difmag.c -&gt; difmag.o</text:p>
      <text:p text:style-name="P8"><text:s text:c="3"/>[CC] dyptrk.c -&gt; dyptrk.o</text:p>
      <text:p text:style-name="P8"><text:s text:c="3"/>[CC] encode.c -&gt; encode.o</text:p>
      <text:p text:style-name="P8"><text:s text:c="3"/>[CC] energy.c -&gt; energy.o</text:p>
      <text:p text:style-name="P8"><text:s text:c="3"/>[CC] ham84.c -&gt; ham84.o</text:p>
      <text:p text:style-name="P8"><text:s text:c="3"/>[CC] hp100.c -&gt; hp100.o</text:p>
      <text:p text:style-name="P8"><text:s text:c="3"/>[CC] invert.c -&gt; invert.o</text:p>
      <text:p text:style-name="P8"><text:s text:c="3"/>[CC] irc2pc.c -&gt; irc2pc.o</text:p>
      <text:p text:style-name="P8"><text:s text:c="3"/>[CC] ivfilt.c -&gt; ivfilt.o</text:p>
      <text:p text:style-name="P8"><text:s text:c="3"/>[CC] lpcdec.c -&gt; lpcdec.o</text:p>
      <text:p text:style-name="P8"><text:s text:c="3"/>[CC] lpcenc.c -&gt; lpcenc.o</text:p>
      <text:p text:style-name="P8"><text:s text:c="3"/>[CC] lpcini.c -&gt; lpcini.o</text:p>
      <text:p text:style-name="P8"><text:s text:c="3"/>[CC] lpfilt.c -&gt; lpfilt.o</text:p>
      <text:p text:style-name="P8"><text:s text:c="3"/>[CC] median.c -&gt; median.o</text:p>
      <text:p text:style-name="P8"><text:s text:c="3"/>[CC] mload.c -&gt; mload.o</text:p>
      <text:p text:style-name="P8"><text:s text:c="3"/>[CC] onset.c -&gt; onset.o</text:p>
      <text:p text:style-name="P8"><text:s text:c="3"/>[CC] pitsyn.c -&gt; pitsyn.o</text:p>
      <text:p text:style-name="P8"><text:s text:c="3"/>[CC] placea.c -&gt; placea.o</text:p>
      <text:p text:style-name="P8"><text:s text:c="3"/>[CC] placev.c -&gt; placev.o</text:p>
      <text:p text:style-name="P8"><text:s text:c="3"/>[CC] preemp.c -&gt; preemp.o</text:p>
      <text:p text:style-name="P8"><text:s text:c="3"/>[CC] prepro.c -&gt; prepro.o</text:p>
      <text:p text:style-name="P8"><text:s text:c="3"/>[CC] random.c -&gt; random.o</text:p>
      <text:p text:style-name="P8"><text:s text:c="3"/>[CC] rcchk.c -&gt; rcchk.o</text:p>
      <text:p text:style-name="P8"><text:s text:c="3"/>[CC] synths.c -&gt; synths.o</text:p>
      <text:p text:style-name="P8"><text:s text:c="3"/>[CC] tbdm.c -&gt; tbdm.o</text:p>
      <text:p text:style-name="P8"><text:s text:c="3"/>[CC] voicin.c -&gt; voicin.o</text:p>
      <text:p text:style-name="P8"><text:s text:c="3"/>[CC] vparms.c -&gt; vparms.o</text:p>
      <text:p text:style-name="P8"><text:s text:c="3"/>[AR] f2clib.o analys.o bsynz.o chanwr.o dcbias.o decode.o deemp.o difmag.o dyptrk.o encode.o energy.o ham84.o hp100.o invert.o irc2pc.o ivfilt.o lpcdec.o lpcenc.o lpcini.o lpfilt.o median.o mload.o onset.o pitsyn.o placea.o placev.o preemp.o prepro.o random.o rcchk.o synths.o tbdm.o voicin.o vparms.o -&gt; liblpc10.a</text:p>
      <text:p text:style-name="P8"><text:soft-page-break/><text:s text:c="3"/>[CC] anaFilter.c -&gt; anaFilter.o</text:p>
      <text:p text:style-name="P8"><text:s text:c="3"/>[CC] constants.c -&gt; constants.o</text:p>
      <text:p text:style-name="P8"><text:s text:c="3"/>[CC] createCB.c -&gt; createCB.o</text:p>
      <text:p text:style-name="P8"><text:s text:c="3"/>[CC] doCPLC.c -&gt; doCPLC.o</text:p>
      <text:p text:style-name="P8"><text:s text:c="3"/>[CC] enhancer.c -&gt; enhancer.o</text:p>
      <text:p text:style-name="P8"><text:s text:c="3"/>[CC] filter.c -&gt; filter.o</text:p>
      <text:p text:style-name="P8"><text:s text:c="3"/>[CC] FrameClassify.c -&gt; FrameClassify.o</text:p>
      <text:p text:style-name="P8"><text:s text:c="3"/>[CC] gainquant.c -&gt; gainquant.o</text:p>
      <text:p text:style-name="P8"><text:s text:c="3"/>[CC] getCBvec.c -&gt; getCBvec.o</text:p>
      <text:p text:style-name="P8"><text:s text:c="3"/>[CC] helpfun.c -&gt; helpfun.o</text:p>
      <text:p text:style-name="P8"><text:s text:c="3"/>[CC] hpInput.c -&gt; hpInput.o</text:p>
      <text:p text:style-name="P8"><text:s text:c="3"/>[CC] hpOutput.c -&gt; hpOutput.o</text:p>
      <text:p text:style-name="P8"><text:s text:c="3"/>[CC] iCBConstruct.c -&gt; iCBConstruct.o</text:p>
      <text:p text:style-name="P8"><text:s text:c="3"/>[CC] iCBSearch.c -&gt; iCBSearch.o</text:p>
      <text:p text:style-name="P8"><text:s text:c="3"/>[CC] iLBC_decode.c -&gt; iLBC_decode.o</text:p>
      <text:p text:style-name="P8"><text:s text:c="3"/>[CC] iLBC_encode.c -&gt; iLBC_encode.o</text:p>
      <text:p text:style-name="P8"><text:s text:c="3"/>[CC] iLBC_test.c -&gt; iLBC_test.o</text:p>
      <text:p text:style-name="P8"><text:s text:c="3"/>[CC] LPCdecode.c -&gt; LPCdecode.o</text:p>
      <text:p text:style-name="P8"><text:s text:c="3"/>[CC] LPCencode.c -&gt; LPCencode.o</text:p>
      <text:p text:style-name="P8"><text:s text:c="3"/>[CC] lsf.c -&gt; lsf.o</text:p>
      <text:p text:style-name="P8"><text:s text:c="3"/>[CC] packing.c -&gt; packing.o</text:p>
      <text:p text:style-name="P8"><text:s text:c="3"/>[CC] StateConstructW.c -&gt; StateConstructW.o</text:p>
      <text:p text:style-name="P8"><text:s text:c="3"/>[CC] StateSearchW.c -&gt; StateSearchW.o</text:p>
      <text:p text:style-name="P8"><text:s text:c="3"/>[CC] syntFilter.c -&gt; syntFilter.o</text:p>
      <text:p text:style-name="P8"><text:s text:c="3"/>[AR] anaFilter.o constants.o createCB.o doCPLC.o enhancer.o filter.o FrameClassify.o gainquant.o getCBvec.o helpfun.o hpInput.o hpOutput.o iCBConstruct.o iCBSearch.o iLBC_decode.o iLBC_encode.o iLBC_test.o LPCdecode.o LPCencode.o lsf.o packing.o StateConstructW.o StateSearchW.o syntFilter.o -&gt; libilbc.a</text:p>
      <text:p text:style-name="P8"><text:s text:c="3"/>[CC] codec_speex.c -&gt; codec_speex.o</text:p>
      <text:p text:style-name="P8"><text:s text:c="3"/>[LD] codec_speex.o -&gt; codec_speex.so</text:p>
      <text:p text:style-name="P8"><text:s text:c="3"/>[CC] codec_gsm.c -&gt; codec_gsm.o</text:p>
      <text:p text:style-name="P8"><text:s text:c="3"/>[LD] codec_gsm.o gsm/lib/libgsm.a -&gt; codec_gsm.so</text:p>
      <text:p text:style-name="P8"><text:s text:c="3"/>[CC] codec_ulaw.c -&gt; codec_ulaw.o</text:p>
      <text:p text:style-name="P8"><text:s text:c="3"/>[LD] codec_ulaw.o -&gt; codec_ulaw.so</text:p>
      <text:p text:style-name="P8"><text:s text:c="3"/>[CC] codec_alaw.c -&gt; codec_alaw.o</text:p>
      <text:p text:style-name="P8"><text:s text:c="3"/>[LD] codec_alaw.o -&gt; codec_alaw.so</text:p>
      <text:p text:style-name="P8"><text:s text:c="3"/>[CC] codec_lpc10.c -&gt; codec_lpc10.o</text:p>
      <text:p text:style-name="P8"><text:s text:c="3"/>[LD] codec_lpc10.o lpc10/liblpc10.a -&gt; codec_lpc10.so</text:p>
      <text:p text:style-name="P8"><text:s text:c="3"/>[CC] codec_a_mu.c -&gt; codec_a_mu.o</text:p>
      <text:p text:style-name="P8"><text:s text:c="3"/>[LD] codec_a_mu.o -&gt; codec_a_mu.so</text:p>
      <text:p text:style-name="P8"><text:s text:c="3"/>[CC] codec_g726.c -&gt; codec_g726.o</text:p>
      <text:p text:style-name="P8"><text:s text:c="3"/>[LD] codec_g726.o -&gt; codec_g726.so</text:p>
      <text:p text:style-name="P8"><text:s text:c="3"/>[CC] codec_resample.c -&gt; codec_resample.o</text:p>
      <text:p text:style-name="P8"><text:s text:c="3"/>[CC] speex/resample.c -&gt; speex/resample.o</text:p>
      <text:p text:style-name="P8"><text:s text:c="3"/>[LD] codec_resample.o speex/resample.o -&gt; codec_resample.so</text:p>
      <text:p text:style-name="P8"><text:s text:c="3"/>[CC] codec_ilbc.c -&gt; codec_ilbc.o</text:p>
      <text:p text:style-name="P8"><text:s text:c="3"/>[LD] codec_ilbc.o ilbc/libilbc.a -&gt; codec_ilbc.so</text:p>
      <text:p text:style-name="P8"><text:s text:c="3"/>[CC] codec_dahdi.c -&gt; codec_dahdi.o</text:p>
      <text:p text:style-name="P8"><text:s text:c="3"/>[LD] codec_dahdi.o -&gt; codec_dahdi.so</text:p>
      <text:p text:style-name="P8"><text:soft-page-break/><text:s text:c="3"/>[CC] codec_adpcm.c -&gt; codec_adpcm.o</text:p>
      <text:p text:style-name="P8"><text:s text:c="3"/>[LD] codec_adpcm.o -&gt; codec_adpcm.so</text:p>
      <text:p text:style-name="P8"><text:s text:c="3"/>[CC] codec_g722.c -&gt; codec_g722.o</text:p>
      <text:p text:style-name="P8"><text:s text:c="3"/>[CC] g722/g722_encode.c -&gt; g722/g722_encode.o</text:p>
      <text:p text:style-name="P8"><text:s text:c="3"/>[CC] g722/g722_decode.c -&gt; g722/g722_decode.o</text:p>
      <text:p text:style-name="P8"><text:s text:c="3"/>[LD] codec_g722.o g722/g722_encode.o g722/g722_decode.o -&gt; codec_g722.so</text:p>
      <text:p text:style-name="P8"><text:s text:c="3"/>[CC] format_h264.c -&gt; format_h264.o</text:p>
      <text:p text:style-name="P8"><text:s text:c="3"/>[LD] format_h264.o -&gt; format_h264.so</text:p>
      <text:p text:style-name="P8"><text:s text:c="3"/>[CC] format_vox.c -&gt; format_vox.o</text:p>
      <text:p text:style-name="P8"><text:s text:c="3"/>[LD] format_vox.o -&gt; format_vox.so</text:p>
      <text:p text:style-name="P8"><text:s text:c="3"/>[CC] format_sln.c -&gt; format_sln.o</text:p>
      <text:p text:style-name="P8"><text:s text:c="3"/>[LD] format_sln.o -&gt; format_sln.so</text:p>
      <text:p text:style-name="P8"><text:s text:c="3"/>[CC] format_g726.c -&gt; format_g726.o</text:p>
      <text:p text:style-name="P8"><text:s text:c="3"/>[LD] format_g726.o -&gt; format_g726.so</text:p>
      <text:p text:style-name="P8"><text:s text:c="3"/>[CC] format_siren14.c -&gt; format_siren14.o</text:p>
      <text:p text:style-name="P8"><text:s text:c="3"/>[LD] format_siren14.o -&gt; format_siren14.so</text:p>
      <text:p text:style-name="P8"><text:s text:c="3"/>[CC] format_g719.c -&gt; format_g719.o</text:p>
      <text:p text:style-name="P8"><text:s text:c="3"/>[LD] format_g719.o -&gt; format_g719.so</text:p>
      <text:p text:style-name="P8"><text:s text:c="3"/>[CC] format_g723.c -&gt; format_g723.o</text:p>
      <text:p text:style-name="P8"><text:s text:c="3"/>[LD] format_g723.o -&gt; format_g723.so</text:p>
      <text:p text:style-name="P8"><text:s text:c="3"/>[CC] format_wav_gsm.c -&gt; format_wav_gsm.o</text:p>
      <text:p text:style-name="P8"><text:s text:c="3"/>[LD] format_wav_gsm.o -&gt; format_wav_gsm.so</text:p>
      <text:p text:style-name="P8"><text:s text:c="3"/>[CC] format_siren7.c -&gt; format_siren7.o</text:p>
      <text:p text:style-name="P8"><text:s text:c="3"/>[LD] format_siren7.o -&gt; format_siren7.so</text:p>
      <text:p text:style-name="P8"><text:s text:c="3"/>[CC] format_pcm.c -&gt; format_pcm.o</text:p>
      <text:p text:style-name="P8"><text:s text:c="3"/>[LD] format_pcm.o -&gt; format_pcm.so</text:p>
      <text:p text:style-name="P8"><text:s text:c="3"/>[CC] format_h263.c -&gt; format_h263.o</text:p>
      <text:p text:style-name="P8"><text:s text:c="3"/>[LD] format_h263.o -&gt; format_h263.so</text:p>
      <text:p text:style-name="P8"><text:s text:c="3"/>[CC] format_ilbc.c -&gt; format_ilbc.o</text:p>
      <text:p text:style-name="P8"><text:s text:c="3"/>[LD] format_ilbc.o -&gt; format_ilbc.so</text:p>
      <text:p text:style-name="P8"><text:s text:c="3"/>[CC] format_gsm.c -&gt; format_gsm.o</text:p>
      <text:p text:style-name="P8"><text:s text:c="3"/>[LD] format_gsm.o -&gt; format_gsm.so</text:p>
      <text:p text:style-name="P8"><text:s text:c="3"/>[CC] format_wav.c -&gt; format_wav.o</text:p>
      <text:p text:style-name="P8"><text:s text:c="3"/>[LD] format_wav.o -&gt; format_wav.so</text:p>
      <text:p text:style-name="P8"><text:s text:c="3"/>[CC] format_g729.c -&gt; format_g729.o</text:p>
      <text:p text:style-name="P8"><text:s text:c="3"/>[LD] format_g729.o -&gt; format_g729.so</text:p>
      <text:p text:style-name="P8"><text:s text:c="3"/>[CC] cdr_csv.c -&gt; cdr_csv.o</text:p>
      <text:p text:style-name="P8"><text:s text:c="3"/>[LD] cdr_csv.o -&gt; cdr_csv.so</text:p>
      <text:p text:style-name="P8"><text:s text:c="3"/>[CC] cdr_sqlite3_custom.c -&gt; cdr_sqlite3_custom.o</text:p>
      <text:p text:style-name="P8"><text:s text:c="3"/>[LD] cdr_sqlite3_custom.o -&gt; cdr_sqlite3_custom.so</text:p>
      <text:p text:style-name="P8"><text:s text:c="3"/>[CC] cdr_custom.c -&gt; cdr_custom.o</text:p>
      <text:p text:style-name="P8"><text:s text:c="3"/>[LD] cdr_custom.o -&gt; cdr_custom.so</text:p>
      <text:p text:style-name="P8"><text:s text:c="3"/>[CC] cdr_manager.c -&gt; cdr_manager.o</text:p>
      <text:p text:style-name="P8"><text:s text:c="3"/>[LD] cdr_manager.o -&gt; cdr_manager.so</text:p>
      <text:p text:style-name="P8"><text:s text:c="3"/>[CC] cdr_odbc.c -&gt; cdr_odbc.o</text:p>
      <text:p text:style-name="P8"><text:s text:c="3"/>[LD] cdr_odbc.o -&gt; cdr_odbc.so</text:p>
      <text:p text:style-name="P8"><text:s text:c="3"/>[CC] cdr_adaptive_odbc.c -&gt; cdr_adaptive_odbc.o</text:p>
      <text:p text:style-name="P8"><text:s text:c="3"/>[LD] cdr_adaptive_odbc.o -&gt; cdr_adaptive_odbc.so</text:p>
      <text:p text:style-name="P8"><text:s text:c="3"/>[CC] cel_sqlite3_custom.c -&gt; cel_sqlite3_custom.o</text:p>
      <text:p text:style-name="P8"><text:soft-page-break/><text:s text:c="3"/>[LD] cel_sqlite3_custom.o -&gt; cel_sqlite3_custom.so</text:p>
      <text:p text:style-name="P8"><text:s text:c="3"/>[CC] cel_custom.c -&gt; cel_custom.o</text:p>
      <text:p text:style-name="P8"><text:s text:c="3"/>[LD] cel_custom.o -&gt; cel_custom.so</text:p>
      <text:p text:style-name="P8"><text:s text:c="3"/>[CC] cel_odbc.c -&gt; cel_odbc.o</text:p>
      <text:p text:style-name="P8"><text:s text:c="3"/>[LD] cel_odbc.o -&gt; cel_odbc.so</text:p>
      <text:p text:style-name="P8"><text:s text:c="3"/>[CC] cel_manager.c -&gt; cel_manager.o</text:p>
      <text:p text:style-name="P8"><text:s text:c="3"/>[LD] cel_manager.o -&gt; cel_manager.so</text:p>
      <text:p text:style-name="P8"><text:s text:c="3"/>[CC] bridge_softmix.c -&gt; bridge_softmix.o</text:p>
      <text:p text:style-name="P8"><text:s text:c="3"/>[CC] bridge_softmix/bridge_softmix_binaural.c -&gt; bridge_softmix/bridge_softmix_binaural.o</text:p>
      <text:p text:style-name="P8"><text:s text:c="3"/>[LD] bridge_softmix.o bridge_softmix/bridge_softmix_binaural.o -&gt; bridge_softmix.so</text:p>
      <text:p text:style-name="P8"><text:s text:c="3"/>[CC] bridge_native_rtp.c -&gt; bridge_native_rtp.o</text:p>
      <text:p text:style-name="P8"><text:s text:c="3"/>[LD] bridge_native_rtp.o -&gt; bridge_native_rtp.so</text:p>
      <text:p text:style-name="P8"><text:s text:c="3"/>[CC] bridge_builtin_interval_features.c -&gt; bridge_builtin_interval_features.o</text:p>
      <text:p text:style-name="P8"><text:s text:c="3"/>[LD] bridge_builtin_interval_features.o -&gt; bridge_builtin_interval_features.so</text:p>
      <text:p text:style-name="P8"><text:s text:c="3"/>[CC] bridge_simple.c -&gt; bridge_simple.o</text:p>
      <text:p text:style-name="P8"><text:s text:c="3"/>[LD] bridge_simple.o -&gt; bridge_simple.so</text:p>
      <text:p text:style-name="P8"><text:s text:c="3"/>[CC] bridge_holding.c -&gt; bridge_holding.o</text:p>
      <text:p text:style-name="P8"><text:s text:c="3"/>[LD] bridge_holding.o -&gt; bridge_holding.so</text:p>
      <text:p text:style-name="P8"><text:s text:c="3"/>[CC] bridge_builtin_features.c -&gt; bridge_builtin_features.o</text:p>
      <text:p text:style-name="P8"><text:s text:c="3"/>[LD] bridge_builtin_features.o -&gt; bridge_builtin_features.so</text:p>
      <text:p text:style-name="P8"><text:s text:c="3"/>[CC] func_config.c -&gt; func_config.o</text:p>
      <text:p text:style-name="P8"><text:s text:c="3"/>[LD] func_config.o -&gt; func_config.so</text:p>
      <text:p text:style-name="P8"><text:s text:c="3"/>[CC] func_module.c -&gt; func_module.o</text:p>
      <text:p text:style-name="P8"><text:s text:c="3"/>[LD] func_module.o -&gt; func_module.so</text:p>
      <text:p text:style-name="P8"><text:s text:c="3"/>[CC] func_math.c -&gt; func_math.o</text:p>
      <text:p text:style-name="P8"><text:s text:c="3"/>[LD] func_math.o -&gt; func_math.so</text:p>
      <text:p text:style-name="P8"><text:s text:c="3"/>[CC] func_frame_trace.c -&gt; func_frame_trace.o</text:p>
      <text:p text:style-name="P8"><text:s text:c="3"/>[LD] func_frame_trace.o -&gt; func_frame_trace.so</text:p>
      <text:p text:style-name="P8"><text:s text:c="3"/>[CC] func_realtime.c -&gt; func_realtime.o</text:p>
      <text:p text:style-name="P8"><text:s text:c="3"/>[LD] func_realtime.o -&gt; func_realtime.so</text:p>
      <text:p text:style-name="P8"><text:s text:c="3"/>[CC] func_iconv.c -&gt; func_iconv.o</text:p>
      <text:p text:style-name="P8"><text:s text:c="3"/>[LD] func_iconv.o -&gt; func_iconv.so</text:p>
      <text:p text:style-name="P8"><text:s text:c="3"/>[CC] func_extstate.c -&gt; func_extstate.o</text:p>
      <text:p text:style-name="P8"><text:s text:c="3"/>[LD] func_extstate.o -&gt; func_extstate.so</text:p>
      <text:p text:style-name="P8"><text:s text:c="3"/>[CC] func_logic.c -&gt; func_logic.o</text:p>
      <text:p text:style-name="P8"><text:s text:c="3"/>[LD] func_logic.o -&gt; func_logic.so</text:p>
      <text:p text:style-name="P8"><text:s text:c="3"/>[CC] func_timeout.c -&gt; func_timeout.o</text:p>
      <text:p text:style-name="P8"><text:s text:c="3"/>[LD] func_timeout.o -&gt; func_timeout.so</text:p>
      <text:p text:style-name="P8"><text:s text:c="3"/>[CC] func_cdr.c -&gt; func_cdr.o</text:p>
      <text:p text:style-name="P8"><text:s text:c="3"/>[LD] func_cdr.o -&gt; func_cdr.so</text:p>
      <text:p text:style-name="P8"><text:s text:c="3"/>[CC] func_callerid.c -&gt; func_callerid.o</text:p>
      <text:p text:style-name="P8"><text:s text:c="3"/>[LD] func_callerid.o -&gt; func_callerid.so</text:p>
      <text:p text:style-name="P8"><text:s text:c="3"/>[CC] func_uri.c -&gt; func_uri.o</text:p>
      <text:p text:style-name="P8"><text:s text:c="3"/>[LD] func_uri.o -&gt; func_uri.so</text:p>
      <text:p text:style-name="P8"><text:s text:c="3"/>[CC] func_dialgroup.c -&gt; func_dialgroup.o</text:p>
      <text:p text:style-name="P8"><text:s text:c="3"/>[LD] func_dialgroup.o -&gt; func_dialgroup.so</text:p>
      <text:p text:style-name="P8"><text:s text:c="3"/>[CC] func_groupcount.c -&gt; func_groupcount.o</text:p>
      <text:p text:style-name="P8"><text:s text:c="3"/>[LD] func_groupcount.o -&gt; func_groupcount.so</text:p>
      <text:p text:style-name="P8"><text:s text:c="3"/>[CC] func_volume.c -&gt; func_volume.o</text:p>
      <text:p text:style-name="P8"><text:soft-page-break/><text:s text:c="3"/>[LD] func_volume.o -&gt; func_volume.so</text:p>
      <text:p text:style-name="P8"><text:s text:c="3"/>[CC] func_cut.c -&gt; func_cut.o</text:p>
      <text:p text:style-name="P8"><text:s text:c="3"/>[LD] func_cut.o -&gt; func_cut.so</text:p>
      <text:p text:style-name="P8"><text:s text:c="3"/>[CC] func_version.c -&gt; func_version.o</text:p>
      <text:p text:style-name="P8"><text:s text:c="3"/>[LD] func_version.o -&gt; func_version.so</text:p>
      <text:p text:style-name="P8"><text:s text:c="3"/>[CC] func_enum.c -&gt; func_enum.o</text:p>
      <text:p text:style-name="P8"><text:s text:c="3"/>[LD] func_enum.o -&gt; func_enum.so</text:p>
      <text:p text:style-name="P8"><text:s text:c="3"/>[CC] func_pitchshift.c -&gt; func_pitchshift.o</text:p>
      <text:p text:style-name="P8"><text:s text:c="3"/>[LD] func_pitchshift.o -&gt; func_pitchshift.so</text:p>
      <text:p text:style-name="P8"><text:s text:c="3"/>[CC] func_vmcount.c -&gt; func_vmcount.o</text:p>
      <text:p text:style-name="P8"><text:s text:c="3"/>[LD] func_vmcount.o -&gt; func_vmcount.so</text:p>
      <text:p text:style-name="P8"><text:s text:c="3"/>[CC] func_hangupcause.c -&gt; func_hangupcause.o</text:p>
      <text:p text:style-name="P8"><text:s text:c="3"/>[LD] func_hangupcause.o -&gt; func_hangupcause.so</text:p>
      <text:p text:style-name="P8"><text:s text:c="3"/>[CC] func_pjsip_aor.c -&gt; func_pjsip_aor.o</text:p>
      <text:p text:style-name="P8"><text:s text:c="3"/>[LD] func_pjsip_aor.o -&gt; func_pjsip_aor.so</text:p>
      <text:p text:style-name="P8"><text:s text:c="3"/>[CC] func_odbc.c -&gt; func_odbc.o</text:p>
      <text:p text:style-name="P8"><text:s text:c="3"/>[LD] func_odbc.o -&gt; func_odbc.so</text:p>
      <text:p text:style-name="P8"><text:s text:c="3"/>[CC] func_periodic_hook.c -&gt; func_periodic_hook.o</text:p>
      <text:p text:style-name="P8"><text:s text:c="3"/>[LD] func_periodic_hook.o -&gt; func_periodic_hook.so</text:p>
      <text:p text:style-name="P8"><text:s text:c="3"/>[CC] func_sha1.c -&gt; func_sha1.o</text:p>
      <text:p text:style-name="P8"><text:s text:c="3"/>[LD] func_sha1.o -&gt; func_sha1.so</text:p>
      <text:p text:style-name="P8"><text:s text:c="3"/>[CC] func_channel.c -&gt; func_channel.o</text:p>
      <text:p text:style-name="P8"><text:s text:c="3"/>[LD] func_channel.o -&gt; func_channel.so</text:p>
      <text:p text:style-name="P8"><text:s text:c="3"/>[CC] func_presencestate.c -&gt; func_presencestate.o</text:p>
      <text:p text:style-name="P8"><text:s text:c="3"/>[LD] func_presencestate.o -&gt; func_presencestate.so</text:p>
      <text:p text:style-name="P8"><text:s text:c="3"/>[CC] func_global.c -&gt; func_global.o</text:p>
      <text:p text:style-name="P8"><text:s text:c="3"/>[LD] func_global.o -&gt; func_global.so</text:p>
      <text:p text:style-name="P8"><text:s text:c="3"/>[CC] func_rand.c -&gt; func_rand.o</text:p>
      <text:p text:style-name="P8"><text:s text:c="3"/>[LD] func_rand.o -&gt; func_rand.so</text:p>
      <text:p text:style-name="P8"><text:s text:c="3"/>[CC] func_blacklist.c -&gt; func_blacklist.o</text:p>
      <text:p text:style-name="P8"><text:s text:c="3"/>[LD] func_blacklist.o -&gt; func_blacklist.so</text:p>
      <text:p text:style-name="P8"><text:s text:c="3"/>[CC] func_lock.c -&gt; func_lock.o</text:p>
      <text:p text:style-name="P8"><text:s text:c="3"/>[LD] func_lock.o -&gt; func_lock.so</text:p>
      <text:p text:style-name="P8"><text:s text:c="3"/>[CC] func_strings.c -&gt; func_strings.o</text:p>
      <text:p text:style-name="P8"><text:s text:c="3"/>[LD] func_strings.o -&gt; func_strings.so</text:p>
      <text:p text:style-name="P8"><text:s text:c="3"/>[CC] func_json.c -&gt; func_json.o</text:p>
      <text:p text:style-name="P8"><text:s text:c="3"/>[LD] func_json.o -&gt; func_json.so</text:p>
      <text:p text:style-name="P8"><text:s text:c="3"/>[CC] func_env.c -&gt; func_env.o</text:p>
      <text:p text:style-name="P8"><text:s text:c="3"/>[LD] func_env.o -&gt; func_env.so</text:p>
      <text:p text:style-name="P8"><text:s text:c="3"/>[CC] func_callcompletion.c -&gt; func_callcompletion.o</text:p>
      <text:p text:style-name="P8"><text:s text:c="3"/>[LD] func_callcompletion.o -&gt; func_callcompletion.so</text:p>
      <text:p text:style-name="P8"><text:s text:c="3"/>[CC] func_frame_drop.c -&gt; func_frame_drop.o</text:p>
      <text:p text:style-name="P8"><text:s text:c="3"/>[LD] func_frame_drop.o -&gt; func_frame_drop.so</text:p>
      <text:p text:style-name="P8"><text:s text:c="3"/>[CC] func_md5.c -&gt; func_md5.o</text:p>
      <text:p text:style-name="P8"><text:s text:c="3"/>[LD] func_md5.o -&gt; func_md5.so</text:p>
      <text:p text:style-name="P8"><text:s text:c="3"/>[CC] func_evalexten.c -&gt; func_evalexten.o</text:p>
      <text:p text:style-name="P8"><text:s text:c="3"/>[LD] func_evalexten.o -&gt; func_evalexten.so</text:p>
      <text:p text:style-name="P8"><text:s text:c="3"/>[CC] func_base64.c -&gt; func_base64.o</text:p>
      <text:p text:style-name="P8"><text:s text:c="3"/>[LD] func_base64.o -&gt; func_base64.so</text:p>
      <text:p text:style-name="P8"><text:soft-page-break/><text:s text:c="3"/>[CC] func_db.c -&gt; func_db.o</text:p>
      <text:p text:style-name="P8"><text:s text:c="3"/>[LD] func_db.o -&gt; func_db.so</text:p>
      <text:p text:style-name="P8"><text:s text:c="3"/>[CC] func_sysinfo.c -&gt; func_sysinfo.o</text:p>
      <text:p text:style-name="P8"><text:s text:c="3"/>[LD] func_sysinfo.o -&gt; func_sysinfo.so</text:p>
      <text:p text:style-name="P8"><text:s text:c="3"/>[CC] func_curl.c -&gt; func_curl.o</text:p>
      <text:p text:style-name="P8"><text:s text:c="3"/>[LD] func_curl.o -&gt; func_curl.so</text:p>
      <text:p text:style-name="P8"><text:s text:c="3"/>[CC] func_sorcery.c -&gt; func_sorcery.o</text:p>
      <text:p text:style-name="P8"><text:s text:c="3"/>[LD] func_sorcery.o -&gt; func_sorcery.so</text:p>
      <text:p text:style-name="P8"><text:s text:c="3"/>[CC] func_shell.c -&gt; func_shell.o</text:p>
      <text:p text:style-name="P8"><text:s text:c="3"/>[LD] func_shell.o -&gt; func_shell.so</text:p>
      <text:p text:style-name="P8"><text:s text:c="3"/>[CC] func_scramble.c -&gt; func_scramble.o</text:p>
      <text:p text:style-name="P8"><text:s text:c="3"/>[LD] func_scramble.o -&gt; func_scramble.so</text:p>
      <text:p text:style-name="P8"><text:s text:c="3"/>[CC] func_sayfiles.c -&gt; func_sayfiles.o</text:p>
      <text:p text:style-name="P8"><text:s text:c="3"/>[LD] func_sayfiles.o -&gt; func_sayfiles.so</text:p>
      <text:p text:style-name="P8"><text:s text:c="3"/>[CC] func_holdintercept.c -&gt; func_holdintercept.o</text:p>
      <text:p text:style-name="P8"><text:s text:c="3"/>[LD] func_holdintercept.o -&gt; func_holdintercept.so</text:p>
      <text:p text:style-name="P8"><text:s text:c="3"/>[CC] func_dialplan.c -&gt; func_dialplan.o</text:p>
      <text:p text:style-name="P8"><text:s text:c="3"/>[LD] func_dialplan.o -&gt; func_dialplan.so</text:p>
      <text:p text:style-name="P8"><text:s text:c="3"/>[CC] func_pjsip_endpoint.c -&gt; func_pjsip_endpoint.o</text:p>
      <text:p text:style-name="P8"><text:s text:c="3"/>[LD] func_pjsip_endpoint.o -&gt; func_pjsip_endpoint.so</text:p>
      <text:p text:style-name="P8"><text:s text:c="3"/>[CC] func_pjsip_contact.c -&gt; func_pjsip_contact.o</text:p>
      <text:p text:style-name="P8"><text:s text:c="3"/>[LD] func_pjsip_contact.o -&gt; func_pjsip_contact.so</text:p>
      <text:p text:style-name="P8"><text:s text:c="3"/>[CC] func_talkdetect.c -&gt; func_talkdetect.o</text:p>
      <text:p text:style-name="P8"><text:s text:c="3"/>[LD] func_talkdetect.o -&gt; func_talkdetect.so</text:p>
      <text:p text:style-name="P8"><text:s text:c="3"/>[CC] func_sprintf.c -&gt; func_sprintf.o</text:p>
      <text:p text:style-name="P8"><text:s text:c="3"/>[LD] func_sprintf.o -&gt; func_sprintf.so</text:p>
      <text:p text:style-name="P8"><text:s text:c="3"/>[CC] func_speex.c -&gt; func_speex.o</text:p>
      <text:p text:style-name="P8"><text:s text:c="3"/>[LD] func_speex.o -&gt; func_speex.so</text:p>
      <text:p text:style-name="P8"><text:s text:c="3"/>[CC] func_devstate.c -&gt; func_devstate.o</text:p>
      <text:p text:style-name="P8"><text:s text:c="3"/>[LD] func_devstate.o -&gt; func_devstate.so</text:p>
      <text:p text:style-name="P8"><text:s text:c="3"/>[CC] func_aes.c -&gt; func_aes.o</text:p>
      <text:p text:style-name="P8"><text:s text:c="3"/>[LD] func_aes.o -&gt; func_aes.so</text:p>
      <text:p text:style-name="P8"><text:s text:c="3"/>[CC] func_srv.c -&gt; func_srv.o</text:p>
      <text:p text:style-name="P8"><text:s text:c="3"/>[LD] func_srv.o -&gt; func_srv.so</text:p>
      <text:p text:style-name="P8"><text:s text:c="3"/>[CC] func_jitterbuffer.c -&gt; func_jitterbuffer.o</text:p>
      <text:p text:style-name="P8"><text:s text:c="3"/>[LD] func_jitterbuffer.o -&gt; func_jitterbuffer.so</text:p>
      <text:p text:style-name="P8"><text:s text:c="3"/>[CC] abstract_jb.c -&gt; abstract_jb.o</text:p>
      <text:p text:style-name="P8"><text:s text:c="3"/>[CC] acl.c -&gt; acl.o</text:p>
      <text:p text:style-name="P8"><text:s text:c="3"/>[CC] adsi.c -&gt; adsi.o</text:p>
      <text:p text:style-name="P8"><text:s text:c="3"/>[CC] alaw.c -&gt; alaw.o</text:p>
      <text:p text:style-name="P8"><text:s text:c="3"/>[CC] alertpipe.c -&gt; alertpipe.o</text:p>
      <text:p text:style-name="P8"><text:s text:c="3"/>[CC] aoc.c -&gt; aoc.o</text:p>
      <text:p text:style-name="P8"><text:s text:c="3"/>[CC] app.c -&gt; app.o</text:p>
      <text:p text:style-name="P8"><text:s text:c="3"/>[CC] ast_expr2.c -&gt; ast_expr2.o</text:p>
      <text:p text:style-name="P8"><text:s text:c="3"/>[CC] ast_expr2f.c -&gt; ast_expr2f.o</text:p>
      <text:p text:style-name="P8"><text:s text:c="3"/>[CC] asterisk.c -&gt; asterisk.o</text:p>
      <text:p text:style-name="P8"><text:s text:c="3"/>[CC] astfd.c -&gt; astfd.o</text:p>
      <text:p text:style-name="P8"><text:s text:c="3"/>[CC] astmm.c -&gt; astmm.o</text:p>
      <text:p text:style-name="P8"><text:s text:c="3"/>[CC] astobj2.c -&gt; astobj2.o</text:p>
      <text:p text:style-name="P8"><text:soft-page-break/><text:s text:c="3"/>[CC] astobj2_container.c -&gt; astobj2_container.o</text:p>
      <text:p text:style-name="P8"><text:s text:c="3"/>[CC] astobj2_global.c -&gt; astobj2_global.o</text:p>
      <text:p text:style-name="P8"><text:s text:c="3"/>[CC] astobj2_hash.c -&gt; astobj2_hash.o</text:p>
      <text:p text:style-name="P8"><text:s text:c="3"/>[CC] astobj2_rbtree.c -&gt; astobj2_rbtree.o</text:p>
      <text:p text:style-name="P8"><text:s text:c="3"/>[CC] audiohook.c -&gt; audiohook.o</text:p>
      <text:p text:style-name="P8"><text:s text:c="3"/>[CC] autochan.c -&gt; autochan.o</text:p>
      <text:p text:style-name="P8"><text:s text:c="3"/>[CC] autoservice.c -&gt; autoservice.o</text:p>
      <text:p text:style-name="P8"><text:s text:c="3"/>[CC] backtrace.c -&gt; backtrace.o</text:p>
      <text:p text:style-name="P8"><text:s text:c="3"/>[CC] bridge.c -&gt; bridge.o</text:p>
      <text:p text:style-name="P8"><text:s text:c="3"/>[CC] bridge_after.c -&gt; bridge_after.o</text:p>
      <text:p text:style-name="P8"><text:s text:c="3"/>[CC] bridge_basic.c -&gt; bridge_basic.o</text:p>
      <text:p text:style-name="P8"><text:s text:c="3"/>[CC] bridge_channel.c -&gt; bridge_channel.o</text:p>
      <text:p text:style-name="P8"><text:s text:c="3"/>[CC] bridge_roles.c -&gt; bridge_roles.o</text:p>
      <text:p text:style-name="P8"><text:s text:c="3"/>[CC] bucket.c -&gt; bucket.o</text:p>
      <text:p text:style-name="P8"><text:s text:c="3"/>[CC] callerid.c -&gt; callerid.o</text:p>
      <text:p text:style-name="P8"><text:s text:c="3"/>[CC] channel.c -&gt; channel.o</text:p>
      <text:p text:style-name="P8"><text:s text:c="3"/>[CC] channel_internal_api.c -&gt; channel_internal_api.o</text:p>
      <text:p text:style-name="P8"><text:s text:c="3"/>[CC] chanvars.c -&gt; chanvars.o</text:p>
      <text:p text:style-name="P8"><text:s text:c="3"/>[CC] cli.c -&gt; cli.o</text:p>
      <text:p text:style-name="P8"><text:s text:c="3"/>[CC] codec.c -&gt; codec.o</text:p>
      <text:p text:style-name="P8"><text:s text:c="3"/>[CC] codec_builtin.c -&gt; codec_builtin.o</text:p>
      <text:p text:style-name="P8"><text:s text:c="3"/>[CC] config_options.c -&gt; config_options.o</text:p>
      <text:p text:style-name="P8"><text:s text:c="3"/>[CC] conversions.c -&gt; conversions.o</text:p>
      <text:p text:style-name="P8"><text:s text:c="3"/>[CC] core_local.c -&gt; core_local.o</text:p>
      <text:p text:style-name="P8"><text:s text:c="3"/>[CC] core_unreal.c -&gt; core_unreal.o</text:p>
      <text:p text:style-name="P8"><text:s text:c="3"/>[CC] crypt.c -&gt; crypt.o</text:p>
      <text:p text:style-name="P8"><text:s text:c="3"/>[CC] data_buffer.c -&gt; data_buffer.o</text:p>
      <text:p text:style-name="P8"><text:s text:c="3"/>[CC] datastore.c -&gt; datastore.o</text:p>
      <text:p text:style-name="P8"><text:s text:c="3"/>[CC] db.c -&gt; db.o</text:p>
      <text:p text:style-name="P8"><text:s text:c="3"/>[CC] devicestate.c -&gt; devicestate.o</text:p>
      <text:p text:style-name="P8"><text:s text:c="3"/>[CC] dial.c -&gt; dial.o</text:p>
      <text:p text:style-name="P8"><text:s text:c="3"/>[CC] dns.c -&gt; dns.o</text:p>
      <text:p text:style-name="P8"><text:s text:c="3"/>[CC] dns_core.c -&gt; dns_core.o</text:p>
      <text:p text:style-name="P8"><text:s text:c="3"/>[CC] dns_naptr.c -&gt; dns_naptr.o</text:p>
      <text:p text:style-name="P8"><text:s text:c="3"/>[CC] dns_query_set.c -&gt; dns_query_set.o</text:p>
      <text:p text:style-name="P8"><text:s text:c="3"/>[CC] dns_recurring.c -&gt; dns_recurring.o</text:p>
      <text:p text:style-name="P8"><text:s text:c="3"/>[CC] dns_srv.c -&gt; dns_srv.o</text:p>
      <text:p text:style-name="P8"><text:s text:c="3"/>[CC] dns_system_resolver.c -&gt; dns_system_resolver.o</text:p>
      <text:p text:style-name="P8"><text:s text:c="3"/>[CC] dns_test.c -&gt; dns_test.o</text:p>
      <text:p text:style-name="P8"><text:s text:c="3"/>[CC] dns_tlsa.c -&gt; dns_tlsa.o</text:p>
      <text:p text:style-name="P8"><text:s text:c="3"/>[CC] dns_txt.c -&gt; dns_txt.o</text:p>
      <text:p text:style-name="P8"><text:s text:c="3"/>[CC] endpoints.c -&gt; endpoints.o</text:p>
      <text:p text:style-name="P8"><text:s text:c="3"/>[CC] event.c -&gt; event.o</text:p>
      <text:p text:style-name="P8"><text:s text:c="3"/>[CC] features_config.c -&gt; features_config.o</text:p>
      <text:p text:style-name="P8"><text:s text:c="3"/>[CC] file.c -&gt; file.o</text:p>
      <text:p text:style-name="P8"><text:s text:c="3"/>[CC] fixedjitterbuf.c -&gt; fixedjitterbuf.o</text:p>
      <text:p text:style-name="P8"><text:s text:c="3"/>[CC] format.c -&gt; format.o</text:p>
      <text:p text:style-name="P8"><text:s text:c="3"/>[CC] format_cache.c -&gt; format_cache.o</text:p>
      <text:p text:style-name="P8"><text:s text:c="3"/>[CC] format_cap.c -&gt; format_cap.o</text:p>
      <text:p text:style-name="P8"><text:soft-page-break/><text:s text:c="3"/>[CC] format_compatibility.c -&gt; format_compatibility.o</text:p>
      <text:p text:style-name="P8"><text:s text:c="3"/>[CC] frame.c -&gt; frame.o</text:p>
      <text:p text:style-name="P8"><text:s text:c="3"/>[CC] framehook.c -&gt; framehook.o</text:p>
      <text:p text:style-name="P8"><text:s text:c="3"/>[CC] fskmodem.c -&gt; fskmodem.o</text:p>
      <text:p text:style-name="P8"><text:s text:c="3"/>[CC] global_datastores.c -&gt; global_datastores.o</text:p>
      <text:p text:style-name="P8"><text:s text:c="3"/>[CC] hashtab.c -&gt; hashtab.o</text:p>
      <text:p text:style-name="P8"><text:s text:c="3"/>[CC] heap.c -&gt; heap.o</text:p>
      <text:p text:style-name="P8"><text:s text:c="3"/>[CC] image.c -&gt; image.o</text:p>
      <text:p text:style-name="P8"><text:s text:c="3"/>[CC] io.c -&gt; io.o</text:p>
      <text:p text:style-name="P8"><text:s text:c="3"/>[CC] iostream.c -&gt; iostream.o</text:p>
      <text:p text:style-name="P8"><text:s text:c="3"/>[CC] jitterbuf.c -&gt; jitterbuf.o</text:p>
      <text:p text:style-name="P8"><text:s text:c="3"/>[CC] json.c -&gt; json.o</text:p>
      <text:p text:style-name="P8"><text:s text:c="3"/>[CC] loader.c -&gt; loader.o</text:p>
      <text:p text:style-name="P8"><text:s text:c="3"/>[CC] lock.c -&gt; lock.o</text:p>
      <text:p text:style-name="P8"><text:s text:c="3"/>[CC] logger_category.c -&gt; logger_category.o</text:p>
      <text:p text:style-name="P8"><text:s text:c="3"/>[CC] manager_bridges.c -&gt; manager_bridges.o</text:p>
      <text:p text:style-name="P8"><text:s text:c="3"/>[CC] manager_channels.c -&gt; manager_channels.o</text:p>
      <text:p text:style-name="P8"><text:s text:c="3"/>[CC] manager_endpoints.c -&gt; manager_endpoints.o</text:p>
      <text:p text:style-name="P8"><text:s text:c="3"/>[CC] manager_mwi.c -&gt; manager_mwi.o</text:p>
      <text:p text:style-name="P8"><text:s text:c="3"/>[CC] manager_system.c -&gt; manager_system.o</text:p>
      <text:p text:style-name="P8"><text:s text:c="3"/>[CC] max_forwards.c -&gt; max_forwards.o</text:p>
      <text:p text:style-name="P8"><text:s text:c="3"/>[CC] md5.c -&gt; md5.o</text:p>
      <text:p text:style-name="P8"><text:s text:c="3"/>[CC] media_cache.c -&gt; media_cache.o</text:p>
      <text:p text:style-name="P8"><text:s text:c="3"/>[CC] media_index.c -&gt; media_index.o</text:p>
      <text:p text:style-name="P8"><text:s text:c="3"/>[CC] message.c -&gt; message.o</text:p>
      <text:p text:style-name="P8"><text:s text:c="3"/>[CC] mixmonitor.c -&gt; mixmonitor.o</text:p>
      <text:p text:style-name="P8"><text:s text:c="3"/>[CC] mwi.c -&gt; mwi.o</text:p>
      <text:p text:style-name="P8"><text:s text:c="3"/>[CC] named_locks.c -&gt; named_locks.o</text:p>
      <text:p text:style-name="P8"><text:s text:c="3"/>[CC] netsock2.c -&gt; netsock2.o</text:p>
      <text:p text:style-name="P8"><text:s text:c="3"/>[CC] optional_api.c -&gt; optional_api.o</text:p>
      <text:p text:style-name="P8"><text:s text:c="3"/>[CC] options.c -&gt; options.o</text:p>
      <text:p text:style-name="P8"><text:s text:c="3"/>[CC] parking.c -&gt; parking.o</text:p>
      <text:p text:style-name="P8"><text:s text:c="3"/>[CC] pbx.c -&gt; pbx.o</text:p>
      <text:p text:style-name="P8"><text:s text:c="3"/>[CC] pbx_app.c -&gt; pbx_app.o</text:p>
      <text:p text:style-name="P8"><text:s text:c="3"/>[CC] pbx_builtins.c -&gt; pbx_builtins.o</text:p>
      <text:p text:style-name="P8"><text:s text:c="3"/>[CC] pbx_functions.c -&gt; pbx_functions.o</text:p>
      <text:p text:style-name="P8"><text:s text:c="3"/>[CC] pbx_hangup_handler.c -&gt; pbx_hangup_handler.o</text:p>
      <text:p text:style-name="P8"><text:s text:c="3"/>[CC] pbx_ignorepat.c -&gt; pbx_ignorepat.o</text:p>
      <text:p text:style-name="P8"><text:s text:c="3"/>[CC] pbx_include.c -&gt; pbx_include.o</text:p>
      <text:p text:style-name="P8"><text:s text:c="3"/>[CC] pbx_sw.c -&gt; pbx_sw.o</text:p>
      <text:p text:style-name="P8"><text:s text:c="3"/>[CC] pbx_switch.c -&gt; pbx_switch.o</text:p>
      <text:p text:style-name="P8"><text:s text:c="3"/>[CC] pbx_timing.c -&gt; pbx_timing.o</text:p>
      <text:p text:style-name="P8"><text:s text:c="3"/>[CC] pbx_variables.c -&gt; pbx_variables.o</text:p>
      <text:p text:style-name="P8"><text:s text:c="3"/>[CC] pickup.c -&gt; pickup.o</text:p>
      <text:p text:style-name="P8"><text:s text:c="3"/>[CC] poll.c -&gt; poll.o</text:p>
      <text:p text:style-name="P8"><text:s text:c="3"/>[CC] presencestate.c -&gt; presencestate.o</text:p>
      <text:p text:style-name="P8"><text:s text:c="3"/>[CC] privacy.c -&gt; privacy.o</text:p>
      <text:p text:style-name="P8"><text:s text:c="3"/>[CC] rtp_engine.c -&gt; rtp_engine.o</text:p>
      <text:p text:style-name="P8"><text:s text:c="3"/>[CC] say.c -&gt; say.o</text:p>
      <text:p text:style-name="P8"><text:soft-page-break/><text:s text:c="3"/>[CC] sched.c -&gt; sched.o</text:p>
      <text:p text:style-name="P8"><text:s text:c="3"/>[CC] sdp_srtp.c -&gt; sdp_srtp.o</text:p>
      <text:p text:style-name="P8"><text:s text:c="3"/>[CC] security_events.c -&gt; security_events.o</text:p>
      <text:p text:style-name="P8"><text:s text:c="3"/>[CC] sem.c -&gt; sem.o</text:p>
      <text:p text:style-name="P8"><text:s text:c="3"/>[CC] serializer.c -&gt; serializer.o</text:p>
      <text:p text:style-name="P8"><text:s text:c="3"/>[CC] sha1.c -&gt; sha1.o</text:p>
      <text:p text:style-name="P8"><text:s text:c="3"/>[CC] sip_api.c -&gt; sip_api.o</text:p>
      <text:p text:style-name="P8"><text:s text:c="3"/>[CC] slinfactory.c -&gt; slinfactory.o</text:p>
      <text:p text:style-name="P8"><text:s text:c="3"/>[CC] smoother.c -&gt; smoother.o</text:p>
      <text:p text:style-name="P8"><text:s text:c="3"/>[CC] sorcery.c -&gt; sorcery.o</text:p>
      <text:p text:style-name="P8"><text:s text:c="3"/>[CC] srv.c -&gt; srv.o</text:p>
      <text:p text:style-name="P8"><text:s text:c="3"/>[CC] stasis.c -&gt; stasis.o</text:p>
      <text:p text:style-name="P8"><text:s text:c="3"/>[CC] stasis_bridges.c -&gt; stasis_bridges.o</text:p>
      <text:p text:style-name="P8"><text:s text:c="3"/>[CC] stasis_cache.c -&gt; stasis_cache.o</text:p>
      <text:p text:style-name="P8"><text:s text:c="3"/>[CC] stasis_cache_pattern.c -&gt; stasis_cache_pattern.o</text:p>
      <text:p text:style-name="P8"><text:s text:c="3"/>[CC] stasis_channels.c -&gt; stasis_channels.o</text:p>
      <text:p text:style-name="P8"><text:s text:c="3"/>[CC] stasis_endpoints.c -&gt; stasis_endpoints.o</text:p>
      <text:p text:style-name="P8"><text:s text:c="3"/>[CC] stasis_message.c -&gt; stasis_message.o</text:p>
      <text:p text:style-name="P8"><text:s text:c="3"/>[CC] stasis_message_router.c -&gt; stasis_message_router.o</text:p>
      <text:p text:style-name="P8"><text:s text:c="3"/>[CC] stasis_system.c -&gt; stasis_system.o</text:p>
      <text:p text:style-name="P8"><text:s text:c="3"/>[CC] stdtime/localtime.c -&gt; stdtime/localtime.o</text:p>
      <text:p text:style-name="P8"><text:s text:c="3"/>[CC] strcompat.c -&gt; strcompat.o</text:p>
      <text:p text:style-name="P8"><text:s text:c="3"/>[CC] stream.c -&gt; stream.o</text:p>
      <text:p text:style-name="P8"><text:s text:c="3"/>[CC] stringfields.c -&gt; stringfields.o</text:p>
      <text:p text:style-name="P8"><text:s text:c="3"/>[CC] strings.c -&gt; strings.o</text:p>
      <text:p text:style-name="P8"><text:s text:c="3"/>[CC] stun.c -&gt; stun.o</text:p>
      <text:p text:style-name="P8"><text:s text:c="3"/>[CC] syslog.c -&gt; syslog.o</text:p>
      <text:p text:style-name="P8"><text:s text:c="3"/>[CC] taskprocessor.c -&gt; taskprocessor.o</text:p>
      <text:p text:style-name="P8"><text:s text:c="3"/>[CC] tcptls.c -&gt; tcptls.o</text:p>
      <text:p text:style-name="P8"><text:s text:c="3"/>[CC] tdd.c -&gt; tdd.o</text:p>
      <text:p text:style-name="P8"><text:s text:c="3"/>[CC] term.c -&gt; term.o</text:p>
      <text:p text:style-name="P8"><text:s text:c="3"/>[CC] test.c -&gt; test.o</text:p>
      <text:p text:style-name="P8"><text:s text:c="3"/>[CC] threadpool.c -&gt; threadpool.o</text:p>
      <text:p text:style-name="P8"><text:s text:c="3"/>[CC] threadstorage.c -&gt; threadstorage.o</text:p>
      <text:p text:style-name="P8"><text:s text:c="3"/>[CC] time.c -&gt; time.o</text:p>
      <text:p text:style-name="P8"><text:s text:c="3"/>[CC] timing.c -&gt; timing.o</text:p>
      <text:p text:style-name="P8"><text:s text:c="3"/>[CC] translate.c -&gt; translate.o</text:p>
      <text:p text:style-name="P8"><text:s text:c="3"/>[CC] ulaw.c -&gt; ulaw.o</text:p>
      <text:p text:style-name="P8"><text:s text:c="3"/>[CC] uri.c -&gt; uri.o</text:p>
      <text:p text:style-name="P8"><text:s text:c="3"/>[CC] utf8.c -&gt; utf8.o</text:p>
      <text:p text:style-name="P8"><text:s text:c="3"/>[CC] utils.c -&gt; utils.o</text:p>
      <text:p text:style-name="P8"><text:s text:c="3"/>[CC] uuid.c -&gt; uuid.o</text:p>
      <text:p text:style-name="P8"><text:s text:c="3"/>[CC] version.c -&gt; version.o</text:p>
      <text:p text:style-name="P8"><text:s text:c="3"/>[CC] xml.c -&gt; xml.o</text:p>
      <text:p text:style-name="P8"><text:s text:c="3"/>[CC] xmldoc.c -&gt; xmldoc.o</text:p>
      <text:p text:style-name="P8"><text:s text:c="3"/>[CC] ccss.c -&gt; ccss.o</text:p>
      <text:p text:style-name="P8"><text:s text:c="3"/>[CC] cdr.c -&gt; cdr.o</text:p>
      <text:p text:style-name="P8"><text:s text:c="3"/>[CC] cel.c -&gt; cel.o</text:p>
      <text:p text:style-name="P8"><text:s text:c="3"/>[CC] config.c -&gt; config.o</text:p>
      <text:p text:style-name="P8"><text:soft-page-break/><text:s text:c="3"/>[CC] dnsmgr.c -&gt; dnsmgr.o</text:p>
      <text:p text:style-name="P8"><text:s text:c="3"/>[CC] dsp.c -&gt; dsp.o</text:p>
      <text:p text:style-name="P8"><text:s text:c="3"/>[CC] enum.c -&gt; enum.o</text:p>
      <text:p text:style-name="P8"><text:s text:c="3"/>[CC] features.c -&gt; features.o</text:p>
      <text:p text:style-name="P8"><text:s text:c="3"/>[CC] http.c -&gt; http.o</text:p>
      <text:p text:style-name="P8"><text:s text:c="3"/>[CC] indications.c -&gt; indications.o</text:p>
      <text:p text:style-name="P8"><text:s text:c="3"/>[CC] logger.c -&gt; logger.o</text:p>
      <text:p text:style-name="P8"><text:s text:c="3"/>[CC] manager.c -&gt; manager.o</text:p>
      <text:p text:style-name="P8"><text:s text:c="3"/>[CC] named_acl.c -&gt; named_acl.o</text:p>
      <text:p text:style-name="P8"><text:s text:c="3"/>[CC] plc.c -&gt; plc.o</text:p>
      <text:p text:style-name="P8"><text:s text:c="3"/>[CC] sounds.c -&gt; sounds.o</text:p>
      <text:p text:style-name="P8"><text:s text:c="3"/>[CC] udptl.c -&gt; udptl.o</text:p>
      <text:p text:style-name="P8"><text:s text:c="3"/>[CC] libasteriskssl.c -&gt; libasteriskssl.o</text:p>
      <text:p text:style-name="P8"><text:s text:c="3"/>[LD] libasteriskssl.o -&gt; libasteriskssl.so.1</text:p>
      <text:p text:style-name="P8"><text:s text:c="3"/>[LN] libasteriskssl.so.1 -&gt; libasteriskssl.so</text:p>
      <text:p text:style-name="P8"><text:s text:c="3"/>[CC] libasteriskpj.c -&gt; libasteriskpj.o</text:p>
      <text:p text:style-name="P8"><text:s text:c="3"/>[GENERATE] libasteriskpj.exports</text:p>
      <text:p text:style-name="P8"><text:s text:c="3"/>[LD] libasteriskpj.o -&gt; libasteriskpj.so.2</text:p>
      <text:p text:style-name="P8"><text:s text:c="3"/>[LN] libasteriskpj.so.2 -&gt; libasteriskpj.so</text:p>
      <text:p text:style-name="P8"><text:s text:c="3"/>[LD] abstract_jb.o acl.o adsi.o alaw.o alertpipe.o aoc.o app.o ast_expr2.o ast_expr2f.o asterisk.o astfd.o astmm.o astobj2.o astobj2_container.o astobj2_global.o astobj2_hash.o astobj2_rbtree.o audiohook.o autochan.o autoservice.o backtrace.o bridge.o bridge_after.o bridge_basic.o bridge_channel.o bridge_roles.o bucket.o callerid.o channel.o channel_internal_api.o chanvars.o cli.o codec.o codec_builtin.o config_options.o conversions.o core_local.o core_unreal.o crypt.o data_buffer.o datastore.o db.o devicestate.o dial.o dns.o dns_core.o dns_naptr.o dns_query_set.o dns_recurring.o dns_srv.o dns_system_resolver.o dns_test.o dns_tlsa.o dns_txt.o endpoints.o event.o features_config.o file.o fixedjitterbuf.o format.o format_cache.o format_cap.o format_compatibility.o frame.o framehook.o fskmodem.o global_datastores.o hashtab.o heap.o image.o io.o iostream.o jitterbuf.o json.o loader.o lock.o logger_category.o manager_bridges.o manager_channels.o manager_endpoints.o manager_mwi.o manager_system.o max_forwards.o md5.o media_cache.o media_index.o message.o mixmonitor.o mwi.o named_locks.o netsock2.o optional_api.o options.o parking.o pbx.o pbx_app.o pbx_builtins.o pbx_functions.o pbx_hangup_handler.o pbx_ignorepat.o pbx_include.o pbx_sw.o pbx_switch.o pbx_timing.o pbx_variables.o pickup.o poll.o presencestate.o privacy.o rtp_engine.o say.o sched.o sdp_srtp.o security_events.o sem.o serializer.o sha1.o sip_api.o slinfactory.o smoother.o sorcery.o srv.o stasis.o stasis_bridges.o stasis_cache.o stasis_cache_pattern.o stasis_channels.o stasis_endpoints.o stasis_message.o stasis_message_router.o stasis_system.o stdtime/localtime.o strcompat.o stream.o stringfields.o strings.o stun.o syslog.o taskprocessor.o tcptls.o tdd.o term.o test.o threadpool.o threadstorage.o time.o timing.o translate.o ulaw.o uri.o utf8.o utils.o uuid.o version.o xml.o xmldoc.o ccss.o cdr.o cel.o config.o dnsmgr.o dsp.o enum.o features.o http.o indications.o logger.o manager.o named_acl.o plc.o sounds.o udptl.o -&gt; asterisk</text:p>
      <text:p text:style-name="P8"><text:s text:c="3"/>[CC] res_pjsip_pidf_digium_body_supplement.c -&gt; res_pjsip_pidf_digium_body_supplement.o</text:p>
      <text:p text:style-name="P8"><text:s text:c="3"/>[LD] res_pjsip_pidf_digium_body_supplement.o -&gt; res_pjsip_pidf_digium_body_supplement.so</text:p>
      <text:p text:style-name="P8"><text:s text:c="3"/>[CC] res_pjsip_mwi.c -&gt; res_pjsip_mwi.o</text:p>
      <text:p text:style-name="P8"><text:s text:c="3"/>[LD] res_pjsip_mwi.o -&gt; res_pjsip_mwi.so</text:p>
      <text:p text:style-name="P8"><text:s text:c="3"/>[CC] res_stasis_device_state.c -&gt; res_stasis_device_state.o</text:p>
      <text:p text:style-name="P8"><text:s text:c="3"/>[LD] res_stasis_device_state.o -&gt; res_stasis_device_state.so</text:p>
      <text:p text:style-name="P8"><text:s text:c="3"/>[CC] res_pjsip_endpoint_identifier_user.c -&gt; res_pjsip_endpoint_identifier_user.o</text:p>
      <text:p text:style-name="P8"><text:s text:c="3"/>[LD] res_pjsip_endpoint_identifier_user.o -&gt; res_pjsip_endpoint_identifier_user.so</text:p>
      <text:p text:style-name="P8"><text:s text:c="3"/>[CC] res_calendar.c -&gt; res_calendar.o</text:p>
      <text:p text:style-name="P8"><text:soft-page-break/><text:s text:c="3"/>[LD] res_calendar.o -&gt; res_calendar.so</text:p>
      <text:p text:style-name="P8"><text:s text:c="3"/>[CC] res_format_attr_celt.c -&gt; res_format_attr_celt.o</text:p>
      <text:p text:style-name="P8"><text:s text:c="3"/>[LD] res_format_attr_celt.o -&gt; res_format_attr_celt.so</text:p>
      <text:p text:style-name="P8"><text:s text:c="3"/>[CC] res_format_attr_opus.c -&gt; res_format_attr_opus.o</text:p>
      <text:p text:style-name="P8"><text:s text:c="3"/>[LD] res_format_attr_opus.o -&gt; res_format_attr_opus.so</text:p>
      <text:p text:style-name="P8"><text:s text:c="3"/>[CC] res_pjsip_pidf_eyebeam_body_supplement.c -&gt; res_pjsip_pidf_eyebeam_body_supplement.o</text:p>
      <text:p text:style-name="P8"><text:s text:c="3"/>[LD] res_pjsip_pidf_eyebeam_body_supplement.o -&gt; res_pjsip_pidf_eyebeam_body_supplement.so</text:p>
      <text:p text:style-name="P8"><text:s text:c="3"/>[CC] res_security_log.c -&gt; res_security_log.o</text:p>
      <text:p text:style-name="P8"><text:s text:c="3"/>[LD] res_security_log.o -&gt; res_security_log.so</text:p>
      <text:p text:style-name="P8"><text:s text:c="3"/>[CC] res_sorcery_astdb.c -&gt; res_sorcery_astdb.o</text:p>
      <text:p text:style-name="P8"><text:s text:c="3"/>[LD] res_sorcery_astdb.o -&gt; res_sorcery_astdb.so</text:p>
      <text:p text:style-name="P8"><text:s text:c="3"/>[CC] res_ari_channels.c -&gt; res_ari_channels.o</text:p>
      <text:p text:style-name="P8"><text:s text:c="3"/>[CC] ari/resource_channels.c -&gt; ari/resource_channels.o</text:p>
      <text:p text:style-name="P8"><text:s text:c="3"/>[LD] res_ari_channels.o ari/resource_channels.o -&gt; res_ari_channels.so</text:p>
      <text:p text:style-name="P8"><text:s text:c="3"/>[CC] res_odbc_transaction.c -&gt; res_odbc_transaction.o</text:p>
      <text:p text:style-name="P8"><text:s text:c="3"/>[LD] res_odbc_transaction.o -&gt; res_odbc_transaction.so</text:p>
      <text:p text:style-name="P8"><text:s text:c="3"/>[CC] res_ari_events.c -&gt; res_ari_events.o</text:p>
      <text:p text:style-name="P8"><text:s text:c="3"/>[CC] ari/resource_events.c -&gt; ari/resource_events.o</text:p>
      <text:p text:style-name="P8"><text:s text:c="3"/>[LD] res_ari_events.o ari/resource_events.o -&gt; res_ari_events.so</text:p>
      <text:p text:style-name="P8"><text:s text:c="3"/>[CC] res_stasis_recording.c -&gt; res_stasis_recording.o</text:p>
      <text:p text:style-name="P8"><text:s text:c="3"/>[CC] stasis_recording/stored.c -&gt; stasis_recording/stored.o</text:p>
      <text:p text:style-name="P8"><text:s text:c="3"/>[LD] res_stasis_recording.o stasis_recording/stored.o -&gt; res_stasis_recording.so</text:p>
      <text:p text:style-name="P8"><text:s text:c="3"/>[CC] res_pjsip_header_funcs.c -&gt; res_pjsip_header_funcs.o</text:p>
      <text:p text:style-name="P8"><text:s text:c="3"/>[LD] res_pjsip_header_funcs.o -&gt; res_pjsip_header_funcs.so</text:p>
      <text:p text:style-name="P8"><text:s text:c="3"/>[CC] res_pjsip_stir_shaken.c -&gt; res_pjsip_stir_shaken.o</text:p>
      <text:p text:style-name="P8"><text:s text:c="3"/>[LD] res_pjsip_stir_shaken.o -&gt; res_pjsip_stir_shaken.so</text:p>
      <text:p text:style-name="P8"><text:s text:c="3"/>[CC] res_pjsip_send_to_voicemail.c -&gt; res_pjsip_send_to_voicemail.o</text:p>
      <text:p text:style-name="P8"><text:s text:c="3"/>[LD] res_pjsip_send_to_voicemail.o -&gt; res_pjsip_send_to_voicemail.so</text:p>
      <text:p text:style-name="P8"><text:s text:c="3"/>[CC] res_convert.c -&gt; res_convert.o</text:p>
      <text:p text:style-name="P8"><text:s text:c="3"/>[LD] res_convert.o -&gt; res_convert.so</text:p>
      <text:p text:style-name="P8"><text:s text:c="3"/>[CC] res_ari_endpoints.c -&gt; res_ari_endpoints.o</text:p>
      <text:p text:style-name="P8"><text:s text:c="3"/>[CC] ari/resource_endpoints.c -&gt; ari/resource_endpoints.o</text:p>
      <text:p text:style-name="P8"><text:s text:c="3"/>[LD] res_ari_endpoints.o ari/resource_endpoints.o -&gt; res_ari_endpoints.so</text:p>
      <text:p text:style-name="P8"><text:s text:c="3"/>[CC] res_pjsip_caller_id.c -&gt; res_pjsip_caller_id.o</text:p>
      <text:p text:style-name="P8"><text:s text:c="3"/>[LD] res_pjsip_caller_id.o -&gt; res_pjsip_caller_id.so</text:p>
      <text:p text:style-name="P8"><text:s text:c="3"/>[CC] res_pjsip_acl.c -&gt; res_pjsip_acl.o</text:p>
      <text:p text:style-name="P8"><text:s text:c="3"/>[LD] res_pjsip_acl.o -&gt; res_pjsip_acl.so</text:p>
      <text:p text:style-name="P8"><text:s text:c="3"/>[CC] res_smdi.c -&gt; res_smdi.o</text:p>
      <text:p text:style-name="P8"><text:s text:c="3"/>[LD] res_smdi.o -&gt; res_smdi.so</text:p>
      <text:p text:style-name="P8"><text:s text:c="3"/>[CC] res_musiconhold.c -&gt; res_musiconhold.o</text:p>
      <text:p text:style-name="P8"><text:s text:c="3"/>[LD] res_musiconhold.o -&gt; res_musiconhold.so</text:p>
      <text:p text:style-name="P8"><text:s text:c="3"/>[CC] res_adsi.c -&gt; res_adsi.o</text:p>
      <text:p text:style-name="P8"><text:s text:c="3"/>[LD] res_adsi.o -&gt; res_adsi.so</text:p>
      <text:p text:style-name="P8"><text:s text:c="3"/>[CC] res_pjsip_sdp_rtp.c -&gt; res_pjsip_sdp_rtp.o</text:p>
      <text:p text:style-name="P8"><text:s text:c="3"/>[LD] res_pjsip_sdp_rtp.o -&gt; res_pjsip_sdp_rtp.so</text:p>
      <text:p text:style-name="P8"><text:s text:c="3"/>[CC] res_ari_model.c -&gt; res_ari_model.o</text:p>
      <text:p text:style-name="P8"><text:s text:c="3"/>[CC] ari/ari_model_validators.c -&gt; ari/ari_model_validators.o</text:p>
      <text:p text:style-name="P8"><text:s text:c="3"/>[LD] res_ari_model.o ari/ari_model_validators.o -&gt; res_ari_model.so</text:p>
      <text:p text:style-name="P8"><text:s text:c="3"/>[CC] res_pjsip_transport_websocket.c -&gt; res_pjsip_transport_websocket.o</text:p>
      <text:p text:style-name="P8"><text:soft-page-break/><text:s text:c="3"/>[LD] res_pjsip_transport_websocket.o -&gt; res_pjsip_transport_websocket.so</text:p>
      <text:p text:style-name="P8"><text:s text:c="3"/>[CC] res_pjsip_rfc3326.c -&gt; res_pjsip_rfc3326.o</text:p>
      <text:p text:style-name="P8"><text:s text:c="3"/>[LD] res_pjsip_rfc3326.o -&gt; res_pjsip_rfc3326.so</text:p>
      <text:p text:style-name="P8"><text:s text:c="3"/>[CC] res_limit.c -&gt; res_limit.o</text:p>
      <text:p text:style-name="P8"><text:s text:c="3"/>[LD] res_limit.o -&gt; res_limit.so</text:p>
      <text:p text:style-name="P8"><text:s text:c="3"/>[CC] res_sorcery_memory.c -&gt; res_sorcery_memory.o</text:p>
      <text:p text:style-name="P8"><text:s text:c="3"/>[LD] res_sorcery_memory.o -&gt; res_sorcery_memory.so</text:p>
      <text:p text:style-name="P8"><text:s text:c="3"/>[CC] res_pjsip.c -&gt; res_pjsip.o</text:p>
      <text:p text:style-name="P8"><text:s text:c="3"/>[CC] res_pjsip/security_events.c -&gt; res_pjsip/security_events.o</text:p>
      <text:p text:style-name="P8"><text:s text:c="3"/>[CC] res_pjsip/pjsip_options.c -&gt; res_pjsip/pjsip_options.o</text:p>
      <text:p text:style-name="P8"><text:s text:c="3"/>[CC] res_pjsip/config_global.c -&gt; res_pjsip/config_global.o</text:p>
      <text:p text:style-name="P8"><text:s text:c="3"/>[CC] res_pjsip/pjsip_message_filter.c -&gt; res_pjsip/pjsip_message_filter.o</text:p>
      <text:p text:style-name="P8"><text:s text:c="3"/>[CC] res_pjsip/pjsip_resolver.c -&gt; res_pjsip/pjsip_resolver.o</text:p>
      <text:p text:style-name="P8"><text:s text:c="3"/>[CC] res_pjsip/config_system.c -&gt; res_pjsip/config_system.o</text:p>
      <text:p text:style-name="P8"><text:s text:c="3"/>[CC] res_pjsip/config_domain_aliases.c -&gt; res_pjsip/config_domain_aliases.o</text:p>
      <text:p text:style-name="P8"><text:s text:c="3"/>[CC] res_pjsip/pjsip_transport_events.c -&gt; res_pjsip/pjsip_transport_events.o</text:p>
      <text:p text:style-name="P8"><text:s text:c="3"/>[CC] res_pjsip/config_transport.c -&gt; res_pjsip/config_transport.o</text:p>
      <text:p text:style-name="P8"><text:s text:c="3"/>[CC] res_pjsip/pjsip_distributor.c -&gt; res_pjsip/pjsip_distributor.o</text:p>
      <text:p text:style-name="P8"><text:s text:c="3"/>[CC] res_pjsip/pjsip_configuration.c -&gt; res_pjsip/pjsip_configuration.o</text:p>
      <text:p text:style-name="P8"><text:s text:c="3"/>[CC] res_pjsip/presence_xml.c -&gt; res_pjsip/presence_xml.o</text:p>
      <text:p text:style-name="P8"><text:s text:c="3"/>[CC] res_pjsip/pjsip_session.c -&gt; res_pjsip/pjsip_session.o</text:p>
      <text:p text:style-name="P8"><text:s text:c="3"/>[CC] res_pjsip/location.c -&gt; res_pjsip/location.o</text:p>
      <text:p text:style-name="P8"><text:s text:c="3"/>[CC] res_pjsip/pjsip_global_headers.c -&gt; res_pjsip/pjsip_global_headers.o</text:p>
      <text:p text:style-name="P8"><text:s text:c="3"/>[CC] res_pjsip/pjsip_transport_management.c -&gt; res_pjsip/pjsip_transport_management.o</text:p>
      <text:p text:style-name="P8"><text:s text:c="3"/>[CC] res_pjsip/pjsip_cli.c -&gt; res_pjsip/pjsip_cli.o</text:p>
      <text:p text:style-name="P8"><text:s text:c="3"/>[CC] res_pjsip/config_auth.c -&gt; res_pjsip/config_auth.o</text:p>
      <text:p text:style-name="P8"><text:s text:c="3"/>[CC] res_pjsip/pjsip_scheduler.c -&gt; res_pjsip/pjsip_scheduler.o</text:p>
      <text:p text:style-name="P8"><text:s text:c="3"/>[LD] res_pjsip.o res_pjsip/security_events.o res_pjsip/pjsip_options.o res_pjsip/config_global.o res_pjsip/pjsip_message_filter.o res_pjsip/pjsip_resolver.o res_pjsip/config_system.o res_pjsip/config_domain_aliases.o res_pjsip/pjsip_transport_events.o res_pjsip/config_transport.o res_pjsip/pjsip_distributor.o res_pjsip/pjsip_configuration.o res_pjsip/presence_xml.o res_pjsip/pjsip_session.o res_pjsip/location.o res_pjsip/pjsip_global_headers.o res_pjsip/pjsip_transport_management.o res_pjsip/pjsip_cli.o res_pjsip/config_auth.o res_pjsip/pjsip_scheduler.o -&gt; res_pjsip.so</text:p>
      <text:p text:style-name="P8"><text:s text:c="3"/>[CC] res_pjsip_pubsub.c -&gt; res_pjsip_pubsub.o</text:p>
      <text:p text:style-name="P8"><text:s text:c="3"/>[LD] res_pjsip_pubsub.o -&gt; res_pjsip_pubsub.so</text:p>
      <text:p text:style-name="P8"><text:s text:c="3"/>[CC] res_fax.c -&gt; res_fax.o</text:p>
      <text:p text:style-name="P8"><text:s text:c="3"/>[LD] res_fax.o -&gt; res_fax.so</text:p>
      <text:p text:style-name="P8"><text:s text:c="3"/>[CC] res_stasis_answer.c -&gt; res_stasis_answer.o</text:p>
      <text:p text:style-name="P8"><text:s text:c="3"/>[LD] res_stasis_answer.o -&gt; res_stasis_answer.so</text:p>
      <text:p text:style-name="P8"><text:s text:c="3"/>[CC] res_format_attr_h264.c -&gt; res_format_attr_h264.o</text:p>
      <text:p text:style-name="P8"><text:s text:c="3"/>[LD] res_format_attr_h264.o -&gt; res_format_attr_h264.so</text:p>
      <text:p text:style-name="P8"><text:s text:c="3"/>[CC] res_pjsip_endpoint_identifier_ip.c -&gt; res_pjsip_endpoint_identifier_ip.o</text:p>
      <text:p text:style-name="P8"><text:s text:c="3"/>[LD] res_pjsip_endpoint_identifier_ip.o -&gt; res_pjsip_endpoint_identifier_ip.so</text:p>
      <text:p text:style-name="P8"><text:s text:c="3"/>[CC] res_ari_applications.c -&gt; res_ari_applications.o</text:p>
      <text:p text:style-name="P8"><text:s text:c="3"/>[CC] ari/resource_applications.c -&gt; ari/resource_applications.o</text:p>
      <text:p text:style-name="P8"><text:s text:c="3"/>[LD] res_ari_applications.o ari/resource_applications.o -&gt; res_ari_applications.so</text:p>
      <text:p text:style-name="P8"><text:s text:c="3"/>[CC] res_pjsip_outbound_registration.c -&gt; res_pjsip_outbound_registration.o</text:p>
      <text:p text:style-name="P8"><text:s text:c="3"/>[LD] res_pjsip_outbound_registration.o -&gt; res_pjsip_outbound_registration.so</text:p>
      <text:p text:style-name="P8"><text:soft-page-break/><text:s text:c="3"/>[CC] res_pjsip_history.c -&gt; res_pjsip_history.o</text:p>
      <text:p text:style-name="P8"><text:s text:c="3"/>[LD] res_pjsip_history.o -&gt; res_pjsip_history.so</text:p>
      <text:p text:style-name="P8"><text:s text:c="3"/>[CC] res_stasis_playback.c -&gt; res_stasis_playback.o</text:p>
      <text:p text:style-name="P8"><text:s text:c="3"/>[LD] res_stasis_playback.o -&gt; res_stasis_playback.so</text:p>
      <text:p text:style-name="P8"><text:s text:c="3"/>[CC] res_pjsip_endpoint_identifier_anonymous.c -&gt; res_pjsip_endpoint_identifier_anonymous.o</text:p>
      <text:p text:style-name="P8"><text:s text:c="3"/>[LD] res_pjsip_endpoint_identifier_anonymous.o -&gt; res_pjsip_endpoint_identifier_anonymous.so</text:p>
      <text:p text:style-name="P8"><text:s text:c="3"/>[CC] res_format_attr_silk.c -&gt; res_format_attr_silk.o</text:p>
      <text:p text:style-name="P8"><text:s text:c="3"/>[LD] res_format_attr_silk.o -&gt; res_format_attr_silk.so</text:p>
      <text:p text:style-name="P8"><text:s text:c="3"/>[CC] res_curl.c -&gt; res_curl.o</text:p>
      <text:p text:style-name="P8"><text:s text:c="3"/>[LD] res_curl.o -&gt; res_curl.so</text:p>
      <text:p text:style-name="P8"><text:s text:c="3"/>[CC] res_sorcery_config.c -&gt; res_sorcery_config.o</text:p>
      <text:p text:style-name="P8"><text:s text:c="3"/>[LD] res_sorcery_config.o -&gt; res_sorcery_config.so</text:p>
      <text:p text:style-name="P8"><text:s text:c="3"/>[CC] res_clialiases.c -&gt; res_clialiases.o</text:p>
      <text:p text:style-name="P8"><text:s text:c="3"/>[LD] res_clialiases.o -&gt; res_clialiases.so</text:p>
      <text:p text:style-name="P8"><text:s text:c="3"/>[CC] res_timing_dahdi.c -&gt; res_timing_dahdi.o</text:p>
      <text:p text:style-name="P8"><text:s text:c="3"/>[LD] res_timing_dahdi.o -&gt; res_timing_dahdi.so</text:p>
      <text:p text:style-name="P8"><text:s text:c="3"/>[CC] res_pjproject.c -&gt; res_pjproject.o</text:p>
      <text:p text:style-name="P8"><text:s text:c="3"/>[LD] res_pjproject.o -&gt; res_pjproject.so</text:p>
      <text:p text:style-name="P8"><text:s text:c="3"/>[CC] res_ari_sounds.c -&gt; res_ari_sounds.o</text:p>
      <text:p text:style-name="P8"><text:s text:c="3"/>[CC] ari/resource_sounds.c -&gt; ari/resource_sounds.o</text:p>
      <text:p text:style-name="P8"><text:s text:c="3"/>[LD] res_ari_sounds.o ari/resource_sounds.o -&gt; res_ari_sounds.so</text:p>
      <text:p text:style-name="P8"><text:s text:c="3"/>[CC] res_format_attr_siren14.c -&gt; res_format_attr_siren14.o</text:p>
      <text:p text:style-name="P8"><text:s text:c="3"/>[LD] res_format_attr_siren14.o -&gt; res_format_attr_siren14.so</text:p>
      <text:p text:style-name="P8"><text:s text:c="3"/>[CC] res_timing_pthread.c -&gt; res_timing_pthread.o</text:p>
      <text:p text:style-name="P8"><text:s text:c="3"/>[LD] res_timing_pthread.o -&gt; res_timing_pthread.so</text:p>
      <text:p text:style-name="P8"><text:s text:c="3"/>[CC] res_pjsip_registrar.c -&gt; res_pjsip_registrar.o</text:p>
      <text:p text:style-name="P8"><text:s text:c="3"/>[LD] res_pjsip_registrar.o -&gt; res_pjsip_registrar.so</text:p>
      <text:p text:style-name="P8"><text:s text:c="3"/>[CC] res_stun_monitor.c -&gt; res_stun_monitor.o</text:p>
      <text:p text:style-name="P8"><text:s text:c="3"/>[LD] res_stun_monitor.o -&gt; res_stun_monitor.so</text:p>
      <text:p text:style-name="P8"><text:s text:c="3"/>[CC] res_pjsip_logger.c -&gt; res_pjsip_logger.o</text:p>
      <text:p text:style-name="P8"><text:s text:c="3"/>[LD] res_pjsip_logger.o -&gt; res_pjsip_logger.so</text:p>
      <text:p text:style-name="P8"><text:s text:c="3"/>[CC] res_pjsip_dlg_options.c -&gt; res_pjsip_dlg_options.o</text:p>
      <text:p text:style-name="P8"><text:s text:c="3"/>[LD] res_pjsip_dlg_options.o -&gt; res_pjsip_dlg_options.so</text:p>
      <text:p text:style-name="P8"><text:s text:c="3"/>[CC] res_realtime.c -&gt; res_realtime.o</text:p>
      <text:p text:style-name="P8"><text:s text:c="3"/>[LD] res_realtime.o -&gt; res_realtime.so</text:p>
      <text:p text:style-name="P8"><text:s text:c="3"/>[CC] res_pjsip_one_touch_record_info.c -&gt; res_pjsip_one_touch_record_info.o</text:p>
      <text:p text:style-name="P8"><text:s text:c="3"/>[LD] res_pjsip_one_touch_record_info.o -&gt; res_pjsip_one_touch_record_info.so</text:p>
      <text:p text:style-name="P8"><text:s text:c="3"/>[CC] res_pjsip_messaging.c -&gt; res_pjsip_messaging.o</text:p>
      <text:p text:style-name="P8"><text:s text:c="3"/>[LD] res_pjsip_messaging.o -&gt; res_pjsip_messaging.so</text:p>
      <text:p text:style-name="P8"><text:s text:c="3"/>[CC] res_manager_presencestate.c -&gt; res_manager_presencestate.o</text:p>
      <text:p text:style-name="P8"><text:s text:c="3"/>[LD] res_manager_presencestate.o -&gt; res_manager_presencestate.so</text:p>
      <text:p text:style-name="P8"><text:s text:c="3"/>[CC] res_http_media_cache.c -&gt; res_http_media_cache.o</text:p>
      <text:p text:style-name="P8"><text:s text:c="3"/>[LD] res_http_media_cache.o -&gt; res_http_media_cache.so</text:p>
      <text:p text:style-name="P8"><text:s text:c="3"/>[CC] res_pjsip_refer.c -&gt; res_pjsip_refer.o</text:p>
      <text:p text:style-name="P8"><text:s text:c="3"/>[LD] res_pjsip_refer.o -&gt; res_pjsip_refer.so</text:p>
      <text:p text:style-name="P8"><text:s text:c="3"/>[CC] res_tonedetect.c -&gt; res_tonedetect.o</text:p>
      <text:p text:style-name="P8"><text:s text:c="3"/>[LD] res_tonedetect.o -&gt; res_tonedetect.so</text:p>
      <text:p text:style-name="P8"><text:s text:c="3"/>[CC] res_clioriginate.c -&gt; res_clioriginate.o</text:p>
      <text:p text:style-name="P8"><text:s text:c="3"/>[LD] res_clioriginate.o -&gt; res_clioriginate.so</text:p>
      <text:p text:style-name="P8"><text:soft-page-break/><text:s text:c="3"/>[CC] res_pjsip_phoneprov_provider.c -&gt; res_pjsip_phoneprov_provider.o</text:p>
      <text:p text:style-name="P8"><text:s text:c="3"/>[LD] res_pjsip_phoneprov_provider.o -&gt; res_pjsip_phoneprov_provider.so</text:p>
      <text:p text:style-name="P8"><text:s text:c="3"/>[CC] res_pjsip_exten_state.c -&gt; res_pjsip_exten_state.o</text:p>
      <text:p text:style-name="P8"><text:s text:c="3"/>[LD] res_pjsip_exten_state.o -&gt; res_pjsip_exten_state.so</text:p>
      <text:p text:style-name="P8"><text:s text:c="3"/>[CC] res_ari_asterisk.c -&gt; res_ari_asterisk.o</text:p>
      <text:p text:style-name="P8"><text:s text:c="3"/>[CC] ari/resource_asterisk.c -&gt; ari/resource_asterisk.o</text:p>
      <text:p text:style-name="P8"><text:s text:c="3"/>[LD] res_ari_asterisk.o ari/resource_asterisk.o -&gt; res_ari_asterisk.so</text:p>
      <text:p text:style-name="P8"><text:s text:c="3"/>[CC] res_pjsip_dialog_info_body_generator.c -&gt; res_pjsip_dialog_info_body_generator.o</text:p>
      <text:p text:style-name="P8"><text:s text:c="3"/>[LD] res_pjsip_dialog_info_body_generator.o -&gt; res_pjsip_dialog_info_body_generator.so</text:p>
      <text:p text:style-name="P8"><text:s text:c="3"/>[CC] res_pjsip_xpidf_body_generator.c -&gt; res_pjsip_xpidf_body_generator.o</text:p>
      <text:p text:style-name="P8"><text:s text:c="3"/>[LD] res_pjsip_xpidf_body_generator.o -&gt; res_pjsip_xpidf_body_generator.so</text:p>
      <text:p text:style-name="P8"><text:s text:c="3"/>[CC] res_format_attr_vp8.c -&gt; res_format_attr_vp8.o</text:p>
      <text:p text:style-name="P8"><text:s text:c="3"/>[LD] res_format_attr_vp8.o -&gt; res_format_attr_vp8.so</text:p>
      <text:p text:style-name="P8"><text:s text:c="3"/>[CC] res_hep.c -&gt; res_hep.o</text:p>
      <text:p text:style-name="P8"><text:s text:c="3"/>[LD] res_hep.o -&gt; res_hep.so</text:p>
      <text:p text:style-name="P8"><text:s text:c="3"/>[CC] res_ari.c -&gt; res_ari.o</text:p>
      <text:p text:style-name="P8"><text:s text:c="3"/>[CC] ari/cli.c -&gt; ari/cli.o</text:p>
      <text:p text:style-name="P8"><text:s text:c="3"/>[CC] ari/config.c -&gt; ari/config.o</text:p>
      <text:p text:style-name="P8"><text:s text:c="3"/>[CC] ari/ari_websockets.c -&gt; ari/ari_websockets.o</text:p>
      <text:p text:style-name="P8"><text:s text:c="3"/>[LD] res_ari.o ari/cli.o ari/config.o ari/ari_websockets.o -&gt; res_ari.so</text:p>
      <text:p text:style-name="P8"><text:s text:c="3"/>[CC] res_ari_device_states.c -&gt; res_ari_device_states.o</text:p>
      <text:p text:style-name="P8"><text:s text:c="3"/>[CC] ari/resource_device_states.c -&gt; ari/resource_device_states.o</text:p>
      <text:p text:style-name="P8"><text:s text:c="3"/>[LD] res_ari_device_states.o ari/resource_device_states.o -&gt; res_ari_device_states.so</text:p>
      <text:p text:style-name="P8"><text:s text:c="3"/>[CC] res_sorcery_memory_cache.c -&gt; res_sorcery_memory_cache.o</text:p>
      <text:p text:style-name="P8"><text:s text:c="3"/>[LD] res_sorcery_memory_cache.o -&gt; res_sorcery_memory_cache.so</text:p>
      <text:p text:style-name="P8"><text:s text:c="3"/>[CC] res_pjsip_outbound_publish.c -&gt; res_pjsip_outbound_publish.o</text:p>
      <text:p text:style-name="P8"><text:s text:c="3"/>[LD] res_pjsip_outbound_publish.o -&gt; res_pjsip_outbound_publish.so</text:p>
      <text:p text:style-name="P8"><text:s text:c="3"/>[CC] res_timing_timerfd.c -&gt; res_timing_timerfd.o</text:p>
      <text:p text:style-name="P8"><text:s text:c="3"/>[LD] res_timing_timerfd.o -&gt; res_timing_timerfd.so</text:p>
      <text:p text:style-name="P8"><text:s text:c="3"/>[CC] res_monitor.c -&gt; res_monitor.o</text:p>
      <text:p text:style-name="P8"><text:s text:c="3"/>[LD] res_monitor.o -&gt; res_monitor.so</text:p>
      <text:p text:style-name="P8"><text:s text:c="3"/>[CC] res_agi.c -&gt; res_agi.o</text:p>
      <text:p text:style-name="P8"><text:s text:c="3"/>[LD] res_agi.o -&gt; res_agi.so</text:p>
      <text:p text:style-name="P8"><text:s text:c="3"/>[CC] res_speech.c -&gt; res_speech.o</text:p>
      <text:p text:style-name="P8"><text:s text:c="3"/>[LD] res_speech.o -&gt; res_speech.so</text:p>
      <text:p text:style-name="P8"><text:s text:c="3"/>[CC] res_pjsip_session.c -&gt; res_pjsip_session.o</text:p>
      <text:p text:style-name="P8"><text:s text:c="3"/>[LD] res_pjsip_session.o -&gt; res_pjsip_session.so</text:p>
      <text:p text:style-name="P8"><text:s text:c="3"/>[CC] res_pjsip_diversion.c -&gt; res_pjsip_diversion.o</text:p>
      <text:p text:style-name="P8"><text:s text:c="3"/>[LD] res_pjsip_diversion.o -&gt; res_pjsip_diversion.so</text:p>
      <text:p text:style-name="P8"><text:s text:c="3"/>[CC] res_mwi_devstate.c -&gt; res_mwi_devstate.o</text:p>
      <text:p text:style-name="P8"><text:s text:c="3"/>[LD] res_mwi_devstate.o -&gt; res_mwi_devstate.so</text:p>
      <text:p text:style-name="P8"><text:s text:c="3"/>[CC] res_pjsip_config_wizard.c -&gt; res_pjsip_config_wizard.o</text:p>
      <text:p text:style-name="P8"><text:s text:c="3"/>[LD] res_pjsip_config_wizard.o -&gt; res_pjsip_config_wizard.so</text:p>
      <text:p text:style-name="P8"><text:s text:c="3"/>[CC] res_config_curl.c -&gt; res_config_curl.o</text:p>
      <text:p text:style-name="P8"><text:s text:c="3"/>[LD] res_config_curl.o -&gt; res_config_curl.so</text:p>
      <text:p text:style-name="P8"><text:s text:c="3"/>[CC] res_hep_rtcp.c -&gt; res_hep_rtcp.o</text:p>
      <text:p text:style-name="P8"><text:s text:c="3"/>[LD] res_hep_rtcp.o -&gt; res_hep_rtcp.so</text:p>
      <text:p text:style-name="P8"><text:s text:c="3"/>[CC] res_format_attr_g729.c -&gt; res_format_attr_g729.o</text:p>
      <text:p text:style-name="P8"><text:s text:c="3"/>[LD] res_format_attr_g729.o -&gt; res_format_attr_g729.so</text:p>
      <text:p text:style-name="P8"><text:soft-page-break/><text:s text:c="3"/>[CC] res_odbc.c -&gt; res_odbc.o</text:p>
      <text:p text:style-name="P8"><text:s text:c="3"/>[LD] res_odbc.o -&gt; res_odbc.so</text:p>
      <text:p text:style-name="P8"><text:s text:c="3"/>[CC] res_phoneprov.c -&gt; res_phoneprov.o</text:p>
      <text:p text:style-name="P8"><text:s text:c="3"/>[LD] res_phoneprov.o -&gt; res_phoneprov.so</text:p>
      <text:p text:style-name="P8"><text:s text:c="3"/>[CC] res_crypto.c -&gt; res_crypto.o</text:p>
      <text:p text:style-name="P8"><text:s text:c="3"/>[LD] res_crypto.o -&gt; res_crypto.so</text:p>
      <text:p text:style-name="P8"><text:s text:c="3"/>[CC] res_statsd.c -&gt; res_statsd.o</text:p>
      <text:p text:style-name="P8"><text:s text:c="3"/>[LD] res_statsd.o -&gt; res_statsd.so</text:p>
      <text:p text:style-name="P8"><text:s text:c="3"/>[CC] res_stir_shaken.c -&gt; res_stir_shaken.o</text:p>
      <text:p text:style-name="P8"><text:s text:c="3"/>[CC] res_stir_shaken/store.c -&gt; res_stir_shaken/store.o</text:p>
      <text:p text:style-name="P8"><text:s text:c="3"/>[CC] res_stir_shaken/general.c -&gt; res_stir_shaken/general.o</text:p>
      <text:p text:style-name="P8"><text:s text:c="3"/>[CC] res_stir_shaken/profile.c -&gt; res_stir_shaken/profile.o</text:p>
      <text:p text:style-name="P8"><text:s text:c="3"/>[CC] res_stir_shaken/stir_shaken.c -&gt; res_stir_shaken/stir_shaken.o</text:p>
      <text:p text:style-name="P8"><text:s text:c="3"/>[CC] res_stir_shaken/certificate.c -&gt; res_stir_shaken/certificate.o</text:p>
      <text:p text:style-name="P8"><text:s text:c="3"/>[CC] res_stir_shaken/curl.c -&gt; res_stir_shaken/curl.o</text:p>
      <text:p text:style-name="P8"><text:s text:c="3"/>[LD] res_stir_shaken.o res_stir_shaken/store.o res_stir_shaken/general.o res_stir_shaken/profile.o res_stir_shaken/stir_shaken.o res_stir_shaken/certificate.o res_stir_shaken/curl.o -&gt; res_stir_shaken.so</text:p>
      <text:p text:style-name="P8"><text:s text:c="3"/>[CC] res_parking.c -&gt; res_parking.o</text:p>
      <text:p text:style-name="P8"><text:s text:c="3"/>[CC] parking/parking_controller.c -&gt; parking/parking_controller.o</text:p>
      <text:p text:style-name="P8"><text:s text:c="3"/>[CC] parking/parking_manager.c -&gt; parking/parking_manager.o</text:p>
      <text:p text:style-name="P8"><text:s text:c="3"/>[CC] parking/parking_devicestate.c -&gt; parking/parking_devicestate.o</text:p>
      <text:p text:style-name="P8"><text:s text:c="3"/>[CC] parking/parking_applications.c -&gt; parking/parking_applications.o</text:p>
      <text:p text:style-name="P8"><text:s text:c="3"/>[CC] parking/parking_bridge_features.c -&gt; parking/parking_bridge_features.o</text:p>
      <text:p text:style-name="P8"><text:s text:c="3"/>[CC] parking/parking_bridge.c -&gt; parking/parking_bridge.o</text:p>
      <text:p text:style-name="P8"><text:s text:c="3"/>[CC] parking/parking_tests.c -&gt; parking/parking_tests.o</text:p>
      <text:p text:style-name="P8"><text:s text:c="3"/>[CC] parking/parking_ui.c -&gt; parking/parking_ui.o</text:p>
      <text:p text:style-name="P8"><text:s text:c="3"/>[LD] res_parking.o parking/parking_controller.o parking/parking_manager.o parking/parking_devicestate.o parking/parking_applications.o parking/parking_bridge_features.o parking/parking_bridge.o parking/parking_tests.o parking/parking_ui.o -&gt; res_parking.so</text:p>
      <text:p text:style-name="P8"><text:s text:c="3"/>[CC] res_hep_pjsip.c -&gt; res_hep_pjsip.o</text:p>
      <text:p text:style-name="P8"><text:s text:c="3"/>[LD] res_hep_pjsip.o -&gt; res_hep_pjsip.so</text:p>
      <text:p text:style-name="P8"><text:s text:c="3"/>[CC] res_rtp_multicast.c -&gt; res_rtp_multicast.o</text:p>
      <text:p text:style-name="P8"><text:s text:c="3"/>[LD] res_rtp_multicast.o -&gt; res_rtp_multicast.so</text:p>
      <text:p text:style-name="P8"><text:s text:c="3"/>[CC] res_manager_devicestate.c -&gt; res_manager_devicestate.o</text:p>
      <text:p text:style-name="P8"><text:s text:c="3"/>[LD] res_manager_devicestate.o -&gt; res_manager_devicestate.so</text:p>
      <text:p text:style-name="P8"><text:s text:c="3"/>[CC] res_pjsip_authenticator_digest.c -&gt; res_pjsip_authenticator_digest.o</text:p>
      <text:p text:style-name="P8"><text:s text:c="3"/>[LD] res_pjsip_authenticator_digest.o -&gt; res_pjsip_authenticator_digest.so</text:p>
      <text:p text:style-name="P8"><text:s text:c="3"/>[CC] res_pjsip_mwi_body_generator.c -&gt; res_pjsip_mwi_body_generator.o</text:p>
      <text:p text:style-name="P8"><text:s text:c="3"/>[LD] res_pjsip_mwi_body_generator.o -&gt; res_pjsip_mwi_body_generator.so</text:p>
      <text:p text:style-name="P8"><text:s text:c="3"/>[CC] res_config_odbc.c -&gt; res_config_odbc.o</text:p>
      <text:p text:style-name="P8"><text:s text:c="3"/>[LD] res_config_odbc.o -&gt; res_config_odbc.so</text:p>
      <text:p text:style-name="P8"><text:s text:c="3"/>[CC] res_ari_bridges.c -&gt; res_ari_bridges.o</text:p>
      <text:p text:style-name="P8"><text:s text:c="3"/>[CC] ari/resource_bridges.c -&gt; ari/resource_bridges.o</text:p>
      <text:p text:style-name="P8"><text:s text:c="3"/>[LD] res_ari_bridges.o ari/resource_bridges.o -&gt; res_ari_bridges.so</text:p>
      <text:p text:style-name="P8"><text:s text:c="3"/>[CC] res_ael_share.c -&gt; res_ael_share.o</text:p>
      <text:p text:style-name="P8"><text:s text:c="3"/>[CC] ael/ael_lex.c -&gt; ael/ael_lex.o</text:p>
      <text:p text:style-name="P8"><text:s text:c="3"/>[CC] ael/ael.tab.c -&gt; ael/ael.tab.o</text:p>
      <text:p text:style-name="P8"><text:s text:c="3"/>[CC] ael/pval.c -&gt; ael/pval.o</text:p>
      <text:p text:style-name="P8"><text:s text:c="3"/>[LD] res_ael_share.o ael/ael_lex.o ael/ael.tab.o ael/pval.o -&gt; res_ael_share.so</text:p>
      <text:p text:style-name="P8"><text:soft-page-break/><text:s text:c="3"/>[CC] res_pjsip_outbound_authenticator_digest.c -&gt; res_pjsip_outbound_authenticator_digest.o</text:p>
      <text:p text:style-name="P8"><text:s text:c="3"/>[LD] res_pjsip_outbound_authenticator_digest.o -&gt; res_pjsip_outbound_authenticator_digest.so</text:p>
      <text:p text:style-name="P8"><text:s text:c="3"/>[CC] res_rtp_asterisk.c -&gt; res_rtp_asterisk.o</text:p>
      <text:p text:style-name="P8"><text:s text:c="3"/>[LD] res_rtp_asterisk.o -&gt; res_rtp_asterisk.so</text:p>
      <text:p text:style-name="P8"><text:s text:c="3"/>[CC] res_http_websocket.c -&gt; res_http_websocket.o</text:p>
      <text:p text:style-name="P8"><text:s text:c="3"/>[LD] res_http_websocket.o -&gt; res_http_websocket.so</text:p>
      <text:p text:style-name="P8"><text:s text:c="3"/>[CC] res_pjsip_nat.c -&gt; res_pjsip_nat.o</text:p>
      <text:p text:style-name="P8"><text:s text:c="3"/>[LD] res_pjsip_nat.o -&gt; res_pjsip_nat.so</text:p>
      <text:p text:style-name="P8"><text:s text:c="3"/>[CC] res_pjsip_notify.c -&gt; res_pjsip_notify.o</text:p>
      <text:p text:style-name="P8"><text:s text:c="3"/>[LD] res_pjsip_notify.o -&gt; res_pjsip_notify.so</text:p>
      <text:p text:style-name="P8"><text:s text:c="3"/>[CC] res_sorcery_realtime.c -&gt; res_sorcery_realtime.o</text:p>
      <text:p text:style-name="P8"><text:s text:c="3"/>[LD] res_sorcery_realtime.o -&gt; res_sorcery_realtime.so</text:p>
      <text:p text:style-name="P8"><text:s text:c="3"/>[CC] res_format_attr_siren7.c -&gt; res_format_attr_siren7.o</text:p>
      <text:p text:style-name="P8"><text:s text:c="3"/>[LD] res_format_attr_siren7.o -&gt; res_format_attr_siren7.so</text:p>
      <text:p text:style-name="P8"><text:s text:c="3"/>[CC] res_format_attr_h263.c -&gt; res_format_attr_h263.o</text:p>
      <text:p text:style-name="P8"><text:s text:c="3"/>[LD] res_format_attr_h263.o -&gt; res_format_attr_h263.so</text:p>
      <text:p text:style-name="P8"><text:s text:c="3"/>[CC] res_config_sqlite3.c -&gt; res_config_sqlite3.o</text:p>
      <text:p text:style-name="P8"><text:s text:c="3"/>[LD] res_config_sqlite3.o -&gt; res_config_sqlite3.so</text:p>
      <text:p text:style-name="P8"><text:s text:c="3"/>[CC] res_pjsip_dtmf_info.c -&gt; res_pjsip_dtmf_info.o</text:p>
      <text:p text:style-name="P8"><text:s text:c="3"/>[LD] res_pjsip_dtmf_info.o -&gt; res_pjsip_dtmf_info.so</text:p>
      <text:p text:style-name="P8"><text:s text:c="3"/>[CC] res_format_attr_ilbc.c -&gt; res_format_attr_ilbc.o</text:p>
      <text:p text:style-name="P8"><text:s text:c="3"/>[LD] res_format_attr_ilbc.o -&gt; res_format_attr_ilbc.so</text:p>
      <text:p text:style-name="P8"><text:s text:c="3"/>[CC] res_ari_playbacks.c -&gt; res_ari_playbacks.o</text:p>
      <text:p text:style-name="P8"><text:s text:c="3"/>[CC] ari/resource_playbacks.c -&gt; ari/resource_playbacks.o</text:p>
      <text:p text:style-name="P8"><text:s text:c="3"/>[LD] res_ari_playbacks.o ari/resource_playbacks.o -&gt; res_ari_playbacks.so</text:p>
      <text:p text:style-name="P8"><text:s text:c="3"/>[CC] res_pjsip_sips_contact.c -&gt; res_pjsip_sips_contact.o</text:p>
      <text:p text:style-name="P8"><text:s text:c="3"/>[LD] res_pjsip_sips_contact.o -&gt; res_pjsip_sips_contact.so</text:p>
      <text:p text:style-name="P8"><text:s text:c="3"/>[CC] res_pjsip_empty_info.c -&gt; res_pjsip_empty_info.o</text:p>
      <text:p text:style-name="P8"><text:s text:c="3"/>[LD] res_pjsip_empty_info.o -&gt; res_pjsip_empty_info.so</text:p>
      <text:p text:style-name="P8"><text:s text:c="3"/>[CC] res_stasis.c -&gt; res_stasis.o</text:p>
      <text:p text:style-name="P8"><text:s text:c="3"/>[CC] stasis/stasis_bridge.c -&gt; stasis/stasis_bridge.o</text:p>
      <text:p text:style-name="P8"><text:s text:c="3"/>[CC] stasis/app.c -&gt; stasis/app.o</text:p>
      <text:p text:style-name="P8"><text:s text:c="3"/>[CC] stasis/messaging.c -&gt; stasis/messaging.o</text:p>
      <text:p text:style-name="P8"><text:s text:c="3"/>[CC] stasis/command.c -&gt; stasis/command.o</text:p>
      <text:p text:style-name="P8"><text:s text:c="3"/>[CC] stasis/control.c -&gt; stasis/control.o</text:p>
      <text:p text:style-name="P8"><text:s text:c="3"/>[LD] res_stasis.o stasis/stasis_bridge.o stasis/app.o stasis/messaging.o stasis/command.o stasis/control.o -&gt; res_stasis.so</text:p>
      <text:p text:style-name="P8"><text:s text:c="3"/>[CC] res_pjsip_pidf_body_generator.c -&gt; res_pjsip_pidf_body_generator.o</text:p>
      <text:p text:style-name="P8"><text:s text:c="3"/>[LD] res_pjsip_pidf_body_generator.o -&gt; res_pjsip_pidf_body_generator.so</text:p>
      <text:p text:style-name="P8"><text:s text:c="3"/>[CC] res_stasis_snoop.c -&gt; res_stasis_snoop.o</text:p>
      <text:p text:style-name="P8"><text:s text:c="3"/>[LD] res_stasis_snoop.o -&gt; res_stasis_snoop.so</text:p>
      <text:p text:style-name="P8"><text:s text:c="3"/>[CC] res_pjsip_publish_asterisk.c -&gt; res_pjsip_publish_asterisk.o</text:p>
      <text:p text:style-name="P8"><text:s text:c="3"/>[LD] res_pjsip_publish_asterisk.o -&gt; res_pjsip_publish_asterisk.so</text:p>
      <text:p text:style-name="P8"><text:s text:c="3"/>[CC] res_ari_recordings.c -&gt; res_ari_recordings.o</text:p>
      <text:p text:style-name="P8"><text:s text:c="3"/>[CC] ari/resource_recordings.c -&gt; ari/resource_recordings.o</text:p>
      <text:p text:style-name="P8"><text:s text:c="3"/>[LD] res_ari_recordings.o ari/resource_recordings.o -&gt; res_ari_recordings.so</text:p>
      <text:p text:style-name="P8"><text:s text:c="3"/>[CC] res_pjsip_t38.c -&gt; res_pjsip_t38.o</text:p>
      <text:p text:style-name="P8"><text:s text:c="3"/>[LD] res_pjsip_t38.o -&gt; res_pjsip_t38.so</text:p>
      <text:p text:style-name="P8"><text:s text:c="3"/>[CC] res_pjsip_path.c -&gt; res_pjsip_path.o</text:p>
      <text:p text:style-name="P8"><text:soft-page-break/><text:s text:c="3"/>[LD] res_pjsip_path.o -&gt; res_pjsip_path.so</text:p>
      <text:p text:style-name="P8"><text:s text:c="3"/>[CC] res_mutestream.c -&gt; res_mutestream.o</text:p>
      <text:p text:style-name="P8"><text:s text:c="3"/>[LD] res_mutestream.o -&gt; res_mutestream.so</text:p>
      <text:p text:style-name="P8"><text:s text:c="3"/>[CC] app_mysql.c -&gt; app_mysql.o</text:p>
      <text:p text:style-name="P8"><text:s text:c="3"/>[LD] app_mysql.o -&gt; app_mysql.so</text:p>
      <text:p text:style-name="P8"><text:s text:c="3"/>[CC] cdr_mysql.c -&gt; cdr_mysql.o</text:p>
      <text:p text:style-name="P8"><text:s text:c="3"/>[LD] cdr_mysql.o -&gt; cdr_mysql.so</text:p>
      <text:p text:style-name="P8">Building Documentation For: channels pbx apps codecs formats cdr cel bridges funcs tests main res addons </text:p>
      <text:p text:style-name="P8"><text:s/>+--------- Asterisk Build Complete ---------+</text:p>
      <text:p text:style-name="P8"><text:s/>+ Asterisk has successfully been built, and +</text:p>
      <text:p text:style-name="P8"><text:s/>+ can be installed by running: <text:s text:c="13"/>+</text:p>
      <text:p text:style-name="P8"><text:s/>+ <text:s text:c="42"/>+</text:p>
      <text:p text:style-name="P8"><text:s/>+ <text:s text:c="15"/>make install <text:s text:c="14"/>+</text:p>
      <text:p text:style-name="P8"><text:s/>+-------------------------------------------+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make install</text:p>
      <text:p text:style-name="P8">CC="cc" CXX="g++" LD="" AR="" RANLIB="" CFLAGS="" LDFLAGS="" make -C menuselect CONFIGURE_SILENT="--silent" makeopts</text:p>
      <text:p text:style-name="P8">make[1]: Entering directory '/usr/local/src/asterisk-16.27.0/menuselect'</text:p>
      <text:p text:style-name="P8">make[1]: 'makeopts' is up to date.</text:p>
      <text:p text:style-name="P8">make[1]: Leaving directory '/usr/local/src/asterisk-16.27.0/menuselect'</text:p>
      <text:p text:style-name="P8">Installing modules from channels...</text:p>
      <text:p text:style-name="P8">Installing modules from pbx...</text:p>
      <text:p text:style-name="P8">Installing modules from apps...</text:p>
      <text:p text:style-name="P8">Installing modules from codecs...</text:p>
      <text:p text:style-name="P8">Installing modules from formats...</text:p>
      <text:p text:style-name="P8">Installing modules from cdr...</text:p>
      <text:p text:style-name="P8">Installing modules from cel...</text:p>
      <text:p text:style-name="P8">Installing modules from bridges...</text:p>
      <text:p text:style-name="P8">Installing modules from funcs...</text:p>
      <text:p text:style-name="P8">Installing modules from tests...</text:p>
      <text:p text:style-name="P8">Installing modules from main...</text:p>
      <text:p text:style-name="P8">Installing modules from res...</text:p>
      <text:p text:style-name="P8">Installing modules from addons...</text:p>
      <text:p text:style-name="P8">/usr/bin/install -c -d "/opt/asterisk16_ivr_1/include/asterisk/doxygen"</text:p>
      <text:p text:style-name="P8">/usr/bin/install -c -m 644 include/asterisk.h "/opt/asterisk16_ivr_1/include"</text:p>
      <text:p text:style-name="P8">/usr/bin/install -c -m 644 include/asterisk/*.h "/opt/asterisk16_ivr_1/include/asterisk"</text:p>
      <text:p text:style-name="P8">/usr/bin/install -c -m 644 include/asterisk/doxygen/*.h "/opt/asterisk16_ivr_1/include/asterisk/doxygen"</text:p>
      <text:p text:style-name="P8">if [ -n "" ]; then \</text:p>
      <text:p text:style-name="P8"><text:tab/>for h in ; do rm -f "/opt/asterisk16_ivr_1/include/asterisk/$h"; done \</text:p>
      <text:p text:style-name="P8">fi</text:p>
      <text:p text:style-name="P8">/usr/bin/install -c -m 755 contrib/scripts/astversion "/opt/asterisk16_ivr_1/sbin/"</text:p>
      <text:p text:style-name="P8">/usr/bin/install -c -m 755 contrib/scripts/astgenkey "/opt/asterisk16_ivr_1/sbin/"</text:p>
      <text:p text:style-name="P8">/usr/bin/install -c -m 755 contrib/scripts/autosupport "/opt/asterisk16_ivr_1/sbin/"</text:p>
      <text:p text:style-name="P8">if [ ! -f /sbin/launchd ]; then \</text:p>
      <text:p text:style-name="P8"><text:tab/>./build_tools/install_subst contrib/scripts/safe_asterisk "/opt/asterisk16_ivr_1/sbin/safe_asterisk"; \</text:p>
      <text:p text:style-name="P8"><text:soft-page-break/>fi</text:p>
      <text:p text:style-name="P8">/usr/bin/install -c -m 644 doc/core-*.xml "/opt/asterisk16_ivr_1/var/lib/asterisk/documentation"</text:p>
      <text:p text:style-name="P8">/usr/bin/install -c -m 644 doc/appdocsxml.xslt "/opt/asterisk16_ivr_1/var/lib/asterisk/documentation"</text:p>
      <text:p text:style-name="P8">/usr/bin/install -c -m 644 doc/appdocsxml.dtd "/opt/asterisk16_ivr_1/var/lib/asterisk/documentation"</text:p>
      <text:p text:style-name="P8">/usr/bin/install -c -m 644 doc/asterisk.8 "/opt/asterisk16_ivr_1/share/man/man8"</text:p>
      <text:p text:style-name="P8">/usr/bin/install -c -m 644 doc/astdb*.8 "/opt/asterisk16_ivr_1/share/man/man8"</text:p>
      <text:p text:style-name="P8">/usr/bin/install -c -m 644 contrib/scripts/astgenkey.8 "/opt/asterisk16_ivr_1/share/man/man8"</text:p>
      <text:p text:style-name="P8">/usr/bin/install -c -m 644 contrib/scripts/autosupport.8 "/opt/asterisk16_ivr_1/share/man/man8"</text:p>
      <text:p text:style-name="P8">/usr/bin/install -c -m 644 contrib/scripts/safe_asterisk.8 "/opt/asterisk16_ivr_1/share/man/man8"</text:p>
      <text:p text:style-name="P8">if [ -f contrib/firmware/iax/iaxy.bin ] ; then \</text:p>
      <text:p text:style-name="P8"><text:tab/>/usr/bin/install -c -m 644 contrib/firmware/iax/iaxy.bin "/opt/asterisk16_ivr_1/var/lib/asterisk/firmware/iax/iaxy.bin"; \</text:p>
      <text:p text:style-name="P8">fi</text:p>
      <text:p text:style-name="P8">CFLAGS=" <text:s text:c="2"/>-I/usr/include/libxml2 <text:s/>-pipe -Wall -Wstrict-prototypes -Wmissing-prototypes -Wmissing-declarations <text:s text:c="2"/>-g3 <text:s/>" build_tools/mkpkgconfig "/opt/asterisk16_ivr_1/lib/pkgconfig";</text:p>
      <text:p text:style-name="P8">find static-http | while read x; do \</text:p>
      <text:p text:style-name="P8"><text:tab/>if test -d $x; then \</text:p>
      <text:p text:style-name="P8"><text:tab/><text:tab/>/usr/bin/install -c -m 755 -d "/opt/asterisk16_ivr_1/var/lib/asterisk/$x"; \</text:p>
      <text:p text:style-name="P8"><text:tab/>else \</text:p>
      <text:p text:style-name="P8"><text:tab/><text:tab/>/usr/bin/install -c -m 644 $x "/opt/asterisk16_ivr_1/var/lib/asterisk/$x" ; \</text:p>
      <text:p text:style-name="P8"><text:tab/>fi \</text:p>
      <text:p text:style-name="P8">done</text:p>
      <text:p text:style-name="P8">/usr/bin/install -c -m 644 doc/core-en_US.xml "/opt/asterisk16_ivr_1/var/lib/asterisk/static-http";</text:p>
      <text:p text:style-name="P8">/usr/bin/install -c -m 644 doc/appdocsxml.xslt "/opt/asterisk16_ivr_1/var/lib/asterisk/static-http";</text:p>
      <text:p text:style-name="P8">if [ -d doc/tex/asterisk ] ; then \</text:p>
      <text:p text:style-name="P8"><text:tab/>/usr/bin/install -c -d "/opt/asterisk16_ivr_1/var/lib/asterisk/static-http/docs" ; \</text:p>
      <text:p text:style-name="P8"><text:tab/>for n in doc/tex/asterisk/* ; do \</text:p>
      <text:p text:style-name="P8"><text:tab/><text:tab/>/usr/bin/install -c -m 644 $n "/opt/asterisk16_ivr_1/var/lib/asterisk/static-http/docs" ; \</text:p>
      <text:p text:style-name="P8"><text:tab/>done \</text:p>
      <text:p text:style-name="P8">fi</text:p>
      <text:p text:style-name="P8">for x in images/*.jpg; do \</text:p>
      <text:p text:style-name="P8"><text:tab/>/usr/bin/install -c -m 644 $x "/opt/asterisk16_ivr_1/var/lib/asterisk/images" ; \</text:p>
      <text:p text:style-name="P8">done</text:p>
      <text:p text:style-name="P8">make -C sounds install</text:p>
      <text:p text:style-name="P8">make[1]: Entering directory '/usr/local/src/asterisk-16.27.0/sounds'</text:p>
      <text:p text:style-name="P8">make[1]: Leaving directory '/usr/local/src/asterisk-16.27.0/sounds'</text:p>
      <text:p text:style-name="P8">find rest-api -name "*.json" | while read x; do \</text:p>
      <text:p text:style-name="P8"><text:tab/>/usr/bin/install -c -m 644 $x "/opt/asterisk16_ivr_1/var/lib/asterisk/rest-api" ; \</text:p>
      <text:p text:style-name="P8">done</text:p>
      <text:p text:style-name="P8"><text:s/>+---- Asterisk Installation Complete -------+</text:p>
      <text:p text:style-name="P8"><text:s/>+ <text:s text:c="42"/>+</text:p>
      <text:p text:style-name="P8"><text:s/>+ <text:s text:c="3"/>YOU MUST READ THE SECURITY DOCUMENT <text:s text:c="3"/>+</text:p>
      <text:p text:style-name="P8"><text:s/>+ <text:s text:c="42"/>+</text:p>
      <text:p text:style-name="P8"><text:s/>+ Asterisk has successfully been installed. +</text:p>
      <text:p text:style-name="P8"><text:s/>+ If you would like to install the sample <text:s text:c="2"/>+</text:p>
      <text:p text:style-name="P8"><text:s/>+ configuration files (overwriting any <text:s text:c="5"/>+</text:p>
      <text:p text:style-name="P8"><text:s/>+ existing config files), run: <text:s text:c="13"/>+</text:p>
      <text:p text:style-name="P8"><text:s/>+ <text:s text:c="42"/>+</text:p>
      <text:p text:style-name="P8"><text:s/>+ For generic reference documentation: <text:s text:c="5"/>+</text:p>
      <text:p text:style-name="P8"><text:soft-page-break/><text:s/>+ <text:s text:c="3"/>make samples <text:s text:c="26"/>+</text:p>
      <text:p text:style-name="P8"><text:s/>+ <text:s text:c="42"/>+</text:p>
      <text:p text:style-name="P8"><text:s/>+ For a sample basic PBX: <text:s text:c="18"/>+</text:p>
      <text:p text:style-name="P8"><text:s/>+ <text:s text:c="3"/>make basic-pbx <text:s text:c="24"/>+</text:p>
      <text:p text:style-name="P8"><text:s/>+ <text:s text:c="42"/>+</text:p>
      <text:p text:style-name="P8"><text:s/>+ <text:s text:c="42"/>+</text:p>
      <text:p text:style-name="P8"><text:s/>+----------------- <text:s/>or ---------------------+</text:p>
      <text:p text:style-name="P8"><text:s/>+ <text:s text:c="42"/>+</text:p>
      <text:p text:style-name="P8"><text:s/>+ You can go ahead and install the asterisk +</text:p>
      <text:p text:style-name="P8"><text:s/>+ program documentation now or later run: <text:s text:c="2"/>+</text:p>
      <text:p text:style-name="P8"><text:s/>+ <text:s text:c="42"/>+</text:p>
      <text:p text:style-name="P8"><text:s/>+ <text:s text:c="14"/>make progdocs <text:s text:c="14"/>+</text:p>
      <text:p text:style-name="P8"><text:s/>+ <text:s text:c="42"/>+</text:p>
      <text:p text:style-name="P8"><text:s/>+ **Note** This requires that you have <text:s text:c="5"/>+</text:p>
      <text:p text:style-name="P8"><text:s/>+ doxygen installed on your local system <text:s text:c="3"/>+</text:p>
      <text:p text:style-name="P8"><text:s/>+-------------------------------------------+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make samples</text:p>
      <text:p text:style-name="P8">Installing adsi config files...</text:p>
      <text:p text:style-name="P8">/usr/bin/install -c -d "/opt/asterisk16_ivr_1/etc/asterisk"</text:p>
      <text:p text:style-name="P8">Installing configs/samples/asterisk.adsi</text:p>
      <text:p text:style-name="P8">Installing configs/samples/telcordia-1.adsi</text:p>
      <text:p text:style-name="P8">Installing other config files...</text:p>
      <text:p text:style-name="P8">Installing file configs/samples/acl.conf.sample</text:p>
      <text:p text:style-name="P8">Installing file configs/samples/adsi.conf.sample</text:p>
      <text:p text:style-name="P8">Installing file configs/samples/agents.conf.sample</text:p>
      <text:p text:style-name="P8">Installing file configs/samples/alarmreceiver.conf.sample</text:p>
      <text:p text:style-name="P8">Installing file configs/samples/alsa.conf.sample</text:p>
      <text:p text:style-name="P8">Installing file configs/samples/amd.conf.sample</text:p>
      <text:p text:style-name="P8">Installing file configs/samples/app_mysql.conf.sample</text:p>
      <text:p text:style-name="P8">Installing file configs/samples/app_skel.conf.sample</text:p>
      <text:p text:style-name="P8">Installing file configs/samples/ari.conf.sample</text:p>
      <text:p text:style-name="P8">Installing file configs/samples/ast_debug_tools.conf.sample</text:p>
      <text:p text:style-name="P8">Installing file configs/samples/asterisk.conf.sample</text:p>
      <text:p text:style-name="P8">Installing file configs/samples/calendar.conf.sample</text:p>
      <text:p text:style-name="P8">Installing file configs/samples/ccss.conf.sample</text:p>
      <text:p text:style-name="P8">Installing file configs/samples/cdr_adaptive_odbc.conf.sample</text:p>
      <text:p text:style-name="P8">Installing file configs/samples/cdr_beanstalkd.conf.sample</text:p>
      <text:p text:style-name="P8">Installing file configs/samples/cdr.conf.sample</text:p>
      <text:p text:style-name="P8">Installing file configs/samples/cdr_custom.conf.sample</text:p>
      <text:p text:style-name="P8">Installing file configs/samples/cdr_manager.conf.sample</text:p>
      <text:p text:style-name="P8">Installing file configs/samples/cdr_mysql.conf.sample</text:p>
      <text:p text:style-name="P8">Installing file configs/samples/cdr_odbc.conf.sample</text:p>
      <text:p text:style-name="P8">Installing file configs/samples/cdr_pgsql.conf.sample</text:p>
      <text:p text:style-name="P8">Installing file configs/samples/cdr_sqlite3_custom.conf.sample</text:p>
      <text:p text:style-name="P8">Installing file configs/samples/cdr_syslog.conf.sample</text:p>
      <text:p text:style-name="P8">Installing file configs/samples/cdr_tds.conf.sample</text:p>
      <text:p text:style-name="P8">Installing file configs/samples/cel_beanstalkd.conf.sample</text:p>
      <text:p text:style-name="P8"><text:soft-page-break/>Installing file configs/samples/cel.conf.sample</text:p>
      <text:p text:style-name="P8">Installing file configs/samples/cel_custom.conf.sample</text:p>
      <text:p text:style-name="P8">Installing file configs/samples/cel_odbc.conf.sample</text:p>
      <text:p text:style-name="P8">Installing file configs/samples/cel_pgsql.conf.sample</text:p>
      <text:p text:style-name="P8">Installing file configs/samples/cel_sqlite3_custom.conf.sample</text:p>
      <text:p text:style-name="P8">Installing file configs/samples/cel_tds.conf.sample</text:p>
      <text:p text:style-name="P8">Installing file configs/samples/chan_dahdi.conf.sample</text:p>
      <text:p text:style-name="P8">Installing file configs/samples/chan_mobile.conf.sample</text:p>
      <text:p text:style-name="P8">Installing file configs/samples/cli_aliases.conf.sample</text:p>
      <text:p text:style-name="P8">Installing file configs/samples/cli.conf.sample</text:p>
      <text:p text:style-name="P8">Installing file configs/samples/cli_permissions.conf.sample</text:p>
      <text:p text:style-name="P8">Installing file configs/samples/codecs.conf.sample</text:p>
      <text:p text:style-name="P8">Installing file configs/samples/confbridge.conf.sample</text:p>
      <text:p text:style-name="P8">Installing file configs/samples/config_test.conf.sample</text:p>
      <text:p text:style-name="P8">Installing file configs/samples/console.conf.sample</text:p>
      <text:p text:style-name="P8">Installing file configs/samples/dbsep.conf.sample</text:p>
      <text:p text:style-name="P8">Installing file configs/samples/dnsmgr.conf.sample</text:p>
      <text:p text:style-name="P8">Installing file configs/samples/dsp.conf.sample</text:p>
      <text:p text:style-name="P8">Installing file configs/samples/dundi.conf.sample</text:p>
      <text:p text:style-name="P8">Installing file configs/samples/enum.conf.sample</text:p>
      <text:p text:style-name="P8">Installing file configs/samples/extconfig.conf.sample</text:p>
      <text:p text:style-name="P8">Installing file configs/samples/extensions.ael.sample</text:p>
      <text:p text:style-name="P8">Installing file configs/samples/extensions.conf.sample</text:p>
      <text:p text:style-name="P8">Installing file configs/samples/extensions.lua.sample</text:p>
      <text:p text:style-name="P8">Installing file configs/samples/extensions_minivm.conf.sample</text:p>
      <text:p text:style-name="P8">Installing file configs/samples/features.conf.sample</text:p>
      <text:p text:style-name="P8">Installing file configs/samples/festival.conf.sample</text:p>
      <text:p text:style-name="P8">Installing file configs/samples/followme.conf.sample</text:p>
      <text:p text:style-name="P8">Installing file configs/samples/func_odbc.conf.sample</text:p>
      <text:p text:style-name="P8">Installing file configs/samples/hep.conf.sample</text:p>
      <text:p text:style-name="P8">Installing file configs/samples/http.conf.sample</text:p>
      <text:p text:style-name="P8">Installing file configs/samples/iax.conf.sample</text:p>
      <text:p text:style-name="P8">Installing file configs/samples/iaxprov.conf.sample</text:p>
      <text:p text:style-name="P8">Installing file configs/samples/indications.conf.sample</text:p>
      <text:p text:style-name="P8">Installing file configs/samples/logger.conf.sample</text:p>
      <text:p text:style-name="P8">Installing file configs/samples/manager.conf.sample</text:p>
      <text:p text:style-name="P8">Installing file configs/samples/meetme.conf.sample</text:p>
      <text:p text:style-name="P8">Installing file configs/samples/mgcp.conf.sample</text:p>
      <text:p text:style-name="P8">Installing file configs/samples/minivm.conf.sample</text:p>
      <text:p text:style-name="P8">Installing file configs/samples/misdn.conf.sample</text:p>
      <text:p text:style-name="P8">Installing file configs/samples/modules.conf.sample</text:p>
      <text:p text:style-name="P8">Installing file configs/samples/motif.conf.sample</text:p>
      <text:p text:style-name="P8">Installing file configs/samples/musiconhold.conf.sample</text:p>
      <text:p text:style-name="P8">Installing file configs/samples/muted.conf.sample</text:p>
      <text:p text:style-name="P8">Installing file configs/samples/ooh323.conf.sample</text:p>
      <text:p text:style-name="P8">Installing file configs/samples/osp.conf.sample</text:p>
      <text:p text:style-name="P8">Installing file configs/samples/oss.conf.sample</text:p>
      <text:p text:style-name="P8">Installing file configs/samples/phone.conf.sample</text:p>
      <text:p text:style-name="P8">Installing file configs/samples/phoneprov.conf.sample</text:p>
      <text:p text:style-name="P8"><text:soft-page-break/>Installing file configs/samples/pjproject.conf.sample</text:p>
      <text:p text:style-name="P8">Installing file configs/samples/pjsip.conf.sample</text:p>
      <text:p text:style-name="P8">Installing file configs/samples/pjsip_notify.conf.sample</text:p>
      <text:p text:style-name="P8">Installing file configs/samples/pjsip_wizard.conf.sample</text:p>
      <text:p text:style-name="P8">Installing file configs/samples/queuerules.conf.sample</text:p>
      <text:p text:style-name="P8">Installing file configs/samples/queues.conf.sample</text:p>
      <text:p text:style-name="P8">Installing file configs/samples/res_config_mysql.conf.sample</text:p>
      <text:p text:style-name="P8">Installing file configs/samples/res_config_sqlite3.conf.sample</text:p>
      <text:p text:style-name="P8">Installing file configs/samples/res_config_sqlite.conf.sample</text:p>
      <text:p text:style-name="P8">Installing file configs/samples/res_corosync.conf.sample</text:p>
      <text:p text:style-name="P8">Installing file configs/samples/res_curl.conf.sample</text:p>
      <text:p text:style-name="P8">Installing file configs/samples/res_fax.conf.sample</text:p>
      <text:p text:style-name="P8">Installing file configs/samples/res_ldap.conf.sample</text:p>
      <text:p text:style-name="P8">Installing file configs/samples/res_odbc.conf.sample</text:p>
      <text:p text:style-name="P8">Installing file configs/samples/resolver_unbound.conf.sample</text:p>
      <text:p text:style-name="P8">Installing file configs/samples/res_parking.conf.sample</text:p>
      <text:p text:style-name="P8">Installing file configs/samples/res_pgsql.conf.sample</text:p>
      <text:p text:style-name="P8">Installing file configs/samples/res_pktccops.conf.sample</text:p>
      <text:p text:style-name="P8">Installing file configs/samples/res_snmp.conf.sample</text:p>
      <text:p text:style-name="P8">Installing file configs/samples/res_stun_monitor.conf.sample</text:p>
      <text:p text:style-name="P8">Installing file configs/samples/rtp.conf.sample</text:p>
      <text:p text:style-name="P8">Installing file configs/samples/say.conf.sample</text:p>
      <text:p text:style-name="P8">Installing file configs/samples/sip.conf.sample</text:p>
      <text:p text:style-name="P8">Installing file configs/samples/sip_notify.conf.sample</text:p>
      <text:p text:style-name="P8">Installing file configs/samples/skinny.conf.sample</text:p>
      <text:p text:style-name="P8">Installing file configs/samples/sla.conf.sample</text:p>
      <text:p text:style-name="P8">Installing file configs/samples/smdi.conf.sample</text:p>
      <text:p text:style-name="P8">Installing file configs/samples/sorcery.conf.sample</text:p>
      <text:p text:style-name="P8">Installing file configs/samples/ss7.timers.sample</text:p>
      <text:p text:style-name="P8">Installing file configs/samples/stasis.conf.sample</text:p>
      <text:p text:style-name="P8">Installing file configs/samples/statsd.conf.sample</text:p>
      <text:p text:style-name="P8">Installing file configs/samples/stir_shaken.conf.sample</text:p>
      <text:p text:style-name="P8">Installing file configs/samples/test_sorcery.conf.sample</text:p>
      <text:p text:style-name="P8">Installing file configs/samples/udptl.conf.sample</text:p>
      <text:p text:style-name="P8">Installing file configs/samples/unistim.conf.sample</text:p>
      <text:p text:style-name="P8">Installing file configs/samples/users.conf.sample</text:p>
      <text:p text:style-name="P8">Installing file configs/samples/voicemail.conf.sample</text:p>
      <text:p text:style-name="P8">Installing file configs/samples/vpb.conf.sample</text:p>
      <text:p text:style-name="P8">Installing file configs/samples/xmpp.conf.sample</text:p>
      <text:p text:style-name="P8">Updating asterisk.conf</text:p>
      <text:p text:style-name="P8">/usr/bin/install -c -d "/opt/asterisk16_ivr_1/var/spool/asterisk/voicemail/default/1234/INBOX"</text:p>
      <text:p text:style-name="P8">build_tools/make_sample_voicemail "//opt/asterisk16_ivr_1/var/lib/asterisk" "//opt/asterisk16_ivr_1/var/spool/asterisk"</text:p>
      <text:p text:style-name="P8">Installing file phoneprov/000000000000.cfg</text:p>
      <text:p text:style-name="P8">Installing file phoneprov/000000000000-directory.xml</text:p>
      <text:p text:style-name="P8">Installing file phoneprov/000000000000-phone.cfg</text:p>
      <text:p text:style-name="P8">Installing file phoneprov/polycom_line.xml</text:p>
      <text:p text:style-name="P8">Installing file phoneprov/polycom.xml</text:p>
      <text:p text:style-name="P8">Installing file phoneprov/snom-mac.xml</text:p>
      <text:p text:style-name="P8"><text:soft-page-break/>root@AlexanderCoretchi:/usr/local/src/asterisk-16.27.0# 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make config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make clean</text:p>
      <text:p text:style-name="P8">[pjproject] <text:s/>Cleaning</text:p>
      <text:p text:style-name="P8">[jansson] <text:s/>Cleaning</text:p>
      <text:p text:style-name="P8">rm -f defaults.h</text:p>
      <text:p text:style-name="P8">rm -f include/asterisk/build.h</text:p>
      <text:p text:style-name="P8">rm -f main/version.c</text:p>
      <text:p text:style-name="P8">rm -f doc/core-en_US.xml</text:p>
      <text:p text:style-name="P8">rm -f doc/full-en_US.xml</text:p>
      <text:p text:style-name="P8">rm -f doc/rest-api/*.wiki</text:p>
      <text:p text:style-name="P8">rm -f doxygen.log</text:p>
      <text:p text:style-name="P8">rm -rf latex</text:p>
      <text:p text:style-name="P8">rm -f rest-api-templates/*.pyc</text:p>
      <text:p text:style-name="P8">make[1]: Entering directory '/usr/local/src/asterisk-16.27.0/menuselect'</text:p>
      <text:p text:style-name="P8">rm -f menuselect cmenuselect gmenuselect nmenuselect menuselect.o strcompat.o menuselect_stub.o menuselect_curses.o <text:s/>menuselect_newt.o</text:p>
      <text:p text:style-name="P8">make[1]: Leaving directory '/usr/local/src/asterisk-16.27.0/menuselect'</text:p>
      <text:p text:style-name="P8">cp -f .cleancount .lastclean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ldconfig</text:p>
      <text:p text:style-name="P8">root@AlexanderCoretchi:/usr/local/src/asterisk-16.27.0# </text:p>
      <text:p text:style-name="P8">root@AlexanderCoretchi:/usr/local/src/asterisk-16.27.0# ldd /usr/sbin/asterisk</text:p>
      <text:p text:style-name="P8">ldd: /usr/sbin/asterisk: No such file or directory</text:p>
      <text:p text:style-name="P8">root@AlexanderCoretchi:/usr/local/src/asterisk-16.27.0# </text:p>
      <text:p text:style-name="P8">root@AlexanderCoretchi:/usr/local/src/asterisk-16.27.0# ldd /opt/asterisk16_ivr_1/sbin/asterisk</text:p>
      <text:p text:style-name="P8"><text:tab/>linux-vdso.so.1 (0x00007fff7a995000)</text:p>
      <text:p text:style-name="P8"><text:tab/>libasteriskssl.so.1 =&gt; /opt/asterisk16_ivr_1/lib/libasteriskssl.so.1 (0x00007f3d211fc000)</text:p>
      <text:p text:style-name="P8"><text:tab/>libasteriskpj.so.2 =&gt; /opt/asterisk16_ivr_1/lib/libasteriskpj.so.2 (0x00007f3d20f7a000)</text:p>
      <text:p text:style-name="P8"><text:tab/>libxml2.so.2 =&gt; /lib/x86_64-linux-gnu/libxml2.so.2 (0x00007f3d20daf000)</text:p>
      <text:p text:style-name="P8"><text:tab/>libsqlite3.so.0 =&gt; /lib/x86_64-linux-gnu/libsqlite3.so.0 (0x00007f3d20c86000)</text:p>
      <text:p text:style-name="P8"><text:tab/>libssl.so.1.1 =&gt; /lib/x86_64-linux-gnu/libssl.so.1.1 (0x00007f3d20bf3000)</text:p>
      <text:p text:style-name="P8"><text:tab/>libcrypto.so.1.1 =&gt; /lib/x86_64-linux-gnu/libcrypto.so.1.1 (0x00007f3d2091d000)</text:p>
      <text:p text:style-name="P8"><text:tab/>libuuid.so.1 =&gt; /lib/x86_64-linux-gnu/libuuid.so.1 (0x00007f3d20912000)</text:p>
      <text:p text:style-name="P8"><text:tab/>libcrypt.so.1 =&gt; /lib/x86_64-linux-gnu/libcrypt.so.1 (0x00007f3d208d7000)</text:p>
      <text:p text:style-name="P8"><text:tab/>libdl.so.2 =&gt; /lib/x86_64-linux-gnu/libdl.so.2 (0x00007f3d208d1000)</text:p>
      <text:p text:style-name="P8"><text:tab/>libpthread.so.0 =&gt; /lib/x86_64-linux-gnu/libpthread.so.0 (0x00007f3d208ae000)</text:p>
      <text:p text:style-name="P8"><text:tab/>libresolv.so.2 =&gt; /lib/x86_64-linux-gnu/libresolv.so.2 (0x00007f3d20892000)</text:p>
      <text:p text:style-name="P8"><text:tab/>libedit.so.2 =&gt; /lib/x86_64-linux-gnu/libedit.so.2 (0x00007f3d2085a000)</text:p>
      <text:p text:style-name="P8"><text:tab/>libm.so.6 =&gt; /lib/x86_64-linux-gnu/libm.so.6 (0x00007f3d20709000)</text:p>
      <text:p text:style-name="P8"><text:tab/>libc.so.6 =&gt; /lib/x86_64-linux-gnu/libc.so.6 (0x00007f3d20517000)</text:p>
      <text:p text:style-name="P8"><text:tab/>libicuuc.so.66 =&gt; /lib/x86_64-linux-gnu/libicuuc.so.66 (0x00007f3d20331000)</text:p>
      <text:p text:style-name="P8"><text:tab/>libz.so.1 =&gt; /lib/x86_64-linux-gnu/libz.so.1 (0x00007f3d20315000)</text:p>
      <text:p text:style-name="P8"><text:tab/>liblzma.so.5 =&gt; /lib/x86_64-linux-gnu/liblzma.so.5 (0x00007f3d202ec000)</text:p>
      <text:p text:style-name="P8"><text:soft-page-break/><text:tab/>/lib64/ld-linux-x86-64.so.2 (0x00007f3d2154e000)</text:p>
      <text:p text:style-name="P8"><text:tab/>libtinfo.so.6 =&gt; /lib/x86_64-linux-gnu/libtinfo.so.6 (0x00007f3d202ba000)</text:p>
      <text:p text:style-name="P8"><text:tab/>libbsd.so.0 =&gt; /lib/x86_64-linux-gnu/libbsd.so.0 (0x00007f3d202a0000)</text:p>
      <text:p text:style-name="P8"><text:tab/>libicudata.so.66 =&gt; /lib/x86_64-linux-gnu/libicudata.so.66 (0x00007f3d1e7df000)</text:p>
      <text:p text:style-name="P8"><text:tab/>libstdc++.so.6 =&gt; /lib/x86_64-linux-gnu/libstdc++.so.6 (0x00007f3d1e5fd000)</text:p>
      <text:p text:style-name="P8"><text:tab/>libgcc_s.so.1 =&gt; /lib/x86_64-linux-gnu/libgcc_s.so.1 (0x00007f3d1e5e2000)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id asterisk</text:p>
      <text:p text:style-name="P8">uid=130(asterisk) gid=137(asterisk) groups=137(asterisk),20(dialout),29(audio)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nano /opt/asterisk16_ivr_1/etc/asterisk/asterisk.conf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mv /etc/init.d/asterisk /etc/init.d/asterisk16_ivr_1</text:p>
      <text:p text:style-name="P8">root@AlexanderCoretchi:/usr/local/src/asterisk-16.27.0# </text:p>
      <text:p text:style-name="P8">root@AlexanderCoretchi:/usr/local/src/asterisk-16.27.0# cd /etc/init.d/asterisk16_ivr_1</text:p>
      <text:p text:style-name="P8">bash: cd: /etc/init.d/asterisk16_ivr_1: Not a directory</text:p>
      <text:p text:style-name="P8">root@AlexanderCoretchi:/usr/local/src/asterisk-16.27.0# cd /etc/init.d</text:p>
      <text:p text:style-name="P8">root@AlexanderCoretchi:/etc/init.d# ls</text:p>
      <text:p text:style-name="P8">acpid <text:s text:c="15"/>cups <text:s text:c="14"/>network-manager <text:s text:c="13"/>saned</text:p>
      <text:p text:style-name="P8">alsa-utils <text:s text:c="10"/>cups-browsed <text:s text:c="6"/>nginx <text:s text:c="23"/>smsserver_ivr_1</text:p>
      <text:p text:style-name="P8">anacron <text:s text:c="13"/>dahdi <text:s text:c="13"/>openvpn <text:s text:c="21"/>speech-dispatcher</text:p>
      <text:p text:style-name="P8">apache2 <text:s text:c="13"/>dbus <text:s text:c="14"/>php7.4-fpm <text:s text:c="18"/>spice-vdagent</text:p>
      <text:p text:style-name="P8">apache-htcacheclean <text:s/>gdm3 <text:s text:c="14"/>plymouth <text:s text:c="20"/>udev</text:p>
      <text:p text:style-name="P8">apparmor <text:s text:c="12"/>grub-common <text:s text:c="7"/>plymouth-log <text:s text:c="16"/>ufw</text:p>
      <text:p text:style-name="P8">apport <text:s text:c="14"/>hwclock.sh <text:s text:c="8"/>pppd-dns <text:s text:c="20"/>unattended-upgrades</text:p>
      <text:p text:style-name="P8">asterisk16_ivr_1 <text:s text:c="4"/>irqbalance <text:s text:c="8"/>privoxy <text:s text:c="21"/>uuidd</text:p>
      <text:p text:style-name="P8">avahi-daemon <text:s text:c="8"/>kerneloops <text:s text:c="8"/>procps <text:s text:c="22"/>whoopsie</text:p>
      <text:p text:style-name="P8">bluetooth <text:s text:c="11"/>keyboard-setup.sh <text:s/>pulseaudio-enable-autospawn <text:s/>x11-common</text:p>
      <text:p text:style-name="P8">console-setup.sh <text:s text:c="4"/>kmod <text:s text:c="14"/>rsync</text:p>
      <text:p text:style-name="P8">cron <text:s text:c="16"/>mysql <text:s text:c="13"/>rsyslog</text:p>
      <text:p text:style-name="P8">root@AlexanderCoretchi:/etc/init.d# </text:p>
      <text:p text:style-name="P8">root@AlexanderCoretchi:/etc/init.d# </text:p>
      <text:p text:style-name="P8">root@AlexanderCoretchi:/etc/init.d# cd /usr/local/src/asterisk-16.27.0</text:p>
      <text:p text:style-name="P8">root@AlexanderCoretchi:/usr/local/src/asterisk-16.27.0# </text:p>
      <text:p text:style-name="P8">root@AlexanderCoretchi:/usr/local/src/asterisk-16.27.0# </text:p>
      <text:p text:style-name="P8">root@AlexanderCoretchi:/usr/local/src/asterisk-16.27.0# cd /opt/asterisk16_ivr_1/sbin/</text:p>
      <text:p text:style-name="P8">root@AlexanderCoretchi:/opt/asterisk16_ivr_1/sbin# </text:p>
      <text:p text:style-name="P8">root@AlexanderCoretchi:/opt/asterisk16_ivr_1/sbin# </text:p>
      <text:p text:style-name="P8">root@AlexanderCoretchi:/opt/asterisk16_ivr_1/sbin# ln -s /opt/asterisk16_ivr_1/sbin/asterisk <text:s/>/usr/bin/asterisk16_ivr_1</text:p>
      <text:p text:style-name="P8">root@AlexanderCoretchi:/opt/asterisk16_ivr_1/sbin# </text:p>
      <text:p text:style-name="P8">root@AlexanderCoretchi:/opt/asterisk16_ivr_1/sbin# ln -s /opt/asterisk16_ivr_1/sbin/rasterisk <text:s/>/usr/bin/rasterisk16_ivr_1</text:p>
      <text:p text:style-name="P8"><text:soft-page-break/>root@AlexanderCoretchi:/opt/asterisk16_ivr_1/sbin# </text:p>
      <text:p text:style-name="P8">root@AlexanderCoretchi:/opt/asterisk16_ivr_1/sbin# ln -s /opt/asterisk16_ivr_1/sbin/safe_asterisk <text:s/>/usr/bin/safe_asterisk16_ivr_1</text:p>
      <text:p text:style-name="P8">root@AlexanderCoretchi:/opt/asterisk16_ivr_1/sbin# </text:p>
      <text:p text:style-name="P8">root@AlexanderCoretchi:/opt/asterisk16_ivr_1/sbin# ls</text:p>
      <text:p text:style-name="P8">astcanary <text:s/>astdb2sqlite3 <text:s/>astgenkey <text:s text:c="2"/>autosupport <text:s/>safe_asterisk</text:p>
      <text:p text:style-name="P8">astdb2bdb <text:s/>asterisk <text:s text:c="6"/>astversion <text:s/>rasterisk</text:p>
      <text:p text:style-name="P8">root@AlexanderCoretchi:/opt/asterisk16_ivr_1/sbin# </text:p>
      <text:p text:style-name="P8">root@AlexanderCoretchi:/opt/asterisk16_ivr_1/sbin# ln -s /opt/asterisk16_ivr_1/etc/asterisk/ /etc/asterisk16_ivr_1</text:p>
      <text:p text:style-name="P8">root@AlexanderCoretchi:/opt/asterisk16_ivr_1/sbin# </text:p>
      <text:p text:style-name="P8">root@AlexanderCoretchi:/opt/asterisk16_ivr_1/sbin# </text:p>
      <text:p text:style-name="P8">root@AlexanderCoretchi:/opt/asterisk16_ivr_1/sbin# </text:p>
      <text:p text:style-name="P8">root@AlexanderCoretchi:/opt/asterisk16_ivr_1/sbin# chown -R asterisk:asterisk /opt/asterisk16_ivr_1</text:p>
      <text:p text:style-name="P8">root@AlexanderCoretchi:/opt/asterisk16_ivr_1/sbin# chmod -R u=rwX,g=rX,o= /opt/asterisk16_ivr_1</text:p>
      <text:p text:style-name="P8">root@AlexanderCoretchi:/opt/asterisk16_ivr_1/sbin# chown -R root:asterisk /opt/asterisk16_ivr_1/etc/asterisk</text:p>
      <text:p text:style-name="P8">root@AlexanderCoretchi:/opt/asterisk16_ivr_1/sbin# chown -R asterisk:asterisk /dev/dahdi</text:p>
      <text:p text:style-name="P8">root@AlexanderCoretchi:/opt/asterisk16_ivr_1/sbin# chmod -R u=rwX,g=rX,o= /dev/dahdi</text:p>
      <text:p text:style-name="P8">root@AlexanderCoretchi:/opt/asterisk16_ivr_1/sbin# mkdir /var/run/asterisk16_ivr_1</text:p>
      <text:p text:style-name="P8">root@AlexanderCoretchi:/opt/asterisk16_ivr_1/sbin# chown -R asterisk:asterisk /var/run/asterisk16_ivr_1</text:p>
      <text:p text:style-name="P8">root@AlexanderCoretchi:/opt/asterisk16_ivr_1/sbin# chmod -R u=rwX,g=rX,o= /var/run/asterisk16_ivr_1</text:p>
      <text:p text:style-name="P8">root@AlexanderCoretchi:/opt/asterisk16_ivr_1/sbin# mkdir /var/log/asterisk16_ivr_1</text:p>
      <text:p text:style-name="P8">root@AlexanderCoretchi:/opt/asterisk16_ivr_1/sbin# cp -r /opt/asterisk16_ivr_1/var/log/asterisk/* /var/log/asterisk16_ivr_1/</text:p>
      <text:p text:style-name="P8">root@AlexanderCoretchi:/opt/asterisk16_ivr_1/sbin# </text:p>
      <text:p text:style-name="P8">root@AlexanderCoretchi:/opt/asterisk16_ivr_1/sbin# rm -rf /opt/asterisk16_ivr_1/var/log/</text:p>
      <text:p text:style-name="P8">root@AlexanderCoretchi:/opt/asterisk16_ivr_1/sbin# </text:p>
      <text:p text:style-name="P8">root@AlexanderCoretchi:/opt/asterisk16_ivr_1/sbin# chown -R asterisk:asterisk /var/log/asterisk16_ivr_1</text:p>
      <text:p text:style-name="P8">root@AlexanderCoretchi:/opt/asterisk16_ivr_1/sbin# </text:p>
      <text:p text:style-name="P8">root@AlexanderCoretchi:/opt/asterisk16_ivr_1/sbin# chmod -R u=rwX,g=rX,o= /var/log/asterisk16_ivr_1</text:p>
      <text:p text:style-name="P8">root@AlexanderCoretchi:/opt/asterisk16_ivr_1/sbin# </text:p>
      <text:p text:style-name="P8">root@AlexanderCoretchi:/opt/asterisk16_ivr_1/sbin# nano <text:s/>/etc/init.d/asterisk16_ivr_1</text:p>
      <text:p text:style-name="P8">root@AlexanderCoretchi:/opt/asterisk16_ivr_1/sbin# </text:p>
      <text:p text:style-name="P8">root@AlexanderCoretchi:/opt/asterisk16_ivr_1/sbin# </text:p>
      <text:p text:style-name="P8">root@AlexanderCoretchi:/opt/asterisk16_ivr_1/sbin# nano /opt/asterisk16_ivr_1/sbin/safe_asterisk</text:p>
      <text:p text:style-name="P8">root@AlexanderCoretchi:/opt/asterisk16_ivr_1/sbin# </text:p>
      <text:p text:style-name="P8">root@AlexanderCoretchi:/opt/asterisk16_ivr_1/sbin# </text:p>
      <text:p text:style-name="P8">root@AlexanderCoretchi:/opt/asterisk16_ivr_1/sbin# ls</text:p>
      <text:p text:style-name="P8">astcanary <text:s/>astdb2sqlite3 <text:s/>astgenkey <text:s text:c="2"/>autosupport <text:s/>safe_asterisk</text:p>
      <text:p text:style-name="P8">astdb2bdb <text:s/>asterisk <text:s text:c="6"/>astversion <text:s/>rasterisk</text:p>
      <text:p text:style-name="P8">root@AlexanderCoretchi:/opt/asterisk16_ivr_1/sbin# </text:p>
      <text:p text:style-name="P8">root@AlexanderCoretchi:/opt/asterisk16_ivr_1/sbin# </text:p>
      <text:p text:style-name="P8">root@AlexanderCoretchi:/opt/asterisk16_ivr_1/sbin# locate skinny.conf</text:p>
      <text:p text:style-name="P8">root@AlexanderCoretchi:/opt/asterisk16_ivr_1/sbin# </text:p>
      <text:p text:style-name="P8"><text:soft-page-break/>root@AlexanderCoretchi:/opt/asterisk16_ivr_1/sbin# </text:p>
      <text:p text:style-name="P8">root@AlexanderCoretchi:/opt/asterisk16_ivr_1/sbin# ps aux | grep skinny.conf</text:p>
      <text:p text:style-name="P8">root <text:s text:c="5"/>210152 <text:s/>0.0 <text:s/>0.0 <text:s/>11912 <text:s text:c="2"/>656 pts/0 <text:s text:c="3"/>S+ <text:s text:c="2"/>18:18 <text:s text:c="2"/>0:00 grep --color=auto skinny.conf</text:p>
      <text:p text:style-name="P8">root@AlexanderCoretchi:/opt/asterisk16_ivr_1/sbin# </text:p>
      <text:p text:style-name="P8">root@AlexanderCoretchi:/opt/asterisk16_ivr_1/sbin# </text:p>
      <text:p text:style-name="P8">root@AlexanderCoretchi:/opt/asterisk16_ivr_1/sbin# locate asterisk</text:p>
      <text:p text:style-name="P8">root@AlexanderCoretchi:/opt/asterisk16_ivr_1/sbin# </text:p>
      <text:p text:style-name="P8">root@AlexanderCoretchi:/opt/asterisk16_ivr_1/sbin# cd /usr/local/src/asterisk-16.27.0</text:p>
      <text:p text:style-name="P8">root@AlexanderCoretchi:/usr/local/src/asterisk-16.27.0# ls</text:p>
      <text:p text:style-name="P8">addons <text:s text:c="24"/>config.sub <text:s text:c="12"/>menuselect.makedeps</text:p>
      <text:p text:style-name="P8">agi <text:s text:c="27"/>configure <text:s text:c="13"/>menuselect.makeopts</text:p>
      <text:p text:style-name="P8">apps <text:s text:c="26"/>configure.ac <text:s text:c="10"/>menuselect-tree</text:p>
      <text:p text:style-name="P8">asterisk-16.27.0-summary.html <text:s/>contrib <text:s text:c="15"/>missing</text:p>
      <text:p text:style-name="P8">asterisk-16.27.0-summary.txt <text:s text:c="2"/>COPYING <text:s text:c="15"/>mkinstalldirs</text:p>
      <text:p text:style-name="P8">autoconf <text:s text:c="22"/>CREDITS <text:s text:c="15"/>pbx</text:p>
      <text:p text:style-name="P8">bootstrap.sh <text:s text:c="18"/>default.exports <text:s text:c="7"/>phoneprov</text:p>
      <text:p text:style-name="P8">bridges <text:s text:c="23"/>doc <text:s text:c="19"/>README-addons.txt</text:p>
      <text:p text:style-name="P8">BSDmakefile <text:s text:c="19"/>formats <text:s text:c="15"/>README.md</text:p>
      <text:p text:style-name="P8">BUGS <text:s text:c="26"/>funcs <text:s text:c="17"/>README-SERIOUSLY.bestpractices.md</text:p>
      <text:p text:style-name="P8">build_tools <text:s text:c="19"/>images <text:s text:c="16"/>res</text:p>
      <text:p text:style-name="P8">cdr <text:s text:c="27"/>include <text:s text:c="15"/>rest-api</text:p>
      <text:p text:style-name="P8">cel <text:s text:c="27"/>install-sh <text:s text:c="12"/>rest-api-templates</text:p>
      <text:p text:style-name="P8">ChangeLog <text:s text:c="21"/>LICENSE <text:s text:c="15"/>sample.call</text:p>
      <text:p text:style-name="P8">CHANGES <text:s text:c="23"/>main <text:s text:c="18"/>sounds</text:p>
      <text:p text:style-name="P8">channels <text:s text:c="22"/>Makefile <text:s text:c="14"/>static-http</text:p>
      <text:p text:style-name="P8">codecs <text:s text:c="24"/>Makefile.moddir_rules <text:s/>tests</text:p>
      <text:p text:style-name="P8">config.guess <text:s text:c="18"/>Makefile.rules <text:s text:c="8"/>third-party</text:p>
      <text:p text:style-name="P8">config.log <text:s text:c="20"/>makeopts <text:s text:c="14"/>UPGRADE.txt</text:p>
      <text:p text:style-name="P8">configs <text:s text:c="23"/>makeopts.in <text:s text:c="11"/>utils</text:p>
      <text:p text:style-name="P8">config.status <text:s text:c="17"/>menuselect <text:s text:c="12"/>Zaptel-to-DAHDI.txt</text:p>
      <text:p text:style-name="P8">root@AlexanderCoretchi:/usr/local/src/asterisk-16.27.0# cd</text:p>
      <text:p text:style-name="P8">root@AlexanderCoretchi:~# </text:p>
      <text:p text:style-name="P8">root@AlexanderCoretchi:~# </text:p>
      <text:p text:style-name="P8">root@AlexanderCoretchi:~# locate skinny.conf</text:p>
      <text:p text:style-name="P8">root@AlexanderCoretchi:~# </text:p>
      <text:p text:style-name="P8">root@AlexanderCoretchi:~# </text:p>
      <text:p text:style-name="P8">root@AlexanderCoretchi:~# cd /opt/asterisk16_ivr_1</text:p>
      <text:p text:style-name="P8">root@AlexanderCoretchi:/opt/asterisk16_ivr_1# ls</text:p>
      <text:p text:style-name="P8">etc <text:s/>include <text:s/>lib <text:s/>sbin <text:s/>share <text:s/>var</text:p>
      <text:p text:style-name="P8">root@AlexanderCoretchi:/opt/asterisk16_ivr_1# cd etc</text:p>
      <text:p text:style-name="P8">root@AlexanderCoretchi:/opt/asterisk16_ivr_1/etc# ls</text:p>
      <text:p text:style-name="P8">asterisk</text:p>
      <text:p text:style-name="P8">root@AlexanderCoretchi:/opt/asterisk16_ivr_1/etc# cd asterisk</text:p>
      <text:p text:style-name="P8">root@AlexanderCoretchi:/opt/asterisk16_ivr_1/etc/asterisk# ls</text:p>
      <text:p text:style-name="P8">acl.conf <text:s text:c="16"/>cel_pgsql.conf <text:s text:c="10"/>iaxprov.conf <text:s text:c="12"/>res_ldap.conf</text:p>
      <text:p text:style-name="P8">adsi.conf <text:s text:c="15"/>cel_sqlite3_custom.conf <text:s/>indications.conf <text:s text:c="8"/>res_odbc.conf</text:p>
      <text:p text:style-name="P8">agents.conf <text:s text:c="13"/>cel_tds.conf <text:s text:c="12"/>logger.conf <text:s text:c="13"/>resolver_unbound.conf</text:p>
      <text:p text:style-name="P8">alarmreceiver.conf <text:s text:c="6"/>chan_dahdi.conf <text:s text:c="9"/>manager.conf <text:s text:c="12"/>res_parking.conf</text:p>
      <text:p text:style-name="P8">alsa.conf <text:s text:c="15"/>chan_mobile.conf <text:s text:c="8"/>meetme.conf <text:s text:c="13"/>res_pgsql.conf</text:p>
      <text:p text:style-name="P8"><text:soft-page-break/>amd.conf <text:s text:c="16"/>cli_aliases.conf <text:s text:c="8"/>mgcp.conf <text:s text:c="15"/>res_pktccops.conf</text:p>
      <text:p text:style-name="P8">app_mysql.conf <text:s text:c="10"/>cli.conf <text:s text:c="16"/>minivm.conf <text:s text:c="13"/>res_snmp.conf</text:p>
      <text:p text:style-name="P8">app_skel.conf <text:s text:c="11"/>cli_permissions.conf <text:s text:c="4"/>misdn.conf <text:s text:c="14"/>res_stun_monitor.conf</text:p>
      <text:p text:style-name="P8">ari.conf <text:s text:c="16"/>codecs.conf <text:s text:c="13"/>modules.conf <text:s text:c="12"/>rtp.conf</text:p>
      <text:p text:style-name="P8">ast_debug_tools.conf <text:s text:c="4"/>confbridge.conf <text:s text:c="9"/>motif.conf <text:s text:c="14"/>say.conf</text:p>
      <text:p text:style-name="P8">asterisk.adsi <text:s text:c="11"/>config_test.conf <text:s text:c="8"/>musiconhold.conf <text:s text:c="8"/>sip.conf</text:p>
      <text:p text:style-name="P8">asterisk.conf <text:s text:c="11"/>console.conf <text:s text:c="12"/>muted.conf <text:s text:c="14"/>sip_notify.conf</text:p>
      <text:p text:style-name="P8">calendar.conf <text:s text:c="11"/>dbsep.conf <text:s text:c="14"/>ooh323.conf <text:s text:c="13"/>skinny.conf</text:p>
      <text:p text:style-name="P8">ccss.conf <text:s text:c="15"/>dnsmgr.conf <text:s text:c="13"/>osp.conf <text:s text:c="16"/>sla.conf</text:p>
      <text:p text:style-name="P8">cdr_adaptive_odbc.conf <text:s text:c="2"/>dsp.conf <text:s text:c="16"/>oss.conf <text:s text:c="16"/>smdi.conf</text:p>
      <text:p text:style-name="P8">cdr_beanstalkd.conf <text:s text:c="5"/>dundi.conf <text:s text:c="14"/>phone.conf <text:s text:c="14"/>sorcery.conf</text:p>
      <text:p text:style-name="P8">cdr.conf <text:s text:c="16"/>enum.conf <text:s text:c="15"/>phoneprov.conf <text:s text:c="10"/>ss7.timers</text:p>
      <text:p text:style-name="P8">cdr_custom.conf <text:s text:c="9"/>extconfig.conf <text:s text:c="10"/>pjproject.conf <text:s text:c="10"/>stasis.conf</text:p>
      <text:p text:style-name="P8">cdr_manager.conf <text:s text:c="8"/>extensions.ael <text:s text:c="10"/>pjsip.conf <text:s text:c="14"/>statsd.conf</text:p>
      <text:p text:style-name="P8">cdr_mysql.conf <text:s text:c="10"/>extensions.conf <text:s text:c="9"/>pjsip_notify.conf <text:s text:c="7"/>stir_shaken.conf</text:p>
      <text:p text:style-name="P8">cdr_odbc.conf <text:s text:c="11"/>extensions.lua <text:s text:c="10"/>pjsip_wizard.conf <text:s text:c="7"/>telcordia-1.adsi</text:p>
      <text:p text:style-name="P8">cdr_pgsql.conf <text:s text:c="10"/>extensions_minivm.conf <text:s text:c="2"/>queuerules.conf <text:s text:c="9"/>test_sorcery.conf</text:p>
      <text:p text:style-name="P8">cdr_sqlite3_custom.conf <text:s/>features.conf <text:s text:c="11"/>queues.conf <text:s text:c="13"/>udptl.conf</text:p>
      <text:p text:style-name="P8">cdr_syslog.conf <text:s text:c="9"/>festival.conf <text:s text:c="11"/>res_config_mysql.conf <text:s text:c="3"/>unistim.conf</text:p>
      <text:p text:style-name="P8">cdr_tds.conf <text:s text:c="12"/>followme.conf <text:s text:c="11"/>res_config_sqlite3.conf <text:s/>users.conf</text:p>
      <text:p text:style-name="P8">cel_beanstalkd.conf <text:s text:c="5"/>func_odbc.conf <text:s text:c="10"/>res_config_sqlite.conf <text:s text:c="2"/>voicemail.conf</text:p>
      <text:p text:style-name="P8">cel.conf <text:s text:c="16"/>hep.conf <text:s text:c="16"/>res_corosync.conf <text:s text:c="7"/>vpb.conf</text:p>
      <text:p text:style-name="P8">cel_custom.conf <text:s text:c="9"/>http.conf <text:s text:c="15"/>res_curl.conf <text:s text:c="11"/>xmpp.conf</text:p>
      <text:p text:style-name="P8">cel_odbc.conf <text:s text:c="11"/>iax.conf <text:s text:c="16"/>res_fax.conf</text:p>
      <text:p text:style-name="P8">root@AlexanderCoretchi:/opt/asterisk16_ivr_1/etc/asterisk# </text:p>
      <text:p text:style-name="P8">root@AlexanderCoretchi:/opt/asterisk16_ivr_1/etc/asterisk#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4:37:54.669785291</meta:creation-date>
    <meta:generator>LibreOffice/6.4.7.2$Linux_X86_64 LibreOffice_project/40$Build-2</meta:generator>
    <dc:date>2022-07-27T18:22:29.737504415</dc:date>
    <meta:editing-duration>PT3H34M21S</meta:editing-duration>
    <meta:editing-cycles>8</meta:editing-cycles>
    <meta:document-statistic meta:table-count="0" meta:image-count="0" meta:object-count="0" meta:page-count="158" meta:paragraph-count="7363" meta:word-count="27395" meta:character-count="340762" meta:non-whitespace-character-count="309384"/>
  </office:meta>
</office:document-meta>
</file>